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294cm"/>
    </style:style>
    <style:style style:name="co2" style:family="table-column">
      <style:table-column-properties fo:break-before="auto" style:column-width="14.489cm"/>
    </style:style>
    <style:style style:name="co3" style:family="table-column">
      <style:table-column-properties fo:break-before="auto" style:column-width="0.727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3.83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26cm" fo:break-before="auto" style:use-optimal-row-height="false"/>
    </style:style>
    <style:style style:name="ro3" style:family="table-row">
      <style:table-row-properties style:row-height="0.767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VIER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0" style:family="table-cell" style:parent-style-name="Default">
      <style:table-cell-properties style:diagonal-bl-tr="none" style:diagonal-tl-br="none" fo:border="none" fo:padding="0.071cm" style:rotation-align="none"/>
    </style:style>
    <style:style style:name="ce31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32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 style:data-style-name="N3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48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4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3" style:family="table-cell" style:parent-style-name="Default" style:data-style-name="N1">
      <style:table-cell-properties fo:padding="0.071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VIERDE GEDEELT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9" table:default-cell-style-name="ce6"/>
        <table:table-column table:style-name="co6" table:default-cell-style-name="Default"/>
        <table:table-column table:style-name="co7" table:number-columns-repeated="6" table:default-cell-style-name="ce55"/>
        <table:table-column table:style-name="co7" table:number-columns-repeated="71" table:default-cell-style-name="ce30"/>
        <table:table-column table:style-name="co6" table:number-columns-repeated="933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5.943cm" svg:height="2.648cm" svg:x="6.718cm" svg:y="0.052cm" draw:caption-point-x="-0.435cm" draw:caption-point-y="-0.042cm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NOORDHOLLAND - VIERDE GEDEELTE <text:s text:c="2"/>Indeeling der bevolking naar de beroepen.</text:p>
          </table:table-cell>
          <table:table-cell table:style-name="ce10" table:number-columns-repeated="13"/>
          <table:table-cell table:style-name="ce49" table:number-columns-repeated="5"/>
          <table:table-cell table:style-name="ce56"/>
          <table:table-cell table:style-name="ce2" table:number-columns-repeated="1004"/>
        </table:table-row>
        <table:table-row table:style-name="ro1">
          <table:table-cell table:style-name="ce2" table:number-columns-repeated="14"/>
          <table:table-cell table:style-name="ce50" table:number-columns-repeated="6"/>
          <table:table-cell table:style-name="ce2" table:number-columns-repeated="1004"/>
        </table:table-row>
        <table:table-row table:style-name="ro2">
          <table:table-cell table:style-name="ce3" office:value-type="string" calcext:value-type="string" table:number-columns-spanned="1" table:number-rows-spanned="4">
            <text:p>DE STEDEN <text:s text:c="6"/></text:p>
          </table:table-cell>
          <table:table-cell table:style-name="ce11" office:value-type="string" calcext:value-type="string" table:number-columns-spanned="1" table:number-rows-spanned="4">
            <office:annotation draw:style-name="gr1" draw:text-style-name="P1" svg:width="3.554cm" svg:height="1.268cm" svg:x="21.285cm" svg:y="0.688cm" draw:caption-point-x="-0.513cm" draw:caption-point-y="0.274cm">
              <dc:creator>CDM</dc:creator>
              <dc:date>2014-12-12T00:00:00</dc:date>
              <text:p text:style-name="P1"><text:span text:style-name="T2">De knechts en leerlingen zijn onder de beroepen begrepen.</text:span></text:p>
            </office:annotation>
            <text:p><text:s/>Beroepen of Middelen van Bestaan <text:s/></text:p>
          </table:table-cell>
          <table:table-cell table:style-name="ce17"/>
          <table:table-cell table:style-name="ce19" office:value-type="string" calcext:value-type="string" table:number-columns-spanned="2" table:number-rows-spanned="1">
            <text:p>Beneden de 10 jaren</text:p>
          </table:table-cell>
          <table:covered-table-cell table:style-name="ce25"/>
          <table:table-cell table:style-name="ce33" office:value-type="string" calcext:value-type="string" table:number-columns-spanned="2" table:number-rows-spanned="1">
            <text:p>Van 10 en 11 jaren</text:p>
          </table:table-cell>
          <table:covered-table-cell table:style-name="ce25"/>
          <table:table-cell table:style-name="ce33" office:value-type="string" calcext:value-type="string" table:number-columns-spanned="2" table:number-rows-spanned="1">
            <text:p>Van 12 tot en met 15 jaren</text:p>
          </table:table-cell>
          <table:covered-table-cell table:style-name="ce25"/>
          <table:table-cell table:style-name="ce33" office:value-type="string" calcext:value-type="string" table:number-columns-spanned="2" table:number-rows-spanned="1">
            <text:p>Van 16 jaren en daarboven</text:p>
          </table:table-cell>
          <table:covered-table-cell table:style-name="ce25"/>
          <table:table-cell table:style-name="ce38" office:value-type="string" calcext:value-type="string" table:number-columns-spanned="3" table:number-rows-spanned="3">
            <text:p>TOTAAL</text:p>
          </table:table-cell>
          <table:covered-table-cell table:style-name="ce41"/>
          <table:covered-table-cell table:style-name="ce43"/>
          <table:table-cell table:style-name="ce51" office:value-type="string" calcext:value-type="string" table:number-columns-spanned="1" table:number-rows-spanned="4">
            <text:p>Telling</text:p>
          </table:table-cell>
          <table:table-cell table:style-name="ce51" office:value-type="string" calcext:value-type="string" table:number-columns-spanned="1" table:number-rows-spanned="4">
            <text:p>Tabel</text:p>
          </table:table-cell>
          <table:table-cell table:style-name="ce51" office:value-type="string" calcext:value-type="string" table:number-columns-spanned="1" table:number-rows-spanned="4">
            <text:p>Pagina links</text:p>
          </table:table-cell>
          <table:table-cell table:style-name="ce51" office:value-type="string" calcext:value-type="string" table:number-columns-spanned="1" table:number-rows-spanned="4">
            <text:p>Pagina rechts</text:p>
          </table:table-cell>
          <table:table-cell table:style-name="ce51" office:value-type="string" calcext:value-type="string" table:number-columns-spanned="1" table:number-rows-spanned="4">
            <text:p>Provincie</text:p>
          </table:table-cell>
          <table:table-cell table:style-name="ce57" office:value-type="string" calcext:value-type="string" table:number-columns-spanned="1" table:number-rows-spanned="4">
            <text:p>Image nr</text:p>
          </table:table-cell>
          <table:table-cell table:style-name="ce18"/>
          <table:table-cell table:style-name="ce17" table:number-columns-repeated="2"/>
          <table:table-cell table:style-name="ce60" table:number-columns-repeated="1001"/>
        </table:table-row>
        <table:table-row table:style-name="ro3">
          <table:covered-table-cell table:style-name="ce4"/>
          <table:covered-table-cell table:style-name="ce12"/>
          <table:table-cell table:style-name="ce18"/>
          <table:table-cell table:style-name="ce20" office:value-type="string" calcext:value-type="string" table:number-columns-spanned="2" table:number-rows-spanned="2">
            <text:p>Geboren in 1849 tot en met 1840</text:p>
          </table:table-cell>
          <table:covered-table-cell table:style-name="ce26"/>
          <table:table-cell table:style-name="ce34" office:value-type="string" calcext:value-type="string" table:number-columns-spanned="2" table:number-rows-spanned="2">
            <text:p>Geboren in 1839 en 1838</text:p>
          </table:table-cell>
          <table:covered-table-cell table:style-name="ce26"/>
          <table:table-cell table:style-name="ce34" office:value-type="string" calcext:value-type="string" table:number-columns-spanned="2" table:number-rows-spanned="2">
            <text:p>Geboren in 1837 tot en met 1834</text:p>
          </table:table-cell>
          <table:covered-table-cell table:style-name="ce26"/>
          <table:table-cell table:style-name="ce35" office:value-type="string" calcext:value-type="string" table:number-columns-spanned="2" table:number-rows-spanned="2">
            <text:p>Geboren in 1833 en vroegere jaren.</text:p>
          </table:table-cell>
          <table:covered-table-cell table:style-name="ce36"/>
          <table:covered-table-cell table:style-name="ce39"/>
          <table:covered-table-cell table:style-name="ce42"/>
          <table:covered-table-cell table:style-name="ce44"/>
          <table:covered-table-cell table:number-columns-repeated="5" table:style-name="ce52"/>
          <table:covered-table-cell table:style-name="ce58"/>
          <table:table-cell table:style-name="ce18" table:number-columns-repeated="3"/>
          <table:table-cell table:style-name="ce60" table:number-columns-repeated="1001"/>
        </table:table-row>
        <table:table-row table:style-name="ro3">
          <table:covered-table-cell table:style-name="ce4"/>
          <table:covered-table-cell table:style-name="ce12"/>
          <table:table-cell table:style-name="ce18"/>
          <table:covered-table-cell table:style-name="ce21"/>
          <table:covered-table-cell table:number-columns-repeated="6" table:style-name="ce27"/>
          <table:covered-table-cell table:style-name="ce37"/>
          <table:covered-table-cell table:style-name="ce40"/>
          <table:covered-table-cell table:style-name="ce27"/>
          <table:covered-table-cell table:style-name="ce45"/>
          <table:covered-table-cell table:number-columns-repeated="5" table:style-name="ce52"/>
          <table:covered-table-cell table:style-name="ce58"/>
          <table:table-cell table:style-name="ce18" table:number-columns-repeated="3"/>
          <table:table-cell table:style-name="ce60" table:number-columns-repeated="1001"/>
        </table:table-row>
        <table:table-row table:style-name="ro3">
          <table:covered-table-cell table:style-name="ce5"/>
          <table:covered-table-cell table:style-name="ce13"/>
          <table:table-cell table:style-name="ce18"/>
          <table:table-cell table:style-name="ce22" office:value-type="string" calcext:value-type="string">
            <text:p>Mannelijk.</text:p>
          </table:table-cell>
          <table:table-cell table:style-name="ce28" office:value-type="string" calcext:value-type="string">
            <text:p>Vrouwelijk.</text:p>
          </table:table-cell>
          <table:table-cell table:style-name="ce28" office:value-type="string" calcext:value-type="string">
            <text:p>Mannelijk.</text:p>
          </table:table-cell>
          <table:table-cell table:style-name="ce28" office:value-type="string" calcext:value-type="string">
            <text:p>Vrouwelijk.</text:p>
          </table:table-cell>
          <table:table-cell table:style-name="ce28" office:value-type="string" calcext:value-type="string">
            <text:p>Mannelijk.</text:p>
          </table:table-cell>
          <table:table-cell table:style-name="ce28" office:value-type="string" calcext:value-type="string">
            <text:p>Vrouwelijk.</text:p>
          </table:table-cell>
          <table:table-cell table:style-name="ce28" office:value-type="string" calcext:value-type="string">
            <text:p>Mannelijk.</text:p>
          </table:table-cell>
          <table:table-cell table:style-name="ce28" office:value-type="string" calcext:value-type="string">
            <text:p>Vrouwelijk.</text:p>
          </table:table-cell>
          <table:table-cell table:style-name="ce28" office:value-type="string" calcext:value-type="string">
            <text:p>Mannelijk.</text:p>
          </table:table-cell>
          <table:table-cell table:style-name="ce28" office:value-type="string" calcext:value-type="string">
            <text:p>Vrouwelijk.</text:p>
          </table:table-cell>
          <table:table-cell table:style-name="ce46" office:value-type="string" calcext:value-type="string">
            <text:p>Totaal.</text:p>
          </table:table-cell>
          <table:covered-table-cell table:number-columns-repeated="5" table:style-name="ce53"/>
          <table:covered-table-cell table:style-name="ce59"/>
          <table:table-cell table:style-name="ce18" table:number-columns-repeated="3"/>
          <table:table-cell table:style-name="ce60" table:number-columns-repeated="1001"/>
        </table:table-row>
        <table:table-row table:style-name="ro1">
          <table:table-cell table:number-columns-repeated="14"/>
          <table:table-cell table:style-name="ce54" table:number-columns-repeated="6"/>
          <table:table-cell table:style-name="ce6" table:number-columns-repeated="71"/>
          <table:table-cell table:number-columns-repeated="933"/>
        </table:table-row>
        <table:table-row table:style-name="ro4">
          <table:table-cell table:style-name="ce7" office:value-type="string" calcext:value-type="string">
            <text:p>DE STAD AMSTERDAM.</text:p>
          </table:table-cell>
          <table:table-cell table:style-name="ce14" office:value-type="string" calcext:value-type="string">
            <text:p>Aannemers</text:p>
          </table:table-cell>
          <table:table-cell/>
          <table:table-cell table:style-name="ce7"/>
          <table:table-cell table:style-name="ce29" table:number-columns-repeated="5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1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Aardappelenmeelfabrijkant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Aardewerk- en porcelein-fabrijkanten en kooplied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Advoka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01" calcext:value-type="float">
            <text:p>101</text:p>
          </table:table-cell>
          <table:table-cell table:style-name="ce30"/>
          <table:table-cell table:style-name="ce30" office:value-type="float" office:value="101" calcext:value-type="float">
            <text:p>101</text:p>
          </table:table-cell>
          <table:table-cell table:style-name="ce30"/>
          <table:table-cell table:style-name="ce15" office:value-type="float" office:value="101" calcext:value-type="float">
            <text:p>10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Afbraakverkoop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Aluinfabrijkant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Ambtenaren Staats-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21" calcext:value-type="float">
            <text:p>221</text:p>
          </table:table-cell>
          <table:table-cell table:style-name="ce30"/>
          <table:table-cell table:style-name="ce30" office:value-type="float" office:value="221" calcext:value-type="float">
            <text:p>221</text:p>
          </table:table-cell>
          <table:table-cell table:style-name="ce30"/>
          <table:table-cell table:style-name="ce15" office:value-type="float" office:value="221" calcext:value-type="float">
            <text:p>22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Ambtenaren Provinciale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Ambtenaren Gemeente-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42" calcext:value-type="float">
            <text:p>142</text:p>
          </table:table-cell>
          <table:table-cell table:style-name="ce30"/>
          <table:table-cell table:style-name="ce30" office:value-type="float" office:value="142" calcext:value-type="float">
            <text:p>142</text:p>
          </table:table-cell>
          <table:table-cell table:style-name="ce30"/>
          <table:table-cell table:style-name="ce15" office:value-type="float" office:value="142" calcext:value-type="float">
            <text:p>14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Ambtenaren Niet genoemde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25" calcext:value-type="float">
            <text:p>425</text:p>
          </table:table-cell>
          <table:table-cell table:style-name="ce30"/>
          <table:table-cell table:style-name="ce30" office:value-type="float" office:value="425" calcext:value-type="float">
            <text:p>425</text:p>
          </table:table-cell>
          <table:table-cell table:style-name="ce30"/>
          <table:table-cell table:style-name="ce15" office:value-type="float" office:value="425" calcext:value-type="float">
            <text:p>4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Apothekers, drogisten</text:p>
          </table:table-cell>
          <table:table-cell/>
          <table:table-cell table:style-name="ce8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384" calcext:value-type="float">
            <text:p>38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95" calcext:value-type="float">
            <text:p>395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398" calcext:value-type="float">
            <text:p>39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Arbeiders, dagloon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1" office:value-type="float" office:value="1048" calcext:value-type="float">
            <text:p>1,048</text:p>
          </table:table-cell>
          <table:table-cell table:style-name="ce30" office:value-type="float" office:value="19" calcext:value-type="float">
            <text:p>19</text:p>
          </table:table-cell>
          <table:table-cell table:style-name="ce31" office:value-type="float" office:value="1055" calcext:value-type="float">
            <text:p>1,055</text:p>
          </table:table-cell>
          <table:table-cell table:style-name="ce30" office:value-type="float" office:value="19" calcext:value-type="float">
            <text:p>19</text:p>
          </table:table-cell>
          <table:table-cell table:style-name="ce47" office:value-type="float" office:value="1074" calcext:value-type="float">
            <text:p>1,07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Asch-, bagger-, vuilnislieden, asch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114" calcext:value-type="float">
            <text:p>11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Azijnstokers, kunstazijn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5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Baardscheerders, kappers, paruiken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73" calcext:value-type="float">
            <text:p>373</text:p>
          </table:table-cell>
          <table:table-cell table:style-name="ce30" office:value-type="float" office:value="10" calcext:value-type="float">
            <text:p>10</text:p>
          </table:table-cell>
          <table:table-cell table:style-name="ce15" office:value-type="float" office:value="383" calcext:value-type="float">
            <text:p>38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Badstoofhou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Bankiers, effectenhandelaars, geldwisselaars, kassi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61" calcext:value-type="float">
            <text:p>6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Bed- en matrassenmakers en verhuurders, behangers, stoffeerd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414" calcext:value-type="float">
            <text:p>414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22" calcext:value-type="float">
            <text:p>422</text:p>
          </table:table-cell>
          <table:table-cell table:style-name="ce30" office:value-type="float" office:value="9" calcext:value-type="float">
            <text:p>9</text:p>
          </table:table-cell>
          <table:table-cell table:style-name="ce15" office:value-type="float" office:value="431" calcext:value-type="float">
            <text:p>43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Beeldhouwers, lofwerksnijd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30" office:value-type="float" office:value="46" calcext:value-type="float">
            <text:p>46</text:p>
          </table:table-cell>
          <table:table-cell table:style-name="ce30"/>
          <table:table-cell table:style-name="ce15" office:value-type="float" office:value="46" calcext:value-type="float">
            <text:p>4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Beleenbankhouders, inbrengers enz.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5" calcext:value-type="float">
            <text:p>35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Besteders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63" calcext:value-type="float">
            <text:p>63</text:p>
          </table:table-cell>
          <table:table-cell table:style-name="ce30"/>
          <table:table-cell table:style-name="ce30" office:value-type="float" office:value="63" calcext:value-type="float">
            <text:p>63</text:p>
          </table:table-cell>
          <table:table-cell table:style-name="ce15" office:value-type="float" office:value="63" calcext:value-type="float">
            <text:p>6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Bestellers, expediteurs, factoors, voetbod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15" calcext:value-type="float">
            <text:p>215</text:p>
          </table:table-cell>
          <table:table-cell table:style-name="ce30" office:value-type="float" office:value="35" calcext:value-type="float">
            <text:p>35</text:p>
          </table:table-cell>
          <table:table-cell table:style-name="ce15" office:value-type="float" office:value="250" calcext:value-type="float">
            <text:p>25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Bezembinders, rietboeren, rijswer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5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Bierbrouwers, bierste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5" calcext:value-type="float">
            <text:p>35</text:p>
          </table:table-cell>
          <table:table-cell table:style-name="ce30"/>
          <table:table-cell table:style-name="ce30" office:value-type="float" office:value="36" calcext:value-type="float">
            <text:p>36</text:p>
          </table:table-cell>
          <table:table-cell table:style-name="ce30"/>
          <table:table-cell table:style-name="ce15" office:value-type="float" office:value="36" calcext:value-type="float">
            <text:p>3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Billard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Billard-, kaats-ballen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Blee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59" calcext:value-type="float">
            <text:p>59</text:p>
          </table:table-cell>
          <table:table-cell table:style-name="ce15" office:value-type="float" office:value="101" calcext:value-type="float">
            <text:p>10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Blik-, en plaatwerkers, lampen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31" calcext:value-type="float">
            <text:p>3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Bloemisten, boomkweekers, tuiniers, warmoezeni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198" calcext:value-type="float">
            <text:p>19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Boekbinders</text:p>
          </table:table-cell>
          <table:table-cell/>
          <table:table-cell table:style-name="ce8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49" calcext:value-type="float">
            <text:p>249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50" calcext:value-type="float">
            <text:p>25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Boek- en dagbladdrukkers en verkoopers 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16" calcext:value-type="float">
            <text:p>16</text:p>
          </table:table-cell>
          <table:table-cell table:style-name="ce15" office:value-type="float" office:value="260" calcext:value-type="float">
            <text:p>26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Boek- en dagbladdrukkers en verkoopers knechts, letterzett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362" calcext:value-type="float">
            <text:p>362</text:p>
          </table:table-cell>
          <table:table-cell table:style-name="ce30"/>
          <table:table-cell table:style-name="ce30" office:value-type="float" office:value="383" calcext:value-type="float">
            <text:p>383</text:p>
          </table:table-cell>
          <table:table-cell table:style-name="ce30"/>
          <table:table-cell table:style-name="ce15" office:value-type="float" office:value="383" calcext:value-type="float">
            <text:p>38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Bontwer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9" calcext:value-type="float">
            <text:p>49</text:p>
          </table:table-cell>
          <table:table-cell table:style-name="ce30"/>
          <table:table-cell table:style-name="ce30" office:value-type="float" office:value="50" calcext:value-type="float">
            <text:p>50</text:p>
          </table:table-cell>
          <table:table-cell table:style-name="ce30"/>
          <table:table-cell table:style-name="ce15" office:value-type="float" office:value="50" calcext:value-type="float">
            <text:p>5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Bordpapier (werkers in) doozen-, kaarten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8" calcext:value-type="float">
            <text:p>8</text:p>
          </table:table-cell>
          <table:table-cell table:style-name="ce15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Borduurwerkers, kantwer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9" calcext:value-type="float">
            <text:p>19</text:p>
          </table:table-cell>
          <table:table-cell table:style-name="ce15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Borstel-, kaarden-, kammen-, rijven, zeeften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Bouwmeesters, civiel ingenieu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15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Branders en stokers van stroop, likeuren, sterke drank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54" calcext:value-type="float">
            <text:p>5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Breuk- en draagbanden-, keurslijven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1" calcext:value-type="float">
            <text:p>11</text:p>
          </table:table-cell>
          <table:table-cell table:style-name="ce15" office:value-type="float" office:value="35" calcext:value-type="float">
            <text:p>3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Brillenslijpers en 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Brood-, kleingoed-, koek- en banketbakkers en slijters</text:p>
          </table:table-cell>
          <table:table-cell/>
          <table:table-cell table:style-name="ce8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1" office:value-type="float" office:value="1403" calcext:value-type="float">
            <text:p>1,403</text:p>
          </table:table-cell>
          <table:table-cell table:style-name="ce30" office:value-type="float" office:value="43" calcext:value-type="float">
            <text:p>43</text:p>
          </table:table-cell>
          <table:table-cell table:style-name="ce31" office:value-type="float" office:value="1427" calcext:value-type="float">
            <text:p>1,427</text:p>
          </table:table-cell>
          <table:table-cell table:style-name="ce30" office:value-type="float" office:value="43" calcext:value-type="float">
            <text:p>43</text:p>
          </table:table-cell>
          <table:table-cell table:style-name="ce47" office:value-type="float" office:value="1470" calcext:value-type="float">
            <text:p>1,47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Bijenteelt (personen behoorende tot de)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Chicoreifabrijkant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Chocoladefabrijkan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Dagbladschrijvers, letterkundig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15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Debiteurs en gedelegeerden in de loterij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15" office:value-type="float" office:value="28" calcext:value-type="float">
            <text:p>2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Dekkers (lei-, pannen-, riet-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Deurwaar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9" calcext:value-type="float">
            <text:p>29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/>
          <table:table-cell table:style-name="ce15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Dienstboden, hakers, huisbewaarders, minnen, oppassers, porti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71" calcext:value-type="float">
            <text:p>71</text:p>
          </table:table-cell>
          <table:table-cell table:style-name="ce31" office:value-type="float" office:value="1200" calcext:value-type="float">
            <text:p>1,200</text:p>
          </table:table-cell>
          <table:table-cell table:style-name="ce31" office:value-type="float" office:value="9903" calcext:value-type="float">
            <text:p>9,903</text:p>
          </table:table-cell>
          <table:table-cell table:style-name="ce31" office:value-type="float" office:value="1222" calcext:value-type="float">
            <text:p>1,222</text:p>
          </table:table-cell>
          <table:table-cell table:style-name="ce31" office:value-type="float" office:value="9984" calcext:value-type="float">
            <text:p>9,984</text:p>
          </table:table-cell>
          <table:table-cell table:style-name="ce47" office:value-type="float" office:value="11206" calcext:value-type="float">
            <text:p>11,20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Doodgravers, bedienaars van begravenissen, verhuurders van rouwkleeder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88" calcext:value-type="float">
            <text:p>288</text:p>
          </table:table-cell>
          <table:table-cell table:style-name="ce30"/>
          <table:table-cell table:style-name="ce30" office:value-type="float" office:value="288" calcext:value-type="float">
            <text:p>288</text:p>
          </table:table-cell>
          <table:table-cell table:style-name="ce30"/>
          <table:table-cell table:style-name="ce15" office:value-type="float" office:value="288" calcext:value-type="float">
            <text:p>28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Fabrijkanten van verschillenden aard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9" calcext:value-type="float">
            <text:p>9</text:p>
          </table:table-cell>
          <table:table-cell table:style-name="ce15" office:value-type="float" office:value="150" calcext:value-type="float">
            <text:p>15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Fineerzag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15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Gaarkeukenhoud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7" calcext:value-type="float">
            <text:p>7</text:p>
          </table:table-cell>
          <table:table-cell table:style-name="ce15" office:value-type="float" office:value="72" calcext:value-type="float">
            <text:p>7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Galanteriewarenhandelaa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15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Garen- en bandwinkeliers</text:p>
          </table:table-cell>
          <table:table-cell/>
          <table:table-cell table:style-name="ce8"/>
          <table:table-cell table:style-name="ce30" table:number-columns-repeated="5"/>
          <table:table-cell table:number-columns-repeated="4" table:style-name="ce30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Gazfabrijkan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15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82" calcext:value-type="float">
            <text:p>282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83" calcext:value-type="float">
            <text:p>283</text:p>
          </table:table-cell>
          <table:table-cell table:style-name="ce30" office:value-type="float" office:value="42" calcext:value-type="float">
            <text:p>42</text:p>
          </table:table-cell>
          <table:table-cell table:style-name="ce15" office:value-type="float" office:value="325" calcext:value-type="float">
            <text:p>3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Gepensioneerden (burgerlijke en militaire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35" calcext:value-type="float">
            <text:p>35</text:p>
          </table:table-cell>
          <table:table-cell table:style-name="ce15" office:value-type="float" office:value="264" calcext:value-type="float">
            <text:p>26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Geschutgieters, geweer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15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Gezantschappen en consulaten (personen behoorende tot de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15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Glasblaz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Godsdienstleeraren en aan de dienst verbonden personen. Protestanten, predikan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7" calcext:value-type="float">
            <text:p>67</text:p>
          </table:table-cell>
          <table:table-cell table:style-name="ce30"/>
          <table:table-cell table:style-name="ce30" office:value-type="float" office:value="67" calcext:value-type="float">
            <text:p>67</text:p>
          </table:table-cell>
          <table:table-cell table:style-name="ce30"/>
          <table:table-cell table:style-name="ce15" office:value-type="float" office:value="67" calcext:value-type="float">
            <text:p>6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7" calcext:value-type="float">
            <text:p>27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0" calcext:value-type="float">
            <text:p>50</text:p>
          </table:table-cell>
          <table:table-cell table:style-name="ce30"/>
          <table:table-cell table:style-name="ce30" office:value-type="float" office:value="50" calcext:value-type="float">
            <text:p>50</text:p>
          </table:table-cell>
          <table:table-cell table:style-name="ce30"/>
          <table:table-cell table:style-name="ce15" office:value-type="float" office:value="50" calcext:value-type="float">
            <text:p>5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1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Godsdienstleeraren en aan de dienst verbonden personen. Israeliten, rabbijn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15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15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Gouddraadtrekkers, passementwerkers, galonwer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7" calcext:value-type="float">
            <text:p>7</text:p>
          </table:table-cell>
          <table:table-cell table:style-name="ce15" office:value-type="float" office:value="69" calcext:value-type="float">
            <text:p>6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Graanhandelaars, gist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5" calcext:value-type="float">
            <text:p>5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Graveurs op hout, metaal en steen, stempelsnijd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5" calcext:value-type="float">
            <text:p>55</text:p>
          </table:table-cell>
          <table:table-cell table:style-name="ce30"/>
          <table:table-cell table:style-name="ce30" office:value-type="float" office:value="56" calcext:value-type="float">
            <text:p>56</text:p>
          </table:table-cell>
          <table:table-cell table:style-name="ce30"/>
          <table:table-cell table:style-name="ce15" office:value-type="float" office:value="56" calcext:value-type="float">
            <text:p>5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Griendbaz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Groenten-, fruit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127" calcext:value-type="float">
            <text:p>127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127" calcext:value-type="float">
            <text:p>127</text:p>
          </table:table-cell>
          <table:table-cell table:style-name="ce15" office:value-type="float" office:value="212" calcext:value-type="float">
            <text:p>2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Grondeigenar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35" calcext:value-type="float">
            <text:p>3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Grossiers, slij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Grutters, kruideni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226" calcext:value-type="float">
            <text:p>226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16" calcext:value-type="float">
            <text:p>16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Haarwer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Handelsleerling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70" calcext:value-type="float">
            <text:p>70</text:p>
          </table:table-cell>
          <table:table-cell table:style-name="ce30"/>
          <table:table-cell table:style-name="ce30" office:value-type="float" office:value="79" calcext:value-type="float">
            <text:p>79</text:p>
          </table:table-cell>
          <table:table-cell table:style-name="ce30"/>
          <table:table-cell table:style-name="ce15" office:value-type="float" office:value="79" calcext:value-type="float">
            <text:p>7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Handelsreizig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34" calcext:value-type="float">
            <text:p>134</text:p>
          </table:table-cell>
          <table:table-cell table:style-name="ce30"/>
          <table:table-cell table:style-name="ce30" office:value-type="float" office:value="134" calcext:value-type="float">
            <text:p>134</text:p>
          </table:table-cell>
          <table:table-cell table:style-name="ce30"/>
          <table:table-cell table:style-name="ce15" office:value-type="float" office:value="134" calcext:value-type="float">
            <text:p>13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Handschoenen- en dassen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Haven- en baken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Heemraden en verdere ambtenaren van de waterschapp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Heetmaaij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Hennep- en vlasbereiders en teelers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Herbergiers, kasteleins, koffijhuishou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41" calcext:value-type="float">
            <text:p>41</text:p>
          </table:table-cell>
          <table:table-cell table:style-name="ce15" office:value-type="float" office:value="178" calcext:value-type="float">
            <text:p>17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Herders en veehoe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0" calcext:value-type="float">
            <text:p>50</text:p>
          </table:table-cell>
          <table:table-cell table:style-name="ce30"/>
          <table:table-cell table:style-name="ce30" office:value-type="float" office:value="50" calcext:value-type="float">
            <text:p>50</text:p>
          </table:table-cell>
          <table:table-cell table:style-name="ce30"/>
          <table:table-cell table:style-name="ce15" office:value-type="float" office:value="50" calcext:value-type="float">
            <text:p>5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Hoeden-, petten- en stroohoedenmakers</text:p>
          </table:table-cell>
          <table:table-cell/>
          <table:table-cell table:style-name="ce8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51" calcext:value-type="float">
            <text:p>251</text:p>
          </table:table-cell>
          <table:table-cell table:style-name="ce30" office:value-type="float" office:value="39" calcext:value-type="float">
            <text:p>39</text:p>
          </table:table-cell>
          <table:table-cell table:style-name="ce15" office:value-type="float" office:value="290" calcext:value-type="float">
            <text:p>29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15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Houthak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Houtzaagmolenaars, houtzagers, houtkoop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169" calcext:value-type="float">
            <text:p>16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Huisleerlingen</text:p>
          </table:table-cell>
          <table:table-cell/>
          <table:table-cell table:style-name="ce8" office:value-type="float" office:value="132" calcext:value-type="float">
            <text:p>132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317" calcext:value-type="float">
            <text:p>317</text:p>
          </table:table-cell>
          <table:table-cell table:style-name="ce30" office:value-type="float" office:value="198" calcext:value-type="float">
            <text:p>198</text:p>
          </table:table-cell>
          <table:table-cell table:style-name="ce15" office:value-type="float" office:value="515" calcext:value-type="float">
            <text:p>51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Ingenieurs en verdere ambtenaren van den waterstaat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15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Inleggers van levensbehoef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Jag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Jagt (personen behoorende tot de)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Juweliers, goud- en zilversmeden</text:p>
          </table:table-cell>
          <table:table-cell/>
          <table:table-cell table:style-name="ce8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496" calcext:value-type="float">
            <text:p>49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518" calcext:value-type="float">
            <text:p>518</text:p>
          </table:table-cell>
          <table:table-cell table:style-name="ce30" office:value-type="float" office:value="5" calcext:value-type="float">
            <text:p>5</text:p>
          </table:table-cell>
          <table:table-cell table:style-name="ce15" office:value-type="float" office:value="523" calcext:value-type="float">
            <text:p>52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aarders, wolkamm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aarsenmakers (smeer- en was-)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8" calcext:value-type="float">
            <text:p>78</text:p>
          </table:table-cell>
          <table:table-cell table:style-name="ce30"/>
          <table:table-cell table:style-name="ce30" office:value-type="float" office:value="79" calcext:value-type="float">
            <text:p>79</text:p>
          </table:table-cell>
          <table:table-cell table:style-name="ce30"/>
          <table:table-cell table:style-name="ce15" office:value-type="float" office:value="79" calcext:value-type="float">
            <text:p>7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abinet- en schrijnwerkers, kunstdraaij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30" office:value-type="float" office:value="866" calcext:value-type="float">
            <text:p>86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906" calcext:value-type="float">
            <text:p>906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908" calcext:value-type="float">
            <text:p>90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adetten van de landmagt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adetten van de zeemagt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alkbranders, cement- en tras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antoor- en winkelbedienden, pakhuisknechts</text:p>
          </table:table-cell>
          <table:table-cell/>
          <table:table-cell table:style-name="ce8"/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4" calcext:value-type="float">
            <text:p>4</text:p>
          </table:table-cell>
          <table:table-cell table:style-name="ce31" office:value-type="float" office:value="2399" calcext:value-type="float">
            <text:p>2,399</text:p>
          </table:table-cell>
          <table:table-cell table:style-name="ce30" office:value-type="float" office:value="202" calcext:value-type="float">
            <text:p>202</text:p>
          </table:table-cell>
          <table:table-cell table:style-name="ce31" office:value-type="float" office:value="2443" calcext:value-type="float">
            <text:p>2,443</text:p>
          </table:table-cell>
          <table:table-cell table:style-name="ce30" office:value-type="float" office:value="207" calcext:value-type="float">
            <text:p>207</text:p>
          </table:table-cell>
          <table:table-cell table:style-name="ce47" office:value-type="float" office:value="2650" calcext:value-type="float">
            <text:p>2,65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leedermakers</text:p>
          </table:table-cell>
          <table:table-cell/>
          <table:table-cell table:style-name="ce8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41" calcext:value-type="float">
            <text:p>41</text:p>
          </table:table-cell>
          <table:table-cell table:style-name="ce30"/>
          <table:table-cell table:style-name="ce31" office:value-type="float" office:value="1836" calcext:value-type="float">
            <text:p>1,836</text:p>
          </table:table-cell>
          <table:table-cell table:style-name="ce30" office:value-type="float" office:value="3" calcext:value-type="float">
            <text:p>3</text:p>
          </table:table-cell>
          <table:table-cell table:style-name="ce31" office:value-type="float" office:value="1880" calcext:value-type="float">
            <text:p>1,880</text:p>
          </table:table-cell>
          <table:table-cell table:style-name="ce30" office:value-type="float" office:value="3" calcext:value-type="float">
            <text:p>3</text:p>
          </table:table-cell>
          <table:table-cell table:style-name="ce47" office:value-type="float" office:value="1883" calcext:value-type="float">
            <text:p>1,88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leederen- en gemaaktgoed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4" calcext:value-type="float">
            <text:p>4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leinhandelaars, winkeliers</text:p>
          </table:table-cell>
          <table:table-cell/>
          <table:table-cell table:style-name="ce8"/>
          <table:table-cell table:style-name="ce30" table:number-columns-repeated="5"/>
          <table:table-cell table:style-name="ce31" office:value-type="float" office:value="1406" calcext:value-type="float">
            <text:p>1,406</text:p>
          </table:table-cell>
          <table:table-cell table:style-name="ce31" office:value-type="float" office:value="1108" calcext:value-type="float">
            <text:p>1,108</text:p>
          </table:table-cell>
          <table:table-cell table:style-name="ce31" office:value-type="float" office:value="1406" calcext:value-type="float">
            <text:p>1,406</text:p>
          </table:table-cell>
          <table:table-cell table:style-name="ce31" office:value-type="float" office:value="1108" calcext:value-type="float">
            <text:p>1,108</text:p>
          </table:table-cell>
          <table:table-cell table:style-name="ce47" office:value-type="float" office:value="2514" calcext:value-type="float">
            <text:p>2,51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lerken en schrijvers bij notarissen, ontvangers, prokureurs, deurwaarders enz.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9" calcext:value-type="float">
            <text:p>89</text:p>
          </table:table-cell>
          <table:table-cell table:style-name="ce30"/>
          <table:table-cell table:style-name="ce30" office:value-type="float" office:value="90" calcext:value-type="float">
            <text:p>90</text:p>
          </table:table-cell>
          <table:table-cell table:style-name="ce30"/>
          <table:table-cell table:style-name="ce15" office:value-type="float" office:value="90" calcext:value-type="float">
            <text:p>9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lompen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noopen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olenbrand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oninklijk Huis (personen, verbonden aan het)</text:p>
          </table:table-cell>
          <table:table-cell/>
          <table:table-cell table:style-name="ce8"/>
          <table:table-cell table:style-name="ce30" table:number-columns-repeated="5"/>
          <table:table-cell table:number-columns-repeated="4" table:style-name="ce3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ooplieden van verschillenden aard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1" office:value-type="float" office:value="1910" calcext:value-type="float">
            <text:p>1,910</text:p>
          </table:table-cell>
          <table:table-cell table:style-name="ce30" office:value-type="float" office:value="493" calcext:value-type="float">
            <text:p>493</text:p>
          </table:table-cell>
          <table:table-cell table:style-name="ce31" office:value-type="float" office:value="1911" calcext:value-type="float">
            <text:p>1,911</text:p>
          </table:table-cell>
          <table:table-cell table:style-name="ce30" office:value-type="float" office:value="493" calcext:value-type="float">
            <text:p>493</text:p>
          </table:table-cell>
          <table:table-cell table:style-name="ce47" office:value-type="float" office:value="2404" calcext:value-type="float">
            <text:p>2,40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oornmolenaa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71" calcext:value-type="float">
            <text:p>27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74" calcext:value-type="float">
            <text:p>27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oornverschie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68" calcext:value-type="float">
            <text:p>6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oper- en blikslagers, draadvlechters, ketellapp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402" calcext:value-type="float">
            <text:p>40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427" calcext:value-type="float">
            <text:p>42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oper-, klok- en geelgie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ostschoolhouders en onderwijz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ostschoolleerlingen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39/1</text:p>
          </table:table-cell>
          <table:table-cell table:style-name="ce30" office:value-type="float" office:value="10" calcext:value-type="float">
            <text:p>10</text:p>
          </table:table-cell>
          <table:table-cell table:style-name="ce15" office:value-type="string" calcext:value-type="string">
            <text:p>49/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raankinder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ram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ramm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rib- en dijkwerkers, heibaz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15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roeghouders, tappers enz.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05" calcext:value-type="float">
            <text:p>505</text:p>
          </table:table-cell>
          <table:table-cell table:style-name="ce30" office:value-type="float" office:value="509" calcext:value-type="float">
            <text:p>509</text:p>
          </table:table-cell>
          <table:table-cell table:style-name="ce30" office:value-type="float" office:value="505" calcext:value-type="float">
            <text:p>505</text:p>
          </table:table-cell>
          <table:table-cell table:style-name="ce30" office:value-type="float" office:value="509" calcext:value-type="float">
            <text:p>509</text:p>
          </table:table-cell>
          <table:table-cell table:style-name="ce47" office:value-type="float" office:value="1014" calcext:value-type="float">
            <text:p>1,01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ruidfabrijkanten en vuurwerkma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ruijers, sjouwers, schoenpoetsers</text:p>
          </table:table-cell>
          <table:table-cell/>
          <table:table-cell table:style-name="ce8"/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1" office:value-type="float" office:value="4102" calcext:value-type="float">
            <text:p>4,102</text:p>
          </table:table-cell>
          <table:table-cell table:style-name="ce30" office:value-type="float" office:value="56" calcext:value-type="float">
            <text:p>56</text:p>
          </table:table-cell>
          <table:table-cell table:style-name="ce31" office:value-type="float" office:value="4130" calcext:value-type="float">
            <text:p>4,130</text:p>
          </table:table-cell>
          <table:table-cell table:style-name="ce30" office:value-type="float" office:value="56" calcext:value-type="float">
            <text:p>56</text:p>
          </table:table-cell>
          <table:table-cell table:style-name="ce47" office:value-type="float" office:value="4186" calcext:value-type="float">
            <text:p>4,18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rijgslieden van en boven den rang van 2den luitenant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8" calcext:value-type="float">
            <text:p>68</text:p>
          </table:table-cell>
          <table:table-cell table:style-name="ce30"/>
          <table:table-cell table:style-name="ce30" office:value-type="float" office:value="68" calcext:value-type="float">
            <text:p>68</text:p>
          </table:table-cell>
          <table:table-cell table:style-name="ce30"/>
          <table:table-cell table:style-name="ce15" office:value-type="float" office:value="68" calcext:value-type="float">
            <text:p>6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rijgslieden beneden den rang van 2den luitenant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897" calcext:value-type="float">
            <text:p>897</text:p>
          </table:table-cell>
          <table:table-cell table:style-name="ce30"/>
          <table:table-cell table:style-name="ce30" office:value-type="float" office:value="902" calcext:value-type="float">
            <text:p>902</text:p>
          </table:table-cell>
          <table:table-cell table:style-name="ce30"/>
          <table:table-cell table:style-name="ce15" office:value-type="float" office:value="902" calcext:value-type="float">
            <text:p>90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uipers, hoepel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498" calcext:value-type="float">
            <text:p>49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510" calcext:value-type="float">
            <text:p>510</text:p>
          </table:table-cell>
          <table:table-cell table:style-name="ce30" office:value-type="float" office:value="5" calcext:value-type="float">
            <text:p>5</text:p>
          </table:table-cell>
          <table:table-cell table:style-name="ce15" office:value-type="float" office:value="515" calcext:value-type="float">
            <text:p>51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unstenaars, goochelaars enz.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unstkoopers, muzijk- en teekenhandelar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unstlak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43" calcext:value-type="float">
            <text:p>43</text:p>
          </table:table-cell>
          <table:table-cell table:style-name="ce30"/>
          <table:table-cell table:style-name="ce30" office:value-type="float" office:value="46" calcext:value-type="float">
            <text:p>46</text:p>
          </table:table-cell>
          <table:table-cell table:style-name="ce30"/>
          <table:table-cell table:style-name="ce15" office:value-type="float" office:value="46" calcext:value-type="float">
            <text:p>4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unstoefenaren muzijkanten, muzijkmeesters, organisten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13" calcext:value-type="float">
            <text:p>13</text:p>
          </table:table-cell>
          <table:table-cell table:style-name="ce15" office:value-type="float" office:value="251" calcext:value-type="float">
            <text:p>25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unstoefenaren schild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6" calcext:value-type="float">
            <text:p>6</text:p>
          </table:table-cell>
          <table:table-cell table:style-name="ce15" office:value-type="float" office:value="128" calcext:value-type="float">
            <text:p>12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unstoefenaren teekenaars, teekenmeesters, daguerreotypeurs, decorateu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1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unstoefenaren tooneelspelers, dansmeesters, zangers</text:p>
          </table:table-cell>
          <table:table-cell/>
          <table:table-cell table:style-name="ce8"/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33" calcext:value-type="float">
            <text:p>33</text:p>
          </table:table-cell>
          <table:table-cell table:style-name="ce15" office:value-type="float" office:value="127" calcext:value-type="float">
            <text:p>12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unstwer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Kurkensnij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15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Landbouw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88" calcext:value-type="float">
            <text:p>8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Landhuishoudkundige scholen onderwijz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Landhuishoudkundige scholen leerling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Landmeters en teekenaars bij het kadaster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Lantaarnopste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15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Latijnsche scholen onderwijz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15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Latijnsche scholen leerling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1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Leerbereiders en looij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89" calcext:value-type="float">
            <text:p>8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Lettergiet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15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Liefdadige gestichten hoofden</text:p>
          </table:table-cell>
          <table:table-cell/>
          <table:table-cell table:style-name="ce8"/>
          <table:table-cell table:style-name="ce30" table:number-columns-repeated="5"/>
          <table:table-cell table:number-columns-repeated="4" table:style-name="ce30" office:value-type="float" office:value="26" calcext:value-type="float">
            <text:p>26</text:p>
          </table:table-cell>
          <table:table-cell table:style-name="ce15" office:value-type="float" office:value="52" calcext:value-type="float">
            <text:p>5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Liefdadige gestichten dienstdoend personeel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241" calcext:value-type="float">
            <text:p>241</text:p>
          </table:table-cell>
          <table:table-cell table:style-name="ce15" office:value-type="float" office:value="370" calcext:value-type="float">
            <text:p>37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Linieer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1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Loodgieters en pompenmakers, brandspuit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99" calcext:value-type="float">
            <text:p>19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6" calcext:value-type="float">
            <text:p>6</text:p>
          </table:table-cell>
          <table:table-cell table:style-name="ce15" office:value-type="float" office:value="215" calcext:value-type="float">
            <text:p>21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Loodswezen en strandvonderij (personen behoorende tot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Loodwit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Lijmzied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Magazijn- en pakhuis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15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Makelaars en kargadoo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88" calcext:value-type="float">
            <text:p>388</text:p>
          </table:table-cell>
          <table:table-cell table:style-name="ce30"/>
          <table:table-cell table:style-name="ce30" office:value-type="float" office:value="388" calcext:value-type="float">
            <text:p>388</text:p>
          </table:table-cell>
          <table:table-cell table:style-name="ce30"/>
          <table:table-cell table:style-name="ce15" office:value-type="float" office:value="388" calcext:value-type="float">
            <text:p>38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Mandenmak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127" calcext:value-type="float">
            <text:p>12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Manufakturen/* fabrijkan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4" calcext:value-type="float">
            <text:p>4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Manufakturen/* kooplied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5" calcext:value-type="float">
            <text:p>5</text:p>
          </table:table-cell>
          <table:table-cell table:style-name="ce15" office:value-type="float" office:value="117" calcext:value-type="float">
            <text:p>11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Manufakturen/* werklieden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0" calcext:value-type="float">
            <text:p>10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Mariniers en zeelieden van en boven den rang van 2den luitenant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15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Mariniers en zeelieden beneden den rang van 2den luitenant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97" calcext:value-type="float">
            <text:p>97</text:p>
          </table:table-cell>
          <table:table-cell table:style-name="ce30"/>
          <table:table-cell table:style-name="ce30" office:value-type="float" office:value="97" calcext:value-type="float">
            <text:p>97</text:p>
          </table:table-cell>
          <table:table-cell table:style-name="ce30"/>
          <table:table-cell table:style-name="ce15" office:value-type="float" office:value="97" calcext:value-type="float">
            <text:p>9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Matten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Meekrapbereiders en fabrijkant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Meesters (keur-, markt-, waag-), afslag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37" calcext:value-type="float">
            <text:p>137</text:p>
          </table:table-cell>
          <table:table-cell table:style-name="ce30"/>
          <table:table-cell table:style-name="ce30" office:value-type="float" office:value="137" calcext:value-type="float">
            <text:p>137</text:p>
          </table:table-cell>
          <table:table-cell table:style-name="ce30"/>
          <table:table-cell table:style-name="ce15" office:value-type="float" office:value="137" calcext:value-type="float">
            <text:p>13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Melk-, boter-, kaasverkoop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04" calcext:value-type="float">
            <text:p>404</text:p>
          </table:table-cell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103" calcext:value-type="float">
            <text:p>103</text:p>
          </table:table-cell>
          <table:table-cell table:style-name="ce15" office:value-type="float" office:value="508" calcext:value-type="float">
            <text:p>50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Messenmakers en slij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1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Meters (kolen-, koorn-, hooi-, hout-, scheeps- enz.), wijnste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9" calcext:value-type="float">
            <text:p>9</text:p>
          </table:table-cell>
          <table:table-cell table:style-name="ce15" office:value-type="float" office:value="98" calcext:value-type="float">
            <text:p>9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Metselaa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1" office:value-type="float" office:value="1105" calcext:value-type="float">
            <text:p>1,105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float" office:value="1107" calcext:value-type="float">
            <text:p>1,107</text:p>
          </table:table-cell>
          <table:table-cell table:style-name="ce30" office:value-type="float" office:value="2" calcext:value-type="float">
            <text:p>2</text:p>
          </table:table-cell>
          <table:table-cell table:style-name="ce47" office:value-type="float" office:value="1109" calcext:value-type="float">
            <text:p>1,10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Modemaaksters</text:p>
          </table:table-cell>
          <table:table-cell/>
          <table:table-cell table:style-name="ce8"/>
          <table:table-cell table:style-name="ce30" table:number-columns-repeated="4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61" calcext:value-type="float">
            <text:p>161</text:p>
          </table:table-cell>
          <table:table-cell table:style-name="ce15" office:value-type="float" office:value="162" calcext:value-type="float">
            <text:p>16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Molen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15" office:value-type="float" office:value="28" calcext:value-type="float">
            <text:p>2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Moutmolenaa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Muzijkinstrument-, orgel-, forte pianomakers, stemmers en verkoop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Mijnwer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8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7" calcext:value-type="float">
            <text:p>7</text:p>
          </table:table-cell>
          <table:table-cell table:style-name="ce31" office:value-type="float" office:value="5419" calcext:value-type="float">
            <text:p>5,419</text:p>
          </table:table-cell>
          <table:table-cell table:style-name="ce30" office:value-type="float" office:value="7" calcext:value-type="float">
            <text:p>7</text:p>
          </table:table-cell>
          <table:table-cell table:style-name="ce31" office:value-type="float" office:value="5482" calcext:value-type="float">
            <text:p>5,482</text:p>
          </table:table-cell>
          <table:table-cell table:style-name="ce47" office:value-type="float" office:value="5489" calcext:value-type="float">
            <text:p>5,48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Nachtwer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Notariss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15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Notarissen (kandidaat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1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Olieslagers en molenaa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57" calcext:value-type="float">
            <text:p>5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Omroepers, aanplak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Ondernemers en direkteurs van begrafenis- en ziekenfondsen/?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Ondernemers en direkteurs van naamlooze en verdere handel-maatschappij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2" calcext:value-type="float">
            <text:p>42</text:p>
          </table:table-cell>
          <table:table-cell table:style-name="ce30"/>
          <table:table-cell table:style-name="ce30" office:value-type="float" office:value="42" calcext:value-type="float">
            <text:p>42</text:p>
          </table:table-cell>
          <table:table-cell table:style-name="ce30"/>
          <table:table-cell table:style-name="ce15" office:value-type="float" office:value="42" calcext:value-type="float">
            <text:p>4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Ondernemers en direkteurs van verzekering- en brandwaarborgmaatschappijen/?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89" calcext:value-type="float">
            <text:p>89</text:p>
          </table:table-cell>
          <table:table-cell table:style-name="ce30"/>
          <table:table-cell table:style-name="ce30" office:value-type="float" office:value="89" calcext:value-type="float">
            <text:p>89</text:p>
          </table:table-cell>
          <table:table-cell table:style-name="ce30"/>
          <table:table-cell table:style-name="ce15" office:value-type="float" office:value="89" calcext:value-type="float">
            <text:p>8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Ondernemers en direkteurs van openbare werk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475" calcext:value-type="float">
            <text:p>475</text:p>
          </table:table-cell>
          <table:table-cell table:style-name="ce30" office:value-type="float" office:value="326" calcext:value-type="float">
            <text:p>326</text:p>
          </table:table-cell>
          <table:table-cell table:style-name="ce30" office:value-type="float" office:value="493" calcext:value-type="float">
            <text:p>493</text:p>
          </table:table-cell>
          <table:table-cell table:style-name="ce30" office:value-type="float" office:value="326" calcext:value-type="float">
            <text:p>326</text:p>
          </table:table-cell>
          <table:table-cell table:style-name="ce15" office:value-type="float" office:value="819" calcext:value-type="float">
            <text:p>81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Opzigters, conducteurs enz.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5" calcext:value-type="float">
            <text:p>65</text:p>
          </table:table-cell>
          <table:table-cell table:style-name="ce30"/>
          <table:table-cell table:style-name="ce30" office:value-type="float" office:value="65" calcext:value-type="float">
            <text:p>65</text:p>
          </table:table-cell>
          <table:table-cell table:style-name="ce30"/>
          <table:table-cell table:style-name="ce15" office:value-type="float" office:value="65" calcext:value-type="float">
            <text:p>6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Orgeldraaijers, straatmuzijkan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Oudijzer-, oude kleederen-, beenen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" calcext:value-type="float">
            <text:p>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Paarden- en veehouders en verkoopers, koemel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Paarden- en beestensnij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Pannen-, potten-, pijpen-, steen- en tegelbak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Papier- en gekleurd papierfabrijkan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Papier- en gekleurd papierhandelaa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Papier- en gekleurd papierwerklied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Parapluiemakers</text:p>
          </table:table-cell>
          <table:table-cell/>
          <table:table-cell table:style-name="ce8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table:number-columns-repeated="3"/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37" calcext:value-type="float">
            <text:p>3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Pennenbereid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1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Pikeu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Pik- en teersto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Plaat- en steendrukkers, plaatsnijd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Pleistergieters, boetseerd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166" calcext:value-type="float">
            <text:p>16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Prokureu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15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Publieke vrouwen, publiekhuishouders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Pijpenma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Ree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1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Regterlijke magt (ambtenaren der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2" calcext:value-type="float">
            <text:p>42</text:p>
          </table:table-cell>
          <table:table-cell table:style-name="ce30"/>
          <table:table-cell table:style-name="ce30" office:value-type="float" office:value="42" calcext:value-type="float">
            <text:p>42</text:p>
          </table:table-cell>
          <table:table-cell table:style-name="ce30"/>
          <table:table-cell table:style-name="ce15" office:value-type="float" office:value="42" calcext:value-type="float">
            <text:p>4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Renteniers, partikulieren</text:p>
          </table:table-cell>
          <table:table-cell/>
          <table:table-cell table:style-name="ce8"/>
          <table:table-cell table:style-name="ce30" table:number-columns-repeated="5"/>
          <table:table-cell table:number-columns-repeated="4" table:style-name="ce30" office:value-type="float" office:value="124" calcext:value-type="float">
            <text:p>124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Rentmeest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Rijtuig-, wagen-, koffer-, zadel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269" calcext:value-type="float">
            <text:p>26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283" calcext:value-type="float">
            <text:p>28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Rijtuigschild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15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chaarslij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chat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cheep-, blok-, mast- en zeilmakers, rafactiemeesters, scheepsloopers, takelaa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838" calcext:value-type="float">
            <text:p>83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57" calcext:value-type="float">
            <text:p>857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858" calcext:value-type="float">
            <text:p>85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cheepsw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cheepzeilnaalden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cheikundige voorwerpen en verfwaren (fabrijkanten en werklieden in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15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cherm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childers (huis-), glazenmak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6" calcext:value-type="float">
            <text:p>26</text:p>
          </table:table-cell>
          <table:table-cell table:style-name="ce30"/>
          <table:table-cell table:style-name="ce31" office:value-type="float" office:value="1248" calcext:value-type="float">
            <text:p>1,248</text:p>
          </table:table-cell>
          <table:table-cell table:style-name="ce30" office:value-type="float" office:value="8" calcext:value-type="float">
            <text:p>8</text:p>
          </table:table-cell>
          <table:table-cell table:style-name="ce31" office:value-type="float" office:value="1275" calcext:value-type="float">
            <text:p>1,275</text:p>
          </table:table-cell>
          <table:table-cell table:style-name="ce30" office:value-type="float" office:value="8" calcext:value-type="float">
            <text:p>8</text:p>
          </table:table-cell>
          <table:table-cell table:style-name="ce47" office:value-type="float" office:value="1283" calcext:value-type="float">
            <text:p>1,28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71" calcext:value-type="float">
            <text:p>71</text:p>
          </table:table-cell>
          <table:table-cell table:style-name="ce30"/>
          <table:table-cell table:style-name="ce31" office:value-type="float" office:value="2980" calcext:value-type="float">
            <text:p>2,980</text:p>
          </table:table-cell>
          <table:table-cell table:style-name="ce30" office:value-type="float" office:value="7" calcext:value-type="float">
            <text:p>7</text:p>
          </table:table-cell>
          <table:table-cell table:style-name="ce31" office:value-type="float" office:value="3052" calcext:value-type="float">
            <text:p>3,052</text:p>
          </table:table-cell>
          <table:table-cell table:style-name="ce30" office:value-type="float" office:value="7" calcext:value-type="float">
            <text:p>7</text:p>
          </table:table-cell>
          <table:table-cell table:style-name="ce47" office:value-type="float" office:value="3059" calcext:value-type="float">
            <text:p>3,05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choenmakers en lappers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1" calcext:value-type="float">
            <text:p>51</text:p>
          </table:table-cell>
          <table:table-cell table:style-name="ce30"/>
          <table:table-cell table:style-name="ce31" office:value-type="float" office:value="2089" calcext:value-type="float">
            <text:p>2,089</text:p>
          </table:table-cell>
          <table:table-cell table:style-name="ce30" office:value-type="float" office:value="13" calcext:value-type="float">
            <text:p>13</text:p>
          </table:table-cell>
          <table:table-cell table:style-name="ce31" office:value-type="float" office:value="2147" calcext:value-type="float">
            <text:p>2,147</text:p>
          </table:table-cell>
          <table:table-cell table:style-name="ce30" office:value-type="float" office:value="13" calcext:value-type="float">
            <text:p>13</text:p>
          </table:table-cell>
          <table:table-cell table:style-name="ce47" office:value-type="float" office:value="2160" calcext:value-type="float">
            <text:p>2,16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choolleerlingen</text:p>
          </table:table-cell>
          <table:table-cell/>
          <table:table-cell table:style-name="ce8" office:value-type="float" office:value="947" calcext:value-type="float">
            <text:p>947</text:p>
          </table:table-cell>
          <table:table-cell table:style-name="ce30" office:value-type="float" office:value="690" calcext:value-type="float">
            <text:p>690</text:p>
          </table:table-cell>
          <table:table-cell table:style-name="ce30" office:value-type="float" office:value="474" calcext:value-type="float">
            <text:p>474</text:p>
          </table:table-cell>
          <table:table-cell table:style-name="ce30" office:value-type="float" office:value="312" calcext:value-type="float">
            <text:p>312</text:p>
          </table:table-cell>
          <table:table-cell table:style-name="ce30" office:value-type="float" office:value="632" calcext:value-type="float">
            <text:p>632</text:p>
          </table:table-cell>
          <table:table-cell table:style-name="ce30" office:value-type="float" office:value="376" calcext:value-type="float">
            <text:p>376</text:p>
          </table:table-cell>
          <table:table-cell table:style-name="ce30" office:value-type="float" office:value="155" calcext:value-type="float">
            <text:p>155</text:p>
          </table:table-cell>
          <table:table-cell table:style-name="ce30" office:value-type="float" office:value="88" calcext:value-type="float">
            <text:p>88</text:p>
          </table:table-cell>
          <table:table-cell table:style-name="ce31" office:value-type="float" office:value="2208" calcext:value-type="float">
            <text:p>2,208</text:p>
          </table:table-cell>
          <table:table-cell table:style-name="ce31" office:value-type="float" office:value="1466" calcext:value-type="float">
            <text:p>1,466</text:p>
          </table:table-cell>
          <table:table-cell table:style-name="ce47" office:value-type="float" office:value="3674" calcext:value-type="float">
            <text:p>3,67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choorsteenveg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lijpers (diamant-, glas-, marmer-, metaal- enz.)</text:p>
          </table:table-cell>
          <table:table-cell/>
          <table:table-cell table:style-name="ce8"/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31" calcext:value-type="float">
            <text:p>31</text:p>
          </table:table-cell>
          <table:table-cell table:style-name="ce30"/>
          <table:table-cell table:style-name="ce30" office:value-type="float" office:value="878" calcext:value-type="float">
            <text:p>87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913" calcext:value-type="float">
            <text:p>913</text:p>
          </table:table-cell>
          <table:table-cell table:style-name="ce30" office:value-type="float" office:value="5" calcext:value-type="float">
            <text:p>5</text:p>
          </table:table-cell>
          <table:table-cell table:style-name="ce15" office:value-type="float" office:value="918" calcext:value-type="float">
            <text:p>91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meden grof-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meden hoef-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15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meden kagchel- en ander</text:p>
          </table:table-cell>
          <table:table-cell/>
          <table:table-cell table:style-name="ce8"/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31" office:value-type="float" office:value="1277" calcext:value-type="float">
            <text:p>1,277</text:p>
          </table:table-cell>
          <table:table-cell table:style-name="ce30" office:value-type="float" office:value="14" calcext:value-type="float">
            <text:p>14</text:p>
          </table:table-cell>
          <table:table-cell table:style-name="ce31" office:value-type="float" office:value="1321" calcext:value-type="float">
            <text:p>1,321</text:p>
          </table:table-cell>
          <table:table-cell table:style-name="ce30" office:value-type="float" office:value="14" calcext:value-type="float">
            <text:p>14</text:p>
          </table:table-cell>
          <table:table-cell table:style-name="ce47" office:value-type="float" office:value="1335" calcext:value-type="float">
            <text:p>1,33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olliciteu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peldenfabrijkanten en werklied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piegelmakers en verkoop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pinners, spoelders, wev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poorweg- en stoombootbeamb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1" calcext:value-type="float">
            <text:p>41</text:p>
          </table:table-cell>
          <table:table-cell table:style-name="ce30"/>
          <table:table-cell table:style-name="ce30" office:value-type="float" office:value="41" calcext:value-type="float">
            <text:p>41</text:p>
          </table:table-cell>
          <table:table-cell table:style-name="ce30"/>
          <table:table-cell table:style-name="ce15" office:value-type="float" office:value="41" calcext:value-type="float">
            <text:p>4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pijker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talhouders, rijtuigverhuur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7" calcext:value-type="float">
            <text:p>7</text:p>
          </table:table-cell>
          <table:table-cell table:style-name="ce15" office:value-type="float" office:value="49" calcext:value-type="float">
            <text:p>4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teenhouw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32" calcext:value-type="float">
            <text:p>132</text:p>
          </table:table-cell>
          <table:table-cell table:style-name="ce30"/>
          <table:table-cell table:style-name="ce30" office:value-type="float" office:value="134" calcext:value-type="float">
            <text:p>134</text:p>
          </table:table-cell>
          <table:table-cell table:style-name="ce30"/>
          <table:table-cell table:style-name="ce15" office:value-type="float" office:value="134" calcext:value-type="float">
            <text:p>13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teenkolen-, hout- en turfverkoop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16" calcext:value-type="float">
            <text:p>16</text:p>
          </table:table-cell>
          <table:table-cell table:style-name="ce15" office:value-type="float" office:value="64" calcext:value-type="float">
            <text:p>6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telzied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toelen-bekleeders, draaijers, matt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04" calcext:value-type="float">
            <text:p>10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toffenverwers, glanz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4" calcext:value-type="float">
            <text:p>4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traat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8" calcext:value-type="float">
            <text:p>38</text:p>
          </table:table-cell>
          <table:table-cell table:style-name="ce30"/>
          <table:table-cell table:style-name="ce30" office:value-type="float" office:value="39" calcext:value-type="float">
            <text:p>39</text:p>
          </table:table-cell>
          <table:table-cell table:style-name="ce30"/>
          <table:table-cell table:style-name="ce15" office:value-type="float" office:value="39" calcext:value-type="float">
            <text:p>3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tudenten aan hooge scholen, athenaea</text:p>
          </table:table-cell>
          <table:table-cell/>
          <table:table-cell table:style-name="ce8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58" calcext:value-type="float">
            <text:p>158</text:p>
          </table:table-cell>
          <table:table-cell table:style-name="ce30"/>
          <table:table-cell table:style-name="ce30" office:value-type="float" office:value="165" calcext:value-type="float">
            <text:p>165</text:p>
          </table:table-cell>
          <table:table-cell table:style-name="ce30"/>
          <table:table-cell table:style-name="ce15" office:value-type="float" office:value="165" calcext:value-type="float">
            <text:p>16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tudenten aan academien, clinische schol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15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tudenten aan seminari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15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tukadoors, witt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27" calcext:value-type="float">
            <text:p>127</text:p>
          </table:table-cell>
          <table:table-cell table:style-name="ce30"/>
          <table:table-cell table:style-name="ce30" office:value-type="float" office:value="128" calcext:value-type="float">
            <text:p>128</text:p>
          </table:table-cell>
          <table:table-cell table:style-name="ce30"/>
          <table:table-cell table:style-name="ce15" office:value-type="float" office:value="128" calcext:value-type="float">
            <text:p>12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tijfselfabrijkant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uiker- en pastijbak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1" office:value-type="float" office:value="1003" calcext:value-type="float">
            <text:p>1,003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float" office:value="1007" calcext:value-type="float">
            <text:p>1,007</text:p>
          </table:table-cell>
          <table:table-cell table:style-name="ce30" office:value-type="float" office:value="2" calcext:value-type="float">
            <text:p>2</text:p>
          </table:table-cell>
          <table:table-cell table:style-name="ce47" office:value-type="float" office:value="1009" calcext:value-type="float">
            <text:p>1,00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Suikerraffinadeu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3" calcext:value-type="float">
            <text:p>43</text:p>
          </table:table-cell>
          <table:table-cell table:style-name="ce30"/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15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Taalmeesters, translateu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15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Tabak- en sigaren- fabrijkant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42" calcext:value-type="float">
            <text:p>242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43" calcext:value-type="float">
            <text:p>24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Tabak- en sigaren- kervers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71" calcext:value-type="float">
            <text:p>71</text:p>
          </table:table-cell>
          <table:table-cell table:style-name="ce30"/>
          <table:table-cell table:style-name="ce30" office:value-type="float" office:value="597" calcext:value-type="float">
            <text:p>597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679" calcext:value-type="float">
            <text:p>679</text:p>
          </table:table-cell>
          <table:table-cell table:style-name="ce30" office:value-type="float" office:value="17" calcext:value-type="float">
            <text:p>17</text:p>
          </table:table-cell>
          <table:table-cell table:style-name="ce15" office:value-type="float" office:value="696" calcext:value-type="float">
            <text:p>69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Tabak- en sigaren- plant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Tabak- en sigaren- verkoop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91" calcext:value-type="float">
            <text:p>191</text:p>
          </table:table-cell>
          <table:table-cell table:style-name="ce30" office:value-type="float" office:value="10" calcext:value-type="float">
            <text:p>10</text:p>
          </table:table-cell>
          <table:table-cell table:style-name="ce15" office:value-type="float" office:value="201" calcext:value-type="float">
            <text:p>20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Tapijtfabrijkant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Timmerlieden, kistenmak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9" calcext:value-type="float">
            <text:p>69</text:p>
          </table:table-cell>
          <table:table-cell table:style-name="ce30"/>
          <table:table-cell table:style-name="ce31" office:value-type="float" office:value="2515" calcext:value-type="float">
            <text:p>2,515</text:p>
          </table:table-cell>
          <table:table-cell table:style-name="ce30" office:value-type="float" office:value="8" calcext:value-type="float">
            <text:p>8</text:p>
          </table:table-cell>
          <table:table-cell table:style-name="ce31" office:value-type="float" office:value="2585" calcext:value-type="float">
            <text:p>2,585</text:p>
          </table:table-cell>
          <table:table-cell table:style-name="ce30" office:value-type="float" office:value="8" calcext:value-type="float">
            <text:p>8</text:p>
          </table:table-cell>
          <table:table-cell table:style-name="ce47" office:value-type="float" office:value="2593" calcext:value-type="float">
            <text:p>2,59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Tinnegie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Tol- en pontgaarders, brug- en sluiswacht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4" calcext:value-type="float">
            <text:p>4</text:p>
          </table:table-cell>
          <table:table-cell table:style-name="ce15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Touwslagers, baanwer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09" calcext:value-type="float">
            <text:p>10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Traansto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Turf, koorn- en kolendrag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740" calcext:value-type="float">
            <text:p>740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740" calcext:value-type="float">
            <text:p>740</text:p>
          </table:table-cell>
          <table:table-cell table:style-name="ce30" office:value-type="float" office:value="82" calcext:value-type="float">
            <text:p>82</text:p>
          </table:table-cell>
          <table:table-cell table:style-name="ce15" office:value-type="float" office:value="822" calcext:value-type="float">
            <text:p>82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Uitdragers, uitventers, leurders</text:p>
          </table:table-cell>
          <table:table-cell/>
          <table:table-cell table:style-name="ce8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528" calcext:value-type="float">
            <text:p>528</text:p>
          </table:table-cell>
          <table:table-cell table:style-name="ce30" office:value-type="float" office:value="127" calcext:value-type="float">
            <text:p>127</text:p>
          </table:table-cell>
          <table:table-cell table:style-name="ce30" office:value-type="float" office:value="532" calcext:value-type="float">
            <text:p>532</text:p>
          </table:table-cell>
          <table:table-cell table:style-name="ce30" office:value-type="float" office:value="127" calcext:value-type="float">
            <text:p>127</text:p>
          </table:table-cell>
          <table:table-cell table:style-name="ce15" office:value-type="float" office:value="659" calcext:value-type="float">
            <text:p>65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Uurwerkmak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03" calcext:value-type="float">
            <text:p>20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Veearts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15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Veenlieden, turfboer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Vendu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Vergulders, lijsten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04" calcext:value-type="float">
            <text:p>104</text:p>
          </table:table-cell>
          <table:table-cell table:style-name="ce30"/>
          <table:table-cell table:style-name="ce30" office:value-type="float" office:value="106" calcext:value-type="float">
            <text:p>106</text:p>
          </table:table-cell>
          <table:table-cell table:style-name="ce30"/>
          <table:table-cell table:style-name="ce15" office:value-type="float" office:value="106" calcext:value-type="float">
            <text:p>10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Vill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Vischdroogers en roo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Visch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86" calcext:value-type="float">
            <text:p>86</text:p>
          </table:table-cell>
          <table:table-cell table:style-name="ce15" office:value-type="float" office:value="156" calcext:value-type="float">
            <text:p>15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Vissch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Vleeschhouwers, spekslagers, poeli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538" calcext:value-type="float">
            <text:p>538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546" calcext:value-type="float">
            <text:p>546</text:p>
          </table:table-cell>
          <table:table-cell table:style-name="ce30" office:value-type="float" office:value="17" calcext:value-type="float">
            <text:p>17</text:p>
          </table:table-cell>
          <table:table-cell table:style-name="ce15" office:value-type="float" office:value="563" calcext:value-type="float">
            <text:p>56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Voddenra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Voerlieden, koetsiers, loopers, postknechten en sleep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679" calcext:value-type="float">
            <text:p>679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87" calcext:value-type="float">
            <text:p>687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690" calcext:value-type="float">
            <text:p>69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Vogelverkoopers, koolboer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Wafel- en poffertjesbak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Watermolenaa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Water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6" calcext:value-type="float">
            <text:p>6</text:p>
          </table:table-cell>
          <table:table-cell table:style-name="ce15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Wek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30" calcext:value-type="float">
            <text:p>30</text:p>
          </table:table-cell>
          <table:table-cell table:style-name="ce15" office:value-type="float" office:value="52" calcext:value-type="float">
            <text:p>5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Werktuigkundigen en makers, balans- en brandspuit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151/1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152/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Wijnhandelaa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229" calcext:value-type="float">
            <text:p>22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IJk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IJzer- en koperdraaij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15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IJzergiet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58" calcext:value-type="float">
            <text:p>5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Zaadverkoop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Zaakwaarnemers, commissionnai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883" calcext:value-type="float">
            <text:p>88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883" calcext:value-type="float">
            <text:p>883</text:p>
          </table:table-cell>
          <table:table-cell table:style-name="ce30" office:value-type="float" office:value="8" calcext:value-type="float">
            <text:p>8</text:p>
          </table:table-cell>
          <table:table-cell table:style-name="ce15" office:value-type="float" office:value="891" calcext:value-type="float">
            <text:p>89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Zakkenmakers en verhuur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Zandverkoop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Zeepzie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Zeevaartscholen onderwijz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Zeevaartscholen leerling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72" calcext:value-type="float">
            <text:p>72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85" calcext:value-type="float">
            <text:p>85</text:p>
          </table:table-cell>
          <table:table-cell table:style-name="ce30"/>
          <table:table-cell table:style-name="ce15" office:value-type="float" office:value="85" calcext:value-type="float">
            <text:p>8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Ziekenoppass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1" calcext:value-type="float">
            <text:p>11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Zoutzie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Zwaardveg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Zwavelstokkenmakers en 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Zijdeteelt (personen behoorende tot de)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Verschillende beroep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77" calcext:value-type="float">
            <text:p>77</text:p>
          </table:table-cell>
          <table:table-cell table:style-name="ce15" office:value-type="float" office:value="183" calcext:value-type="float">
            <text:p>18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Zonder beroep</text:p>
          </table:table-cell>
          <table:table-cell/>
          <table:table-cell table:style-name="ce23" office:value-type="float" office:value="22283" calcext:value-type="float">
            <text:p>22,283</text:p>
          </table:table-cell>
          <table:table-cell table:style-name="ce31" office:value-type="float" office:value="22658" calcext:value-type="float">
            <text:p>22,658</text:p>
          </table:table-cell>
          <table:table-cell table:style-name="ce31" office:value-type="float" office:value="3724" calcext:value-type="float">
            <text:p>3,724</text:p>
          </table:table-cell>
          <table:table-cell table:style-name="ce31" office:value-type="float" office:value="4018" calcext:value-type="float">
            <text:p>4,018</text:p>
          </table:table-cell>
          <table:table-cell table:style-name="ce31" office:value-type="float" office:value="6029" calcext:value-type="float">
            <text:p>6,029</text:p>
          </table:table-cell>
          <table:table-cell table:style-name="ce31" office:value-type="float" office:value="7399" calcext:value-type="float">
            <text:p>7,399</text:p>
          </table:table-cell>
          <table:table-cell table:style-name="ce31" office:value-type="float" office:value="15010" calcext:value-type="float">
            <text:p>15,010</text:p>
          </table:table-cell>
          <table:table-cell table:style-name="ce31" office:value-type="float" office:value="66092" calcext:value-type="float">
            <text:p>66,092</text:p>
          </table:table-cell>
          <table:table-cell table:style-name="ce30" office:value-type="string" calcext:value-type="string">
            <text:p>47.050/2</text:p>
          </table:table-cell>
          <table:table-cell table:style-name="ce30" office:value-type="string" calcext:value-type="string">
            <text:p>100.172/2</text:p>
          </table:table-cell>
          <table:table-cell table:style-name="ce15" office:value-type="string" calcext:value-type="string">
            <text:p>147.222/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Beroep onbekend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AMSTERDAM.</text:p>
          </table:table-cell>
          <table:table-cell table:style-name="ce15" office:value-type="string" calcext:value-type="string">
            <text:p>TOTAAL</text:p>
          </table:table-cell>
          <table:table-cell/>
          <table:table-cell table:style-name="ce23" office:value-type="float" office:value="23375" calcext:value-type="float">
            <text:p>23,375</text:p>
          </table:table-cell>
          <table:table-cell table:style-name="ce31" office:value-type="float" office:value="23413" calcext:value-type="float">
            <text:p>23,413</text:p>
          </table:table-cell>
          <table:table-cell table:style-name="ce31" office:value-type="float" office:value="4337" calcext:value-type="float">
            <text:p>4,337</text:p>
          </table:table-cell>
          <table:table-cell table:style-name="ce31" office:value-type="float" office:value="4375" calcext:value-type="float">
            <text:p>4,375</text:p>
          </table:table-cell>
          <table:table-cell table:style-name="ce31" office:value-type="float" office:value="7733" calcext:value-type="float">
            <text:p>7,733</text:p>
          </table:table-cell>
          <table:table-cell table:style-name="ce31" office:value-type="float" office:value="7993" calcext:value-type="float">
            <text:p>7,993</text:p>
          </table:table-cell>
          <table:table-cell table:style-name="ce31" office:value-type="float" office:value="66405" calcext:value-type="float">
            <text:p>66,405</text:p>
          </table:table-cell>
          <table:table-cell table:style-name="ce31" office:value-type="float" office:value="86393" calcext:value-type="float">
            <text:p>86,393</text:p>
          </table:table-cell>
          <table:table-cell table:style-name="ce31" office:value-type="float" office:value="101856" calcext:value-type="float">
            <text:p>101,856</text:p>
          </table:table-cell>
          <table:table-cell table:style-name="ce31" office:value-type="float" office:value="122179" calcext:value-type="float">
            <text:p>122,179</text:p>
          </table:table-cell>
          <table:table-cell table:style-name="ce47" office:value-type="float" office:value="224035" calcext:value-type="float">
            <text:p>224,03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Aannem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1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Aardappelenmeelfabrijkant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Aardewerk- en porcelein- fabrijkant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Aardewerk- en porcelein- kooplieden</text:p>
          </table:table-cell>
          <table:table-cell/>
          <table:table-cell table:style-name="ce8"/>
          <table:table-cell table:style-name="ce30" table:number-columns-repeated="5"/>
          <table:table-cell table:number-columns-repeated="4" table:style-name="ce30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Advoka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5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Afbraakverkoop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Aluinfabrijkant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Ambtenaren Staats-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15" office:value-type="float" office:value="28" calcext:value-type="float">
            <text:p>2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Ambtenaren Provinciale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Ambtenaren Gemeente-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8" calcext:value-type="float">
            <text:p>58</text:p>
          </table:table-cell>
          <table:table-cell table:style-name="ce30"/>
          <table:table-cell table:style-name="ce30" office:value-type="float" office:value="58" calcext:value-type="float">
            <text:p>58</text:p>
          </table:table-cell>
          <table:table-cell table:style-name="ce30"/>
          <table:table-cell table:style-name="ce15" office:value-type="float" office:value="58" calcext:value-type="float">
            <text:p>5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Ambtenaren Niet genoemde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Apothekers, drogist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Arbeiders, dagloon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93" calcext:value-type="float">
            <text:p>9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Asch-, bagger-, vuilnislieden, asch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15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Azijnstokers, kunstazijn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Baardscheerders, kappers, paruiken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57" calcext:value-type="float">
            <text:p>5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Badstoofhoud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Bankiers, effektenhandelaars, geldwisselaars, kassi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Bed- en matrassenmakers en verhuurders, behangers, stoffeerd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4" calcext:value-type="float">
            <text:p>4</text:p>
          </table:table-cell>
          <table:table-cell table:style-name="ce15" office:value-type="float" office:value="48" calcext:value-type="float">
            <text:p>4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Beeldhouwers, lofwerksnijd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Beleenbankhouders, inbrengers enz.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Besteders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Bestellers, expediteurs, factoors, voetbod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Bezembinders, rietboeren, rijswer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Bierbrouwers, bierste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15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Billard-, kaatsballen-ma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Blee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Blik- en pleetwerkers, lampenma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Bloemisten, boomkweekers, tuiniers, warmoezeni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17" calcext:value-type="float">
            <text:p>217</text:p>
          </table:table-cell>
          <table:table-cell table:style-name="ce30" office:value-type="float" office:value="5" calcext:value-type="float">
            <text:p>5</text:p>
          </table:table-cell>
          <table:table-cell table:style-name="ce15" office:value-type="float" office:value="222" calcext:value-type="float">
            <text:p>22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Boekbind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Boek- en dagbladdrukkers en verkoopers 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28" calcext:value-type="float">
            <text:p>2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Boek- en dagbladdrukkers knechts, letterzett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60" calcext:value-type="float">
            <text:p>60</text:p>
          </table:table-cell>
          <table:table-cell table:style-name="ce30"/>
          <table:table-cell table:style-name="ce30" office:value-type="float" office:value="67" calcext:value-type="float">
            <text:p>67</text:p>
          </table:table-cell>
          <table:table-cell table:style-name="ce30"/>
          <table:table-cell table:style-name="ce15" office:value-type="float" office:value="67" calcext:value-type="float">
            <text:p>6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Bontwer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Bordpapier (werkers in) doozen-, kaarten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Borduurwerkers, kantwer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Borstel-, kaarden-, kammen-, rijven-, zeeften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Bouw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Branders en stokers van stroop, likeuren, sterke drank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Breuk- en draagbanden-, keurslijven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Brillenslijpers en 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Brood-, kleingoed-, koek- en banketbakkers en slijt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203" calcext:value-type="float">
            <text:p>203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1" calcext:value-type="float">
            <text:p>221</text:p>
          </table:table-cell>
          <table:table-cell table:style-name="ce30" office:value-type="float" office:value="21" calcext:value-type="float">
            <text:p>21</text:p>
          </table:table-cell>
          <table:table-cell table:style-name="ce15" office:value-type="float" office:value="242" calcext:value-type="float">
            <text:p>24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Bijenteelt (personen behoorende tot de)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Chicoreifabrijkant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Chocoladefabrijkant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Dagbladschrijvers, letterkundig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Debiteurs en gedelegeerden in de loterij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Dekkers (lei-, pannen-, riet-)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Deurwaar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Dienstboden, bakers, huisbewaarders, minnen, oppassers, portiers</text:p>
          </table:table-cell>
          <table:table-cell/>
          <table:table-cell table:style-name="ce8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83" calcext:value-type="float">
            <text:p>83</text:p>
          </table:table-cell>
          <table:table-cell table:style-name="ce31" office:value-type="float" office:value="1223" calcext:value-type="float">
            <text:p>1,223</text:p>
          </table:table-cell>
          <table:table-cell table:style-name="ce30" office:value-type="float" office:value="102" calcext:value-type="float">
            <text:p>102</text:p>
          </table:table-cell>
          <table:table-cell table:style-name="ce31" office:value-type="float" office:value="1322" calcext:value-type="float">
            <text:p>1,322</text:p>
          </table:table-cell>
          <table:table-cell table:style-name="ce47" office:value-type="float" office:value="1424" calcext:value-type="float">
            <text:p>1,42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Doodgravers, bedienaars van begrafenissen, verhuurders van rouwkleeder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15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Fabrijkanten van verschillenden aard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311" calcext:value-type="float">
            <text:p>311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58" calcext:value-type="float">
            <text:p>358</text:p>
          </table:table-cell>
          <table:table-cell table:style-name="ce30" office:value-type="float" office:value="61" calcext:value-type="float">
            <text:p>61</text:p>
          </table:table-cell>
          <table:table-cell table:style-name="ce15" office:value-type="float" office:value="419" calcext:value-type="float">
            <text:p>41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Fineerzag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Gaarkeukenhou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Galanteriewarenhandelaa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Garen- en bandwinkeli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3" calcext:value-type="float">
            <text:p>33</text:p>
          </table:table-cell>
          <table:table-cell table:style-name="ce15" office:value-type="float" office:value="42" calcext:value-type="float">
            <text:p>4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Gazfabrijkan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6" calcext:value-type="float">
            <text:p>6</text:p>
          </table:table-cell>
          <table:table-cell table:style-name="ce15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Gepensioneerden (burgerlijke en militaire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" calcext:value-type="float">
            <text:p>4</text:p>
          </table:table-cell>
          <table:table-cell table:style-name="ce15" office:value-type="float" office:value="53" calcext:value-type="float">
            <text:p>5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Geschutgieters, geweer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15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Gezantschappen en consulaten (personen behoorende tot de)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Glasblaz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Godsdienstleeraren en aan de dienst verbonden personen. Protestanten, predikan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15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15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Godsdienstleeraren en aan de dienst verbonden personen. Israeliten, rabbijn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Gouddraadtrekkers, passementwerkers, galonwer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Graanhandelaars, gist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Graveurs op hout, metaal en steen, stempelsnij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Griendbaz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Groenten-, fruitverkoop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37" calcext:value-type="float">
            <text:p>37</text:p>
          </table:table-cell>
          <table:table-cell table:style-name="ce15" office:value-type="float" office:value="113" calcext:value-type="float">
            <text:p>11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Grondeigenar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Grossiers, slij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Grutters, kruideni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30" calcext:value-type="float">
            <text:p>30</text:p>
          </table:table-cell>
          <table:table-cell table:style-name="ce15" office:value-type="float" office:value="122" calcext:value-type="float">
            <text:p>12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Haarwer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Handelsleerling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Handelsreizig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Handschoenen- en dassenma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Haven- en bakenmeest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Heemraden en verdere ambtenaren van de waterschapp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Heetmaaij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Hennep- en vlasbereiders en teel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Herbergiers, kasteleins, koffijhuishou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0" calcext:value-type="float">
            <text:p>10</text:p>
          </table:table-cell>
          <table:table-cell table:style-name="ce15" office:value-type="float" office:value="36" calcext:value-type="float">
            <text:p>3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Herders en veehoe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Hoeden-, petten- en stroohoeden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3" calcext:value-type="float">
            <text:p>13</text:p>
          </table:table-cell>
          <table:table-cell table:style-name="ce15" office:value-type="float" office:value="31" calcext:value-type="float">
            <text:p>3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Houthak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Houtzaagmolenaars, houtzagers, hout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15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Huisleerlingen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2"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6" calcext:value-type="float">
            <text:p>36</text:p>
          </table:table-cell>
          <table:table-cell table:style-name="ce15" office:value-type="float" office:value="67" calcext:value-type="float">
            <text:p>6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Ingenieurs en verdere ambtenaren van den waterstaat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Inleggers van levensbehoeften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Jag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Jagt (personen behoorende tot de)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Juweliers, goud- en zilversmed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aarders, wolkamm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aarsenmakers (smeer- en was-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abinet- en schrijnwerkers, kunstdraaij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68" calcext:value-type="float">
            <text:p>68</text:p>
          </table:table-cell>
          <table:table-cell table:style-name="ce30"/>
          <table:table-cell table:style-name="ce30" office:value-type="float" office:value="80" calcext:value-type="float">
            <text:p>80</text:p>
          </table:table-cell>
          <table:table-cell table:style-name="ce30"/>
          <table:table-cell table:style-name="ce15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adetten van de landmagt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adetten van de zeemagt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alkbranders, cement- en tras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antoor- en winkelbedienden, pakhuisknecht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22" calcext:value-type="float">
            <text:p>22</text:p>
          </table:table-cell>
          <table:table-cell table:style-name="ce15" office:value-type="float" office:value="115" calcext:value-type="float">
            <text:p>11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leedermakers</text:p>
          </table:table-cell>
          <table:table-cell/>
          <table:table-cell table:style-name="ce8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30" office:value-type="float" office:value="236" calcext:value-type="float">
            <text:p>236</text:p>
          </table:table-cell>
          <table:table-cell table:style-name="ce30"/>
          <table:table-cell table:style-name="ce30" office:value-type="float" office:value="273" calcext:value-type="float">
            <text:p>273</text:p>
          </table:table-cell>
          <table:table-cell table:style-name="ce30"/>
          <table:table-cell table:style-name="ce15" office:value-type="float" office:value="273" calcext:value-type="float">
            <text:p>27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leederen- en gemaaktgoed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leinhandelaars, winkeli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6" calcext:value-type="float">
            <text:p>46</text:p>
          </table:table-cell>
          <table:table-cell table:style-name="ce15" office:value-type="float" office:value="61" calcext:value-type="float">
            <text:p>6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lerken en schrijvers bij notarissen, ontvangers, prokureurs, deurwaarders enz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15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lompen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noopen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olenbrand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oninklijk Huis (personen, verbonden aan het)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ooplieden van verschillenden aard</text:p>
          </table:table-cell>
          <table:table-cell/>
          <table:table-cell table:style-name="ce8"/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17" calcext:value-type="float">
            <text:p>17</text:p>
          </table:table-cell>
          <table:table-cell table:style-name="ce15" office:value-type="float" office:value="106" calcext:value-type="float">
            <text:p>10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oornmolenaa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35" calcext:value-type="float">
            <text:p>3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oornverschiet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oper- en blikslagers, draadvlechters, ketellapp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50" calcext:value-type="float">
            <text:p>50</text:p>
          </table:table-cell>
          <table:table-cell table:style-name="ce30"/>
          <table:table-cell table:style-name="ce30" office:value-type="float" office:value="60" calcext:value-type="float">
            <text:p>60</text:p>
          </table:table-cell>
          <table:table-cell table:style-name="ce30"/>
          <table:table-cell table:style-name="ce15" office:value-type="float" office:value="60" calcext:value-type="float">
            <text:p>6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oper-, klok- en geelgiet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ostschoolhouders en onderwijz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ostschoolleerlingen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7" calcext:value-type="float">
            <text:p>7</text:p>
          </table:table-cell>
          <table:table-cell table:style-name="ce15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raankinder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ram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ramm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rib- en dijkwerkers, heilbaz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368" calcext:value-type="float">
            <text:p>368</text:p>
          </table:table-cell>
          <table:table-cell table:style-name="ce30"/>
          <table:table-cell table:style-name="ce30" office:value-type="float" office:value="378" calcext:value-type="float">
            <text:p>378</text:p>
          </table:table-cell>
          <table:table-cell table:style-name="ce30"/>
          <table:table-cell table:style-name="ce15" office:value-type="float" office:value="378" calcext:value-type="float">
            <text:p>37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roeghouders, tappers enz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63" calcext:value-type="float">
            <text:p>63</text:p>
          </table:table-cell>
          <table:table-cell table:style-name="ce15" office:value-type="float" office:value="125" calcext:value-type="float">
            <text:p>1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ruidfabrijkanten en vuurwerk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ruijers, sjouwers, schoenpoets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75" calcext:value-type="float">
            <text:p>275</text:p>
          </table:table-cell>
          <table:table-cell table:style-name="ce30"/>
          <table:table-cell table:style-name="ce30" office:value-type="float" office:value="278" calcext:value-type="float">
            <text:p>278</text:p>
          </table:table-cell>
          <table:table-cell table:style-name="ce30"/>
          <table:table-cell table:style-name="ce15" office:value-type="float" office:value="278" calcext:value-type="float">
            <text:p>27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rijgslieden van en boven den rang van 2den luitenant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15" office:value-type="float" office:value="40" calcext:value-type="float">
            <text:p>4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rijgslieden beneden den rang van 2den luitenant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497" calcext:value-type="float">
            <text:p>497</text:p>
          </table:table-cell>
          <table:table-cell table:style-name="ce30"/>
          <table:table-cell table:style-name="ce30" office:value-type="float" office:value="515" calcext:value-type="float">
            <text:p>515</text:p>
          </table:table-cell>
          <table:table-cell table:style-name="ce30"/>
          <table:table-cell table:style-name="ce15" office:value-type="float" office:value="515" calcext:value-type="float">
            <text:p>51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uipers, hoepel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15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unstenaars, goochelaars enz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unstkoopers, muzijk- en teekenhandelar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unstlak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unstoefenaren muzijkanten, muzijkmeesters, organis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unstoefenaren schild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unstoefenaren teekenaars, teekenmeesters, daguerrecotypeurs, decorateu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15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unstoefenaren tooneelspelers, dansmeesters, zang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unstwer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Kurkensnijd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Landbouwers</text:p>
          </table:table-cell>
          <table:table-cell/>
          <table:table-cell table:style-name="ce8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7" calcext:value-type="float">
            <text:p>7</text:p>
          </table:table-cell>
          <table:table-cell table:style-name="ce15" office:value-type="float" office:value="167" calcext:value-type="float">
            <text:p>16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Landhuishoudkundige scholen onderwijz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Landhuishoudkundige scholen leerling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Landmeters en teekenaars bij het kadaster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Lantaarnopste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Latijnsche scholen onderwijz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Latijnsche scholen leerling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Leerbereiders en looij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1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Lettergie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9" calcext:value-type="float">
            <text:p>39</text:p>
          </table:table-cell>
          <table:table-cell table:style-name="ce30"/>
          <table:table-cell table:style-name="ce30" office:value-type="float" office:value="39" calcext:value-type="float">
            <text:p>39</text:p>
          </table:table-cell>
          <table:table-cell table:style-name="ce30"/>
          <table:table-cell table:style-name="ce15" office:value-type="float" office:value="39" calcext:value-type="float">
            <text:p>3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Liefdadige gestichten hoofd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15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Liefdadige gestichten dienstdoend personeel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4" calcext:value-type="float">
            <text:p>24</text:p>
          </table:table-cell>
          <table:table-cell table:style-name="ce15" office:value-type="float" office:value="28" calcext:value-type="float">
            <text:p>2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Linieerd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Loodgieters en pompenmakers, brandspuit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30" office:value-type="float" office:value="31" calcext:value-type="float">
            <text:p>31</text:p>
          </table:table-cell>
          <table:table-cell table:style-name="ce30"/>
          <table:table-cell table:style-name="ce15" office:value-type="float" office:value="31" calcext:value-type="float">
            <text:p>3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Loodswezen en strandvonderij (personen behoorende tot)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Loodwitma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Lijmzied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Magazijn- en pakhuis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Makelaars en kargadoo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Manden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15" office:value-type="float" office:value="28" calcext:value-type="float">
            <text:p>2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Manufakturen/* fabrijkan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15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Manufakturen/* kooplied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4" calcext:value-type="float">
            <text:p>14</text:p>
          </table:table-cell>
          <table:table-cell table:style-name="ce15" office:value-type="float" office:value="46" calcext:value-type="float">
            <text:p>4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Manufakturen/* werklieden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29" calcext:value-type="float">
            <text:p>29</text:p>
          </table:table-cell>
          <table:table-cell table:style-name="ce15" office:value-type="float" office:value="73" calcext:value-type="float">
            <text:p>7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Mariniers en zeelieden van en boven den rang van 2den luitenant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Mariniers en zeelieden beneden den rang van 2den luitenant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Matten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Meekrapbereiders en fabrijkant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Meesters (keur-, markt-, waag-), afslag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15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Melk-, boter-, kaas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Messenmakers en slij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Meters (kolen-, koorn-, hooi-, hout-, scheeps- enz.), wijnste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0" calcext:value-type="float">
            <text:p>20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Metselaa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28" calcext:value-type="float">
            <text:p>22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31" calcext:value-type="float">
            <text:p>23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Modemaak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Molen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Moutmolenaa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Muzijkinstrument-, orgel-, forte pianomakers, stemmers en 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Mijnwer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8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72" calcext:value-type="float">
            <text:p>67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71" calcext:value-type="float">
            <text:p>771</text:p>
          </table:table-cell>
          <table:table-cell table:style-name="ce15" office:value-type="float" office:value="772" calcext:value-type="float">
            <text:p>77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Nachtwer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Notariss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Notarissen (kandidaat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Olieslagers en molenaa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Omroepers, aanplak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Ondernemers en direkteurs van begrafenis- en ziekenfondsen/?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Ondernemers en direkteurs van naamlooze en verdere handel-maatschappij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Ondernemers en direkteurs van verzekering- en brandwaarborgmaatschappijen/?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Ondernemers en direkteurs van openbare werk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14" calcext:value-type="float">
            <text:p>14</text:p>
          </table:table-cell>
          <table:table-cell table:style-name="ce15" office:value-type="float" office:value="91" calcext:value-type="float">
            <text:p>9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Opzigters, conducteurs enz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15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Orgeldraaijers, straatmuzijkant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Oudijzer-, oude kleederen-, beenen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Paarden- en veehouders en verkoopers, koemel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Paarden- en beestensnijd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Pannen-, potten-, pijpen-, steen- en tegelbak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5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Papier- en gekleurd papierfabrijkant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Papier- en gekleurd papierhandelaa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Papier- en gekleurd papierwerklied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Parapluie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Pennenbereid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Pikeu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Pik- en teersto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Plaat- en steendrukkers, plaatsnijd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15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Pleistergieters, boetseerd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Politie (dir, commiss, agenten van), marech, veld- en boschw, nacht- en torenw, geregtsdienaars, cipiers, en bew van gevangenissen, scherpregters, enz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15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Prokureu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Publieke vrouwen, publiekhuishouders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Pijpenma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Reed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Regterlijke magt (ambtenaren der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15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Renteniers, partikulier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31" calcext:value-type="float">
            <text:p>31</text:p>
          </table:table-cell>
          <table:table-cell table:style-name="ce15" office:value-type="float" office:value="58" calcext:value-type="float">
            <text:p>5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Rentmeest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Rijtuig-, wagen-, koffer-, zadel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Rijtuigschil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chaarslij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chatt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cheep-, blok-, maat- en zeilmakers, rafactiemeesters, scheepsloopers, takelaa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7" calcext:value-type="float">
            <text:p>27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15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cheepswa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cheepzeilnaaldenma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cheikundige voorwerpen en verfwaren (fabrijkanten en werklieden in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cherm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childers (huis-), glazen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216" calcext:value-type="float">
            <text:p>216</text:p>
          </table:table-cell>
          <table:table-cell table:style-name="ce30"/>
          <table:table-cell table:style-name="ce30" office:value-type="float" office:value="233" calcext:value-type="float">
            <text:p>233</text:p>
          </table:table-cell>
          <table:table-cell table:style-name="ce30"/>
          <table:table-cell table:style-name="ce15" office:value-type="float" office:value="233" calcext:value-type="float">
            <text:p>23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chippers, loodsen, gezagvoerders, stuurlieden en matrozen (koopvaardij-) schuitenverhuurders, commissarissen van veerschepen enz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68" calcext:value-type="float">
            <text:p>16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71" calcext:value-type="float">
            <text:p>171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174" calcext:value-type="float">
            <text:p>17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choenmakers en lapp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40" calcext:value-type="float">
            <text:p>240</text:p>
          </table:table-cell>
          <table:table-cell table:style-name="ce30" office:value-type="float" office:value="8" calcext:value-type="float">
            <text:p>8</text:p>
          </table:table-cell>
          <table:table-cell table:style-name="ce15" office:value-type="float" office:value="248" calcext:value-type="float">
            <text:p>24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choolleerlingen</text:p>
          </table:table-cell>
          <table:table-cell/>
          <table:table-cell table:style-name="ce8" office:value-type="string" calcext:value-type="string">
            <text:p>1.25</text:p>
          </table:table-cell>
          <table:table-cell table:style-name="ce31" office:value-type="float" office:value="1225" calcext:value-type="float">
            <text:p>1,225</text:p>
          </table:table-cell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411" calcext:value-type="float">
            <text:p>411</text:p>
          </table:table-cell>
          <table:table-cell table:style-name="ce30" office:value-type="float" office:value="259" calcext:value-type="float">
            <text:p>259</text:p>
          </table:table-cell>
          <table:table-cell table:style-name="ce30" office:value-type="float" office:value="243" calcext:value-type="float">
            <text:p>243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6" calcext:value-type="float">
            <text:p>16</text:p>
          </table:table-cell>
          <table:table-cell table:style-name="ce31" office:value-type="float" office:value="1956" calcext:value-type="float">
            <text:p>1,956</text:p>
          </table:table-cell>
          <table:table-cell table:style-name="ce31" office:value-type="float" office:value="1895" calcext:value-type="float">
            <text:p>1,895</text:p>
          </table:table-cell>
          <table:table-cell table:style-name="ce47" office:value-type="float" office:value="3851" calcext:value-type="float">
            <text:p>3,85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choorsteenveg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1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lijpers (diamant-, glas-, marmer-, metaal- enz.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meden grof-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meden hoef-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meden kagchel- en andere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30" office:value-type="float" office:value="197" calcext:value-type="float">
            <text:p>19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28" calcext:value-type="float">
            <text:p>228</text:p>
          </table:table-cell>
          <table:table-cell table:style-name="ce30" office:value-type="float" office:value="4" calcext:value-type="float">
            <text:p>4</text:p>
          </table:table-cell>
          <table:table-cell table:style-name="ce15" office:value-type="float" office:value="232" calcext:value-type="float">
            <text:p>23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olliciteu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peldenfabrijkanten en werklied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piegelmakers en 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pinners, spoelders, wev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6" calcext:value-type="float">
            <text:p>6</text:p>
          </table:table-cell>
          <table:table-cell table:style-name="ce15" office:value-type="float" office:value="132" calcext:value-type="float">
            <text:p>13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poorweg- en stoombootbeambt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15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pijkerma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talhouders, rijtuigverhuur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teenhouw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15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teenkolen-, hout- en turf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9" calcext:value-type="float">
            <text:p>29</text:p>
          </table:table-cell>
          <table:table-cell table:style-name="ce15" office:value-type="float" office:value="54" calcext:value-type="float">
            <text:p>5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telzied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toelen-bekleeders, draaijers, mat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toffenverwers, glanz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traat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5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tudenten aan hooge scholen, athenaea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tudenten aan academien, clinische schol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tudenten aan seminari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tukadoors, witt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15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tijfselfabrijkant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uiker- en pastijbak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Suikerraffinadeu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Taalmeesters, translateurs</text:p>
          </table:table-cell>
          <table:table-cell/>
          <table:table-cell table:style-name="ce8"/>
          <table:table-cell table:style-name="ce30" table:number-columns-repeated="5"/>
          <table:table-cell table:number-columns-repeated="4" table:style-name="ce3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Tabak- en sigaren-fabrijkan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15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Tabak- en sigaren-kerv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30" office:value-type="float" office:value="50" calcext:value-type="float">
            <text:p>50</text:p>
          </table:table-cell>
          <table:table-cell table:style-name="ce30"/>
          <table:table-cell table:style-name="ce15" office:value-type="float" office:value="50" calcext:value-type="float">
            <text:p>5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Tabak- en sigaren-plant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Tabak- en sigaren-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38" calcext:value-type="float">
            <text:p>3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Tapijtfabrijkant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Timmerlieden, kistenmak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30" office:value-type="float" office:value="348" calcext:value-type="float">
            <text:p>34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378" calcext:value-type="float">
            <text:p>37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Tinnegie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Tol- en pontgaarders, brug- en sluiswach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1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Touwslagers, baanwer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15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Traansto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Turf, koorn- en kolendrag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0" calcext:value-type="float">
            <text:p>50</text:p>
          </table:table-cell>
          <table:table-cell table:style-name="ce30"/>
          <table:table-cell table:style-name="ce30" office:value-type="float" office:value="50" calcext:value-type="float">
            <text:p>50</text:p>
          </table:table-cell>
          <table:table-cell table:style-name="ce30"/>
          <table:table-cell table:style-name="ce15" office:value-type="float" office:value="50" calcext:value-type="float">
            <text:p>5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Uitdragers, uitventers, leur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Uurwerk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15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Veearts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Veenlieden, turfboer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Vendu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Vergulders, lijsten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Vill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Vischdroogers en roo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Vischverkoop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15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Vissch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Vleeschhouwers, spekslagers, poeli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83" calcext:value-type="float">
            <text:p>8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Voddenrap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Voerlieden, koetsiers, loopers, postknechten en sleep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99" calcext:value-type="float">
            <text:p>99</text:p>
          </table:table-cell>
          <table:table-cell table:style-name="ce30"/>
          <table:table-cell table:style-name="ce30" office:value-type="float" office:value="102" calcext:value-type="float">
            <text:p>102</text:p>
          </table:table-cell>
          <table:table-cell table:style-name="ce30"/>
          <table:table-cell table:style-name="ce15" office:value-type="float" office:value="102" calcext:value-type="float">
            <text:p>10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Vogelverkoopers, koolboer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Wafel- en poffertjesbakkers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Watermolenaa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Waterverkoop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Wek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Werktuigkundigen en makers, balans- en brandspuit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15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Wijnhandelaa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31" calcext:value-type="float">
            <text:p>3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Ijk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Ijzer- en koperdraaij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Ijzergiet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Zaadverkoop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Zaakwaarnemers, commissionnai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15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Zakkenmakers en verhuurd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Zandverkoopers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Zeepzied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1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Zeevaartscholen onderwijz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Zeevaartscholen leerling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Ziekenoppass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Zoutzie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Zwaardveg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Zwavelstokkenmakers en verkoop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Zijdeteelt (personen behoorende tot de)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Verschillende beroep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Zonder beroep</text:p>
          </table:table-cell>
          <table:table-cell/>
          <table:table-cell table:style-name="ce23" office:value-type="float" office:value="1639" calcext:value-type="float">
            <text:p>1,639</text:p>
          </table:table-cell>
          <table:table-cell table:style-name="ce31" office:value-type="float" office:value="1669" calcext:value-type="float">
            <text:p>1,669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317" calcext:value-type="float">
            <text:p>317</text:p>
          </table:table-cell>
          <table:table-cell table:style-name="ce30" office:value-type="float" office:value="530" calcext:value-type="float">
            <text:p>530</text:p>
          </table:table-cell>
          <table:table-cell table:style-name="ce30" office:value-type="float" office:value="965" calcext:value-type="float">
            <text:p>965</text:p>
          </table:table-cell>
          <table:table-cell table:style-name="ce31" office:value-type="float" office:value="6661" calcext:value-type="float">
            <text:p>6,661</text:p>
          </table:table-cell>
          <table:table-cell table:style-name="ce31" office:value-type="float" office:value="3011" calcext:value-type="float">
            <text:p>3,011</text:p>
          </table:table-cell>
          <table:table-cell table:style-name="ce31" office:value-type="float" office:value="8998" calcext:value-type="float">
            <text:p>8,998</text:p>
          </table:table-cell>
          <table:table-cell table:style-name="ce47" office:value-type="float" office:value="12009" calcext:value-type="float">
            <text:p>12,00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Beroep onbekend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AD HAARLEM.</text:p>
          </table:table-cell>
          <table:table-cell table:style-name="ce15" office:value-type="string" calcext:value-type="string">
            <text:p>TOTAAL</text:p>
          </table:table-cell>
          <table:table-cell/>
          <table:table-cell table:style-name="ce23" office:value-type="float" office:value="2916" calcext:value-type="float">
            <text:p>2,916</text:p>
          </table:table-cell>
          <table:table-cell table:style-name="ce31" office:value-type="float" office:value="2915" calcext:value-type="float">
            <text:p>2,915</text:p>
          </table:table-cell>
          <table:table-cell table:style-name="ce30" office:value-type="float" office:value="553" calcext:value-type="float">
            <text:p>553</text:p>
          </table:table-cell>
          <table:table-cell table:style-name="ce30" office:value-type="float" office:value="568" calcext:value-type="float">
            <text:p>568</text:p>
          </table:table-cell>
          <table:table-cell table:style-name="ce31" office:value-type="float" office:value="1016" calcext:value-type="float">
            <text:p>1,016</text:p>
          </table:table-cell>
          <table:table-cell table:style-name="ce30" office:value-type="float" office:value="996" calcext:value-type="float">
            <text:p>996</text:p>
          </table:table-cell>
          <table:table-cell table:style-name="ce31" office:value-type="float" office:value="7608" calcext:value-type="float">
            <text:p>7,608</text:p>
          </table:table-cell>
          <table:table-cell table:style-name="ce31" office:value-type="float" office:value="9280" calcext:value-type="float">
            <text:p>9,280</text:p>
          </table:table-cell>
          <table:table-cell table:style-name="ce31" office:value-type="float" office:value="12093" calcext:value-type="float">
            <text:p>12,093</text:p>
          </table:table-cell>
          <table:table-cell table:style-name="ce31" office:value-type="float" office:value="13759" calcext:value-type="float">
            <text:p>13,759</text:p>
          </table:table-cell>
          <table:table-cell table:style-name="ce47" office:value-type="float" office:value="25852" calcext:value-type="float">
            <text:p>25,85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Aannem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15" office:value-type="float" office:value="40" calcext:value-type="float">
            <text:p>4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Aardappelenmeelfabrijkant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Aardewerk- en porcelein- fabrijkanten en kooplied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4" calcext:value-type="float">
            <text:p>14</text:p>
          </table:table-cell>
          <table:table-cell table:style-name="ce15" office:value-type="float" office:value="37" calcext:value-type="float">
            <text:p>3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Advoka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15" calcext:value-type="float">
            <text:p>115</text:p>
          </table:table-cell>
          <table:table-cell table:style-name="ce30"/>
          <table:table-cell table:style-name="ce30" office:value-type="float" office:value="115" calcext:value-type="float">
            <text:p>115</text:p>
          </table:table-cell>
          <table:table-cell table:style-name="ce30"/>
          <table:table-cell table:style-name="ce15" office:value-type="float" office:value="115" calcext:value-type="float">
            <text:p>11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Afbraakverkoop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Aluinfabrijkant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Ambtenaren Staats-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41" calcext:value-type="float">
            <text:p>341</text:p>
          </table:table-cell>
          <table:table-cell table:style-name="ce30"/>
          <table:table-cell table:style-name="ce30" office:value-type="float" office:value="341" calcext:value-type="float">
            <text:p>341</text:p>
          </table:table-cell>
          <table:table-cell table:style-name="ce30"/>
          <table:table-cell table:style-name="ce15" office:value-type="float" office:value="341" calcext:value-type="float">
            <text:p>34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Ambtenaren Provinciale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Ambtenaren Gemeente-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88" calcext:value-type="float">
            <text:p>28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88" calcext:value-type="float">
            <text:p>288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89" calcext:value-type="float">
            <text:p>28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Ambtenaren Niet genoemde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31" calcext:value-type="float">
            <text:p>431</text:p>
          </table:table-cell>
          <table:table-cell table:style-name="ce30"/>
          <table:table-cell table:style-name="ce30" office:value-type="float" office:value="431" calcext:value-type="float">
            <text:p>431</text:p>
          </table:table-cell>
          <table:table-cell table:style-name="ce30"/>
          <table:table-cell table:style-name="ce15" office:value-type="float" office:value="431" calcext:value-type="float">
            <text:p>43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Apothekers, drogisten</text:p>
          </table:table-cell>
          <table:table-cell/>
          <table:table-cell table:style-name="ce8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556" calcext:value-type="float">
            <text:p>556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79" calcext:value-type="float">
            <text:p>579</text:p>
          </table:table-cell>
          <table:table-cell table:style-name="ce30" office:value-type="float" office:value="6" calcext:value-type="float">
            <text:p>6</text:p>
          </table:table-cell>
          <table:table-cell table:style-name="ce15" office:value-type="float" office:value="585" calcext:value-type="float">
            <text:p>58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Arbeiders, dagloon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float" office:value="3007" calcext:value-type="float">
            <text:p>3,007</text:p>
          </table:table-cell>
          <table:table-cell table:style-name="ce30" office:value-type="float" office:value="128" calcext:value-type="float">
            <text:p>128</text:p>
          </table:table-cell>
          <table:table-cell table:style-name="ce31" office:value-type="float" office:value="3049" calcext:value-type="float">
            <text:p>3,049</text:p>
          </table:table-cell>
          <table:table-cell table:style-name="ce30" office:value-type="float" office:value="130" calcext:value-type="float">
            <text:p>130</text:p>
          </table:table-cell>
          <table:table-cell table:style-name="ce47" office:value-type="float" office:value="3179" calcext:value-type="float">
            <text:p>3,17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Asch-, bagger-, vuilnislieden, asch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58" calcext:value-type="float">
            <text:p>15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58" calcext:value-type="float">
            <text:p>158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161" calcext:value-type="float">
            <text:p>16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Azijnstokers, kunstazijn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Baardscheerders, kappers, paruiken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501" calcext:value-type="float">
            <text:p>50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513" calcext:value-type="float">
            <text:p>513</text:p>
          </table:table-cell>
          <table:table-cell table:style-name="ce30" office:value-type="float" office:value="12" calcext:value-type="float">
            <text:p>12</text:p>
          </table:table-cell>
          <table:table-cell table:style-name="ce15" office:value-type="float" office:value="525" calcext:value-type="float">
            <text:p>5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Badstoofhou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Bankiers, effektenhandelaars, geldwisselaars, kassi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64" calcext:value-type="float">
            <text:p>6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Bed- en matrassenmakers en verhuurders, behangers, stoffeerd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461" calcext:value-type="float">
            <text:p>461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71" calcext:value-type="float">
            <text:p>471</text:p>
          </table:table-cell>
          <table:table-cell table:style-name="ce30" office:value-type="float" office:value="14" calcext:value-type="float">
            <text:p>14</text:p>
          </table:table-cell>
          <table:table-cell table:style-name="ce15" office:value-type="float" office:value="485" calcext:value-type="float">
            <text:p>48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Beeldhouwers, lofwerksnijd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6" calcext:value-type="float">
            <text:p>56</text:p>
          </table:table-cell>
          <table:table-cell table:style-name="ce30"/>
          <table:table-cell table:style-name="ce30" office:value-type="float" office:value="62" calcext:value-type="float">
            <text:p>62</text:p>
          </table:table-cell>
          <table:table-cell table:style-name="ce30"/>
          <table:table-cell table:style-name="ce15" office:value-type="float" office:value="62" calcext:value-type="float">
            <text:p>6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Beleenbankhouders, inbrengers enz.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43" calcext:value-type="float">
            <text:p>43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Besteders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73" calcext:value-type="float">
            <text:p>73</text:p>
          </table:table-cell>
          <table:table-cell table:style-name="ce30"/>
          <table:table-cell table:style-name="ce30" office:value-type="float" office:value="73" calcext:value-type="float">
            <text:p>73</text:p>
          </table:table-cell>
          <table:table-cell table:style-name="ce15" office:value-type="float" office:value="73" calcext:value-type="float">
            <text:p>7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Bestellers, expediteurs, factoors, voetboden</text:p>
          </table:table-cell>
          <table:table-cell/>
          <table:table-cell table:style-name="ce8"/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59" calcext:value-type="float">
            <text:p>259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71" calcext:value-type="float">
            <text:p>271</text:p>
          </table:table-cell>
          <table:table-cell table:style-name="ce30" office:value-type="float" office:value="41" calcext:value-type="float">
            <text:p>41</text:p>
          </table:table-cell>
          <table:table-cell table:style-name="ce15" office:value-type="float" office:value="312" calcext:value-type="float">
            <text:p>3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Bezembinders, rietboeren, rijswerk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50" calcext:value-type="float">
            <text:p>50</text:p>
          </table:table-cell>
          <table:table-cell table:style-name="ce30"/>
          <table:table-cell table:style-name="ce30" office:value-type="float" office:value="54" calcext:value-type="float">
            <text:p>54</text:p>
          </table:table-cell>
          <table:table-cell table:style-name="ce30"/>
          <table:table-cell table:style-name="ce15" office:value-type="float" office:value="54" calcext:value-type="float">
            <text:p>5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Bierbrouwers, bierste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63" calcext:value-type="float">
            <text:p>6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Billard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Billard-, kaatsballen-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Bleek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69" calcext:value-type="float">
            <text:p>69</text:p>
          </table:table-cell>
          <table:table-cell table:style-name="ce15" office:value-type="float" office:value="131" calcext:value-type="float">
            <text:p>13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Blik- en plaatwerkers, lampen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31" calcext:value-type="float">
            <text:p>3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Bloemisten, boomkweekers, tuiniers, warmoezeni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69" calcext:value-type="float">
            <text:p>669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703" calcext:value-type="float">
            <text:p>703</text:p>
          </table:table-cell>
          <table:table-cell table:style-name="ce30" office:value-type="float" office:value="13" calcext:value-type="float">
            <text:p>13</text:p>
          </table:table-cell>
          <table:table-cell table:style-name="ce15" office:value-type="float" office:value="716" calcext:value-type="float">
            <text:p>7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Boekbinders</text:p>
          </table:table-cell>
          <table:table-cell/>
          <table:table-cell table:style-name="ce8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97" calcext:value-type="float">
            <text:p>297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299" calcext:value-type="float">
            <text:p>29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Boek- en dagbladdrukkers en verkoopers 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94" calcext:value-type="float">
            <text:p>294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94" calcext:value-type="float">
            <text:p>294</text:p>
          </table:table-cell>
          <table:table-cell table:style-name="ce30" office:value-type="float" office:value="21" calcext:value-type="float">
            <text:p>21</text:p>
          </table:table-cell>
          <table:table-cell table:style-name="ce15" office:value-type="float" office:value="315" calcext:value-type="float">
            <text:p>31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Boek- en dagbladdrukkers en verkoopers knechts, letterzett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30" office:value-type="float" office:value="447" calcext:value-type="float">
            <text:p>447</text:p>
          </table:table-cell>
          <table:table-cell table:style-name="ce30"/>
          <table:table-cell table:style-name="ce30" office:value-type="float" office:value="476" calcext:value-type="float">
            <text:p>476</text:p>
          </table:table-cell>
          <table:table-cell table:style-name="ce30"/>
          <table:table-cell table:style-name="ce15" office:value-type="float" office:value="476" calcext:value-type="float">
            <text:p>47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Bontwer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9" calcext:value-type="float">
            <text:p>49</text:p>
          </table:table-cell>
          <table:table-cell table:style-name="ce30"/>
          <table:table-cell table:style-name="ce30" office:value-type="float" office:value="50" calcext:value-type="float">
            <text:p>50</text:p>
          </table:table-cell>
          <table:table-cell table:style-name="ce30"/>
          <table:table-cell table:style-name="ce15" office:value-type="float" office:value="50" calcext:value-type="float">
            <text:p>5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Bordpapier (werkers in) doozen-, kaarten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9" calcext:value-type="float">
            <text:p>9</text:p>
          </table:table-cell>
          <table:table-cell table:style-name="ce15" office:value-type="float" office:value="38" calcext:value-type="float">
            <text:p>3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Borduurwerkers, kantwer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2" calcext:value-type="float">
            <text:p>22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Borstel-, kaarden-, kammen-, rijven-, zeeften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4" calcext:value-type="float">
            <text:p>4</text:p>
          </table:table-cell>
          <table:table-cell table:style-name="ce15" office:value-type="float" office:value="117" calcext:value-type="float">
            <text:p>11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Bouw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15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Branders en stokers van stroop, likeuren, sterke drank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63" calcext:value-type="float">
            <text:p>6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Breuk- en draagbanden-, keurslijven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3" calcext:value-type="float">
            <text:p>13</text:p>
          </table:table-cell>
          <table:table-cell table:style-name="ce15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Brillenslijpers en verkoopers</text:p>
          </table:table-cell>
          <table:table-cell/>
          <table:table-cell table:style-name="ce8"/>
          <table:table-cell table:style-name="ce30" table:number-columns-repeated="5"/>
          <table:table-cell table:number-columns-repeated="4" table:style-name="ce30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Brood-, kleingoed-, koek- en banketbakkers en slijt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75" calcext:value-type="float">
            <text:p>75</text:p>
          </table:table-cell>
          <table:table-cell table:style-name="ce30"/>
          <table:table-cell table:style-name="ce31" office:value-type="float" office:value="2079" calcext:value-type="float">
            <text:p>2,079</text:p>
          </table:table-cell>
          <table:table-cell table:style-name="ce30" office:value-type="float" office:value="86" calcext:value-type="float">
            <text:p>86</text:p>
          </table:table-cell>
          <table:table-cell table:style-name="ce31" office:value-type="float" office:value="2161" calcext:value-type="float">
            <text:p>2,161</text:p>
          </table:table-cell>
          <table:table-cell table:style-name="ce30" office:value-type="float" office:value="86" calcext:value-type="float">
            <text:p>86</text:p>
          </table:table-cell>
          <table:table-cell table:style-name="ce47" office:value-type="float" office:value="2247" calcext:value-type="float">
            <text:p>2,24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Bijenteelt (personen behoorende tot de)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Chicoreifabrijkan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Chocoladefabrijkan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Dagbladschrijvers, letterkundig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Debiteurs en gedelegeerden in de loterij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64" calcext:value-type="float">
            <text:p>6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Dekkers (lei-, pannen-, riet-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1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Deurwaar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1" calcext:value-type="float">
            <text:p>51</text:p>
          </table:table-cell>
          <table:table-cell table:style-name="ce30"/>
          <table:table-cell table:style-name="ce30" office:value-type="float" office:value="51" calcext:value-type="float">
            <text:p>51</text:p>
          </table:table-cell>
          <table:table-cell table:style-name="ce30"/>
          <table:table-cell table:style-name="ce15" office:value-type="float" office:value="51" calcext:value-type="float">
            <text:p>5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Dienstboden, bakers, huisbewaarders, minnen, oppassers, portiers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272" calcext:value-type="float">
            <text:p>272</text:p>
          </table:table-cell>
          <table:table-cell table:style-name="ce31" office:value-type="float" office:value="1440" calcext:value-type="float">
            <text:p>1,440</text:p>
          </table:table-cell>
          <table:table-cell table:style-name="ce31" office:value-type="float" office:value="13278" calcext:value-type="float">
            <text:p>13,278</text:p>
          </table:table-cell>
          <table:table-cell table:style-name="ce31" office:value-type="float" office:value="1494" calcext:value-type="float">
            <text:p>1,494</text:p>
          </table:table-cell>
          <table:table-cell table:style-name="ce31" office:value-type="float" office:value="13577" calcext:value-type="float">
            <text:p>13,577</text:p>
          </table:table-cell>
          <table:table-cell table:style-name="ce47" office:value-type="float" office:value="15071" calcext:value-type="float">
            <text:p>15,07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Doodgravers, bedienaars van begrafenissen, verhuurders van rouwkleeder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22" calcext:value-type="float">
            <text:p>322</text:p>
          </table:table-cell>
          <table:table-cell table:style-name="ce30"/>
          <table:table-cell table:style-name="ce30" office:value-type="float" office:value="322" calcext:value-type="float">
            <text:p>322</text:p>
          </table:table-cell>
          <table:table-cell table:style-name="ce30"/>
          <table:table-cell table:style-name="ce15" office:value-type="float" office:value="322" calcext:value-type="float">
            <text:p>32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Fabrijkanten van verschillenden aard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470" calcext:value-type="float">
            <text:p>47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518" calcext:value-type="float">
            <text:p>518</text:p>
          </table:table-cell>
          <table:table-cell table:style-name="ce30" office:value-type="float" office:value="70" calcext:value-type="float">
            <text:p>70</text:p>
          </table:table-cell>
          <table:table-cell table:style-name="ce15" office:value-type="float" office:value="588" calcext:value-type="float">
            <text:p>58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Fineerzag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15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Gaarkeukenhoud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9" calcext:value-type="float">
            <text:p>9</text:p>
          </table:table-cell>
          <table:table-cell table:style-name="ce15" office:value-type="float" office:value="82" calcext:value-type="float">
            <text:p>8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Galanteriewarenhandelaa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Garen- en bandwinkeli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6" calcext:value-type="float">
            <text:p>36</text:p>
          </table:table-cell>
          <table:table-cell table:style-name="ce15" office:value-type="float" office:value="48" calcext:value-type="float">
            <text:p>4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Gazfabrijkan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15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57" calcext:value-type="float">
            <text:p>357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58" calcext:value-type="float">
            <text:p>358</text:p>
          </table:table-cell>
          <table:table-cell table:style-name="ce30" office:value-type="float" office:value="68" calcext:value-type="float">
            <text:p>68</text:p>
          </table:table-cell>
          <table:table-cell table:style-name="ce15" office:value-type="float" office:value="426" calcext:value-type="float">
            <text:p>42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Gepensioneerden (burgerlijke en militaire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99" calcext:value-type="float">
            <text:p>299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99" calcext:value-type="float">
            <text:p>299</text:p>
          </table:table-cell>
          <table:table-cell table:style-name="ce30" office:value-type="float" office:value="42" calcext:value-type="float">
            <text:p>42</text:p>
          </table:table-cell>
          <table:table-cell table:style-name="ce15" office:value-type="float" office:value="341" calcext:value-type="float">
            <text:p>34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Geschutgieters, geweer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15" office:value-type="float" office:value="28" calcext:value-type="float">
            <text:p>2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Gezantschappen en consulaten (personen behoorende tot de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15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Glasblaz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Godsdienstleeraren en aan de dienst verbonden personen. Protestanten, predikan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28" calcext:value-type="float">
            <text:p>128</text:p>
          </table:table-cell>
          <table:table-cell table:style-name="ce30"/>
          <table:table-cell table:style-name="ce30" office:value-type="float" office:value="128" calcext:value-type="float">
            <text:p>128</text:p>
          </table:table-cell>
          <table:table-cell table:style-name="ce30"/>
          <table:table-cell table:style-name="ce15" office:value-type="float" office:value="128" calcext:value-type="float">
            <text:p>12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38" calcext:value-type="float">
            <text:p>38</text:p>
          </table:table-cell>
          <table:table-cell table:style-name="ce15" office:value-type="float" office:value="95" calcext:value-type="float">
            <text:p>9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81" calcext:value-type="float">
            <text:p>81</text:p>
          </table:table-cell>
          <table:table-cell table:style-name="ce30"/>
          <table:table-cell table:style-name="ce30" office:value-type="float" office:value="81" calcext:value-type="float">
            <text:p>81</text:p>
          </table:table-cell>
          <table:table-cell table:style-name="ce30"/>
          <table:table-cell table:style-name="ce15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15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27" calcext:value-type="float">
            <text:p>27</text:p>
          </table:table-cell>
          <table:table-cell table:style-name="ce30"/>
          <table:table-cell table:style-name="ce30" office:value-type="float" office:value="27" calcext:value-type="float">
            <text:p>27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Godsdienstleeraren en aan de dienst verbonden personen. Israeliten, rabbijn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15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15" office:value-type="float" office:value="28" calcext:value-type="float">
            <text:p>2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Gouddraadtrekkers, passementwerkers, galonwer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7" calcext:value-type="float">
            <text:p>7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Graanhandelaars, gist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6" calcext:value-type="float">
            <text:p>6</text:p>
          </table:table-cell>
          <table:table-cell table:style-name="ce15" office:value-type="float" office:value="73" calcext:value-type="float">
            <text:p>7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Graveurs op hout, metaal en steen, stempelsnijd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1" calcext:value-type="float">
            <text:p>61</text:p>
          </table:table-cell>
          <table:table-cell table:style-name="ce30"/>
          <table:table-cell table:style-name="ce30" office:value-type="float" office:value="62" calcext:value-type="float">
            <text:p>62</text:p>
          </table:table-cell>
          <table:table-cell table:style-name="ce30"/>
          <table:table-cell table:style-name="ce15" office:value-type="float" office:value="62" calcext:value-type="float">
            <text:p>6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Griendbaz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Groenten-, fruitverkoop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office:value-type="float" office:value="165" calcext:value-type="float">
            <text:p>165</text:p>
          </table:table-cell>
          <table:table-cell table:style-name="ce15" office:value-type="float" office:value="343" calcext:value-type="float">
            <text:p>34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Grondeigenar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35" calcext:value-type="float">
            <text:p>3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Grossiers, slij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12" calcext:value-type="float">
            <text:p>12</text:p>
          </table:table-cell>
          <table:table-cell table:style-name="ce15" office:value-type="float" office:value="56" calcext:value-type="float">
            <text:p>5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Grutters, kruideni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439" calcext:value-type="float">
            <text:p>439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53" calcext:value-type="float">
            <text:p>453</text:p>
          </table:table-cell>
          <table:table-cell table:style-name="ce30" office:value-type="float" office:value="48" calcext:value-type="float">
            <text:p>48</text:p>
          </table:table-cell>
          <table:table-cell table:style-name="ce15" office:value-type="float" office:value="501" calcext:value-type="float">
            <text:p>50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Haarwer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5" calcext:value-type="float">
            <text:p>5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Handelsleerling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82" calcext:value-type="float">
            <text:p>82</text:p>
          </table:table-cell>
          <table:table-cell table:style-name="ce30"/>
          <table:table-cell table:style-name="ce30" office:value-type="float" office:value="93" calcext:value-type="float">
            <text:p>93</text:p>
          </table:table-cell>
          <table:table-cell table:style-name="ce30"/>
          <table:table-cell table:style-name="ce15" office:value-type="float" office:value="93" calcext:value-type="float">
            <text:p>9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Handelsreizig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40" calcext:value-type="float">
            <text:p>140</text:p>
          </table:table-cell>
          <table:table-cell table:style-name="ce30"/>
          <table:table-cell table:style-name="ce30" office:value-type="float" office:value="140" calcext:value-type="float">
            <text:p>140</text:p>
          </table:table-cell>
          <table:table-cell table:style-name="ce30"/>
          <table:table-cell table:style-name="ce15" office:value-type="float" office:value="140" calcext:value-type="float">
            <text:p>14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Handschoenen- en dassen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Haven- en baken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5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Heemraden en verdere ambtenaren van de waterschapp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Heetmaaij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Hennep- en vlasbereiders en teelers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Herbergiers, kasteleins, koffijhuishou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62" calcext:value-type="float">
            <text:p>262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262" calcext:value-type="float">
            <text:p>262</text:p>
          </table:table-cell>
          <table:table-cell table:style-name="ce30" office:value-type="float" office:value="73" calcext:value-type="float">
            <text:p>73</text:p>
          </table:table-cell>
          <table:table-cell table:style-name="ce15" office:value-type="float" office:value="335" calcext:value-type="float">
            <text:p>33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Herders en veehoe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55" calcext:value-type="float">
            <text:p>5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Hoeden-, petten- en stroohoedenmakers</text:p>
          </table:table-cell>
          <table:table-cell/>
          <table:table-cell table:style-name="ce8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57" calcext:value-type="float">
            <text:p>257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58" calcext:value-type="float">
            <text:p>58</text:p>
          </table:table-cell>
          <table:table-cell table:style-name="ce15" office:value-type="float" office:value="333" calcext:value-type="float">
            <text:p>33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15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Houthak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Houtzaagmolenaars, houtzagers, houtkoop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537" calcext:value-type="float">
            <text:p>53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57" calcext:value-type="float">
            <text:p>557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560" calcext:value-type="float">
            <text:p>56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Huisleerlingen</text:p>
          </table:table-cell>
          <table:table-cell/>
          <table:table-cell table:style-name="ce8" office:value-type="float" office:value="158" calcext:value-type="float">
            <text:p>158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379" calcext:value-type="float">
            <text:p>379</text:p>
          </table:table-cell>
          <table:table-cell table:style-name="ce30" office:value-type="float" office:value="281" calcext:value-type="float">
            <text:p>281</text:p>
          </table:table-cell>
          <table:table-cell table:style-name="ce15" office:value-type="float" office:value="660" calcext:value-type="float">
            <text:p>66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Ingenieurs en verdere ambtenaren van den waterstaat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15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Inleggers van levensbehoef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Jag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Jagt (personen behoorende tot de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Juweliers, goud- en zilversmeden</text:p>
          </table:table-cell>
          <table:table-cell/>
          <table:table-cell table:style-name="ce8"/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30" office:value-type="float" office:value="619" calcext:value-type="float">
            <text:p>619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9" calcext:value-type="float">
            <text:p>9</text:p>
          </table:table-cell>
          <table:table-cell table:style-name="ce15" office:value-type="float" office:value="665" calcext:value-type="float">
            <text:p>66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aarders, wolkamm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aarsenmakers (smeer- en was-)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15" calcext:value-type="float">
            <text:p>11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abinet- en schrijnwerkers, kunstdraaij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2" calcext:value-type="float">
            <text:p>52</text:p>
          </table:table-cell>
          <table:table-cell table:style-name="ce30"/>
          <table:table-cell table:style-name="ce30" office:value-type="float" office:value="983" calcext:value-type="float">
            <text:p>983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float" office:value="1036" calcext:value-type="float">
            <text:p>1,036</text:p>
          </table:table-cell>
          <table:table-cell table:style-name="ce30" office:value-type="float" office:value="2" calcext:value-type="float">
            <text:p>2</text:p>
          </table:table-cell>
          <table:table-cell table:style-name="ce47" office:value-type="float" office:value="1038" calcext:value-type="float">
            <text:p>1,03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adetten van de landmagt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adetten van de zeemagt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30" office:value-type="float" office:value="64" calcext:value-type="float">
            <text:p>64</text:p>
          </table:table-cell>
          <table:table-cell table:style-name="ce30"/>
          <table:table-cell table:style-name="ce30" office:value-type="float" office:value="94" calcext:value-type="float">
            <text:p>94</text:p>
          </table:table-cell>
          <table:table-cell table:style-name="ce30"/>
          <table:table-cell table:style-name="ce15" office:value-type="float" office:value="94" calcext:value-type="float">
            <text:p>9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alkbranders, cement- en tras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antoor- en winkelbedienden, pakhuisknechts</text:p>
          </table:table-cell>
          <table:table-cell/>
          <table:table-cell table:style-name="ce8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5" calcext:value-type="float">
            <text:p>5</text:p>
          </table:table-cell>
          <table:table-cell table:style-name="ce31" office:value-type="float" office:value="2690" calcext:value-type="float">
            <text:p>2,690</text:p>
          </table:table-cell>
          <table:table-cell table:style-name="ce30" office:value-type="float" office:value="233" calcext:value-type="float">
            <text:p>233</text:p>
          </table:table-cell>
          <table:table-cell table:style-name="ce31" office:value-type="float" office:value="2750" calcext:value-type="float">
            <text:p>2,750</text:p>
          </table:table-cell>
          <table:table-cell table:style-name="ce30" office:value-type="float" office:value="239" calcext:value-type="float">
            <text:p>239</text:p>
          </table:table-cell>
          <table:table-cell table:style-name="ce47" office:value-type="float" office:value="2989" calcext:value-type="float">
            <text:p>2,98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leedermakers</text:p>
          </table:table-cell>
          <table:table-cell/>
          <table:table-cell table:style-name="ce8"/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01" calcext:value-type="float">
            <text:p>101</text:p>
          </table:table-cell>
          <table:table-cell table:style-name="ce30"/>
          <table:table-cell table:style-name="ce31" office:value-type="float" office:value="2436" calcext:value-type="float">
            <text:p>2,436</text:p>
          </table:table-cell>
          <table:table-cell table:style-name="ce30" office:value-type="float" office:value="4" calcext:value-type="float">
            <text:p>4</text:p>
          </table:table-cell>
          <table:table-cell table:style-name="ce31" office:value-type="float" office:value="2548" calcext:value-type="float">
            <text:p>2,548</text:p>
          </table:table-cell>
          <table:table-cell table:style-name="ce30" office:value-type="float" office:value="4" calcext:value-type="float">
            <text:p>4</text:p>
          </table:table-cell>
          <table:table-cell table:style-name="ce47" office:value-type="float" office:value="2552" calcext:value-type="float">
            <text:p>2,55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leederen- en gemaaktgoed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" calcext:value-type="float">
            <text:p>4</text:p>
          </table:table-cell>
          <table:table-cell table:style-name="ce15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leinhandelaars, winkeliers</text:p>
          </table:table-cell>
          <table:table-cell/>
          <table:table-cell table:style-name="ce8"/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1" office:value-type="float" office:value="1909" calcext:value-type="float">
            <text:p>1,909</text:p>
          </table:table-cell>
          <table:table-cell table:style-name="ce31" office:value-type="float" office:value="1548" calcext:value-type="float">
            <text:p>1,548</text:p>
          </table:table-cell>
          <table:table-cell table:style-name="ce31" office:value-type="float" office:value="1909" calcext:value-type="float">
            <text:p>1,909</text:p>
          </table:table-cell>
          <table:table-cell table:style-name="ce31" office:value-type="float" office:value="1549" calcext:value-type="float">
            <text:p>1,549</text:p>
          </table:table-cell>
          <table:table-cell table:style-name="ce47" office:value-type="float" office:value="3458" calcext:value-type="float">
            <text:p>3,45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lerken en schrijvers bij notarissen, ontvangers, prokureurs, deurwaarders enz.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26" calcext:value-type="float">
            <text:p>126</text:p>
          </table:table-cell>
          <table:table-cell table:style-name="ce30"/>
          <table:table-cell table:style-name="ce30" office:value-type="float" office:value="128" calcext:value-type="float">
            <text:p>128</text:p>
          </table:table-cell>
          <table:table-cell table:style-name="ce30"/>
          <table:table-cell table:style-name="ce15" office:value-type="float" office:value="128" calcext:value-type="float">
            <text:p>12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lompen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noopen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olenbrand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oninklijk Huis (personen, verbonden aan het)</text:p>
          </table:table-cell>
          <table:table-cell/>
          <table:table-cell table:style-name="ce8"/>
          <table:table-cell table:style-name="ce30" table:number-columns-repeated="5"/>
          <table:table-cell table:number-columns-repeated="4" table:style-name="ce3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ooplieden van verschillenden aard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1" office:value-type="float" office:value="2619" calcext:value-type="float">
            <text:p>2,619</text:p>
          </table:table-cell>
          <table:table-cell table:style-name="ce30" office:value-type="float" office:value="576" calcext:value-type="float">
            <text:p>576</text:p>
          </table:table-cell>
          <table:table-cell table:style-name="ce31" office:value-type="float" office:value="2627" calcext:value-type="float">
            <text:p>2,627</text:p>
          </table:table-cell>
          <table:table-cell table:style-name="ce30" office:value-type="float" office:value="577" calcext:value-type="float">
            <text:p>577</text:p>
          </table:table-cell>
          <table:table-cell table:style-name="ce47" office:value-type="float" office:value="3204" calcext:value-type="float">
            <text:p>3,20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oornmolenaa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484" calcext:value-type="float">
            <text:p>48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492" calcext:value-type="float">
            <text:p>492</text:p>
          </table:table-cell>
          <table:table-cell table:style-name="ce30" office:value-type="float" office:value="8" calcext:value-type="float">
            <text:p>8</text:p>
          </table:table-cell>
          <table:table-cell table:style-name="ce15" office:value-type="float" office:value="500" calcext:value-type="float">
            <text:p>50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oornverschie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74" calcext:value-type="float">
            <text:p>7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oper- en blikslagers, draadvlechters, ketellappers</text:p>
          </table:table-cell>
          <table:table-cell/>
          <table:table-cell table:style-name="ce8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8" calcext:value-type="float">
            <text:p>38</text:p>
          </table:table-cell>
          <table:table-cell table:style-name="ce30"/>
          <table:table-cell table:style-name="ce30" office:value-type="float" office:value="522" calcext:value-type="float">
            <text:p>52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63" calcext:value-type="float">
            <text:p>563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565" calcext:value-type="float">
            <text:p>56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oper-, klok- en geelgiet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35" calcext:value-type="float">
            <text:p>3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ostschoolhouders en onderwijz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9" calcext:value-type="float">
            <text:p>9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ostschoolleerlingen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107/1</text:p>
          </table:table-cell>
          <table:table-cell table:style-name="ce30" office:value-type="float" office:value="39" calcext:value-type="float">
            <text:p>39</text:p>
          </table:table-cell>
          <table:table-cell table:style-name="ce15" office:value-type="string" calcext:value-type="string">
            <text:p>146/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raankinder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ram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36" calcext:value-type="float">
            <text:p>36</text:p>
          </table:table-cell>
          <table:table-cell table:style-name="ce15" office:value-type="float" office:value="179" calcext:value-type="float">
            <text:p>17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ramm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rib- en dijkwerkers, heibaz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386" calcext:value-type="float">
            <text:p>386</text:p>
          </table:table-cell>
          <table:table-cell table:style-name="ce30"/>
          <table:table-cell table:style-name="ce30" office:value-type="float" office:value="396" calcext:value-type="float">
            <text:p>396</text:p>
          </table:table-cell>
          <table:table-cell table:style-name="ce30"/>
          <table:table-cell table:style-name="ce15" office:value-type="float" office:value="396" calcext:value-type="float">
            <text:p>39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roeghouders, tappers enz.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707" calcext:value-type="float">
            <text:p>707</text:p>
          </table:table-cell>
          <table:table-cell table:style-name="ce30" office:value-type="float" office:value="653" calcext:value-type="float">
            <text:p>653</text:p>
          </table:table-cell>
          <table:table-cell table:style-name="ce30" office:value-type="float" office:value="707" calcext:value-type="float">
            <text:p>707</text:p>
          </table:table-cell>
          <table:table-cell table:style-name="ce30" office:value-type="float" office:value="653" calcext:value-type="float">
            <text:p>653</text:p>
          </table:table-cell>
          <table:table-cell table:style-name="ce47" office:value-type="float" office:value="1360" calcext:value-type="float">
            <text:p>1,36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ruidfabrijkanten en vuurwerk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ruijers, sjouwers, schoenpoetsers</text:p>
          </table:table-cell>
          <table:table-cell/>
          <table:table-cell table:style-name="ce8"/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31" office:value-type="float" office:value="4500" calcext:value-type="float">
            <text:p>4,500</text:p>
          </table:table-cell>
          <table:table-cell table:style-name="ce30" office:value-type="float" office:value="56" calcext:value-type="float">
            <text:p>56</text:p>
          </table:table-cell>
          <table:table-cell table:style-name="ce31" office:value-type="float" office:value="4531" calcext:value-type="float">
            <text:p>4,531</text:p>
          </table:table-cell>
          <table:table-cell table:style-name="ce30" office:value-type="float" office:value="56" calcext:value-type="float">
            <text:p>56</text:p>
          </table:table-cell>
          <table:table-cell table:style-name="ce47" office:value-type="float" office:value="4587" calcext:value-type="float">
            <text:p>4,58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rijgslieden van en boven den rang van 2den luitenant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43" calcext:value-type="float">
            <text:p>143</text:p>
          </table:table-cell>
          <table:table-cell table:style-name="ce30"/>
          <table:table-cell table:style-name="ce30" office:value-type="float" office:value="143" calcext:value-type="float">
            <text:p>143</text:p>
          </table:table-cell>
          <table:table-cell table:style-name="ce30"/>
          <table:table-cell table:style-name="ce15" office:value-type="float" office:value="143" calcext:value-type="float">
            <text:p>14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rijgslieden beneden den rang van 2den luitenant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1" calcext:value-type="float">
            <text:p>31</text:p>
          </table:table-cell>
          <table:table-cell table:style-name="ce30"/>
          <table:table-cell table:style-name="ce31" office:value-type="float" office:value="1768" calcext:value-type="float">
            <text:p>1,768</text:p>
          </table:table-cell>
          <table:table-cell table:style-name="ce30"/>
          <table:table-cell table:style-name="ce31" office:value-type="float" office:value="1800" calcext:value-type="float">
            <text:p>1,800</text:p>
          </table:table-cell>
          <table:table-cell table:style-name="ce30"/>
          <table:table-cell table:style-name="ce47" office:value-type="float" office:value="1800" calcext:value-type="float">
            <text:p>1,80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uipers, hoepelmak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30" office:value-type="float" office:value="621" calcext:value-type="float">
            <text:p>62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50" calcext:value-type="float">
            <text:p>650</text:p>
          </table:table-cell>
          <table:table-cell table:style-name="ce30" office:value-type="float" office:value="5" calcext:value-type="float">
            <text:p>5</text:p>
          </table:table-cell>
          <table:table-cell table:style-name="ce15" office:value-type="float" office:value="655" calcext:value-type="float">
            <text:p>65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unstenaars, goochelaars enz.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unstkoopers, muzijk- en teekenhandelar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unstlak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47" calcext:value-type="float">
            <text:p>47</text:p>
          </table:table-cell>
          <table:table-cell table:style-name="ce30"/>
          <table:table-cell table:style-name="ce30" office:value-type="float" office:value="52" calcext:value-type="float">
            <text:p>52</text:p>
          </table:table-cell>
          <table:table-cell table:style-name="ce30"/>
          <table:table-cell table:style-name="ce15" office:value-type="float" office:value="52" calcext:value-type="float">
            <text:p>5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unstoefenaren muzijkanten, muzijkmeesters, organisten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16" calcext:value-type="float">
            <text:p>16</text:p>
          </table:table-cell>
          <table:table-cell table:style-name="ce15" office:value-type="float" office:value="309" calcext:value-type="float">
            <text:p>30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unstoefenaren schild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7" calcext:value-type="float">
            <text:p>7</text:p>
          </table:table-cell>
          <table:table-cell table:style-name="ce15" office:value-type="float" office:value="160" calcext:value-type="float">
            <text:p>16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unstoefenaren teekenaars, teekenmeesters, daguerreotypeurs, decorateu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15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unstoefenaren toneelspelers, dansmeesters, zangers</text:p>
          </table:table-cell>
          <table:table-cell/>
          <table:table-cell table:style-name="ce8"/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35" calcext:value-type="float">
            <text:p>35</text:p>
          </table:table-cell>
          <table:table-cell table:style-name="ce15" office:value-type="float" office:value="133" calcext:value-type="float">
            <text:p>13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unstwer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1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Kurkensnij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15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Landbouwers</text:p>
          </table:table-cell>
          <table:table-cell/>
          <table:table-cell table:style-name="ce8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960" calcext:value-type="float">
            <text:p>960</text:p>
          </table:table-cell>
          <table:table-cell table:style-name="ce30" office:value-type="float" office:value="54" calcext:value-type="float">
            <text:p>54</text:p>
          </table:table-cell>
          <table:table-cell table:style-name="ce31" office:value-type="float" office:value="1024" calcext:value-type="float">
            <text:p>1,024</text:p>
          </table:table-cell>
          <table:table-cell table:style-name="ce30" office:value-type="float" office:value="57" calcext:value-type="float">
            <text:p>57</text:p>
          </table:table-cell>
          <table:table-cell table:style-name="ce47" office:value-type="float" office:value="1081" calcext:value-type="float">
            <text:p>1,08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Landhuishoudkundige scholen onderwijz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Landhuishoudkundige scholen leerling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Landmeters en teekenaars bij het kadaster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5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Lantaarnopste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15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Latijnsche scholen onderwijz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15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Latijnsche scholen leerling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1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Leerbereiders en looij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38" calcext:value-type="float">
            <text:p>13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Lettergiet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6" calcext:value-type="float">
            <text:p>56</text:p>
          </table:table-cell>
          <table:table-cell table:style-name="ce30"/>
          <table:table-cell table:style-name="ce30" office:value-type="float" office:value="57" calcext:value-type="float">
            <text:p>57</text:p>
          </table:table-cell>
          <table:table-cell table:style-name="ce30"/>
          <table:table-cell table:style-name="ce15" office:value-type="float" office:value="57" calcext:value-type="float">
            <text:p>5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Liefdadige gestichten hoofd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56" calcext:value-type="float">
            <text:p>56</text:p>
          </table:table-cell>
          <table:table-cell table:style-name="ce15" office:value-type="float" office:value="108" calcext:value-type="float">
            <text:p>10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Liefdadige gestichten dienstdoend personeel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284" calcext:value-type="float">
            <text:p>284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284" calcext:value-type="float">
            <text:p>284</text:p>
          </table:table-cell>
          <table:table-cell table:style-name="ce15" office:value-type="float" office:value="430" calcext:value-type="float">
            <text:p>43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Linieer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1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Loodgieters en pompenmakers, brandspuit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7" calcext:value-type="float">
            <text:p>7</text:p>
          </table:table-cell>
          <table:table-cell table:style-name="ce15" office:value-type="float" office:value="286" calcext:value-type="float">
            <text:p>28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Loodswezen en strandvonderij (personen behoorende tot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Loodwit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Lijmzie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Magazijn- en pakhuis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15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Makelaars en kargadoo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11" calcext:value-type="float">
            <text:p>411</text:p>
          </table:table-cell>
          <table:table-cell table:style-name="ce30"/>
          <table:table-cell table:style-name="ce30" office:value-type="float" office:value="411" calcext:value-type="float">
            <text:p>411</text:p>
          </table:table-cell>
          <table:table-cell table:style-name="ce30"/>
          <table:table-cell table:style-name="ce15" office:value-type="float" office:value="411" calcext:value-type="float">
            <text:p>4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Mandenmak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87" calcext:value-type="float">
            <text:p>18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204" calcext:value-type="float">
            <text:p>20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Manufakturen/* fabrijkan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4" calcext:value-type="float">
            <text:p>4</text:p>
          </table:table-cell>
          <table:table-cell table:style-name="ce15" office:value-type="float" office:value="69" calcext:value-type="float">
            <text:p>6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Manufakturen/* kooplied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21" calcext:value-type="float">
            <text:p>21</text:p>
          </table:table-cell>
          <table:table-cell table:style-name="ce15" office:value-type="float" office:value="166" calcext:value-type="float">
            <text:p>16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Manufakturen/* werklieden</text:p>
          </table:table-cell>
          <table:table-cell/>
          <table:table-cell table:style-name="ce8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39" calcext:value-type="float">
            <text:p>39</text:p>
          </table:table-cell>
          <table:table-cell table:style-name="ce15" office:value-type="float" office:value="99" calcext:value-type="float">
            <text:p>9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Mariniers en zeelieden van en boven den rang van 2den luitenant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8" calcext:value-type="float">
            <text:p>38</text:p>
          </table:table-cell>
          <table:table-cell table:style-name="ce30"/>
          <table:table-cell table:style-name="ce30" office:value-type="float" office:value="38" calcext:value-type="float">
            <text:p>38</text:p>
          </table:table-cell>
          <table:table-cell table:style-name="ce30"/>
          <table:table-cell table:style-name="ce15" office:value-type="float" office:value="38" calcext:value-type="float">
            <text:p>3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Mariniers en zeelieden beneden den rang van 2den luitenant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71" calcext:value-type="float">
            <text:p>171</text:p>
          </table:table-cell>
          <table:table-cell table:style-name="ce30"/>
          <table:table-cell table:style-name="ce30" office:value-type="float" office:value="171" calcext:value-type="float">
            <text:p>171</text:p>
          </table:table-cell>
          <table:table-cell table:style-name="ce30"/>
          <table:table-cell table:style-name="ce15" office:value-type="float" office:value="171" calcext:value-type="float">
            <text:p>17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Matten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Meekrapbereiders en fabrijkant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Meesters (keur-, markt-, waag-), afslag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61" calcext:value-type="float">
            <text:p>16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Melk-, boter-, kaasverkoop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583" calcext:value-type="float">
            <text:p>583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595" calcext:value-type="float">
            <text:p>595</text:p>
          </table:table-cell>
          <table:table-cell table:style-name="ce30" office:value-type="float" office:value="123" calcext:value-type="float">
            <text:p>123</text:p>
          </table:table-cell>
          <table:table-cell table:style-name="ce15" office:value-type="float" office:value="718" calcext:value-type="float">
            <text:p>71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Messenmakers en slij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15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Meters (kolen-, koorn-, hooi-, hout-, scheeps- enz.), wijnste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44" calcext:value-type="float">
            <text:p>44</text:p>
          </table:table-cell>
          <table:table-cell table:style-name="ce15" office:value-type="float" office:value="151" calcext:value-type="float">
            <text:p>15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Metselaa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1" office:value-type="float" office:value="1590" calcext:value-type="float">
            <text:p>1,590</text:p>
          </table:table-cell>
          <table:table-cell table:style-name="ce30" office:value-type="float" office:value="3" calcext:value-type="float">
            <text:p>3</text:p>
          </table:table-cell>
          <table:table-cell table:style-name="ce31" office:value-type="float" office:value="1600" calcext:value-type="float">
            <text:p>1,600</text:p>
          </table:table-cell>
          <table:table-cell table:style-name="ce30" office:value-type="float" office:value="3" calcext:value-type="float">
            <text:p>3</text:p>
          </table:table-cell>
          <table:table-cell table:style-name="ce47" office:value-type="float" office:value="1603" calcext:value-type="float">
            <text:p>1,60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Modemaaksters</text:p>
          </table:table-cell>
          <table:table-cell/>
          <table:table-cell table:style-name="ce8"/>
          <table:table-cell table:style-name="ce30" table:number-columns-repeated="4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18" calcext:value-type="float">
            <text:p>218</text:p>
          </table:table-cell>
          <table:table-cell table:style-name="ce15" office:value-type="float" office:value="220" calcext:value-type="float">
            <text:p>22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Molen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3" calcext:value-type="float">
            <text:p>53</text:p>
          </table:table-cell>
          <table:table-cell table:style-name="ce30"/>
          <table:table-cell table:style-name="ce30" office:value-type="float" office:value="54" calcext:value-type="float">
            <text:p>54</text:p>
          </table:table-cell>
          <table:table-cell table:style-name="ce30"/>
          <table:table-cell table:style-name="ce15" office:value-type="float" office:value="54" calcext:value-type="float">
            <text:p>5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Moutmolenaa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Muzijkinstrument-, orgel-, forte pianomakers, stemmers en verkoop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72" calcext:value-type="float">
            <text:p>7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Mijnwer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8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93" calcext:value-type="float">
            <text:p>193</text:p>
          </table:table-cell>
          <table:table-cell table:style-name="ce30" office:value-type="float" office:value="9" calcext:value-type="float">
            <text:p>9</text:p>
          </table:table-cell>
          <table:table-cell table:style-name="ce31" office:value-type="float" office:value="7022" calcext:value-type="float">
            <text:p>7,022</text:p>
          </table:table-cell>
          <table:table-cell table:style-name="ce30" office:value-type="float" office:value="9" calcext:value-type="float">
            <text:p>9</text:p>
          </table:table-cell>
          <table:table-cell table:style-name="ce31" office:value-type="float" office:value="7238" calcext:value-type="float">
            <text:p>7,238</text:p>
          </table:table-cell>
          <table:table-cell table:style-name="ce47" office:value-type="float" office:value="7247" calcext:value-type="float">
            <text:p>7,24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Nachtwer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Notariss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71" calcext:value-type="float">
            <text:p>71</text:p>
          </table:table-cell>
          <table:table-cell table:style-name="ce30"/>
          <table:table-cell table:style-name="ce30" office:value-type="float" office:value="71" calcext:value-type="float">
            <text:p>71</text:p>
          </table:table-cell>
          <table:table-cell table:style-name="ce30"/>
          <table:table-cell table:style-name="ce15" office:value-type="float" office:value="71" calcext:value-type="float">
            <text:p>7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Notarissen (kandidaat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7" calcext:value-type="float">
            <text:p>27</text:p>
          </table:table-cell>
          <table:table-cell table:style-name="ce30"/>
          <table:table-cell table:style-name="ce30" office:value-type="float" office:value="27" calcext:value-type="float">
            <text:p>27</text:p>
          </table:table-cell>
          <table:table-cell table:style-name="ce30"/>
          <table:table-cell table:style-name="ce15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Olieslagers en molenaa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288" calcext:value-type="float">
            <text:p>28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01" calcext:value-type="float">
            <text:p>301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303" calcext:value-type="float">
            <text:p>30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Omroepers, aanplak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15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Ondernemers en direkteurs van begrafenis- en ziekenfondsen/?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1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Ondernemers en direkteurs van naamlooze en verdere handel-maatschappij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15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Ondernemers en direkteurs van verzekering- en brandwaarborgmaatschappijen/?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89" calcext:value-type="float">
            <text:p>89</text:p>
          </table:table-cell>
          <table:table-cell table:style-name="ce30"/>
          <table:table-cell table:style-name="ce30" office:value-type="float" office:value="89" calcext:value-type="float">
            <text:p>89</text:p>
          </table:table-cell>
          <table:table-cell table:style-name="ce30"/>
          <table:table-cell table:style-name="ce15" office:value-type="float" office:value="89" calcext:value-type="float">
            <text:p>8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5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Ondernemers en direkteurs van openbare werk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8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54" calcext:value-type="float">
            <text:p>654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office:value-type="float" office:value="680" calcext:value-type="float">
            <text:p>680</text:p>
          </table:table-cell>
          <table:table-cell table:style-name="ce30" office:value-type="float" office:value="383" calcext:value-type="float">
            <text:p>383</text:p>
          </table:table-cell>
          <table:table-cell table:style-name="ce47" office:value-type="float" office:value="1063" calcext:value-type="float">
            <text:p>1,06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Opzigters, conducteurs enz.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92" calcext:value-type="float">
            <text:p>92</text:p>
          </table:table-cell>
          <table:table-cell table:style-name="ce30"/>
          <table:table-cell table:style-name="ce30" office:value-type="float" office:value="92" calcext:value-type="float">
            <text:p>92</text:p>
          </table:table-cell>
          <table:table-cell table:style-name="ce30"/>
          <table:table-cell table:style-name="ce15" office:value-type="float" office:value="92" calcext:value-type="float">
            <text:p>9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Orgeldraaijers, straatmuzijkan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Oudijzer-, oude kleederen-, beenen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8" calcext:value-type="float">
            <text:p>8</text:p>
          </table:table-cell>
          <table:table-cell table:style-name="ce15" office:value-type="float" office:value="38" calcext:value-type="float">
            <text:p>3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Paarden- en veehouders en verkoopers, koemel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17" calcext:value-type="float">
            <text:p>17</text:p>
          </table:table-cell>
          <table:table-cell table:style-name="ce15" office:value-type="float" office:value="160" calcext:value-type="float">
            <text:p>16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Paarden- en beestensnij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Pannen-, potten-, pijpen-, steen- en tegelbak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35" calcext:value-type="float">
            <text:p>3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Papier- en gekleurd papier- fabrijkan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8" calcext:value-type="float">
            <text:p>2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Papier- en gekleurd papier- handelaa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Papier- en gekleurd papier- werklied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Parapluiemakers</text:p>
          </table:table-cell>
          <table:table-cell/>
          <table:table-cell table:style-name="ce8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table:number-columns-repeated="3"/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42" calcext:value-type="float">
            <text:p>4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Pennenbereid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1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Pikeu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Pik- en teersto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Plaat- en steendrukkers, plaatsnijd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Pleistergieters, boetseerd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58" calcext:value-type="float">
            <text:p>25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58" calcext:value-type="float">
            <text:p>258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261" calcext:value-type="float">
            <text:p>26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Prokureu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9" calcext:value-type="float">
            <text:p>29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/>
          <table:table-cell table:style-name="ce15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Publieke vrouwen, publiekhuishouders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30" office:value-type="float" office:value="33" calcext:value-type="float">
            <text:p>33</text:p>
          </table:table-cell>
          <table:table-cell table:style-name="ce15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Pijpenma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Ree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15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Regterlijke magt (ambtenaren der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76" calcext:value-type="float">
            <text:p>76</text:p>
          </table:table-cell>
          <table:table-cell table:style-name="ce30"/>
          <table:table-cell table:style-name="ce30" office:value-type="float" office:value="76" calcext:value-type="float">
            <text:p>76</text:p>
          </table:table-cell>
          <table:table-cell table:style-name="ce30"/>
          <table:table-cell table:style-name="ce15" office:value-type="float" office:value="76" calcext:value-type="float">
            <text:p>7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Renteniers, partikulier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161" calcext:value-type="float">
            <text:p>161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161" calcext:value-type="float">
            <text:p>161</text:p>
          </table:table-cell>
          <table:table-cell table:style-name="ce15" office:value-type="float" office:value="321" calcext:value-type="float">
            <text:p>32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Rentmeesters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Rijtuig-, wagen-, koffer-, zadel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55" calcext:value-type="float">
            <text:p>55</text:p>
          </table:table-cell>
          <table:table-cell table:style-name="ce30"/>
          <table:table-cell table:style-name="ce30" office:value-type="float" office:value="483" calcext:value-type="float">
            <text:p>48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38" calcext:value-type="float">
            <text:p>538</text:p>
          </table:table-cell>
          <table:table-cell table:style-name="ce30" office:value-type="float" office:value="4" calcext:value-type="float">
            <text:p>4</text:p>
          </table:table-cell>
          <table:table-cell table:style-name="ce15" office:value-type="float" office:value="542" calcext:value-type="float">
            <text:p>54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Rijtuigschild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0" calcext:value-type="float">
            <text:p>60</text:p>
          </table:table-cell>
          <table:table-cell table:style-name="ce30"/>
          <table:table-cell table:style-name="ce30" office:value-type="float" office:value="62" calcext:value-type="float">
            <text:p>62</text:p>
          </table:table-cell>
          <table:table-cell table:style-name="ce30"/>
          <table:table-cell table:style-name="ce15" office:value-type="float" office:value="62" calcext:value-type="float">
            <text:p>6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chaarslij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chat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cheep-, blok-, mast- en zeilmakers, rafactiemeesters, scheepsloopers, takelaars</text:p>
          </table:table-cell>
          <table:table-cell/>
          <table:table-cell table:style-name="ce8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8" calcext:value-type="float">
            <text:p>38</text:p>
          </table:table-cell>
          <table:table-cell table:style-name="ce30"/>
          <table:table-cell table:style-name="ce31" office:value-type="float" office:value="1076" calcext:value-type="float">
            <text:p>1,076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float" office:value="1116" calcext:value-type="float">
            <text:p>1,116</text:p>
          </table:table-cell>
          <table:table-cell table:style-name="ce30" office:value-type="float" office:value="2" calcext:value-type="float">
            <text:p>2</text:p>
          </table:table-cell>
          <table:table-cell table:style-name="ce47" office:value-type="float" office:value="1118" calcext:value-type="float">
            <text:p>1,11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cheepsw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cheepzeilnaalden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cheikundige voorwerpen en verfwaren (fabrijkanten en werklieden in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28" calcext:value-type="float">
            <text:p>2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cherm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5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childers (huis-), glazenmakers</text:p>
          </table:table-cell>
          <table:table-cell/>
          <table:table-cell table:style-name="ce8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1" calcext:value-type="float">
            <text:p>61</text:p>
          </table:table-cell>
          <table:table-cell table:style-name="ce30"/>
          <table:table-cell table:style-name="ce31" office:value-type="float" office:value="1719" calcext:value-type="float">
            <text:p>1,719</text:p>
          </table:table-cell>
          <table:table-cell table:style-name="ce30" office:value-type="float" office:value="14" calcext:value-type="float">
            <text:p>14</text:p>
          </table:table-cell>
          <table:table-cell table:style-name="ce31" office:value-type="float" office:value="1782" calcext:value-type="float">
            <text:p>1,782</text:p>
          </table:table-cell>
          <table:table-cell table:style-name="ce30" office:value-type="float" office:value="14" calcext:value-type="float">
            <text:p>14</text:p>
          </table:table-cell>
          <table:table-cell table:style-name="ce47" office:value-type="float" office:value="1796" calcext:value-type="float">
            <text:p>1,79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96" calcext:value-type="float">
            <text:p>96</text:p>
          </table:table-cell>
          <table:table-cell table:style-name="ce30"/>
          <table:table-cell table:style-name="ce31" office:value-type="float" office:value="3857" calcext:value-type="float">
            <text:p>3,857</text:p>
          </table:table-cell>
          <table:table-cell table:style-name="ce30" office:value-type="float" office:value="15" calcext:value-type="float">
            <text:p>15</text:p>
          </table:table-cell>
          <table:table-cell table:style-name="ce31" office:value-type="float" office:value="3956" calcext:value-type="float">
            <text:p>3,956</text:p>
          </table:table-cell>
          <table:table-cell table:style-name="ce30" office:value-type="float" office:value="15" calcext:value-type="float">
            <text:p>15</text:p>
          </table:table-cell>
          <table:table-cell table:style-name="ce47" office:value-type="float" office:value="3971" calcext:value-type="float">
            <text:p>3,97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choenmakers en lappers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77" calcext:value-type="float">
            <text:p>77</text:p>
          </table:table-cell>
          <table:table-cell table:style-name="ce30"/>
          <table:table-cell table:style-name="ce31" office:value-type="float" office:value="2729" calcext:value-type="float">
            <text:p>2,729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string" calcext:value-type="string">
            <text:p>2.820/1</text:p>
          </table:table-cell>
          <table:table-cell table:style-name="ce30" office:value-type="float" office:value="26" calcext:value-type="float">
            <text:p>26</text:p>
          </table:table-cell>
          <table:table-cell table:style-name="ce15" office:value-type="string" calcext:value-type="string">
            <text:p>2.846/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choolleerlingen</text:p>
          </table:table-cell>
          <table:table-cell/>
          <table:table-cell table:style-name="ce23" office:value-type="float" office:value="4361" calcext:value-type="float">
            <text:p>4,361</text:p>
          </table:table-cell>
          <table:table-cell table:style-name="ce31" office:value-type="float" office:value="3793" calcext:value-type="float">
            <text:p>3,793</text:p>
          </table:table-cell>
          <table:table-cell table:style-name="ce31" office:value-type="float" office:value="1694" calcext:value-type="float">
            <text:p>1,694</text:p>
          </table:table-cell>
          <table:table-cell table:style-name="ce31" office:value-type="float" office:value="1415" calcext:value-type="float">
            <text:p>1,415</text:p>
          </table:table-cell>
          <table:table-cell table:style-name="ce31" office:value-type="float" office:value="1452" calcext:value-type="float">
            <text:p>1,452</text:p>
          </table:table-cell>
          <table:table-cell table:style-name="ce31" office:value-type="float" office:value="1102" calcext:value-type="float">
            <text:p>1,102</text:p>
          </table:table-cell>
          <table:table-cell table:style-name="ce30" office:value-type="float" office:value="226" calcext:value-type="float">
            <text:p>226</text:p>
          </table:table-cell>
          <table:table-cell table:style-name="ce30" office:value-type="float" office:value="140" calcext:value-type="float">
            <text:p>140</text:p>
          </table:table-cell>
          <table:table-cell table:style-name="ce31" office:value-type="float" office:value="7733" calcext:value-type="float">
            <text:p>7,733</text:p>
          </table:table-cell>
          <table:table-cell table:style-name="ce31" office:value-type="float" office:value="6450" calcext:value-type="float">
            <text:p>6,450</text:p>
          </table:table-cell>
          <table:table-cell table:style-name="ce47" office:value-type="float" office:value="14183" calcext:value-type="float">
            <text:p>14,18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choorsteenveg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63" calcext:value-type="float">
            <text:p>6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lijpers (diamant-, glas-, marmer-, metaal- enz.)</text:p>
          </table:table-cell>
          <table:table-cell/>
          <table:table-cell table:style-name="ce8"/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31" calcext:value-type="float">
            <text:p>31</text:p>
          </table:table-cell>
          <table:table-cell table:style-name="ce30"/>
          <table:table-cell table:style-name="ce30" office:value-type="float" office:value="880" calcext:value-type="float">
            <text:p>88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915" calcext:value-type="float">
            <text:p>915</text:p>
          </table:table-cell>
          <table:table-cell table:style-name="ce30" office:value-type="float" office:value="5" calcext:value-type="float">
            <text:p>5</text:p>
          </table:table-cell>
          <table:table-cell table:style-name="ce15" office:value-type="float" office:value="920" calcext:value-type="float">
            <text:p>92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meden grof-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72" calcext:value-type="float">
            <text:p>72</text:p>
          </table:table-cell>
          <table:table-cell table:style-name="ce30"/>
          <table:table-cell table:style-name="ce30" office:value-type="float" office:value="76" calcext:value-type="float">
            <text:p>76</text:p>
          </table:table-cell>
          <table:table-cell table:style-name="ce30"/>
          <table:table-cell table:style-name="ce15" office:value-type="float" office:value="76" calcext:value-type="float">
            <text:p>7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meden hoef-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9" calcext:value-type="float">
            <text:p>29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/>
          <table:table-cell table:style-name="ce15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meden kagchel- en andere</text:p>
          </table:table-cell>
          <table:table-cell/>
          <table:table-cell table:style-name="ce8"/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82" calcext:value-type="float">
            <text:p>82</text:p>
          </table:table-cell>
          <table:table-cell table:style-name="ce30"/>
          <table:table-cell table:style-name="ce31" office:value-type="float" office:value="1628" calcext:value-type="float">
            <text:p>1,628</text:p>
          </table:table-cell>
          <table:table-cell table:style-name="ce30" office:value-type="float" office:value="21" calcext:value-type="float">
            <text:p>21</text:p>
          </table:table-cell>
          <table:table-cell table:style-name="ce31" office:value-type="float" office:value="1716" calcext:value-type="float">
            <text:p>1,716</text:p>
          </table:table-cell>
          <table:table-cell table:style-name="ce30" office:value-type="float" office:value="21" calcext:value-type="float">
            <text:p>21</text:p>
          </table:table-cell>
          <table:table-cell table:style-name="ce47" office:value-type="float" office:value="1737" calcext:value-type="float">
            <text:p>1,73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olliciteu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peldenfabrijkanten en werklied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piegelmakers en verkoop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pinners, spoelders, wevers</text:p>
          </table:table-cell>
          <table:table-cell/>
          <table:table-cell table:style-name="ce8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97" calcext:value-type="float">
            <text:p>197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27" calcext:value-type="float">
            <text:p>27</text:p>
          </table:table-cell>
          <table:table-cell table:style-name="ce15" office:value-type="float" office:value="243" calcext:value-type="float">
            <text:p>24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poorweg- en stoombootbeambt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3" calcext:value-type="float">
            <text:p>73</text:p>
          </table:table-cell>
          <table:table-cell table:style-name="ce30"/>
          <table:table-cell table:style-name="ce30" office:value-type="float" office:value="74" calcext:value-type="float">
            <text:p>74</text:p>
          </table:table-cell>
          <table:table-cell table:style-name="ce30"/>
          <table:table-cell table:style-name="ce15" office:value-type="float" office:value="74" calcext:value-type="float">
            <text:p>7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pijker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talhouders, rijtuigverhuur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10" calcext:value-type="float">
            <text:p>10</text:p>
          </table:table-cell>
          <table:table-cell table:style-name="ce15" office:value-type="float" office:value="113" calcext:value-type="float">
            <text:p>11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teenhouw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67" calcext:value-type="float">
            <text:p>167</text:p>
          </table:table-cell>
          <table:table-cell table:style-name="ce30"/>
          <table:table-cell table:style-name="ce30" office:value-type="float" office:value="169" calcext:value-type="float">
            <text:p>169</text:p>
          </table:table-cell>
          <table:table-cell table:style-name="ce30"/>
          <table:table-cell table:style-name="ce15" office:value-type="float" office:value="169" calcext:value-type="float">
            <text:p>16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teenkolen-, hout- en turfverkoop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47" calcext:value-type="float">
            <text:p>47</text:p>
          </table:table-cell>
          <table:table-cell table:style-name="ce15" office:value-type="float" office:value="167" calcext:value-type="float">
            <text:p>16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telzied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toelen-bekleeders, draaijers, matt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127" calcext:value-type="float">
            <text:p>12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toffenverwers, glanz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5" calcext:value-type="float">
            <text:p>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traat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4" calcext:value-type="float">
            <text:p>64</text:p>
          </table:table-cell>
          <table:table-cell table:style-name="ce30"/>
          <table:table-cell table:style-name="ce30" office:value-type="float" office:value="65" calcext:value-type="float">
            <text:p>65</text:p>
          </table:table-cell>
          <table:table-cell table:style-name="ce30"/>
          <table:table-cell table:style-name="ce15" office:value-type="float" office:value="65" calcext:value-type="float">
            <text:p>6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tudenten aan hooge scholen, athenaea</text:p>
          </table:table-cell>
          <table:table-cell/>
          <table:table-cell table:style-name="ce8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65" calcext:value-type="float">
            <text:p>165</text:p>
          </table:table-cell>
          <table:table-cell table:style-name="ce30"/>
          <table:table-cell table:style-name="ce30" office:value-type="float" office:value="172" calcext:value-type="float">
            <text:p>172</text:p>
          </table:table-cell>
          <table:table-cell table:style-name="ce30"/>
          <table:table-cell table:style-name="ce15" office:value-type="float" office:value="172" calcext:value-type="float">
            <text:p>17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tudenten aan academien, clinische schol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15" office:value-type="float" office:value="40" calcext:value-type="float">
            <text:p>4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tudenten aan seminari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15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tukadoors, witt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44" calcext:value-type="float">
            <text:p>144</text:p>
          </table:table-cell>
          <table:table-cell table:style-name="ce30"/>
          <table:table-cell table:style-name="ce30" office:value-type="float" office:value="146" calcext:value-type="float">
            <text:p>146</text:p>
          </table:table-cell>
          <table:table-cell table:style-name="ce30"/>
          <table:table-cell table:style-name="ce15" office:value-type="float" office:value="146" calcext:value-type="float">
            <text:p>14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tijfselfabrijkan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15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uiker- en pastijbak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1" office:value-type="float" office:value="1011" calcext:value-type="float">
            <text:p>1,011</text:p>
          </table:table-cell>
          <table:table-cell table:style-name="ce30" office:value-type="float" office:value="4" calcext:value-type="float">
            <text:p>4</text:p>
          </table:table-cell>
          <table:table-cell table:style-name="ce31" office:value-type="float" office:value="1015" calcext:value-type="float">
            <text:p>1,015</text:p>
          </table:table-cell>
          <table:table-cell table:style-name="ce30" office:value-type="float" office:value="4" calcext:value-type="float">
            <text:p>4</text:p>
          </table:table-cell>
          <table:table-cell table:style-name="ce47" office:value-type="float" office:value="1019" calcext:value-type="float">
            <text:p>1,01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Suikerraffinadeu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3" calcext:value-type="float">
            <text:p>43</text:p>
          </table:table-cell>
          <table:table-cell table:style-name="ce30"/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15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Taalmeesters, translateu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Tabak- en sigarenfabrijkant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91" calcext:value-type="float">
            <text:p>291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92" calcext:value-type="float">
            <text:p>29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Tabak- en sigarenkervers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17" calcext:value-type="float">
            <text:p>117</text:p>
          </table:table-cell>
          <table:table-cell table:style-name="ce30"/>
          <table:table-cell table:style-name="ce30" office:value-type="float" office:value="686" calcext:value-type="float">
            <text:p>68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818" calcext:value-type="float">
            <text:p>818</text:p>
          </table:table-cell>
          <table:table-cell table:style-name="ce30" office:value-type="float" office:value="17" calcext:value-type="float">
            <text:p>17</text:p>
          </table:table-cell>
          <table:table-cell table:style-name="ce15" office:value-type="float" office:value="835" calcext:value-type="float">
            <text:p>83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Tabak- en sigarenplant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Tabak- en sigarenverkoop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42" calcext:value-type="float">
            <text:p>242</text:p>
          </table:table-cell>
          <table:table-cell table:style-name="ce30" office:value-type="float" office:value="11" calcext:value-type="float">
            <text:p>11</text:p>
          </table:table-cell>
          <table:table-cell table:style-name="ce15" office:value-type="float" office:value="253" calcext:value-type="float">
            <text:p>25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Tapijtfabrijkan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Timmerlieden, kistenmakers</text:p>
          </table:table-cell>
          <table:table-cell/>
          <table:table-cell table:style-name="ce8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156" calcext:value-type="float">
            <text:p>156</text:p>
          </table:table-cell>
          <table:table-cell table:style-name="ce30"/>
          <table:table-cell table:style-name="ce31" office:value-type="float" office:value="3622" calcext:value-type="float">
            <text:p>3,622</text:p>
          </table:table-cell>
          <table:table-cell table:style-name="ce30" office:value-type="float" office:value="9" calcext:value-type="float">
            <text:p>9</text:p>
          </table:table-cell>
          <table:table-cell table:style-name="ce31" office:value-type="float" office:value="3783" calcext:value-type="float">
            <text:p>3,783</text:p>
          </table:table-cell>
          <table:table-cell table:style-name="ce30" office:value-type="float" office:value="9" calcext:value-type="float">
            <text:p>9</text:p>
          </table:table-cell>
          <table:table-cell table:style-name="ce47" office:value-type="float" office:value="3792" calcext:value-type="float">
            <text:p>3,79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Tinnegiet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36" calcext:value-type="float">
            <text:p>3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Tol- en pontgaarders, brug- en sluiswacht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4" calcext:value-type="float">
            <text:p>4</text:p>
          </table:table-cell>
          <table:table-cell table:style-name="ce15" office:value-type="float" office:value="79" calcext:value-type="float">
            <text:p>7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Touwslagers, baanwerkers</text:p>
          </table:table-cell>
          <table:table-cell/>
          <table:table-cell table:style-name="ce8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0" office:value-type="float" office:value="296" calcext:value-type="float">
            <text:p>29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31" calcext:value-type="float">
            <text:p>331</text:p>
          </table:table-cell>
          <table:table-cell table:style-name="ce30" office:value-type="float" office:value="5" calcext:value-type="float">
            <text:p>5</text:p>
          </table:table-cell>
          <table:table-cell table:style-name="ce15" office:value-type="float" office:value="336" calcext:value-type="float">
            <text:p>33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Traansto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Turf , koorn- en kolendrag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74" calcext:value-type="float">
            <text:p>874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875" calcext:value-type="float">
            <text:p>875</text:p>
          </table:table-cell>
          <table:table-cell table:style-name="ce30" office:value-type="float" office:value="100" calcext:value-type="float">
            <text:p>100</text:p>
          </table:table-cell>
          <table:table-cell table:style-name="ce15" office:value-type="float" office:value="975" calcext:value-type="float">
            <text:p>97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Uitdragers, uitventers, leurders</text:p>
          </table:table-cell>
          <table:table-cell/>
          <table:table-cell table:style-name="ce8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13" calcext:value-type="float">
            <text:p>613</text:p>
          </table:table-cell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617" calcext:value-type="float">
            <text:p>617</text:p>
          </table:table-cell>
          <table:table-cell table:style-name="ce30" office:value-type="float" office:value="166" calcext:value-type="float">
            <text:p>166</text:p>
          </table:table-cell>
          <table:table-cell table:style-name="ce15" office:value-type="float" office:value="783" calcext:value-type="float">
            <text:p>78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Uurwerkmak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70" calcext:value-type="float">
            <text:p>27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92" calcext:value-type="float">
            <text:p>292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93" calcext:value-type="float">
            <text:p>29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Veearts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15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Veenlieden, turfboer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Vendu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Vergulders, lijsten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06" calcext:value-type="float">
            <text:p>106</text:p>
          </table:table-cell>
          <table:table-cell table:style-name="ce30"/>
          <table:table-cell table:style-name="ce30" office:value-type="float" office:value="108" calcext:value-type="float">
            <text:p>108</text:p>
          </table:table-cell>
          <table:table-cell table:style-name="ce30"/>
          <table:table-cell table:style-name="ce15" office:value-type="float" office:value="108" calcext:value-type="float">
            <text:p>10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Vill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Vischdroogers en roo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15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Vischverkoop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191" calcext:value-type="float">
            <text:p>191</text:p>
          </table:table-cell>
          <table:table-cell table:style-name="ce30" office:value-type="float" office:value="118" calcext:value-type="float">
            <text:p>118</text:p>
          </table:table-cell>
          <table:table-cell table:style-name="ce15" office:value-type="float" office:value="309" calcext:value-type="float">
            <text:p>30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Visschers</text:p>
          </table:table-cell>
          <table:table-cell/>
          <table:table-cell table:style-name="ce8"/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30" office:value-type="float" office:value="518" calcext:value-type="float">
            <text:p>51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65" calcext:value-type="float">
            <text:p>565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568" calcext:value-type="float">
            <text:p>56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Vleeschhouwers, spekslagers, poeli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779" calcext:value-type="float">
            <text:p>779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796" calcext:value-type="float">
            <text:p>796</text:p>
          </table:table-cell>
          <table:table-cell table:style-name="ce30" office:value-type="float" office:value="27" calcext:value-type="float">
            <text:p>27</text:p>
          </table:table-cell>
          <table:table-cell table:style-name="ce15" office:value-type="float" office:value="823" calcext:value-type="float">
            <text:p>82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Voddenra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Voerlieden, koetsiers, loopers, postknechten en sleep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888" calcext:value-type="float">
            <text:p>88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900" calcext:value-type="float">
            <text:p>900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903" calcext:value-type="float">
            <text:p>90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Vogelverkoopers, kooiboeren</text:p>
          </table:table-cell>
          <table:table-cell/>
          <table:table-cell table:style-name="ce8"/>
          <table:table-cell table:style-name="ce30" table:number-columns-repeated="5"/>
          <table:table-cell table:number-columns-repeated="4" table:style-name="ce30" office:value-type="float" office:value="7" calcext:value-type="float">
            <text:p>7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Wafel- en poffertjesbak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Watermolenaa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49" calcext:value-type="float">
            <text:p>4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Water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6" calcext:value-type="float">
            <text:p>6</text:p>
          </table:table-cell>
          <table:table-cell table:style-name="ce15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Wek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31" calcext:value-type="float">
            <text:p>31</text:p>
          </table:table-cell>
          <table:table-cell table:style-name="ce15" office:value-type="float" office:value="56" calcext:value-type="float">
            <text:p>5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Werktuigkundigen en makers, balans- en brandspuit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170/1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171/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Wijnhandelaa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78" calcext:value-type="float">
            <text:p>27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5" calcext:value-type="float">
            <text:p>5</text:p>
          </table:table-cell>
          <table:table-cell table:style-name="ce15" office:value-type="float" office:value="284" calcext:value-type="float">
            <text:p>28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IJk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IJzer- en koperdraaij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15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IJzergiet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58" calcext:value-type="float">
            <text:p>5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Zaadverkoop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Zaakwaarnemers, commissionnai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939" calcext:value-type="float">
            <text:p>93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39" calcext:value-type="float">
            <text:p>939</text:p>
          </table:table-cell>
          <table:table-cell table:style-name="ce30" office:value-type="float" office:value="8" calcext:value-type="float">
            <text:p>8</text:p>
          </table:table-cell>
          <table:table-cell table:style-name="ce15" office:value-type="float" office:value="947" calcext:value-type="float">
            <text:p>94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Zakkenmakers en verhuur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Zandverkoopers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Zeepzied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Zeevaartscholen onderwijz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Zeevaartscholen leerling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72" calcext:value-type="float">
            <text:p>72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85" calcext:value-type="float">
            <text:p>85</text:p>
          </table:table-cell>
          <table:table-cell table:style-name="ce30"/>
          <table:table-cell table:style-name="ce15" office:value-type="float" office:value="85" calcext:value-type="float">
            <text:p>8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Ziekenoppass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2" calcext:value-type="float">
            <text:p>12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Zoutzie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15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Zwaardveg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Zwavelstokkenmakers en verkoop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6" calcext:value-type="float">
            <text:p>6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Zijdeteelt (personen behoorende tot de)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Verschillende beroep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77" calcext:value-type="float">
            <text:p>77</text:p>
          </table:table-cell>
          <table:table-cell table:style-name="ce15" office:value-type="float" office:value="186" calcext:value-type="float">
            <text:p>18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Zonder beroep</text:p>
          </table:table-cell>
          <table:table-cell/>
          <table:table-cell table:style-name="ce23" office:value-type="float" office:value="27774" calcext:value-type="float">
            <text:p>27,774</text:p>
          </table:table-cell>
          <table:table-cell table:style-name="ce31" office:value-type="float" office:value="28484" calcext:value-type="float">
            <text:p>28,484</text:p>
          </table:table-cell>
          <table:table-cell table:style-name="ce31" office:value-type="float" office:value="4163" calcext:value-type="float">
            <text:p>4,163</text:p>
          </table:table-cell>
          <table:table-cell table:style-name="ce31" office:value-type="float" office:value="4714" calcext:value-type="float">
            <text:p>4,714</text:p>
          </table:table-cell>
          <table:table-cell table:style-name="ce31" office:value-type="float" office:value="7206" calcext:value-type="float">
            <text:p>7,206</text:p>
          </table:table-cell>
          <table:table-cell table:style-name="ce31" office:value-type="float" office:value="9398" calcext:value-type="float">
            <text:p>9,398</text:p>
          </table:table-cell>
          <table:table-cell table:style-name="ce31" office:value-type="float" office:value="17632" calcext:value-type="float">
            <text:p>17,632</text:p>
          </table:table-cell>
          <table:table-cell table:style-name="ce31" office:value-type="float" office:value="85790" calcext:value-type="float">
            <text:p>85,790</text:p>
          </table:table-cell>
          <table:table-cell table:style-name="ce30" office:value-type="string" calcext:value-type="string">
            <text:p>56.779/2</text:p>
          </table:table-cell>
          <table:table-cell table:style-name="ce30" office:value-type="string" calcext:value-type="string">
            <text:p>128.391/2</text:p>
          </table:table-cell>
          <table:table-cell table:style-name="ce15" office:value-type="string" calcext:value-type="string">
            <text:p>185.170/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Beroep onbekend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STEDEN.</text:p>
          </table:table-cell>
          <table:table-cell table:style-name="ce15" office:value-type="string" calcext:value-type="string">
            <text:p>TOTAAL</text:p>
          </table:table-cell>
          <table:table-cell/>
          <table:table-cell table:style-name="ce23" office:value-type="float" office:value="32323" calcext:value-type="float">
            <text:p>32,323</text:p>
          </table:table-cell>
          <table:table-cell table:style-name="ce31" office:value-type="float" office:value="32378" calcext:value-type="float">
            <text:p>32,378</text:p>
          </table:table-cell>
          <table:table-cell table:style-name="ce31" office:value-type="float" office:value="6095" calcext:value-type="float">
            <text:p>6,095</text:p>
          </table:table-cell>
          <table:table-cell table:style-name="ce31" office:value-type="float" office:value="6213" calcext:value-type="float">
            <text:p>6,213</text:p>
          </table:table-cell>
          <table:table-cell table:style-name="ce31" office:value-type="float" office:value="10856" calcext:value-type="float">
            <text:p>10,856</text:p>
          </table:table-cell>
          <table:table-cell table:style-name="ce31" office:value-type="float" office:value="11155" calcext:value-type="float">
            <text:p>11,155</text:p>
          </table:table-cell>
          <table:table-cell table:style-name="ce31" office:value-type="float" office:value="90060" calcext:value-type="float">
            <text:p>90,060</text:p>
          </table:table-cell>
          <table:table-cell table:style-name="ce31" office:value-type="float" office:value="113029" calcext:value-type="float">
            <text:p>113,029</text:p>
          </table:table-cell>
          <table:table-cell table:style-name="ce31" office:value-type="float" office:value="139341" calcext:value-type="float">
            <text:p>139,341</text:p>
          </table:table-cell>
          <table:table-cell table:style-name="ce31" office:value-type="float" office:value="162780" calcext:value-type="float">
            <text:p>162,780</text:p>
          </table:table-cell>
          <table:table-cell table:style-name="ce47" office:value-type="float" office:value="302121" calcext:value-type="float">
            <text:p>302,12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Aannem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15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Aardappelmeelfabrijkant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Aardewerk- en porcelein-fabrijkanten en kooplied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Advoka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Afbraak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Aluinfabrijkant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Ambtenaren Staats-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12" calcext:value-type="float">
            <text:p>212</text:p>
          </table:table-cell>
          <table:table-cell table:style-name="ce30"/>
          <table:table-cell table:style-name="ce30" office:value-type="float" office:value="212" calcext:value-type="float">
            <text:p>212</text:p>
          </table:table-cell>
          <table:table-cell table:style-name="ce30"/>
          <table:table-cell table:style-name="ce15" office:value-type="float" office:value="212" calcext:value-type="float">
            <text:p>2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Ambtenaren Provinciale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Ambtenaren Gemeente-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37" calcext:value-type="float">
            <text:p>137</text:p>
          </table:table-cell>
          <table:table-cell table:style-name="ce30"/>
          <table:table-cell table:style-name="ce30" office:value-type="float" office:value="137" calcext:value-type="float">
            <text:p>137</text:p>
          </table:table-cell>
          <table:table-cell table:style-name="ce30"/>
          <table:table-cell table:style-name="ce15" office:value-type="float" office:value="137" calcext:value-type="float">
            <text:p>13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Ambtenaren Niet genoemde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15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Apothekers, drogist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30" office:value-type="float" office:value="52" calcext:value-type="float">
            <text:p>52</text:p>
          </table:table-cell>
          <table:table-cell table:style-name="ce30"/>
          <table:table-cell table:style-name="ce15" office:value-type="float" office:value="52" calcext:value-type="float">
            <text:p>5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Arbeiders, daglooners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53" calcext:value-type="float">
            <text:p>453</text:p>
          </table:table-cell>
          <table:table-cell table:style-name="ce30" office:value-type="float" office:value="18" calcext:value-type="float">
            <text:p>18</text:p>
          </table:table-cell>
          <table:table-cell table:style-name="ce31" office:value-type="float" office:value="9374" calcext:value-type="float">
            <text:p>9,374</text:p>
          </table:table-cell>
          <table:table-cell table:style-name="ce30" office:value-type="float" office:value="551" calcext:value-type="float">
            <text:p>551</text:p>
          </table:table-cell>
          <table:table-cell table:style-name="ce31" office:value-type="float" office:value="9852" calcext:value-type="float">
            <text:p>9,852</text:p>
          </table:table-cell>
          <table:table-cell table:style-name="ce30" office:value-type="float" office:value="572" calcext:value-type="float">
            <text:p>572</text:p>
          </table:table-cell>
          <table:table-cell table:style-name="ce47" office:value-type="float" office:value="10424" calcext:value-type="float">
            <text:p>10,42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Asch-, bagger-, vuilnislieden, aschverkoop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9" calcext:value-type="float">
            <text:p>59</text:p>
          </table:table-cell>
          <table:table-cell table:style-name="ce30"/>
          <table:table-cell table:style-name="ce30" office:value-type="float" office:value="60" calcext:value-type="float">
            <text:p>60</text:p>
          </table:table-cell>
          <table:table-cell table:style-name="ce30"/>
          <table:table-cell table:style-name="ce15" office:value-type="float" office:value="60" calcext:value-type="float">
            <text:p>6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Azijnstokers, kunstazijn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Baardscheerders, kappers, paruiken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73" calcext:value-type="float">
            <text:p>7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Badstoofhou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Bankiers, effektenhandelaars, geldwisselaars, kassi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Bed- en matrassenmakers en verhuurders, behangers, stoffeer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Beeldhouwers, lofwerksnijd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Beleenbankhouders, inbrengers enz.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Bested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Bestellers, expediteurs, factoors, voetboden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5" calcext:value-type="float">
            <text:p>5</text:p>
          </table:table-cell>
          <table:table-cell table:style-name="ce15" office:value-type="float" office:value="49" calcext:value-type="float">
            <text:p>4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Bezembinders, rietboeren, rijswer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Bierbrouwers, bierste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Billardma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Billard-, kaatsballen-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Bleekers</text:p>
          </table:table-cell>
          <table:table-cell/>
          <table:table-cell table:style-name="ce8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10" calcext:value-type="float">
            <text:p>10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office:value-type="float" office:value="417" calcext:value-type="float">
            <text:p>417</text:p>
          </table:table-cell>
          <table:table-cell table:style-name="ce30" office:value-type="float" office:value="334" calcext:value-type="float">
            <text:p>334</text:p>
          </table:table-cell>
          <table:table-cell table:style-name="ce30" office:value-type="float" office:value="428" calcext:value-type="float">
            <text:p>428</text:p>
          </table:table-cell>
          <table:table-cell table:style-name="ce15" office:value-type="float" office:value="762" calcext:value-type="float">
            <text:p>76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Blik- en pleetwerkers, lampenma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Bloemisten, boomkweekers, tuiniers, warmoezeni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5" calcext:value-type="float">
            <text:p>5</text:p>
          </table:table-cell>
          <table:table-cell table:style-name="ce31" office:value-type="float" office:value="1175" calcext:value-type="float">
            <text:p>1,175</text:p>
          </table:table-cell>
          <table:table-cell table:style-name="ce30" office:value-type="float" office:value="69" calcext:value-type="float">
            <text:p>69</text:p>
          </table:table-cell>
          <table:table-cell table:style-name="ce31" office:value-type="float" office:value="1241" calcext:value-type="float">
            <text:p>1,241</text:p>
          </table:table-cell>
          <table:table-cell table:style-name="ce30" office:value-type="float" office:value="74" calcext:value-type="float">
            <text:p>74</text:p>
          </table:table-cell>
          <table:table-cell table:style-name="ce47" office:value-type="float" office:value="1315" calcext:value-type="float">
            <text:p>1,31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Boekbind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15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Boek- en dagbladdrukkers en verkoopers 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15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Boek- en dagbladdrukkers en verkoopers knechts, letterzett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Bontwer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Bordpapier (werkers in) doozen-, kaartenmak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number-columns-repeated="2" table:style-name="ce30" office:value-type="float" office:value="9" calcext:value-type="float">
            <text:p>9</text:p>
          </table:table-cell>
          <table:table-cell table:style-name="ce15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Borduurwerkers, kantwer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Borstel-, kaarden-, kammen-, rijven-, zeeften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Bouw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Branders en stokers van stroop, likeuren, sterke dranken</text:p>
          </table:table-cell>
          <table:table-cell/>
          <table:table-cell table:style-name="ce8"/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Breuk- en draagbanden-, keurslijven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Brillenslijpers en verkoop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Brood-, kleingoed-, koek- en banketbakkers en slijt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85" calcext:value-type="float">
            <text:p>85</text:p>
          </table:table-cell>
          <table:table-cell table:style-name="ce30"/>
          <table:table-cell table:style-name="ce31" office:value-type="float" office:value="1266" calcext:value-type="float">
            <text:p>1,266</text:p>
          </table:table-cell>
          <table:table-cell table:style-name="ce30" office:value-type="float" office:value="72" calcext:value-type="float">
            <text:p>72</text:p>
          </table:table-cell>
          <table:table-cell table:style-name="ce31" office:value-type="float" office:value="1357" calcext:value-type="float">
            <text:p>1,357</text:p>
          </table:table-cell>
          <table:table-cell table:style-name="ce30" office:value-type="float" office:value="72" calcext:value-type="float">
            <text:p>72</text:p>
          </table:table-cell>
          <table:table-cell table:style-name="ce47" office:value-type="float" office:value="1429" calcext:value-type="float">
            <text:p>1,42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Bijenteelt (personen behoorende tot de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Chicoreifabrijkant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Chocoladefabrijkant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1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Dagbladschrijvers, letterkundig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Debiteurs en gedelegeerden in de loterij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Dekkers (lei-, pannen-, riet-)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92" calcext:value-type="float">
            <text:p>192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93" calcext:value-type="float">
            <text:p>19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Deurwaar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15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Dienstboden, bakers, huisbewaarders, minnen, oppassers, portiers</text:p>
          </table:table-cell>
          <table:table-cell/>
          <table:table-cell table:style-name="ce8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340" calcext:value-type="float">
            <text:p>340</text:p>
          </table:table-cell>
          <table:table-cell table:style-name="ce31" office:value-type="float" office:value="1033" calcext:value-type="float">
            <text:p>1,033</text:p>
          </table:table-cell>
          <table:table-cell table:style-name="ce31" office:value-type="float" office:value="5163" calcext:value-type="float">
            <text:p>5,163</text:p>
          </table:table-cell>
          <table:table-cell table:style-name="ce31" office:value-type="float" office:value="1096" calcext:value-type="float">
            <text:p>1,096</text:p>
          </table:table-cell>
          <table:table-cell table:style-name="ce30" office:value-type="string" calcext:value-type="string">
            <text:p>5.515/1</text:p>
          </table:table-cell>
          <table:table-cell table:style-name="ce15" office:value-type="string" calcext:value-type="string">
            <text:p>6.611/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Doodgravers, bedienaars van begrafenissen, verhuurders van rouwkleeder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8" calcext:value-type="float">
            <text:p>2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Fabrijkanten van verschillenden aard</text:p>
          </table:table-cell>
          <table:table-cell/>
          <table:table-cell table:style-name="ce8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170" calcext:value-type="float">
            <text:p>17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Fineerzag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Gaarkeukenhou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Galanteriewarenhandelaa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Garen- en bandwinkeliers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Gasfabrijkant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26" calcext:value-type="float">
            <text:p>226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228" calcext:value-type="float">
            <text:p>228</text:p>
          </table:table-cell>
          <table:table-cell table:style-name="ce30" office:value-type="float" office:value="86" calcext:value-type="float">
            <text:p>86</text:p>
          </table:table-cell>
          <table:table-cell table:style-name="ce15" office:value-type="float" office:value="314" calcext:value-type="float">
            <text:p>31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Gepensioneerden (burgerlijke en militaire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9" calcext:value-type="float">
            <text:p>9</text:p>
          </table:table-cell>
          <table:table-cell table:style-name="ce15" office:value-type="float" office:value="149" calcext:value-type="float">
            <text:p>14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Geschutgieters, geweer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Gezantschappen en consulaten (personen behoorende tot de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Glasblaz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Godsdienstleeraren en aan de dienst verbonden personen. Protestanten, predikan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78" calcext:value-type="float">
            <text:p>178</text:p>
          </table:table-cell>
          <table:table-cell table:style-name="ce30"/>
          <table:table-cell table:style-name="ce30" office:value-type="float" office:value="178" calcext:value-type="float">
            <text:p>178</text:p>
          </table:table-cell>
          <table:table-cell table:style-name="ce30"/>
          <table:table-cell table:style-name="ce15" office:value-type="float" office:value="178" calcext:value-type="float">
            <text:p>17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9" calcext:value-type="float">
            <text:p>9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93" calcext:value-type="float">
            <text:p>93</text:p>
          </table:table-cell>
          <table:table-cell table:style-name="ce30"/>
          <table:table-cell table:style-name="ce30" office:value-type="float" office:value="93" calcext:value-type="float">
            <text:p>93</text:p>
          </table:table-cell>
          <table:table-cell table:style-name="ce30"/>
          <table:table-cell table:style-name="ce15" office:value-type="float" office:value="93" calcext:value-type="float">
            <text:p>9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Godsdienstleeraren en aan de dienst verbonden personen. Israeliten, rabbijn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Gouddraadtrekkers, passementwerkers, galonwer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Graanhandelaars, gist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1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Graveurs op hout, metaal en steen, stempelsnij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Griendbaz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Groenten-, fruitverkoop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14" calcext:value-type="float">
            <text:p>14</text:p>
          </table:table-cell>
          <table:table-cell table:style-name="ce15" office:value-type="float" office:value="62" calcext:value-type="float">
            <text:p>6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Grondeigenar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5" calcext:value-type="float">
            <text:p>5</text:p>
          </table:table-cell>
          <table:table-cell table:style-name="ce15" office:value-type="float" office:value="28" calcext:value-type="float">
            <text:p>2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Grossiers, slij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9" calcext:value-type="float">
            <text:p>9</text:p>
          </table:table-cell>
          <table:table-cell table:style-name="ce15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Grutters, kruideni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5" calcext:value-type="float">
            <text:p>5</text:p>
          </table:table-cell>
          <table:table-cell table:style-name="ce15" office:value-type="float" office:value="109" calcext:value-type="float">
            <text:p>10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Haarwer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Handelsleerling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Handelsreizig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15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Handschoenen- en dassenma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Haven- en baken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15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Heemraden en verdere ambtenaren van de waterschapp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Heetmaaij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Hennep- en vlasbereiders en teel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20" calcext:value-type="float">
            <text:p>120</text:p>
          </table:table-cell>
          <table:table-cell table:style-name="ce30"/>
          <table:table-cell table:style-name="ce30" office:value-type="float" office:value="129" calcext:value-type="float">
            <text:p>129</text:p>
          </table:table-cell>
          <table:table-cell table:style-name="ce30"/>
          <table:table-cell table:style-name="ce15" office:value-type="float" office:value="129" calcext:value-type="float">
            <text:p>12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Herbergiers, kasteleins, koffijhuishou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36" calcext:value-type="float">
            <text:p>36</text:p>
          </table:table-cell>
          <table:table-cell table:style-name="ce15" office:value-type="float" office:value="231" calcext:value-type="float">
            <text:p>23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Herders en veehoed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6" calcext:value-type="float">
            <text:p>6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Hoeden-, petten- en stroohoeden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Houthak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Houtzaagmolenaars, houtzagers, houtkoop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159" calcext:value-type="float">
            <text:p>159</text:p>
          </table:table-cell>
          <table:table-cell table:style-name="ce30"/>
          <table:table-cell table:style-name="ce30" office:value-type="float" office:value="165" calcext:value-type="float">
            <text:p>165</text:p>
          </table:table-cell>
          <table:table-cell table:style-name="ce30"/>
          <table:table-cell table:style-name="ce15" office:value-type="float" office:value="165" calcext:value-type="float">
            <text:p>16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Huisleerlingen</text:p>
          </table:table-cell>
          <table:table-cell/>
          <table:table-cell table:style-name="ce8" office:value-type="float" office:value="72" calcext:value-type="float">
            <text:p>72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263" calcext:value-type="float">
            <text:p>263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592" calcext:value-type="float">
            <text:p>592</text:p>
          </table:table-cell>
          <table:table-cell table:style-name="ce15" office:value-type="float" office:value="970" calcext:value-type="float">
            <text:p>97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Ingenieurs en verdere ambtenaren van den waterstaat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15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Inleggers van levensbehoeft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Jag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7" calcext:value-type="float">
            <text:p>37</text:p>
          </table:table-cell>
          <table:table-cell table:style-name="ce30"/>
          <table:table-cell table:style-name="ce30" office:value-type="float" office:value="38" calcext:value-type="float">
            <text:p>38</text:p>
          </table:table-cell>
          <table:table-cell table:style-name="ce30"/>
          <table:table-cell table:style-name="ce15" office:value-type="float" office:value="38" calcext:value-type="float">
            <text:p>3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Jagt (personen behoorende tot de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15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Juweliers, goud- en zilversmed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15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aarders, wolkamm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aarsenmakers (smeer- en was-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abinet- en schrijnwerkers, kunstdraaij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15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adetten van de landmagt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adetten van de zeemagt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alkbranders, cement- en tras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6" calcext:value-type="float">
            <text:p>26</text:p>
          </table:table-cell>
          <table:table-cell table:style-name="ce30"/>
          <table:table-cell table:style-name="ce30" office:value-type="float" office:value="26" calcext:value-type="float">
            <text:p>26</text:p>
          </table:table-cell>
          <table:table-cell table:style-name="ce30"/>
          <table:table-cell table:style-name="ce15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antoor- en winkelbedienden, pakhuisknechts</text:p>
          </table:table-cell>
          <table:table-cell/>
          <table:table-cell table:style-name="ce8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68" calcext:value-type="float">
            <text:p>16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81" calcext:value-type="float">
            <text:p>181</text:p>
          </table:table-cell>
          <table:table-cell table:style-name="ce30" office:value-type="float" office:value="5" calcext:value-type="float">
            <text:p>5</text:p>
          </table:table-cell>
          <table:table-cell table:style-name="ce15" office:value-type="float" office:value="186" calcext:value-type="float">
            <text:p>18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leedermak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57" calcext:value-type="float">
            <text:p>57</text:p>
          </table:table-cell>
          <table:table-cell table:style-name="ce30"/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40" calcext:value-type="float">
            <text:p>740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743" calcext:value-type="float">
            <text:p>74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leederen- en gemaaktgoedverkoop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leinhandelaars, winkeliers</text:p>
          </table:table-cell>
          <table:table-cell/>
          <table:table-cell table:style-name="ce8"/>
          <table:table-cell table:style-name="ce30" table:number-columns-repeated="5"/>
          <table:table-cell table:number-columns-repeated="4" table:style-name="ce30" office:value-type="float" office:value="700" calcext:value-type="float">
            <text:p>700</text:p>
          </table:table-cell>
          <table:table-cell table:style-name="ce47" office:value-type="float" office:value="1400" calcext:value-type="float">
            <text:p>1,40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lerken en schrijvers bij notarissen, ontvangers, prokureurs, deurwaarders enz.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/>
          <table:table-cell table:style-name="ce30" office:value-type="float" office:value="31" calcext:value-type="float">
            <text:p>31</text:p>
          </table:table-cell>
          <table:table-cell table:style-name="ce30"/>
          <table:table-cell table:style-name="ce15" office:value-type="float" office:value="31" calcext:value-type="float">
            <text:p>3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lompenmak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38" calcext:value-type="float">
            <text:p>3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noopenma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olenbrand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oninklijk Huis (personen, verbonden aan het)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ooplieden van verschillenden aard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62" calcext:value-type="float">
            <text:p>862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868" calcext:value-type="float">
            <text:p>868</text:p>
          </table:table-cell>
          <table:table-cell table:style-name="ce30" office:value-type="float" office:value="115" calcext:value-type="float">
            <text:p>115</text:p>
          </table:table-cell>
          <table:table-cell table:style-name="ce15" office:value-type="float" office:value="983" calcext:value-type="float">
            <text:p>98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oornmolenaa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321" calcext:value-type="float">
            <text:p>32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37" calcext:value-type="float">
            <text:p>337</text:p>
          </table:table-cell>
          <table:table-cell table:style-name="ce30" office:value-type="float" office:value="4" calcext:value-type="float">
            <text:p>4</text:p>
          </table:table-cell>
          <table:table-cell table:style-name="ce15" office:value-type="float" office:value="341" calcext:value-type="float">
            <text:p>34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oornverschiet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oper- en blikslagers, draadvlechters, ketellapp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66" calcext:value-type="float">
            <text:p>6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oper-, klok- en geelgiet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ostschool- houders en onderwijz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ostschool- leerlingen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2" calcext:value-type="float">
            <text:p>22</text:p>
          </table:table-cell>
          <table:table-cell table:style-name="ce15" office:value-type="float" office:value="61" calcext:value-type="float">
            <text:p>6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raankinder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ram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55" calcext:value-type="float">
            <text:p>255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259" calcext:value-type="float">
            <text:p>259</text:p>
          </table:table-cell>
          <table:table-cell table:style-name="ce30" office:value-type="float" office:value="95" calcext:value-type="float">
            <text:p>95</text:p>
          </table:table-cell>
          <table:table-cell table:style-name="ce15" office:value-type="float" office:value="354" calcext:value-type="float">
            <text:p>35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ramm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rib- en dijkwerkers, heibaz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308" calcext:value-type="float">
            <text:p>308</text:p>
          </table:table-cell>
          <table:table-cell table:style-name="ce30"/>
          <table:table-cell table:style-name="ce30" office:value-type="float" office:value="316" calcext:value-type="float">
            <text:p>316</text:p>
          </table:table-cell>
          <table:table-cell table:style-name="ce30"/>
          <table:table-cell table:style-name="ce15" office:value-type="float" office:value="316" calcext:value-type="float">
            <text:p>3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roeghouders, tappers enz.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160" calcext:value-type="float">
            <text:p>160</text:p>
          </table:table-cell>
          <table:table-cell table:style-name="ce15" office:value-type="float" office:value="465" calcext:value-type="float">
            <text:p>46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ruidfabrijkanten en vuurwerk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5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ruijers, sjouwers, schoenpoets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346" calcext:value-type="float">
            <text:p>346</text:p>
          </table:table-cell>
          <table:table-cell table:style-name="ce30"/>
          <table:table-cell table:style-name="ce30" office:value-type="float" office:value="357" calcext:value-type="float">
            <text:p>357</text:p>
          </table:table-cell>
          <table:table-cell table:style-name="ce30"/>
          <table:table-cell table:style-name="ce15" office:value-type="float" office:value="357" calcext:value-type="float">
            <text:p>35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rijgslieden van en boven den rang van 2den luitenant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15" office:value-type="float" office:value="28" calcext:value-type="float">
            <text:p>2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rijgslieden beneden den rang van 2den luitenant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16" calcext:value-type="float">
            <text:p>416</text:p>
          </table:table-cell>
          <table:table-cell table:style-name="ce30"/>
          <table:table-cell table:style-name="ce30" office:value-type="float" office:value="416" calcext:value-type="float">
            <text:p>416</text:p>
          </table:table-cell>
          <table:table-cell table:style-name="ce30"/>
          <table:table-cell table:style-name="ce15" office:value-type="float" office:value="416" calcext:value-type="float">
            <text:p>4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uipers, hoepelmak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61" calcext:value-type="float">
            <text:p>161</text:p>
          </table:table-cell>
          <table:table-cell table:style-name="ce30"/>
          <table:table-cell table:style-name="ce30" office:value-type="float" office:value="171" calcext:value-type="float">
            <text:p>171</text:p>
          </table:table-cell>
          <table:table-cell table:style-name="ce30"/>
          <table:table-cell table:style-name="ce15" office:value-type="float" office:value="171" calcext:value-type="float">
            <text:p>17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unstenaars, goochelaars enz.</text:p>
          </table:table-cell>
          <table:table-cell/>
          <table:table-cell table:style-name="ce8"/>
          <table:table-cell table:style-name="ce30" office:value-type="float" office:value="2" calcext:value-type="float">
            <text:p>2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unstkoopers, muzijk- en teekenhandelar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unstlak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unstoefenaren muzijkanten, muzijkmeesters, organis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15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unstoefenaren schil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unstoefenaren teekenaars, teekenmeesters, daguerreotypeurs, decorateu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unstoefenaren tooneelspelers, dansmeesters, zang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unstwer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Kurkensnijd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Landbouwers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33" calcext:value-type="float">
            <text:p>633</text:p>
          </table:table-cell>
          <table:table-cell table:style-name="ce30" office:value-type="float" office:value="210" calcext:value-type="float">
            <text:p>210</text:p>
          </table:table-cell>
          <table:table-cell table:style-name="ce31" office:value-type="float" office:value="10725" calcext:value-type="float">
            <text:p>10,725</text:p>
          </table:table-cell>
          <table:table-cell table:style-name="ce31" office:value-type="float" office:value="3456" calcext:value-type="float">
            <text:p>3,456</text:p>
          </table:table-cell>
          <table:table-cell table:style-name="ce30" office:value-type="string" calcext:value-type="string">
            <text:p>11.407/1</text:p>
          </table:table-cell>
          <table:table-cell table:style-name="ce31" office:value-type="float" office:value="3679" calcext:value-type="float">
            <text:p>3,679</text:p>
          </table:table-cell>
          <table:table-cell table:style-name="ce15" office:value-type="string" calcext:value-type="string">
            <text:p>15.086/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Landhuishoudkundige scholen onderwijz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Landhuishoudkundige scholen leerling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Landmeters en teekenaars bij het kadaster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Lantaarnopste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Latijnsche scholen onderwijz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Latijnsche scholen leerling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Leerbereiders en looij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4" calcext:value-type="float">
            <text:p>64</text:p>
          </table:table-cell>
          <table:table-cell table:style-name="ce30"/>
          <table:table-cell table:style-name="ce30" office:value-type="float" office:value="65" calcext:value-type="float">
            <text:p>65</text:p>
          </table:table-cell>
          <table:table-cell table:style-name="ce30"/>
          <table:table-cell table:style-name="ce15" office:value-type="float" office:value="65" calcext:value-type="float">
            <text:p>6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Lettergie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Liefdadige gestichten hoofd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2" calcext:value-type="float">
            <text:p>32</text:p>
          </table:table-cell>
          <table:table-cell table:style-name="ce15" office:value-type="float" office:value="63" calcext:value-type="float">
            <text:p>6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Liefdadige gestichten dienstdoend personeel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8" calcext:value-type="float">
            <text:p>28</text:p>
          </table:table-cell>
          <table:table-cell table:style-name="ce15" office:value-type="float" office:value="49" calcext:value-type="float">
            <text:p>4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Linieerd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Loodgieters en pompenmakers, brandspuit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15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Loodswezen en strandvonderij (personen behoorende tot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15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Loodwit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1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Lijmzie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Magazijn- en pakhuismeest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Makelaars en kargadoo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15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Manden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Manufakturen/* fabrijkant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" calcext:value-type="float">
            <text:p>4</text:p>
          </table:table-cell>
          <table:table-cell table:style-name="ce15" office:value-type="float" office:value="46" calcext:value-type="float">
            <text:p>4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Manufakturen/* kooplied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Manufakturen/* werklied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Mariniers en zeelieden van en boven den rang van 2den luitenant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15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Mariniers en zeelieden beneden den rang van 2den luitenant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84" calcext:value-type="float">
            <text:p>684</text:p>
          </table:table-cell>
          <table:table-cell table:style-name="ce30"/>
          <table:table-cell table:style-name="ce30" office:value-type="float" office:value="690" calcext:value-type="float">
            <text:p>690</text:p>
          </table:table-cell>
          <table:table-cell table:style-name="ce30"/>
          <table:table-cell table:style-name="ce15" office:value-type="float" office:value="690" calcext:value-type="float">
            <text:p>69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Mattenmakers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Meekrapbereiders en fabrijkant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Meesters (keur-, markt-, waag-), afslag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Melk-, boter-, kaasverkoop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311" calcext:value-type="float">
            <text:p>311</text:p>
          </table:table-cell>
          <table:table-cell table:style-name="ce30" office:value-type="float" office:value="23" calcext:value-type="float">
            <text:p>23</text:p>
          </table:table-cell>
          <table:table-cell table:style-name="ce15" office:value-type="float" office:value="334" calcext:value-type="float">
            <text:p>33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Messenmakers en slijp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Meters (kolen-, koorn-, hooi-, hout-, scheeps- enz.), wijnste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4" calcext:value-type="float">
            <text:p>14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Metselaars</text:p>
          </table:table-cell>
          <table:table-cell/>
          <table:table-cell table:style-name="ce8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/>
          <table:table-cell table:style-name="ce30" office:value-type="float" office:value="574" calcext:value-type="float">
            <text:p>57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05" calcext:value-type="float">
            <text:p>605</text:p>
          </table:table-cell>
          <table:table-cell table:style-name="ce30" office:value-type="float" office:value="5" calcext:value-type="float">
            <text:p>5</text:p>
          </table:table-cell>
          <table:table-cell table:style-name="ce15" office:value-type="float" office:value="610" calcext:value-type="float">
            <text:p>61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Modemaaksters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Molen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Moutmolenaa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15" office:value-type="float" office:value="40" calcext:value-type="float">
            <text:p>4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Muzijkinstrument-, orgel-, forte pianomakers, stemmers en 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Mijnwer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8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43" calcext:value-type="float">
            <text:p>43</text:p>
          </table:table-cell>
          <table:table-cell table:style-name="ce30"/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3" calcext:value-type="float">
            <text:p>3</text:p>
          </table:table-cell>
          <table:table-cell table:style-name="ce31" office:value-type="float" office:value="2235" calcext:value-type="float">
            <text:p>2,235</text:p>
          </table:table-cell>
          <table:table-cell table:style-name="ce30" office:value-type="float" office:value="3" calcext:value-type="float">
            <text:p>3</text:p>
          </table:table-cell>
          <table:table-cell table:style-name="ce31" office:value-type="float" office:value="2504" calcext:value-type="float">
            <text:p>2,504</text:p>
          </table:table-cell>
          <table:table-cell table:style-name="ce47" office:value-type="float" office:value="2507" calcext:value-type="float">
            <text:p>2,50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Nachtwer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Notariss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6" calcext:value-type="float">
            <text:p>36</text:p>
          </table:table-cell>
          <table:table-cell table:style-name="ce30"/>
          <table:table-cell table:style-name="ce30" office:value-type="float" office:value="36" calcext:value-type="float">
            <text:p>36</text:p>
          </table:table-cell>
          <table:table-cell table:style-name="ce30"/>
          <table:table-cell table:style-name="ce15" office:value-type="float" office:value="36" calcext:value-type="float">
            <text:p>3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Notarissen (kandidaat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1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Olieslagers en molenaa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376" calcext:value-type="float">
            <text:p>37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99" calcext:value-type="float">
            <text:p>399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402" calcext:value-type="float">
            <text:p>40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Omroepers, aanplak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Ondernemers en direkteurs van begrafenis- en ziekenfondsen/?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Ondernemers en direkteurs van naamlooze en verdere handel-maatschappij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Ondernemers en direkteurs van verzekering- en brandwaarborgmaatschappijen/?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Ondernemers en direkteurs van openbare werk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367" calcext:value-type="float">
            <text:p>367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72" calcext:value-type="float">
            <text:p>372</text:p>
          </table:table-cell>
          <table:table-cell table:style-name="ce30" office:value-type="float" office:value="40" calcext:value-type="float">
            <text:p>40</text:p>
          </table:table-cell>
          <table:table-cell table:style-name="ce15" office:value-type="float" office:value="412" calcext:value-type="float">
            <text:p>4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Opzigters, conducteurs enz.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5" calcext:value-type="float">
            <text:p>45</text:p>
          </table:table-cell>
          <table:table-cell table:style-name="ce30"/>
          <table:table-cell table:style-name="ce30" office:value-type="float" office:value="45" calcext:value-type="float">
            <text:p>45</text:p>
          </table:table-cell>
          <table:table-cell table:style-name="ce30"/>
          <table:table-cell table:style-name="ce15" office:value-type="float" office:value="45" calcext:value-type="float">
            <text:p>4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Orgeldraaijers, straatmuzijkan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Oudijzer-, oude kleederen-, beenenverkoopers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Paarden- en veehouders en verkoopers, koemelkers</text:p>
          </table:table-cell>
          <table:table-cell/>
          <table:table-cell table:style-name="ce8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1" office:value-type="float" office:value="1568" calcext:value-type="float">
            <text:p>1,568</text:p>
          </table:table-cell>
          <table:table-cell table:style-name="ce30" office:value-type="float" office:value="222" calcext:value-type="float">
            <text:p>222</text:p>
          </table:table-cell>
          <table:table-cell table:style-name="ce31" office:value-type="float" office:value="1595" calcext:value-type="float">
            <text:p>1,595</text:p>
          </table:table-cell>
          <table:table-cell table:style-name="ce30" office:value-type="float" office:value="222" calcext:value-type="float">
            <text:p>222</text:p>
          </table:table-cell>
          <table:table-cell table:style-name="ce47" office:value-type="float" office:value="1817" calcext:value-type="float">
            <text:p>1,81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Paarden- en beestensnij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Pannen-, potten-, pijpen-, steen- en tegelbak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15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Papier- en gekleurd papier- fabrijkant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35" calcext:value-type="float">
            <text:p>135</text:p>
          </table:table-cell>
          <table:table-cell table:style-name="ce30"/>
          <table:table-cell table:style-name="ce30" office:value-type="float" office:value="139" calcext:value-type="float">
            <text:p>139</text:p>
          </table:table-cell>
          <table:table-cell table:style-name="ce30"/>
          <table:table-cell table:style-name="ce15" office:value-type="float" office:value="139" calcext:value-type="float">
            <text:p>13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Papier- en gekleurd papier- handelaa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Papier- en gekleurd papier- werklied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53" calcext:value-type="float">
            <text:p>53</text:p>
          </table:table-cell>
          <table:table-cell table:style-name="ce15" office:value-type="float" office:value="287" calcext:value-type="float">
            <text:p>28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Parapluie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Pennenbereid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Pikeu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Pik- en teersto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Plaat- en steendrukkers, plaatsnijd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Pleistergieters, boetseerd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11" calcext:value-type="float">
            <text:p>211</text:p>
          </table:table-cell>
          <table:table-cell table:style-name="ce30"/>
          <table:table-cell table:style-name="ce30" office:value-type="float" office:value="211" calcext:value-type="float">
            <text:p>211</text:p>
          </table:table-cell>
          <table:table-cell table:style-name="ce30"/>
          <table:table-cell table:style-name="ce15" office:value-type="float" office:value="211" calcext:value-type="float">
            <text:p>2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Prokureu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Publieke vrouwen, publiekhuishouders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15" office:value-type="float" office:value="28" calcext:value-type="float">
            <text:p>2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Pijpenma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Ree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Regterlijke magt (ambtenaren der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5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Renteniers, partikulier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62" calcext:value-type="float">
            <text:p>62</text:p>
          </table:table-cell>
          <table:table-cell table:style-name="ce15" office:value-type="float" office:value="136" calcext:value-type="float">
            <text:p>13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Rent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Rijtuig-, wagen-, koffer-, zadelmakers</text:p>
          </table:table-cell>
          <table:table-cell/>
          <table:table-cell table:style-name="ce8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83" calcext:value-type="float">
            <text:p>283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286" calcext:value-type="float">
            <text:p>28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Rijtuigschil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chaarslij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chat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cheep-, blok-, mast- en zeilmakers, rafactiemeesters, scheepsloopers, takelaa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0" office:value-type="float" office:value="484" calcext:value-type="float">
            <text:p>48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16" calcext:value-type="float">
            <text:p>516</text:p>
          </table:table-cell>
          <table:table-cell table:style-name="ce30" office:value-type="float" office:value="4" calcext:value-type="float">
            <text:p>4</text:p>
          </table:table-cell>
          <table:table-cell table:style-name="ce15" office:value-type="float" office:value="520" calcext:value-type="float">
            <text:p>52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cheepsw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cheepzeilnaaldenma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cheikundige voorwerpen en verfwaren (fabrijkanten en werklieden in)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96" calcext:value-type="float">
            <text:p>9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chelpvisschers, schul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11" calcext:value-type="float">
            <text:p>1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chermmeest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childers (huis-), glazenmak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8" calcext:value-type="float">
            <text:p>38</text:p>
          </table:table-cell>
          <table:table-cell table:style-name="ce30"/>
          <table:table-cell table:style-name="ce30" office:value-type="float" office:value="633" calcext:value-type="float">
            <text:p>63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73" calcext:value-type="float">
            <text:p>673</text:p>
          </table:table-cell>
          <table:table-cell table:style-name="ce30" office:value-type="float" office:value="8" calcext:value-type="float">
            <text:p>8</text:p>
          </table:table-cell>
          <table:table-cell table:style-name="ce15" office:value-type="float" office:value="681" calcext:value-type="float">
            <text:p>68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2" calcext:value-type="float">
            <text:p>62</text:p>
          </table:table-cell>
          <table:table-cell table:style-name="ce30"/>
          <table:table-cell table:style-name="ce31" office:value-type="float" office:value="2174" calcext:value-type="float">
            <text:p>2,174</text:p>
          </table:table-cell>
          <table:table-cell table:style-name="ce30" office:value-type="float" office:value="10" calcext:value-type="float">
            <text:p>10</text:p>
          </table:table-cell>
          <table:table-cell table:style-name="ce31" office:value-type="float" office:value="2237" calcext:value-type="float">
            <text:p>2,237</text:p>
          </table:table-cell>
          <table:table-cell table:style-name="ce30" office:value-type="float" office:value="10" calcext:value-type="float">
            <text:p>10</text:p>
          </table:table-cell>
          <table:table-cell table:style-name="ce47" office:value-type="float" office:value="2247" calcext:value-type="float">
            <text:p>2,24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choenmakers en lapp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5" calcext:value-type="float">
            <text:p>55</text:p>
          </table:table-cell>
          <table:table-cell table:style-name="ce30"/>
          <table:table-cell table:style-name="ce30" office:value-type="float" office:value="620" calcext:value-type="float">
            <text:p>62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77" calcext:value-type="float">
            <text:p>677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680" calcext:value-type="float">
            <text:p>68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choolleerlingen</text:p>
          </table:table-cell>
          <table:table-cell/>
          <table:table-cell table:style-name="ce23" office:value-type="float" office:value="8281" calcext:value-type="float">
            <text:p>8,281</text:p>
          </table:table-cell>
          <table:table-cell table:style-name="ce31" office:value-type="float" office:value="7427" calcext:value-type="float">
            <text:p>7,427</text:p>
          </table:table-cell>
          <table:table-cell table:style-name="ce31" office:value-type="float" office:value="3061" calcext:value-type="float">
            <text:p>3,061</text:p>
          </table:table-cell>
          <table:table-cell table:style-name="ce31" office:value-type="float" office:value="2492" calcext:value-type="float">
            <text:p>2,492</text:p>
          </table:table-cell>
          <table:table-cell table:style-name="ce31" office:value-type="float" office:value="1635" calcext:value-type="float">
            <text:p>1,635</text:p>
          </table:table-cell>
          <table:table-cell table:style-name="ce31" office:value-type="float" office:value="1191" calcext:value-type="float">
            <text:p>1,191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52" calcext:value-type="float">
            <text:p>52</text:p>
          </table:table-cell>
          <table:table-cell table:style-name="ce31" office:value-type="float" office:value="13061" calcext:value-type="float">
            <text:p>13,061</text:p>
          </table:table-cell>
          <table:table-cell table:style-name="ce31" office:value-type="float" office:value="11162" calcext:value-type="float">
            <text:p>11,162</text:p>
          </table:table-cell>
          <table:table-cell table:style-name="ce47" office:value-type="float" office:value="24223" calcext:value-type="float">
            <text:p>24,22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choorsteenveg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lijpers (diamant-, glas-, marmer-, metaal- enz.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meden grof-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132" calcext:value-type="float">
            <text:p>13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meden hoef-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79" calcext:value-type="float">
            <text:p>7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meden kagchel- en andere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30" office:value-type="float" office:value="344" calcext:value-type="float">
            <text:p>34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74" calcext:value-type="float">
            <text:p>374</text:p>
          </table:table-cell>
          <table:table-cell table:style-name="ce30" office:value-type="float" office:value="6" calcext:value-type="float">
            <text:p>6</text:p>
          </table:table-cell>
          <table:table-cell table:style-name="ce15" office:value-type="float" office:value="380" calcext:value-type="float">
            <text:p>38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olliciteu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peldenfabrijkanten en werklied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piegelmakers en verkoop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pinners, spoelders, wevers</text:p>
          </table:table-cell>
          <table:table-cell/>
          <table:table-cell table:style-name="ce8" office:value-type="float" office:value="21" calcext:value-type="float">
            <text:p>21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141" calcext:value-type="float">
            <text:p>141</text:p>
          </table:table-cell>
          <table:table-cell table:style-name="ce31" office:value-type="float" office:value="1561" calcext:value-type="float">
            <text:p>1,561</text:p>
          </table:table-cell>
          <table:table-cell table:style-name="ce31" office:value-type="float" office:value="1538" calcext:value-type="float">
            <text:p>1,538</text:p>
          </table:table-cell>
          <table:table-cell table:style-name="ce31" office:value-type="float" office:value="1750" calcext:value-type="float">
            <text:p>1,750</text:p>
          </table:table-cell>
          <table:table-cell table:style-name="ce31" office:value-type="float" office:value="1745" calcext:value-type="float">
            <text:p>1,745</text:p>
          </table:table-cell>
          <table:table-cell table:style-name="ce47" office:value-type="float" office:value="3495" calcext:value-type="float">
            <text:p>3,49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poorweg- en stoombootbeambt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7" calcext:value-type="float">
            <text:p>37</text:p>
          </table:table-cell>
          <table:table-cell table:style-name="ce30"/>
          <table:table-cell table:style-name="ce30" office:value-type="float" office:value="39" calcext:value-type="float">
            <text:p>39</text:p>
          </table:table-cell>
          <table:table-cell table:style-name="ce30"/>
          <table:table-cell table:style-name="ce15" office:value-type="float" office:value="39" calcext:value-type="float">
            <text:p>3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pijkerma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talhouders, rijtuigverhuur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teenhouw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15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teenkolen-, hout- en turf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telzied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toelen-bekleeders, draaijers, mat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toffenverwers, glanz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6" calcext:value-type="float">
            <text:p>6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traat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15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tudenten aan hooge scholen, athenaca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5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tudenten aan academien, clinische schol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tudenten aan seminari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tukadoors, witt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tijfselfabrijkant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uiker- en pastijbak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Suikerraffinadeu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Taalmeesters, translateu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Tabak- en sigaren- fabrijkant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15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Tabak- en sigaren- kerv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26" calcext:value-type="float">
            <text:p>26</text:p>
          </table:table-cell>
          <table:table-cell table:style-name="ce30"/>
          <table:table-cell table:style-name="ce15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Tabak- en sigaren- plant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Tabak- en sigaren- 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Tapijtfabrijkan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Timmerlieden, kistemakers</text:p>
          </table:table-cell>
          <table:table-cell/>
          <table:table-cell table:style-name="ce8"/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148" calcext:value-type="float">
            <text:p>148</text:p>
          </table:table-cell>
          <table:table-cell table:style-name="ce30"/>
          <table:table-cell table:style-name="ce31" office:value-type="float" office:value="2004" calcext:value-type="float">
            <text:p>2,004</text:p>
          </table:table-cell>
          <table:table-cell table:style-name="ce30" office:value-type="float" office:value="6" calcext:value-type="float">
            <text:p>6</text:p>
          </table:table-cell>
          <table:table-cell table:style-name="ce31" office:value-type="float" office:value="2159" calcext:value-type="float">
            <text:p>2,159</text:p>
          </table:table-cell>
          <table:table-cell table:style-name="ce30" office:value-type="float" office:value="6" calcext:value-type="float">
            <text:p>6</text:p>
          </table:table-cell>
          <table:table-cell table:style-name="ce47" office:value-type="float" office:value="2165" calcext:value-type="float">
            <text:p>2,16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Tinnegiet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Tol- en pontgaarders, brug- en sluiswach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5" calcext:value-type="float">
            <text:p>5</text:p>
          </table:table-cell>
          <table:table-cell table:style-name="ce15" office:value-type="float" office:value="137" calcext:value-type="float">
            <text:p>13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Touwslagers, baanwer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71" calcext:value-type="float">
            <text:p>7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Traansto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Turf, koorn- en kolendrag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11" calcext:value-type="float">
            <text:p>11</text:p>
          </table:table-cell>
          <table:table-cell table:style-name="ce15" office:value-type="float" office:value="79" calcext:value-type="float">
            <text:p>7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Uitdragers, uitventers, leurd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64" calcext:value-type="float">
            <text:p>64</text:p>
          </table:table-cell>
          <table:table-cell table:style-name="ce15" office:value-type="float" office:value="161" calcext:value-type="float">
            <text:p>16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Uurwerkmak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61" calcext:value-type="float">
            <text:p>6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Veearts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15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Veenlieden, turfboer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11" calcext:value-type="float">
            <text:p>11</text:p>
          </table:table-cell>
          <table:table-cell table:style-name="ce15" office:value-type="float" office:value="139" calcext:value-type="float">
            <text:p>13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Vendumeest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Vergulders, lijstenma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Vill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Vischdroogers en roo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Vischverkoop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344" calcext:value-type="float">
            <text:p>344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355" calcext:value-type="float">
            <text:p>355</text:p>
          </table:table-cell>
          <table:table-cell table:style-name="ce30" office:value-type="float" office:value="94" calcext:value-type="float">
            <text:p>94</text:p>
          </table:table-cell>
          <table:table-cell table:style-name="ce15" office:value-type="float" office:value="449" calcext:value-type="float">
            <text:p>44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Vissch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36" calcext:value-type="float">
            <text:p>136</text:p>
          </table:table-cell>
          <table:table-cell table:style-name="ce30"/>
          <table:table-cell table:style-name="ce31" office:value-type="float" office:value="1765" calcext:value-type="float">
            <text:p>1,765</text:p>
          </table:table-cell>
          <table:table-cell table:style-name="ce30" office:value-type="float" office:value="1" calcext:value-type="float">
            <text:p>1</text:p>
          </table:table-cell>
          <table:table-cell table:style-name="ce31" office:value-type="float" office:value="1910" calcext:value-type="float">
            <text:p>1,910</text:p>
          </table:table-cell>
          <table:table-cell table:style-name="ce30" office:value-type="float" office:value="1" calcext:value-type="float">
            <text:p>1</text:p>
          </table:table-cell>
          <table:table-cell table:style-name="ce47" office:value-type="float" office:value="1911" calcext:value-type="float">
            <text:p>1,9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Vleeschhouwers, spekslagers, poeliers</text:p>
          </table:table-cell>
          <table:table-cell/>
          <table:table-cell table:style-name="ce8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439" calcext:value-type="float">
            <text:p>439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458" calcext:value-type="float">
            <text:p>458</text:p>
          </table:table-cell>
          <table:table-cell table:style-name="ce30" office:value-type="float" office:value="13" calcext:value-type="float">
            <text:p>13</text:p>
          </table:table-cell>
          <table:table-cell table:style-name="ce15" office:value-type="float" office:value="471" calcext:value-type="float">
            <text:p>47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Voddenra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Voerlieden, koetsiers, loopers, postknechten en sleep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334" calcext:value-type="float">
            <text:p>33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48" calcext:value-type="float">
            <text:p>348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350" calcext:value-type="float">
            <text:p>35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Vogelverkoopers, kooiboer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Wafel- en poffertjesbak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Watermolenaa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68" calcext:value-type="float">
            <text:p>468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469" calcext:value-type="float">
            <text:p>469</text:p>
          </table:table-cell>
          <table:table-cell table:style-name="ce30" office:value-type="float" office:value="11" calcext:value-type="float">
            <text:p>11</text:p>
          </table:table-cell>
          <table:table-cell table:style-name="ce15" office:value-type="float" office:value="480" calcext:value-type="float">
            <text:p>48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Waterverkoop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Wek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Werktuigkundigen en makers, balans- en brandspuit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15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Wierspinn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Wijnhandelaa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5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IJk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IJzer- en koperdraaij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IJzergiet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Zaad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Zaakwaarnemers, commissionnai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3" calcext:value-type="float">
            <text:p>43</text:p>
          </table:table-cell>
          <table:table-cell table:style-name="ce30"/>
          <table:table-cell table:style-name="ce30" office:value-type="float" office:value="43" calcext:value-type="float">
            <text:p>43</text:p>
          </table:table-cell>
          <table:table-cell table:style-name="ce30"/>
          <table:table-cell table:style-name="ce15" office:value-type="float" office:value="43" calcext:value-type="float">
            <text:p>4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Zakkenmakers en verhuurd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6" calcext:value-type="float">
            <text:p>26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/>
          <table:table-cell table:style-name="ce15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Zand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Zeepzied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Zeevaartscholen onderwijz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Zeevaartscholen leerling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Ziekenoppass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15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Zoutzie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Zwaardveg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Zwavelstokkenmakers en 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Zijdeteelt (personen behoorende tot de)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Verschillende beroepen</text:p>
          </table:table-cell>
          <table:table-cell/>
          <table:table-cell table:style-name="ce8"/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13" calcext:value-type="float">
            <text:p>13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Zonder beroep</text:p>
          </table:table-cell>
          <table:table-cell/>
          <table:table-cell table:style-name="ce23" office:value-type="float" office:value="13735" calcext:value-type="float">
            <text:p>13,735</text:p>
          </table:table-cell>
          <table:table-cell table:style-name="ce31" office:value-type="float" office:value="14101" calcext:value-type="float">
            <text:p>14,101</text:p>
          </table:table-cell>
          <table:table-cell table:style-name="ce30" office:value-type="float" office:value="920" calcext:value-type="float">
            <text:p>920</text:p>
          </table:table-cell>
          <table:table-cell table:style-name="ce31" office:value-type="float" office:value="1495" calcext:value-type="float">
            <text:p>1,495</text:p>
          </table:table-cell>
          <table:table-cell table:style-name="ce31" office:value-type="float" office:value="3001" calcext:value-type="float">
            <text:p>3,001</text:p>
          </table:table-cell>
          <table:table-cell table:style-name="ce31" office:value-type="float" office:value="4868" calcext:value-type="float">
            <text:p>4,868</text:p>
          </table:table-cell>
          <table:table-cell table:style-name="ce31" office:value-type="float" office:value="4597" calcext:value-type="float">
            <text:p>4,597</text:p>
          </table:table-cell>
          <table:table-cell table:style-name="ce31" office:value-type="float" office:value="38400" calcext:value-type="float">
            <text:p>38,400</text:p>
          </table:table-cell>
          <table:table-cell table:style-name="ce30" office:value-type="string" calcext:value-type="string">
            <text:p>22.256/1</text:p>
          </table:table-cell>
          <table:table-cell table:style-name="ce31" office:value-type="float" office:value="58864" calcext:value-type="float">
            <text:p>58,864</text:p>
          </table:table-cell>
          <table:table-cell table:style-name="ce15" office:value-type="string" calcext:value-type="string">
            <text:p>81.120/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Beroep onbekend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HONDERD VIER EN DERTIG GEMEENTEN TEN PLATTEN LANDE.</text:p>
          </table:table-cell>
          <table:table-cell table:style-name="ce15" office:value-type="string" calcext:value-type="string">
            <text:p>TOTAAL</text:p>
          </table:table-cell>
          <table:table-cell/>
          <table:table-cell table:style-name="ce23" office:value-type="float" office:value="22134" calcext:value-type="float">
            <text:p>22,134</text:p>
          </table:table-cell>
          <table:table-cell table:style-name="ce31" office:value-type="float" office:value="21667" calcext:value-type="float">
            <text:p>21,667</text:p>
          </table:table-cell>
          <table:table-cell table:style-name="ce31" office:value-type="float" office:value="4194" calcext:value-type="float">
            <text:p>4,194</text:p>
          </table:table-cell>
          <table:table-cell table:style-name="ce31" office:value-type="float" office:value="4143" calcext:value-type="float">
            <text:p>4,143</text:p>
          </table:table-cell>
          <table:table-cell table:style-name="ce31" office:value-type="float" office:value="7260" calcext:value-type="float">
            <text:p>7,260</text:p>
          </table:table-cell>
          <table:table-cell table:style-name="ce31" office:value-type="float" office:value="7287" calcext:value-type="float">
            <text:p>7,287</text:p>
          </table:table-cell>
          <table:table-cell table:style-name="ce31" office:value-type="float" office:value="53980" calcext:value-type="float">
            <text:p>53,980</text:p>
          </table:table-cell>
          <table:table-cell table:style-name="ce31" office:value-type="float" office:value="54288" calcext:value-type="float">
            <text:p>54,288</text:p>
          </table:table-cell>
          <table:table-cell table:style-name="ce31" office:value-type="float" office:value="87572" calcext:value-type="float">
            <text:p>87,572</text:p>
          </table:table-cell>
          <table:table-cell table:style-name="ce31" office:value-type="float" office:value="87386" calcext:value-type="float">
            <office:annotation draw:style-name="gr1" draw:text-style-name="P1" svg:width="3.581cm" svg:height="1.957cm" svg:x="23.691cm" svg:y="537.686cm" draw:caption-point-x="22.048cm" draw:caption-point-y="1.782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67386. Dit moet zijn 87386.</text:span></text:p>
              <text:p text:style-name="P1"><text:span text:style-name="T2"/></text:p>
            </office:annotation>
            <text:p>87,386</text:p>
          </table:table-cell>
          <table:table-cell table:style-name="ce47" office:value-type="float" office:value="174958" calcext:value-type="float">
            <text:p>174,95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Aannem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72" calcext:value-type="float">
            <text:p>72</text:p>
          </table:table-cell>
          <table:table-cell table:style-name="ce30"/>
          <table:table-cell table:style-name="ce30" office:value-type="float" office:value="72" calcext:value-type="float">
            <text:p>72</text:p>
          </table:table-cell>
          <table:table-cell table:style-name="ce30"/>
          <table:table-cell table:style-name="ce15" office:value-type="float" office:value="72" calcext:value-type="float">
            <text:p>7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Aardappelenmeelfabrijkant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Aardewerk- en porcelein- fabrijkanten en kooplied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4" calcext:value-type="float">
            <text:p>14</text:p>
          </table:table-cell>
          <table:table-cell table:style-name="ce15" office:value-type="float" office:value="39" calcext:value-type="float">
            <text:p>3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Advoka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19" calcext:value-type="float">
            <text:p>119</text:p>
          </table:table-cell>
          <table:table-cell table:style-name="ce30"/>
          <table:table-cell table:style-name="ce30" office:value-type="float" office:value="119" calcext:value-type="float">
            <text:p>119</text:p>
          </table:table-cell>
          <table:table-cell table:style-name="ce30"/>
          <table:table-cell table:style-name="ce15" office:value-type="float" office:value="119" calcext:value-type="float">
            <text:p>11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Afbrank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Aluinfabrijkant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Ambtenaren Staats-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53" calcext:value-type="float">
            <text:p>553</text:p>
          </table:table-cell>
          <table:table-cell table:style-name="ce30"/>
          <table:table-cell table:style-name="ce30" office:value-type="float" office:value="553" calcext:value-type="float">
            <text:p>553</text:p>
          </table:table-cell>
          <table:table-cell table:style-name="ce30"/>
          <table:table-cell table:style-name="ce15" office:value-type="float" office:value="553" calcext:value-type="float">
            <text:p>55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Ambtenaren Provinciale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Ambtenaren Gemeente-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426" calcext:value-type="float">
            <text:p>42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Ambtenaren Niet genoemde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41" calcext:value-type="float">
            <text:p>441</text:p>
          </table:table-cell>
          <table:table-cell table:style-name="ce30"/>
          <table:table-cell table:style-name="ce30" office:value-type="float" office:value="441" calcext:value-type="float">
            <text:p>441</text:p>
          </table:table-cell>
          <table:table-cell table:style-name="ce30"/>
          <table:table-cell table:style-name="ce15" office:value-type="float" office:value="441" calcext:value-type="float">
            <text:p>44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Apothekers, drogisten</text:p>
          </table:table-cell>
          <table:table-cell/>
          <table:table-cell table:style-name="ce8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0" office:value-type="float" office:value="596" calcext:value-type="float">
            <text:p>596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631" calcext:value-type="float">
            <text:p>631</text:p>
          </table:table-cell>
          <table:table-cell table:style-name="ce30" office:value-type="float" office:value="6" calcext:value-type="float">
            <text:p>6</text:p>
          </table:table-cell>
          <table:table-cell table:style-name="ce15" office:value-type="float" office:value="637" calcext:value-type="float">
            <text:p>63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Arbeiders, daglooners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94" calcext:value-type="float">
            <text:p>494</text:p>
          </table:table-cell>
          <table:table-cell table:style-name="ce30" office:value-type="float" office:value="20" calcext:value-type="float">
            <text:p>20</text:p>
          </table:table-cell>
          <table:table-cell table:style-name="ce31" office:value-type="float" office:value="12381" calcext:value-type="float">
            <text:p>12,381</text:p>
          </table:table-cell>
          <table:table-cell table:style-name="ce30" office:value-type="float" office:value="679" calcext:value-type="float">
            <text:p>679</text:p>
          </table:table-cell>
          <table:table-cell table:style-name="ce31" office:value-type="float" office:value="12901" calcext:value-type="float">
            <text:p>12,901</text:p>
          </table:table-cell>
          <table:table-cell table:style-name="ce30" office:value-type="float" office:value="702" calcext:value-type="float">
            <text:p>702</text:p>
          </table:table-cell>
          <table:table-cell table:style-name="ce47" office:value-type="float" office:value="13603" calcext:value-type="float">
            <text:p>13,60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Asch-, bagger-, vuilnislieden, aschverkoop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17" calcext:value-type="float">
            <text:p>21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221" calcext:value-type="float">
            <text:p>22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Azijnstokers, kunstazijn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Baardscheerders, kappers, paruiken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570" calcext:value-type="float">
            <text:p>570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584" calcext:value-type="float">
            <text:p>584</text:p>
          </table:table-cell>
          <table:table-cell table:style-name="ce30" office:value-type="float" office:value="14" calcext:value-type="float">
            <text:p>14</text:p>
          </table:table-cell>
          <table:table-cell table:style-name="ce15" office:value-type="float" office:value="598" calcext:value-type="float">
            <text:p>59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Badstoofhou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Bankiers, effektenhandelaars, geldwisselaars, kassi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67" calcext:value-type="float">
            <text:p>6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Bed- en matrassenmakers en verhuurders, behangers, stoffeerd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466" calcext:value-type="float">
            <text:p>46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76" calcext:value-type="float">
            <text:p>476</text:p>
          </table:table-cell>
          <table:table-cell table:style-name="ce30" office:value-type="float" office:value="15" calcext:value-type="float">
            <text:p>15</text:p>
          </table:table-cell>
          <table:table-cell table:style-name="ce15" office:value-type="float" office:value="491" calcext:value-type="float">
            <text:p>49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Beeldhouwers, lofwerksnijd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6" calcext:value-type="float">
            <text:p>56</text:p>
          </table:table-cell>
          <table:table-cell table:style-name="ce30"/>
          <table:table-cell table:style-name="ce30" office:value-type="float" office:value="62" calcext:value-type="float">
            <text:p>62</text:p>
          </table:table-cell>
          <table:table-cell table:style-name="ce30"/>
          <table:table-cell table:style-name="ce15" office:value-type="float" office:value="62" calcext:value-type="float">
            <text:p>6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Beleenbankhouders, inbrengers enz.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3" calcext:value-type="float">
            <text:p>43</text:p>
          </table:table-cell>
          <table:table-cell table:style-name="ce15" office:value-type="float" office:value="94" calcext:value-type="float">
            <text:p>9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Besteders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73" calcext:value-type="float">
            <text:p>73</text:p>
          </table:table-cell>
          <table:table-cell table:style-name="ce30"/>
          <table:table-cell table:style-name="ce30" office:value-type="float" office:value="73" calcext:value-type="float">
            <text:p>73</text:p>
          </table:table-cell>
          <table:table-cell table:style-name="ce15" office:value-type="float" office:value="73" calcext:value-type="float">
            <text:p>7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Bestellers, expediteurs, factoors, voetboden</text:p>
          </table:table-cell>
          <table:table-cell/>
          <table:table-cell table:style-name="ce8"/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01" calcext:value-type="float">
            <text:p>301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315" calcext:value-type="float">
            <text:p>315</text:p>
          </table:table-cell>
          <table:table-cell table:style-name="ce30" office:value-type="float" office:value="46" calcext:value-type="float">
            <text:p>46</text:p>
          </table:table-cell>
          <table:table-cell table:style-name="ce15" office:value-type="float" office:value="361" calcext:value-type="float">
            <text:p>36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Bezembinders, rietboeren, rijswerk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56" calcext:value-type="float">
            <text:p>56</text:p>
          </table:table-cell>
          <table:table-cell table:style-name="ce30"/>
          <table:table-cell table:style-name="ce30" office:value-type="float" office:value="60" calcext:value-type="float">
            <text:p>60</text:p>
          </table:table-cell>
          <table:table-cell table:style-name="ce30"/>
          <table:table-cell table:style-name="ce15" office:value-type="float" office:value="60" calcext:value-type="float">
            <text:p>6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Bierbrouwers, bierste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69" calcext:value-type="float">
            <text:p>6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Billard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office:annotation draw:style-name="gr1" draw:text-style-name="P1" svg:width="3.594cm" svg:height="1.957cm" svg:x="6.378cm" svg:y="548.931cm" draw:caption-point-x="32.064cm" draw:caption-point-y="1.782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niets. Dit moet zijn 6.</text:span></text:p>
              <text:p text:style-name="P1"><text:span text:style-name="T2"/></text:p>
              <text:p text:style-name="P1"><text:span text:style-name="T2"/></text:p>
            </office:annotation>
            <text:p>6</text:p>
          </table:table-cell>
          <table:table-cell table:style-name="ce30"/>
          <table:table-cell table:style-name="ce30" office:value-type="float" office:value="6" calcext:value-type="float">
            <office:annotation draw:style-name="gr1" draw:text-style-name="P1" svg:width="3.582cm" svg:height="1.957cm" svg:x="21.901cm" svg:y="548.931cm" draw:caption-point-x="21.406cm" draw:caption-point-y="1.782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niets. Dit moet zijn 6.</text:span></text:p>
              <text:p text:style-name="P1"><text:span text:style-name="T2"/></text:p>
              <text:p text:style-name="P1"><text:span text:style-name="T2"/></text:p>
            </office:annotation>
            <text:p>6</text:p>
          </table:table-cell>
          <table:table-cell table:style-name="ce30"/>
          <table:table-cell table:style-name="ce15" office:value-type="float" office:value="6" calcext:value-type="float">
            <office:annotation draw:style-name="gr1" draw:text-style-name="P1" svg:width="3.579cm" svg:height="1.957cm" svg:x="25.481cm" svg:y="548.931cm" draw:caption-point-x="22.033cm" draw:caption-point-y="1.782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niets. Dit moet zijn 6.</text:span></text:p>
              <text:p text:style-name="P1"><text:span text:style-name="T2"/></text:p>
              <text:p text:style-name="P1"><text:span text:style-name="T2"/></text:p>
            </office:annotation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Billard-, kaatsballen-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Bleek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office:value-type="float" office:value="486" calcext:value-type="float">
            <text:p>486</text:p>
          </table:table-cell>
          <table:table-cell table:style-name="ce30" office:value-type="float" office:value="396" calcext:value-type="float">
            <text:p>396</text:p>
          </table:table-cell>
          <table:table-cell table:style-name="ce30" office:value-type="float" office:value="497" calcext:value-type="float">
            <text:p>497</text:p>
          </table:table-cell>
          <table:table-cell table:style-name="ce15" office:value-type="float" office:value="893" calcext:value-type="float">
            <text:p>89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Blik- en pleetwerkers, lampen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31" calcext:value-type="float">
            <text:p>3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Bloemisten, boomkweekers, tuiniers, warmoezeni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6" calcext:value-type="float">
            <text:p>6</text:p>
          </table:table-cell>
          <table:table-cell table:style-name="ce31" office:value-type="float" office:value="1844" calcext:value-type="float">
            <text:p>1,844</text:p>
          </table:table-cell>
          <table:table-cell table:style-name="ce30" office:value-type="float" office:value="81" calcext:value-type="float">
            <text:p>81</text:p>
          </table:table-cell>
          <table:table-cell table:style-name="ce31" office:value-type="float" office:value="1944" calcext:value-type="float">
            <text:p>1,944</text:p>
          </table:table-cell>
          <table:table-cell table:style-name="ce30" office:value-type="float" office:value="87" calcext:value-type="float">
            <text:p>87</text:p>
          </table:table-cell>
          <table:table-cell table:style-name="ce47" office:value-type="float" office:value="2031" calcext:value-type="float">
            <text:p>2,03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Boekbinders</text:p>
          </table:table-cell>
          <table:table-cell/>
          <table:table-cell table:style-name="ce8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291" calcext:value-type="float">
            <text:p>29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15" calcext:value-type="float">
            <text:p>315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317" calcext:value-type="float">
            <text:p>31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Boek- en dagbladdrukkers en verkoopers 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17" calcext:value-type="float">
            <text:p>317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17" calcext:value-type="float">
            <text:p>317</text:p>
          </table:table-cell>
          <table:table-cell table:style-name="ce30" office:value-type="float" office:value="21" calcext:value-type="float">
            <text:p>21</text:p>
          </table:table-cell>
          <table:table-cell table:style-name="ce15" office:value-type="float" office:value="338" calcext:value-type="float">
            <text:p>33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Boek- en dagbladdrukkers en verkoopers knechts, letterzett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0" office:value-type="float" office:value="447" calcext:value-type="float">
            <text:p>447</text:p>
          </table:table-cell>
          <table:table-cell table:style-name="ce30"/>
          <table:table-cell table:style-name="ce30" office:value-type="float" office:value="480" calcext:value-type="float">
            <text:p>480</text:p>
          </table:table-cell>
          <table:table-cell table:style-name="ce30"/>
          <table:table-cell table:style-name="ce15" office:value-type="float" office:value="480" calcext:value-type="float">
            <text:p>48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Bontwer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9" calcext:value-type="float">
            <text:p>49</text:p>
          </table:table-cell>
          <table:table-cell table:style-name="ce30"/>
          <table:table-cell table:style-name="ce30" office:value-type="float" office:value="50" calcext:value-type="float">
            <text:p>50</text:p>
          </table:table-cell>
          <table:table-cell table:style-name="ce30"/>
          <table:table-cell table:style-name="ce15" office:value-type="float" office:value="50" calcext:value-type="float">
            <text:p>5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Bordpapier (werkers in) doozen-, kaartenmak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8" calcext:value-type="float">
            <text:p>18</text:p>
          </table:table-cell>
          <table:table-cell table:style-name="ce15" office:value-type="float" office:value="56" calcext:value-type="float">
            <text:p>5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Borduurwerkers, kantwer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2" calcext:value-type="float">
            <text:p>22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Borstel-, kaarden-, kammen-, rijven-, zeeften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5" calcext:value-type="float">
            <text:p>5</text:p>
          </table:table-cell>
          <table:table-cell table:style-name="ce15" office:value-type="float" office:value="122" calcext:value-type="float">
            <text:p>12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Bouw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7" calcext:value-type="float">
            <text:p>37</text:p>
          </table:table-cell>
          <table:table-cell table:style-name="ce30"/>
          <table:table-cell table:style-name="ce30" office:value-type="float" office:value="37" calcext:value-type="float">
            <text:p>37</text:p>
          </table:table-cell>
          <table:table-cell table:style-name="ce30"/>
          <table:table-cell table:style-name="ce15" office:value-type="float" office:value="37" calcext:value-type="float">
            <text:p>3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Branders en stokers van stroop, likeuren, sterke dranken</text:p>
          </table:table-cell>
          <table:table-cell/>
          <table:table-cell table:style-name="ce8"/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5" calcext:value-type="float">
            <text:p>5</text:p>
          </table:table-cell>
          <table:table-cell table:style-name="ce15" office:value-type="float" office:value="71" calcext:value-type="float">
            <text:p>7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Breuk- en draagbanden-, keurslijven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3" calcext:value-type="float">
            <text:p>13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Brillenslijpers en verkoopers</text:p>
          </table:table-cell>
          <table:table-cell/>
          <table:table-cell table:style-name="ce8"/>
          <table:table-cell table:style-name="ce30" table:number-columns-repeated="5"/>
          <table:table-cell table:number-columns-repeated="4" table:style-name="ce30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Brood-, kleingoed-, koek- en banketbakkers en slijters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60" calcext:value-type="float">
            <text:p>160</text:p>
          </table:table-cell>
          <table:table-cell table:style-name="ce30"/>
          <table:table-cell table:style-name="ce31" office:value-type="float" office:value="3345" calcext:value-type="float">
            <text:p>3,345</text:p>
          </table:table-cell>
          <table:table-cell table:style-name="ce30" office:value-type="float" office:value="158" calcext:value-type="float">
            <text:p>158</text:p>
          </table:table-cell>
          <table:table-cell table:style-name="ce31" office:value-type="float" office:value="3518" calcext:value-type="float">
            <text:p>3,518</text:p>
          </table:table-cell>
          <table:table-cell table:style-name="ce30" office:value-type="float" office:value="158" calcext:value-type="float">
            <text:p>158</text:p>
          </table:table-cell>
          <table:table-cell table:style-name="ce47" office:value-type="float" office:value="3676" calcext:value-type="float">
            <text:p>3,67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Bijenteelt (personen behoorende tot de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Chicoreifabrijkan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Chocoladefabrijkant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Dagbladschrijvers, letterkundig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Debiteurs en gedelegeerden in de loterij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69" calcext:value-type="float">
            <text:p>6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Dekkers (lei-, pannen-, riet-)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01" calcext:value-type="float">
            <text:p>20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Deurwaar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5" calcext:value-type="float">
            <text:p>65</text:p>
          </table:table-cell>
          <table:table-cell table:style-name="ce30"/>
          <table:table-cell table:style-name="ce30" office:value-type="float" office:value="65" calcext:value-type="float">
            <text:p>65</text:p>
          </table:table-cell>
          <table:table-cell table:style-name="ce30"/>
          <table:table-cell table:style-name="ce15" office:value-type="float" office:value="65" calcext:value-type="float">
            <text:p>6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Dienstboden, bakers, huisbewaarders, minnen, oppassers, portiers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612" calcext:value-type="float">
            <text:p>612</text:p>
          </table:table-cell>
          <table:table-cell table:style-name="ce31" office:value-type="float" office:value="2473" calcext:value-type="float">
            <text:p>2,473</text:p>
          </table:table-cell>
          <table:table-cell table:style-name="ce31" office:value-type="float" office:value="18441" calcext:value-type="float">
            <text:p>18,441</text:p>
          </table:table-cell>
          <table:table-cell table:style-name="ce31" office:value-type="float" office:value="2590" calcext:value-type="float">
            <text:p>2,590</text:p>
          </table:table-cell>
          <table:table-cell table:style-name="ce30" office:value-type="string" calcext:value-type="string">
            <text:p>19.092/1</text:p>
          </table:table-cell>
          <table:table-cell table:style-name="ce15" office:value-type="string" calcext:value-type="string">
            <text:p>21.682/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Doodgravers, bedienaars van begrafenissen, verhuurders van rouwkleeder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350" calcext:value-type="float">
            <text:p>35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Fabrijkanten van verschillenden aard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615" calcext:value-type="float">
            <text:p>615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685" calcext:value-type="float">
            <text:p>685</text:p>
          </table:table-cell>
          <table:table-cell table:style-name="ce30" office:value-type="float" office:value="73" calcext:value-type="float">
            <text:p>73</text:p>
          </table:table-cell>
          <table:table-cell table:style-name="ce15" office:value-type="float" office:value="758" calcext:value-type="float">
            <text:p>75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Fineerzag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15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Gaarkeukenhoud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10" calcext:value-type="float">
            <text:p>10</text:p>
          </table:table-cell>
          <table:table-cell table:style-name="ce15" office:value-type="float" office:value="99" calcext:value-type="float">
            <text:p>9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Galanteriewarenhandelaa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6" calcext:value-type="float">
            <text:p>6</text:p>
          </table:table-cell>
          <table:table-cell table:style-name="ce15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Garen- en bandwinkeli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0" calcext:value-type="float">
            <text:p>40</text:p>
          </table:table-cell>
          <table:table-cell table:style-name="ce15" office:value-type="float" office:value="52" calcext:value-type="float">
            <text:p>5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Gasfabrijkan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15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583" calcext:value-type="float">
            <text:p>583</text:p>
          </table:table-cell>
          <table:table-cell table:style-name="ce30" office:value-type="float" office:value="154" calcext:value-type="float">
            <text:p>154</text:p>
          </table:table-cell>
          <table:table-cell table:style-name="ce30" office:value-type="float" office:value="586" calcext:value-type="float">
            <text:p>586</text:p>
          </table:table-cell>
          <table:table-cell table:style-name="ce30" office:value-type="float" office:value="154" calcext:value-type="float">
            <text:p>154</text:p>
          </table:table-cell>
          <table:table-cell table:style-name="ce15" office:value-type="float" office:value="740" calcext:value-type="float">
            <text:p>74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Gepensioneerden (burgerlijke en militaire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39" calcext:value-type="float">
            <text:p>439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39" calcext:value-type="float">
            <text:p>439</text:p>
          </table:table-cell>
          <table:table-cell table:style-name="ce30" office:value-type="float" office:value="51" calcext:value-type="float">
            <text:p>51</text:p>
          </table:table-cell>
          <table:table-cell table:style-name="ce15" office:value-type="float" office:value="490" calcext:value-type="float">
            <text:p>49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Geschutgieters, geweer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7" calcext:value-type="float">
            <text:p>27</text:p>
          </table:table-cell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15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Gezantschappen en consulaten (personen behoorende tot de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15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Glasblaz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5" calcext:value-type="float">
            <text:p>5</text:p>
          </table:table-cell>
          <table:table-cell table:style-name="ce15" office:value-type="float" office:value="37" calcext:value-type="float">
            <text:p>3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Godsdienstleeraren en aan de dienst verbonden personen. Protestanten, predikan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06" calcext:value-type="float">
            <text:p>306</text:p>
          </table:table-cell>
          <table:table-cell table:style-name="ce30"/>
          <table:table-cell table:style-name="ce30" office:value-type="float" office:value="306" calcext:value-type="float">
            <text:p>306</text:p>
          </table:table-cell>
          <table:table-cell table:style-name="ce30"/>
          <table:table-cell table:style-name="ce15" office:value-type="float" office:value="306" calcext:value-type="float">
            <text:p>30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47" calcext:value-type="float">
            <text:p>47</text:p>
          </table:table-cell>
          <table:table-cell table:style-name="ce15" office:value-type="float" office:value="110" calcext:value-type="float">
            <text:p>11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74" calcext:value-type="float">
            <text:p>174</text:p>
          </table:table-cell>
          <table:table-cell table:style-name="ce30"/>
          <table:table-cell table:style-name="ce30" office:value-type="float" office:value="174" calcext:value-type="float">
            <text:p>174</text:p>
          </table:table-cell>
          <table:table-cell table:style-name="ce30"/>
          <table:table-cell table:style-name="ce15" office:value-type="float" office:value="174" calcext:value-type="float">
            <text:p>17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0" calcext:value-type="float">
            <text:p>20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27" calcext:value-type="float">
            <text:p>27</text:p>
          </table:table-cell>
          <table:table-cell table:style-name="ce30"/>
          <table:table-cell table:style-name="ce30" office:value-type="float" office:value="27" calcext:value-type="float">
            <text:p>27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Godsdienstleeraren en aan de dienst verbonden personen. Israeliten, rabbijn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15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15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Gouddraadtrekkers, passementwerkers, galonwer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7" calcext:value-type="float">
            <text:p>7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Graanhandelaars, gist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6" calcext:value-type="float">
            <text:p>6</text:p>
          </table:table-cell>
          <table:table-cell table:style-name="ce15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Graveurs op hout, metaal en steen, stempelsnijd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2" calcext:value-type="float">
            <text:p>62</text:p>
          </table:table-cell>
          <table:table-cell table:style-name="ce30"/>
          <table:table-cell table:style-name="ce30" office:value-type="float" office:value="63" calcext:value-type="float">
            <text:p>63</text:p>
          </table:table-cell>
          <table:table-cell table:style-name="ce30"/>
          <table:table-cell table:style-name="ce15" office:value-type="float" office:value="63" calcext:value-type="float">
            <text:p>6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Griendbaz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Groenten-, fruitverkoop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21" calcext:value-type="float">
            <text:p>221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office:value-type="float" office:value="226" calcext:value-type="float">
            <text:p>226</text:p>
          </table:table-cell>
          <table:table-cell table:style-name="ce30" office:value-type="float" office:value="179" calcext:value-type="float">
            <text:p>179</text:p>
          </table:table-cell>
          <table:table-cell table:style-name="ce15" office:value-type="float" office:value="405" calcext:value-type="float">
            <text:p>40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Grondeigenar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7" calcext:value-type="float">
            <text:p>7</text:p>
          </table:table-cell>
          <table:table-cell table:style-name="ce15" office:value-type="float" office:value="63" calcext:value-type="float">
            <text:p>6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Grossiers, slij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21" calcext:value-type="float">
            <text:p>21</text:p>
          </table:table-cell>
          <table:table-cell table:style-name="ce15" office:value-type="float" office:value="89" calcext:value-type="float">
            <text:p>8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Grutters, kruideni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540" calcext:value-type="float">
            <text:p>540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557" calcext:value-type="float">
            <text:p>557</text:p>
          </table:table-cell>
          <table:table-cell table:style-name="ce30" office:value-type="float" office:value="53" calcext:value-type="float">
            <text:p>53</text:p>
          </table:table-cell>
          <table:table-cell table:style-name="ce15" office:value-type="float" office:value="610" calcext:value-type="float">
            <text:p>61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Haarwer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5" calcext:value-type="float">
            <text:p>5</text:p>
          </table:table-cell>
          <table:table-cell table:style-name="ce15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Handelsleerling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83" calcext:value-type="float">
            <text:p>83</text:p>
          </table:table-cell>
          <table:table-cell table:style-name="ce30"/>
          <table:table-cell table:style-name="ce30" office:value-type="float" office:value="95" calcext:value-type="float">
            <text:p>95</text:p>
          </table:table-cell>
          <table:table-cell table:style-name="ce30"/>
          <table:table-cell table:style-name="ce15" office:value-type="float" office:value="95" calcext:value-type="float">
            <text:p>9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Handelsreizig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50" calcext:value-type="float">
            <text:p>150</text:p>
          </table:table-cell>
          <table:table-cell table:style-name="ce30"/>
          <table:table-cell table:style-name="ce30" office:value-type="float" office:value="150" calcext:value-type="float">
            <text:p>150</text:p>
          </table:table-cell>
          <table:table-cell table:style-name="ce30"/>
          <table:table-cell table:style-name="ce15" office:value-type="float" office:value="150" calcext:value-type="float">
            <text:p>15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Handschoenen- en dassen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Haven- en baken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15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Heemraden en verdere ambtenaren van de waterschapp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1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Heetmaaij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Hennep- en vlasbereiders en teel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30" calcext:value-type="float">
            <text:p>13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Herbergiers, kasteleins, koffijhuishou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57" calcext:value-type="float">
            <text:p>457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457" calcext:value-type="float">
            <text:p>457</text:p>
          </table:table-cell>
          <table:table-cell table:style-name="ce30" office:value-type="float" office:value="109" calcext:value-type="float">
            <text:p>109</text:p>
          </table:table-cell>
          <table:table-cell table:style-name="ce15" office:value-type="float" office:value="566" calcext:value-type="float">
            <text:p>56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Herders en veehoed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7" calcext:value-type="float">
            <text:p>7</text:p>
          </table:table-cell>
          <table:table-cell table:style-name="ce15" office:value-type="float" office:value="120" calcext:value-type="float">
            <text:p>12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Hoeden-, petten- en stroohoedenmakers</text:p>
          </table:table-cell>
          <table:table-cell/>
          <table:table-cell table:style-name="ce8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59" calcext:value-type="float">
            <text:p>259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58" calcext:value-type="float">
            <text:p>58</text:p>
          </table:table-cell>
          <table:table-cell table:style-name="ce15" office:value-type="float" office:value="335" calcext:value-type="float">
            <text:p>33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Hoogleeraren en leeraren aan hooge scholen, athennea, seminarien, clinische scholen en akademi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1" calcext:value-type="float">
            <text:p>31</text:p>
          </table:table-cell>
          <table:table-cell table:style-name="ce30"/>
          <table:table-cell table:style-name="ce30" office:value-type="float" office:value="31" calcext:value-type="float">
            <text:p>31</text:p>
          </table:table-cell>
          <table:table-cell table:style-name="ce30"/>
          <table:table-cell table:style-name="ce15" office:value-type="float" office:value="31" calcext:value-type="float">
            <text:p>3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Houthak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Houtzaagmolenaars, houtzagers, houtkoop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6" calcext:value-type="float">
            <text:p>26</text:p>
          </table:table-cell>
          <table:table-cell table:style-name="ce30"/>
          <table:table-cell table:style-name="ce30" office:value-type="float" office:value="696" calcext:value-type="float">
            <text:p>69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22" calcext:value-type="float">
            <text:p>722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725" calcext:value-type="float">
            <text:p>7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Huisleerlingen</text:p>
          </table:table-cell>
          <table:table-cell/>
          <table:table-cell table:style-name="ce8" office:value-type="float" office:value="230" calcext:value-type="float">
            <text:p>230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257" calcext:value-type="float">
            <text:p>257</text:p>
          </table:table-cell>
          <table:table-cell table:style-name="ce30" office:value-type="float" office:value="757" calcext:value-type="float">
            <text:p>757</text:p>
          </table:table-cell>
          <table:table-cell table:style-name="ce30" office:value-type="float" office:value="873" calcext:value-type="float">
            <text:p>873</text:p>
          </table:table-cell>
          <table:table-cell table:style-name="ce47" office:value-type="float" office:value="1630" calcext:value-type="float">
            <text:p>1,63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Ingenieurs en verdere ambtenaren van den waterstaat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15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Inleggers van levensbehoef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Jag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30" office:value-type="float" office:value="41" calcext:value-type="float">
            <text:p>41</text:p>
          </table:table-cell>
          <table:table-cell table:style-name="ce30"/>
          <table:table-cell table:style-name="ce15" office:value-type="float" office:value="41" calcext:value-type="float">
            <text:p>4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Jagt (personen behoorende tot de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15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Juweliers, goud- en zilversmeden</text:p>
          </table:table-cell>
          <table:table-cell/>
          <table:table-cell table:style-name="ce8"/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30" office:value-type="float" office:value="638" calcext:value-type="float">
            <text:p>63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676" calcext:value-type="float">
            <text:p>676</text:p>
          </table:table-cell>
          <table:table-cell table:style-name="ce30" office:value-type="float" office:value="9" calcext:value-type="float">
            <text:p>9</text:p>
          </table:table-cell>
          <table:table-cell table:style-name="ce15" office:value-type="float" office:value="685" calcext:value-type="float">
            <text:p>68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aarders, wolkamm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aarsenmakers (smeer- en was-)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133" calcext:value-type="float">
            <text:p>13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abinet- en schrijnwerkers, kunstdraaij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5" calcext:value-type="float">
            <text:p>55</text:p>
          </table:table-cell>
          <table:table-cell table:style-name="ce30"/>
          <table:table-cell table:style-name="ce31" office:value-type="float" office:value="1001" calcext:value-type="float">
            <text:p>1,001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float" office:value="1057" calcext:value-type="float">
            <text:p>1,057</text:p>
          </table:table-cell>
          <table:table-cell table:style-name="ce30" office:value-type="float" office:value="2" calcext:value-type="float">
            <text:p>2</text:p>
          </table:table-cell>
          <table:table-cell table:style-name="ce47" office:value-type="float" office:value="1059" calcext:value-type="float">
            <text:p>1,05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adetten van de landmagt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adetten van de zeemagt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30" office:value-type="float" office:value="64" calcext:value-type="float">
            <text:p>64</text:p>
          </table:table-cell>
          <table:table-cell table:style-name="ce30"/>
          <table:table-cell table:style-name="ce30" office:value-type="float" office:value="94" calcext:value-type="float">
            <text:p>94</text:p>
          </table:table-cell>
          <table:table-cell table:style-name="ce30"/>
          <table:table-cell table:style-name="ce15" office:value-type="float" office:value="94" calcext:value-type="float">
            <text:p>9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alkbranders, cement- en tras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42" calcext:value-type="float">
            <text:p>4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antoor- en winkelbedienden, pakhuisknechts</text:p>
          </table:table-cell>
          <table:table-cell/>
          <table:table-cell table:style-name="ce8"/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5" calcext:value-type="float">
            <text:p>5</text:p>
          </table:table-cell>
          <table:table-cell table:style-name="ce31" office:value-type="float" office:value="2858" calcext:value-type="float">
            <text:p>2,858</text:p>
          </table:table-cell>
          <table:table-cell table:style-name="ce30" office:value-type="float" office:value="238" calcext:value-type="float">
            <text:p>238</text:p>
          </table:table-cell>
          <table:table-cell table:style-name="ce31" office:value-type="float" office:value="2931" calcext:value-type="float">
            <text:p>2,931</text:p>
          </table:table-cell>
          <table:table-cell table:style-name="ce30" office:value-type="float" office:value="244" calcext:value-type="float">
            <text:p>244</text:p>
          </table:table-cell>
          <table:table-cell table:style-name="ce47" office:value-type="float" office:value="3175" calcext:value-type="float">
            <text:p>3,17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leedermak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158" calcext:value-type="float">
            <text:p>158</text:p>
          </table:table-cell>
          <table:table-cell table:style-name="ce30"/>
          <table:table-cell table:style-name="ce31" office:value-type="float" office:value="3111" calcext:value-type="float">
            <text:p>3,111</text:p>
          </table:table-cell>
          <table:table-cell table:style-name="ce30" office:value-type="float" office:value="7" calcext:value-type="float">
            <text:p>7</text:p>
          </table:table-cell>
          <table:table-cell table:style-name="ce31" office:value-type="float" office:value="3288" calcext:value-type="float">
            <text:p>3,288</text:p>
          </table:table-cell>
          <table:table-cell table:style-name="ce30" office:value-type="float" office:value="7" calcext:value-type="float">
            <text:p>7</text:p>
          </table:table-cell>
          <table:table-cell table:style-name="ce47" office:value-type="float" office:value="3295" calcext:value-type="float">
            <text:p>3,29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leederen- en gemaaktgoed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" calcext:value-type="float">
            <text:p>4</text:p>
          </table:table-cell>
          <table:table-cell table:style-name="ce15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leinhandelaars, winkeliers</text:p>
          </table:table-cell>
          <table:table-cell/>
          <table:table-cell table:style-name="ce8"/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1" office:value-type="float" office:value="2609" calcext:value-type="float">
            <text:p>2,609</text:p>
          </table:table-cell>
          <table:table-cell table:style-name="ce31" office:value-type="float" office:value="2248" calcext:value-type="float">
            <text:p>2,248</text:p>
          </table:table-cell>
          <table:table-cell table:style-name="ce31" office:value-type="float" office:value="2609" calcext:value-type="float">
            <text:p>2,609</text:p>
          </table:table-cell>
          <table:table-cell table:style-name="ce31" office:value-type="float" office:value="2249" calcext:value-type="float">
            <text:p>2,249</text:p>
          </table:table-cell>
          <table:table-cell table:style-name="ce47" office:value-type="float" office:value="4858" calcext:value-type="float">
            <text:p>4,85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lerken en schrijvers bij notarissen, ontvangers, prokureurs, deurwaarders enz.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55" calcext:value-type="float">
            <text:p>155</text:p>
          </table:table-cell>
          <table:table-cell table:style-name="ce30"/>
          <table:table-cell table:style-name="ce30" office:value-type="float" office:value="159" calcext:value-type="float">
            <text:p>159</text:p>
          </table:table-cell>
          <table:table-cell table:style-name="ce30"/>
          <table:table-cell table:style-name="ce15" office:value-type="float" office:value="159" calcext:value-type="float">
            <text:p>15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lompenmak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62" calcext:value-type="float">
            <text:p>6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noopen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olenbrand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oninklijk Huis (personen, verbonden aan het)</text:p>
          </table:table-cell>
          <table:table-cell/>
          <table:table-cell table:style-name="ce8"/>
          <table:table-cell table:style-name="ce30" table:number-columns-repeated="5"/>
          <table:table-cell table:number-columns-repeated="4" table:style-name="ce3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ooplieden van verschillenden aard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float" office:value="3481" calcext:value-type="float">
            <text:p>3,481</text:p>
          </table:table-cell>
          <table:table-cell table:style-name="ce30" office:value-type="float" office:value="690" calcext:value-type="float">
            <text:p>690</text:p>
          </table:table-cell>
          <table:table-cell table:style-name="ce31" office:value-type="float" office:value="3495" calcext:value-type="float">
            <text:p>3,495</text:p>
          </table:table-cell>
          <table:table-cell table:style-name="ce30" office:value-type="float" office:value="692" calcext:value-type="float">
            <text:p>692</text:p>
          </table:table-cell>
          <table:table-cell table:style-name="ce47" office:value-type="float" office:value="4187" calcext:value-type="float">
            <text:p>4,18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oornmolenaa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30" office:value-type="float" office:value="805" calcext:value-type="float">
            <text:p>80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829" calcext:value-type="float">
            <text:p>829</text:p>
          </table:table-cell>
          <table:table-cell table:style-name="ce30" office:value-type="float" office:value="12" calcext:value-type="float">
            <text:p>12</text:p>
          </table:table-cell>
          <table:table-cell table:style-name="ce15" office:value-type="float" office:value="841" calcext:value-type="float">
            <text:p>84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oornverschie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74" calcext:value-type="float">
            <text:p>7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oper- en blikslagers, draadvlechters, ketellappers</text:p>
          </table:table-cell>
          <table:table-cell/>
          <table:table-cell table:style-name="ce8"/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3" calcext:value-type="float">
            <text:p>43</text:p>
          </table:table-cell>
          <table:table-cell table:style-name="ce30"/>
          <table:table-cell table:style-name="ce30" office:value-type="float" office:value="581" calcext:value-type="float">
            <text:p>58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28" calcext:value-type="float">
            <text:p>628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631" calcext:value-type="float">
            <text:p>63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oper-, klok- en geelgiet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38" calcext:value-type="float">
            <text:p>3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ostschoolhouders en onderwijz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1" calcext:value-type="float">
            <text:p>11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ostschoolleerlingen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9" calcext:value-type="float">
            <text:p>69</text:p>
          </table:table-cell>
          <table:table-cell table:number-columns-repeated="2" table:style-name="ce30" office:value-type="float" office:value="29" calcext:value-type="float">
            <text:p>29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string" calcext:value-type="string">
            <text:p>146/1</text:p>
          </table:table-cell>
          <table:table-cell table:style-name="ce30" office:value-type="float" office:value="61" calcext:value-type="float">
            <text:p>61</text:p>
          </table:table-cell>
          <table:table-cell table:style-name="ce15" office:value-type="string" calcext:value-type="string">
            <text:p>207/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raamkinder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ram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94" calcext:value-type="float">
            <text:p>394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402" calcext:value-type="float">
            <text:p>402</text:p>
          </table:table-cell>
          <table:table-cell table:style-name="ce30" office:value-type="float" office:value="131" calcext:value-type="float">
            <text:p>131</text:p>
          </table:table-cell>
          <table:table-cell table:style-name="ce15" office:value-type="float" office:value="533" calcext:value-type="float">
            <text:p>53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ramm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rib- en dijkwerkers, heibaz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694" calcext:value-type="float">
            <text:p>694</text:p>
          </table:table-cell>
          <table:table-cell table:style-name="ce30"/>
          <table:table-cell table:style-name="ce30" office:value-type="float" office:value="712" calcext:value-type="float">
            <text:p>712</text:p>
          </table:table-cell>
          <table:table-cell table:style-name="ce30"/>
          <table:table-cell table:style-name="ce15" office:value-type="float" office:value="712" calcext:value-type="float">
            <text:p>7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roeghouders, tappers enz.</text:p>
          </table:table-cell>
          <table:table-cell/>
          <table:table-cell table:style-name="ce8"/>
          <table:table-cell table:style-name="ce30" table:number-columns-repeated="5"/>
          <table:table-cell table:style-name="ce31" office:value-type="float" office:value="1012" calcext:value-type="float">
            <text:p>1,012</text:p>
          </table:table-cell>
          <table:table-cell table:style-name="ce30" office:value-type="float" office:value="813" calcext:value-type="float">
            <text:p>813</text:p>
          </table:table-cell>
          <table:table-cell table:style-name="ce31" office:value-type="float" office:value="1012" calcext:value-type="float">
            <text:p>1,012</text:p>
          </table:table-cell>
          <table:table-cell table:style-name="ce30" office:value-type="float" office:value="813" calcext:value-type="float">
            <text:p>813</text:p>
          </table:table-cell>
          <table:table-cell table:style-name="ce47" office:value-type="float" office:value="1825" calcext:value-type="float">
            <text:p>1,8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ruidfabrijkanten en vuurwerk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1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ruijers, sjouwers, schoenpoetsers</text:p>
          </table:table-cell>
          <table:table-cell/>
          <table:table-cell table:style-name="ce8"/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35" calcext:value-type="float">
            <text:p>35</text:p>
          </table:table-cell>
          <table:table-cell table:style-name="ce30"/>
          <table:table-cell table:style-name="ce31" office:value-type="float" office:value="4846" calcext:value-type="float">
            <text:p>4,846</text:p>
          </table:table-cell>
          <table:table-cell table:style-name="ce30" office:value-type="float" office:value="56" calcext:value-type="float">
            <text:p>56</text:p>
          </table:table-cell>
          <table:table-cell table:style-name="ce31" office:value-type="float" office:value="4888" calcext:value-type="float">
            <text:p>4,888</text:p>
          </table:table-cell>
          <table:table-cell table:style-name="ce30" office:value-type="float" office:value="56" calcext:value-type="float">
            <text:p>56</text:p>
          </table:table-cell>
          <table:table-cell table:style-name="ce47" office:value-type="float" office:value="4944" calcext:value-type="float">
            <text:p>4,94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rijgslieden van en boven den rang van 2den luitenant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71" calcext:value-type="float">
            <text:p>171</text:p>
          </table:table-cell>
          <table:table-cell table:style-name="ce30"/>
          <table:table-cell table:style-name="ce30" office:value-type="float" office:value="171" calcext:value-type="float">
            <text:p>171</text:p>
          </table:table-cell>
          <table:table-cell table:style-name="ce30"/>
          <table:table-cell table:style-name="ce15" office:value-type="float" office:value="171" calcext:value-type="float">
            <text:p>17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rijgslieden beneden den rang van 2den luitenant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1" calcext:value-type="float">
            <text:p>31</text:p>
          </table:table-cell>
          <table:table-cell table:style-name="ce30"/>
          <table:table-cell table:style-name="ce31" office:value-type="float" office:value="2184" calcext:value-type="float">
            <text:p>2,184</text:p>
          </table:table-cell>
          <table:table-cell table:style-name="ce30"/>
          <table:table-cell table:style-name="ce31" office:value-type="float" office:value="2216" calcext:value-type="float">
            <text:p>2,216</text:p>
          </table:table-cell>
          <table:table-cell table:style-name="ce30"/>
          <table:table-cell table:style-name="ce47" office:value-type="float" office:value="2216" calcext:value-type="float">
            <text:p>2,2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uipers, hoepelmakers</text:p>
          </table:table-cell>
          <table:table-cell/>
          <table:table-cell table:style-name="ce8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7" calcext:value-type="float">
            <text:p>37</text:p>
          </table:table-cell>
          <table:table-cell table:style-name="ce30"/>
          <table:table-cell table:style-name="ce30" office:value-type="float" office:value="782" calcext:value-type="float">
            <text:p>78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821" calcext:value-type="float">
            <text:p>821</text:p>
          </table:table-cell>
          <table:table-cell table:style-name="ce30" office:value-type="float" office:value="5" calcext:value-type="float">
            <text:p>5</text:p>
          </table:table-cell>
          <table:table-cell table:style-name="ce15" office:value-type="float" office:value="826" calcext:value-type="float">
            <text:p>82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unstenaars, goochelaars enz.</text:p>
          </table:table-cell>
          <table:table-cell/>
          <table:table-cell table:style-name="ce8"/>
          <table:table-cell table:style-name="ce30" office:value-type="float" office:value="2" calcext:value-type="float">
            <text:p>2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4" calcext:value-type="float">
            <text:p>4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unstkoopers, muzijk- en teekenhandelar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unstlak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51" calcext:value-type="float">
            <text:p>51</text:p>
          </table:table-cell>
          <table:table-cell table:style-name="ce30"/>
          <table:table-cell table:style-name="ce30" office:value-type="float" office:value="57" calcext:value-type="float">
            <text:p>57</text:p>
          </table:table-cell>
          <table:table-cell table:style-name="ce30"/>
          <table:table-cell table:style-name="ce15" office:value-type="float" office:value="57" calcext:value-type="float">
            <text:p>5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unstoefenaren muzijkanten, muzijkmeesters, organisten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22" calcext:value-type="float">
            <text:p>32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326" calcext:value-type="float">
            <text:p>326</text:p>
          </table:table-cell>
          <table:table-cell table:style-name="ce30" office:value-type="float" office:value="16" calcext:value-type="float">
            <text:p>16</text:p>
          </table:table-cell>
          <table:table-cell table:style-name="ce15" office:value-type="float" office:value="342" calcext:value-type="float">
            <text:p>34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unstoefenaren schild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61" calcext:value-type="float">
            <text:p>16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8" calcext:value-type="float">
            <text:p>8</text:p>
          </table:table-cell>
          <table:table-cell table:style-name="ce15" office:value-type="float" office:value="174" calcext:value-type="float">
            <text:p>17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unstoefenaren teekenaars, teekenmeesters, dagnerreotypeurs, decorateu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15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unstoefenaren tooneelspelers, dansmeesters, zangers</text:p>
          </table:table-cell>
          <table:table-cell/>
          <table:table-cell table:style-name="ce8"/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35" calcext:value-type="float">
            <text:p>35</text:p>
          </table:table-cell>
          <table:table-cell table:style-name="ce15" office:value-type="float" office:value="134" calcext:value-type="float">
            <text:p>13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unstwer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15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Kurkensnij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15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Landbouwers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94" calcext:value-type="float">
            <text:p>694</text:p>
          </table:table-cell>
          <table:table-cell table:style-name="ce30" office:value-type="float" office:value="213" calcext:value-type="float">
            <text:p>213</text:p>
          </table:table-cell>
          <table:table-cell table:style-name="ce31" office:value-type="float" office:value="11685" calcext:value-type="float">
            <text:p>11,685</text:p>
          </table:table-cell>
          <table:table-cell table:style-name="ce31" office:value-type="float" office:value="3510" calcext:value-type="float">
            <text:p>3,510</text:p>
          </table:table-cell>
          <table:table-cell table:style-name="ce30" office:value-type="string" calcext:value-type="string">
            <text:p>12.431/2</text:p>
          </table:table-cell>
          <table:table-cell table:style-name="ce31" office:value-type="float" office:value="3736" calcext:value-type="float">
            <text:p>3,736</text:p>
          </table:table-cell>
          <table:table-cell table:style-name="ce15" office:value-type="string" calcext:value-type="string">
            <text:p>16.167/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Landhuishoudkundige scholen onderwijz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Landhuishoudkundige scholen leerling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Landmeters en teekenaars bij het kadaster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15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Lantaarnopste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15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Latijnsche scholen onderwijz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15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Latijnsche scholen leerling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1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Leerbereiders en looij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197" calcext:value-type="float">
            <text:p>19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03" calcext:value-type="float">
            <text:p>20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Lettergiet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7" calcext:value-type="float">
            <text:p>57</text:p>
          </table:table-cell>
          <table:table-cell table:style-name="ce30"/>
          <table:table-cell table:style-name="ce30" office:value-type="float" office:value="58" calcext:value-type="float">
            <text:p>58</text:p>
          </table:table-cell>
          <table:table-cell table:style-name="ce30"/>
          <table:table-cell table:style-name="ce15" office:value-type="float" office:value="58" calcext:value-type="float">
            <text:p>5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Liefdadige gestichten hoofd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88" calcext:value-type="float">
            <text:p>88</text:p>
          </table:table-cell>
          <table:table-cell table:style-name="ce15" office:value-type="float" office:value="171" calcext:value-type="float">
            <text:p>17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Liefdadige gestichten dienstdoend personeel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312" calcext:value-type="float">
            <text:p>312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312" calcext:value-type="float">
            <text:p>312</text:p>
          </table:table-cell>
          <table:table-cell table:style-name="ce15" office:value-type="float" office:value="479" calcext:value-type="float">
            <text:p>47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Linieer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1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Loodgieters en pompenmakers, brandspuit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284" calcext:value-type="float">
            <text:p>284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7" calcext:value-type="float">
            <text:p>7</text:p>
          </table:table-cell>
          <table:table-cell table:style-name="ce15" office:value-type="float" office:value="305" calcext:value-type="float">
            <text:p>30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Loodswezen en standvonderij (personen behoorende tot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15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Loodwit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15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Lijmzie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Magazijn- en pakhuis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15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Makelaars en kargadoo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29" calcext:value-type="float">
            <text:p>429</text:p>
          </table:table-cell>
          <table:table-cell table:style-name="ce30"/>
          <table:table-cell table:style-name="ce30" office:value-type="float" office:value="429" calcext:value-type="float">
            <text:p>429</text:p>
          </table:table-cell>
          <table:table-cell table:style-name="ce30"/>
          <table:table-cell table:style-name="ce15" office:value-type="float" office:value="429" calcext:value-type="float">
            <text:p>42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Mandenmak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215" calcext:value-type="float">
            <text:p>21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4" calcext:value-type="float">
            <text:p>4</text:p>
          </table:table-cell>
          <table:table-cell table:style-name="ce15" office:value-type="float" office:value="237" calcext:value-type="float">
            <text:p>23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Manufakturen/* fabrijkant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8" calcext:value-type="float">
            <text:p>8</text:p>
          </table:table-cell>
          <table:table-cell table:style-name="ce15" office:value-type="float" office:value="115" calcext:value-type="float">
            <text:p>11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Manufakturen/* kooplied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24" calcext:value-type="float">
            <text:p>24</text:p>
          </table:table-cell>
          <table:table-cell table:style-name="ce15" office:value-type="float" office:value="189" calcext:value-type="float">
            <text:p>18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Manufakturen/* werklieden</text:p>
          </table:table-cell>
          <table:table-cell/>
          <table:table-cell table:style-name="ce8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0" calcext:value-type="float">
            <text:p>40</text:p>
          </table:table-cell>
          <table:table-cell table:style-name="ce15" office:value-type="float" office:value="110" calcext:value-type="float">
            <text:p>11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Mariniers en zeelieden van en boven den rang van 2den luitenant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82" calcext:value-type="float">
            <text:p>82</text:p>
          </table:table-cell>
          <table:table-cell table:style-name="ce30"/>
          <table:table-cell table:style-name="ce30" office:value-type="float" office:value="82" calcext:value-type="float">
            <text:p>82</text:p>
          </table:table-cell>
          <table:table-cell table:style-name="ce30"/>
          <table:table-cell table:style-name="ce15" office:value-type="float" office:value="82" calcext:value-type="float">
            <text:p>8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Mariniers en zeelieden beneden den rang van 2den luitenant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855" calcext:value-type="float">
            <text:p>855</text:p>
          </table:table-cell>
          <table:table-cell table:style-name="ce30"/>
          <table:table-cell table:style-name="ce30" office:value-type="float" office:value="861" calcext:value-type="float">
            <text:p>861</text:p>
          </table:table-cell>
          <table:table-cell table:style-name="ce30"/>
          <table:table-cell table:style-name="ce15" office:value-type="float" office:value="861" calcext:value-type="float">
            <text:p>86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Matten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5" calcext:value-type="float">
            <text:p>5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Meekrapbereiders en fabrijkant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Meesters (keur-, markt-, waag-), afslag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166" calcext:value-type="float">
            <text:p>16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Melk-, boter-, kaasverkoop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889" calcext:value-type="float">
            <text:p>889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906" calcext:value-type="float">
            <text:p>906</text:p>
          </table:table-cell>
          <table:table-cell table:style-name="ce30" office:value-type="float" office:value="146" calcext:value-type="float">
            <text:p>146</text:p>
          </table:table-cell>
          <table:table-cell table:style-name="ce47" office:value-type="float" office:value="1052" calcext:value-type="float">
            <text:p>1,05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Messenmakers en slij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15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Meters (kolen-, koorn-, hooi-, hout-, scheeps- enz.), wijnste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58" calcext:value-type="float">
            <text:p>58</text:p>
          </table:table-cell>
          <table:table-cell table:style-name="ce15" office:value-type="float" office:value="183" calcext:value-type="float">
            <text:p>18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Metselaa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8" calcext:value-type="float">
            <text:p>38</text:p>
          </table:table-cell>
          <table:table-cell table:style-name="ce30"/>
          <table:table-cell table:style-name="ce31" office:value-type="float" office:value="2164" calcext:value-type="float">
            <text:p>2,164</text:p>
          </table:table-cell>
          <table:table-cell table:style-name="ce30" office:value-type="float" office:value="8" calcext:value-type="float">
            <text:p>8</text:p>
          </table:table-cell>
          <table:table-cell table:style-name="ce31" office:value-type="float" office:value="2205" calcext:value-type="float">
            <text:p>2,205</text:p>
          </table:table-cell>
          <table:table-cell table:style-name="ce30" office:value-type="float" office:value="8" calcext:value-type="float">
            <text:p>8</text:p>
          </table:table-cell>
          <table:table-cell table:style-name="ce47" office:value-type="float" office:value="2213" calcext:value-type="float">
            <text:p>2,21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Modemaaksters</text:p>
          </table:table-cell>
          <table:table-cell/>
          <table:table-cell table:style-name="ce8"/>
          <table:table-cell table:style-name="ce30" table:number-columns-repeated="4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25" calcext:value-type="float">
            <text:p>22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29" calcext:value-type="float">
            <text:p>229</text:p>
          </table:table-cell>
          <table:table-cell table:style-name="ce15" office:value-type="float" office:value="231" calcext:value-type="float">
            <text:p>23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Molen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57" calcext:value-type="float">
            <text:p>5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Moutmolenaa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15" office:value-type="float" office:value="40" calcext:value-type="float">
            <text:p>4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Muzijkinstrument-, orgel-, forte pianomakers, stemmers en verkoop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Mijnwer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8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59" calcext:value-type="float">
            <text:p>59</text:p>
          </table:table-cell>
          <table:table-cell table:style-name="ce30"/>
          <table:table-cell table:style-name="ce30" office:value-type="float" office:value="411" calcext:value-type="float">
            <text:p>411</text:p>
          </table:table-cell>
          <table:table-cell table:style-name="ce30" office:value-type="float" office:value="12" calcext:value-type="float">
            <text:p>12</text:p>
          </table:table-cell>
          <table:table-cell table:style-name="ce31" office:value-type="float" office:value="9257" calcext:value-type="float">
            <text:p>9,257</text:p>
          </table:table-cell>
          <table:table-cell table:style-name="ce30" office:value-type="float" office:value="12" calcext:value-type="float">
            <text:p>12</text:p>
          </table:table-cell>
          <table:table-cell table:style-name="ce31" office:value-type="float" office:value="9742" calcext:value-type="float">
            <text:p>9,742</text:p>
          </table:table-cell>
          <table:table-cell table:style-name="ce47" office:value-type="float" office:value="9754" calcext:value-type="float">
            <text:p>9,75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Nachtwer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Notariss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07" calcext:value-type="float">
            <text:p>107</text:p>
          </table:table-cell>
          <table:table-cell table:style-name="ce30"/>
          <table:table-cell table:style-name="ce30" office:value-type="float" office:value="107" calcext:value-type="float">
            <text:p>107</text:p>
          </table:table-cell>
          <table:table-cell table:style-name="ce30"/>
          <table:table-cell table:style-name="ce15" office:value-type="float" office:value="107" calcext:value-type="float">
            <text:p>10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Notarissen (kandidaat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8" calcext:value-type="float">
            <text:p>38</text:p>
          </table:table-cell>
          <table:table-cell table:style-name="ce30"/>
          <table:table-cell table:style-name="ce30" office:value-type="float" office:value="38" calcext:value-type="float">
            <text:p>38</text:p>
          </table:table-cell>
          <table:table-cell table:style-name="ce30"/>
          <table:table-cell table:style-name="ce15" office:value-type="float" office:value="38" calcext:value-type="float">
            <text:p>3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Olieslagers en molenaars</text:p>
          </table:table-cell>
          <table:table-cell/>
          <table:table-cell table:style-name="ce8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30" office:value-type="float" office:value="664" calcext:value-type="float">
            <text:p>66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00" calcext:value-type="float">
            <text:p>700</text:p>
          </table:table-cell>
          <table:table-cell table:style-name="ce30" office:value-type="float" office:value="5" calcext:value-type="float">
            <text:p>5</text:p>
          </table:table-cell>
          <table:table-cell table:style-name="ce15" office:value-type="float" office:value="705" calcext:value-type="float">
            <text:p>70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Omroepers, aanplak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Ondernemers en direkteurs van begrafenis- en ziekenfondsen/?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15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Ondernemers en direkteurs van naamlooze en verdere handel-maatschappij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5" calcext:value-type="float">
            <text:p>45</text:p>
          </table:table-cell>
          <table:table-cell table:style-name="ce30"/>
          <table:table-cell table:style-name="ce30" office:value-type="float" office:value="45" calcext:value-type="float">
            <text:p>45</text:p>
          </table:table-cell>
          <table:table-cell table:style-name="ce30"/>
          <table:table-cell table:style-name="ce15" office:value-type="float" office:value="45" calcext:value-type="float">
            <text:p>4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Ondernemers en direkteurs van verzekering- en brandwaarborgmaatschappijen/?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92" calcext:value-type="float">
            <text:p>92</text:p>
          </table:table-cell>
          <table:table-cell table:style-name="ce30"/>
          <table:table-cell table:style-name="ce30" office:value-type="float" office:value="92" calcext:value-type="float">
            <text:p>92</text:p>
          </table:table-cell>
          <table:table-cell table:style-name="ce30"/>
          <table:table-cell table:style-name="ce15" office:value-type="float" office:value="92" calcext:value-type="float">
            <text:p>9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1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Ondernemers en direkteurs van openbare werk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8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float" office:value="1021" calcext:value-type="float">
            <text:p>1,021</text:p>
          </table:table-cell>
          <table:table-cell table:style-name="ce30" office:value-type="float" office:value="421" calcext:value-type="float">
            <text:p>421</text:p>
          </table:table-cell>
          <table:table-cell table:style-name="ce31" office:value-type="float" office:value="1052" calcext:value-type="float">
            <text:p>1,052</text:p>
          </table:table-cell>
          <table:table-cell table:style-name="ce30" office:value-type="float" office:value="423" calcext:value-type="float">
            <text:p>423</text:p>
          </table:table-cell>
          <table:table-cell table:style-name="ce47" office:value-type="float" office:value="1475" calcext:value-type="float">
            <text:p>1,47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Opzigters, conducteurs enz.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37" calcext:value-type="float">
            <text:p>137</text:p>
          </table:table-cell>
          <table:table-cell table:style-name="ce30"/>
          <table:table-cell table:style-name="ce30" office:value-type="float" office:value="137" calcext:value-type="float">
            <text:p>137</text:p>
          </table:table-cell>
          <table:table-cell table:style-name="ce30"/>
          <table:table-cell table:style-name="ce15" office:value-type="float" office:value="137" calcext:value-type="float">
            <text:p>13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Orgeldraaijers, straatmuzijkan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Oudijzer-, oude kleederen-, beenen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9" calcext:value-type="float">
            <text:p>9</text:p>
          </table:table-cell>
          <table:table-cell table:style-name="ce15" office:value-type="float" office:value="39" calcext:value-type="float">
            <text:p>3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Paarden- en veehouders en verkoopers, koemelkers</text:p>
          </table:table-cell>
          <table:table-cell/>
          <table:table-cell table:style-name="ce8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7" calcext:value-type="float">
            <text:p>27</text:p>
          </table:table-cell>
          <table:table-cell table:style-name="ce30"/>
          <table:table-cell table:style-name="ce31" office:value-type="float" office:value="1709" calcext:value-type="float">
            <text:p>1,709</text:p>
          </table:table-cell>
          <table:table-cell table:style-name="ce30" office:value-type="float" office:value="239" calcext:value-type="float">
            <text:p>239</text:p>
          </table:table-cell>
          <table:table-cell table:style-name="ce31" office:value-type="float" office:value="1738" calcext:value-type="float">
            <text:p>1,738</text:p>
          </table:table-cell>
          <table:table-cell table:style-name="ce30" office:value-type="float" office:value="239" calcext:value-type="float">
            <text:p>239</text:p>
          </table:table-cell>
          <table:table-cell table:style-name="ce47" office:value-type="float" office:value="1977" calcext:value-type="float">
            <text:p>1,97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Paarden- en beestensnij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Pannen-, potten-, pijpen-, steen- en tegelbak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47" calcext:value-type="float">
            <text:p>4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Papier- en gekleurd papier- fabrijkant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67" calcext:value-type="float">
            <text:p>16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Papier- en gekleurd papier- handelaa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Papier- en gekleurd papier- werklied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53" calcext:value-type="float">
            <text:p>53</text:p>
          </table:table-cell>
          <table:table-cell table:style-name="ce15" office:value-type="float" office:value="288" calcext:value-type="float">
            <text:p>28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Parapluiemakers</text:p>
          </table:table-cell>
          <table:table-cell/>
          <table:table-cell table:style-name="ce8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table:number-columns-repeated="3"/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Pennenbereid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1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Pikeu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Pik- en teersto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Plaat- en steendrukkers, plaatsnijd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Pleistergieters, boetseerd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Politie (dir, commiss, agenten van), marech, vld-en boschw, nacht-en torenw, geregtsdienaars, cipiers en bew van gevangenissen, scherpregters, enz.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69" calcext:value-type="float">
            <text:p>469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69" calcext:value-type="float">
            <text:p>469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472" calcext:value-type="float">
            <text:p>47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Prokureu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9" calcext:value-type="float">
            <text:p>29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/>
          <table:table-cell table:style-name="ce15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Publieke vrouwen, publiekhuishouders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61" calcext:value-type="float">
            <text:p>61</text:p>
          </table:table-cell>
          <table:table-cell table:style-name="ce30"/>
          <table:table-cell table:style-name="ce30" office:value-type="float" office:value="61" calcext:value-type="float">
            <text:p>61</text:p>
          </table:table-cell>
          <table:table-cell table:style-name="ce15" office:value-type="float" office:value="61" calcext:value-type="float">
            <text:p>6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Pijpenma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Ree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15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Regterlijke magt (ambtenaren der)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83" calcext:value-type="float">
            <text:p>83</text:p>
          </table:table-cell>
          <table:table-cell table:style-name="ce30"/>
          <table:table-cell table:style-name="ce30" office:value-type="float" office:value="83" calcext:value-type="float">
            <text:p>83</text:p>
          </table:table-cell>
          <table:table-cell table:style-name="ce30"/>
          <table:table-cell table:style-name="ce15" office:value-type="float" office:value="83" calcext:value-type="float">
            <text:p>8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Renteniers, partikulier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223" calcext:value-type="float">
            <text:p>223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223" calcext:value-type="float">
            <text:p>223</text:p>
          </table:table-cell>
          <table:table-cell table:style-name="ce15" office:value-type="float" office:value="457" calcext:value-type="float">
            <text:p>45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Rent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Rijtuig-, wagen-, koffer-, zadelmakers</text:p>
          </table:table-cell>
          <table:table-cell/>
          <table:table-cell table:style-name="ce8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70" calcext:value-type="float">
            <text:p>70</text:p>
          </table:table-cell>
          <table:table-cell table:style-name="ce30"/>
          <table:table-cell table:style-name="ce30" office:value-type="float" office:value="749" calcext:value-type="float">
            <text:p>749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21" calcext:value-type="float">
            <text:p>821</text:p>
          </table:table-cell>
          <table:table-cell table:style-name="ce30" office:value-type="float" office:value="7" calcext:value-type="float">
            <text:p>7</text:p>
          </table:table-cell>
          <table:table-cell table:style-name="ce15" office:value-type="float" office:value="828" calcext:value-type="float">
            <text:p>82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Rijtuigschild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73" calcext:value-type="float">
            <text:p>7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chaarslij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8" calcext:value-type="float">
            <text:p>2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chat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cheep-, blok-, mast- en zeilmakers, rafactiemeesters, scheepsloopers, takelaars</text:p>
          </table:table-cell>
          <table:table-cell/>
          <table:table-cell table:style-name="ce8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70" calcext:value-type="float">
            <text:p>70</text:p>
          </table:table-cell>
          <table:table-cell table:style-name="ce30"/>
          <table:table-cell table:style-name="ce31" office:value-type="float" office:value="1560" calcext:value-type="float">
            <text:p>1,560</text:p>
          </table:table-cell>
          <table:table-cell table:style-name="ce30" office:value-type="float" office:value="6" calcext:value-type="float">
            <text:p>6</text:p>
          </table:table-cell>
          <table:table-cell table:style-name="ce31" office:value-type="float" office:value="1632" calcext:value-type="float">
            <text:p>1,632</text:p>
          </table:table-cell>
          <table:table-cell table:style-name="ce30" office:value-type="float" office:value="6" calcext:value-type="float">
            <text:p>6</text:p>
          </table:table-cell>
          <table:table-cell table:style-name="ce47" office:value-type="float" office:value="1638" calcext:value-type="float">
            <text:p>1,63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cheepsw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cheepszeilnaalden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cheikundige voorwerpen en verfwaren (fabrijkanten en werklieden in)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4" calcext:value-type="float">
            <text:p>4</text:p>
          </table:table-cell>
          <table:table-cell table:style-name="ce15" office:value-type="float" office:value="124" calcext:value-type="float">
            <text:p>12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chelpvisschers, schul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11" calcext:value-type="float">
            <text:p>1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cherm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15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childers (huis-), glazenmak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99" calcext:value-type="float">
            <text:p>99</text:p>
          </table:table-cell>
          <table:table-cell table:style-name="ce30"/>
          <table:table-cell table:style-name="ce31" office:value-type="float" office:value="2352" calcext:value-type="float">
            <text:p>2,352</text:p>
          </table:table-cell>
          <table:table-cell table:style-name="ce30" office:value-type="float" office:value="22" calcext:value-type="float">
            <text:p>22</text:p>
          </table:table-cell>
          <table:table-cell table:style-name="ce31" office:value-type="float" office:value="2455" calcext:value-type="float">
            <text:p>2,455</text:p>
          </table:table-cell>
          <table:table-cell table:style-name="ce30" office:value-type="float" office:value="22" calcext:value-type="float">
            <text:p>22</text:p>
          </table:table-cell>
          <table:table-cell table:style-name="ce47" office:value-type="float" office:value="2477" calcext:value-type="float">
            <text:p>2,47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58" calcext:value-type="float">
            <text:p>158</text:p>
          </table:table-cell>
          <table:table-cell table:style-name="ce30"/>
          <table:table-cell table:style-name="ce31" office:value-type="float" office:value="6031" calcext:value-type="float">
            <text:p>6,031</text:p>
          </table:table-cell>
          <table:table-cell table:style-name="ce30" office:value-type="float" office:value="25" calcext:value-type="float">
            <text:p>25</text:p>
          </table:table-cell>
          <table:table-cell table:style-name="ce31" office:value-type="float" office:value="6193" calcext:value-type="float">
            <text:p>6,193</text:p>
          </table:table-cell>
          <table:table-cell table:style-name="ce30" office:value-type="float" office:value="25" calcext:value-type="float">
            <text:p>25</text:p>
          </table:table-cell>
          <table:table-cell table:style-name="ce47" office:value-type="float" office:value="6218" calcext:value-type="float">
            <text:p>6,21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choenmakers en lappers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32" calcext:value-type="float">
            <text:p>132</text:p>
          </table:table-cell>
          <table:table-cell table:style-name="ce30"/>
          <table:table-cell table:style-name="ce31" office:value-type="float" office:value="3349" calcext:value-type="float">
            <text:p>3,349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string" calcext:value-type="string">
            <text:p>3.497/1</text:p>
          </table:table-cell>
          <table:table-cell table:style-name="ce30" office:value-type="float" office:value="29" calcext:value-type="float">
            <text:p>29</text:p>
          </table:table-cell>
          <table:table-cell table:style-name="ce15" office:value-type="string" calcext:value-type="string">
            <text:p>3.526/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choolleerlingen</text:p>
          </table:table-cell>
          <table:table-cell/>
          <table:table-cell table:style-name="ce23" office:value-type="float" office:value="12642" calcext:value-type="float">
            <text:p>12,642</text:p>
          </table:table-cell>
          <table:table-cell table:style-name="ce30" office:value-type="string" calcext:value-type="string">
            <text:p>11.22</text:p>
          </table:table-cell>
          <table:table-cell table:style-name="ce31" office:value-type="float" office:value="4755" calcext:value-type="float">
            <text:p>4,755</text:p>
          </table:table-cell>
          <table:table-cell table:style-name="ce31" office:value-type="float" office:value="3907" calcext:value-type="float">
            <text:p>3,907</text:p>
          </table:table-cell>
          <table:table-cell table:style-name="ce31" office:value-type="float" office:value="3087" calcext:value-type="float">
            <text:p>3,087</text:p>
          </table:table-cell>
          <table:table-cell table:style-name="ce31" office:value-type="float" office:value="2293" calcext:value-type="float">
            <text:p>2,293</text:p>
          </table:table-cell>
          <table:table-cell table:style-name="ce30" office:value-type="float" office:value="310" calcext:value-type="float">
            <text:p>310</text:p>
          </table:table-cell>
          <table:table-cell table:style-name="ce30" office:value-type="float" office:value="192" calcext:value-type="float">
            <text:p>192</text:p>
          </table:table-cell>
          <table:table-cell table:style-name="ce31" office:value-type="float" office:value="20794" calcext:value-type="float">
            <text:p>20,794</text:p>
          </table:table-cell>
          <table:table-cell table:style-name="ce31" office:value-type="float" office:value="17612" calcext:value-type="float">
            <text:p>17,612</text:p>
          </table:table-cell>
          <table:table-cell table:style-name="ce47" office:value-type="float" office:value="38406" calcext:value-type="float">
            <text:p>38,40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choorsteenveg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lijpers (diamant-, glas-, marmer-, metaal- enz.)</text:p>
          </table:table-cell>
          <table:table-cell/>
          <table:table-cell table:style-name="ce8"/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31" calcext:value-type="float">
            <text:p>31</text:p>
          </table:table-cell>
          <table:table-cell table:style-name="ce30"/>
          <table:table-cell table:style-name="ce30" office:value-type="float" office:value="884" calcext:value-type="float">
            <text:p>88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919" calcext:value-type="float">
            <text:p>919</text:p>
          </table:table-cell>
          <table:table-cell table:style-name="ce30" office:value-type="float" office:value="5" calcext:value-type="float">
            <text:p>5</text:p>
          </table:table-cell>
          <table:table-cell table:style-name="ce15" office:value-type="float" office:value="924" calcext:value-type="float">
            <text:p>92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meden grof-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97" calcext:value-type="float">
            <text:p>19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208" calcext:value-type="float">
            <text:p>20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meden hoef-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108" calcext:value-type="float">
            <text:p>10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meden kagchel- en andere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110" calcext:value-type="float">
            <text:p>110</text:p>
          </table:table-cell>
          <table:table-cell table:style-name="ce30"/>
          <table:table-cell table:style-name="ce31" office:value-type="float" office:value="1972" calcext:value-type="float">
            <text:p>1,972</text:p>
          </table:table-cell>
          <table:table-cell table:style-name="ce30" office:value-type="float" office:value="27" calcext:value-type="float">
            <text:p>27</text:p>
          </table:table-cell>
          <table:table-cell table:style-name="ce31" office:value-type="float" office:value="2090" calcext:value-type="float">
            <text:p>2,090</text:p>
          </table:table-cell>
          <table:table-cell table:style-name="ce30" office:value-type="float" office:value="27" calcext:value-type="float">
            <text:p>27</text:p>
          </table:table-cell>
          <table:table-cell table:style-name="ce47" office:value-type="float" office:value="2117" calcext:value-type="float">
            <text:p>2,11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olliciteu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peldenfabrijkanten en werklieden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piegelmakers en verkoop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pinners, spoelders, wevers</text:p>
          </table:table-cell>
          <table:table-cell/>
          <table:table-cell table:style-name="ce8" office:value-type="float" office:value="21" calcext:value-type="float">
            <text:p>21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155" calcext:value-type="float">
            <text:p>155</text:p>
          </table:table-cell>
          <table:table-cell table:style-name="ce30" office:value-type="float" office:value="151" calcext:value-type="float">
            <text:p>151</text:p>
          </table:table-cell>
          <table:table-cell table:style-name="ce31" office:value-type="float" office:value="1758" calcext:value-type="float">
            <text:p>1,758</text:p>
          </table:table-cell>
          <table:table-cell table:style-name="ce31" office:value-type="float" office:value="1555" calcext:value-type="float">
            <text:p>1,555</text:p>
          </table:table-cell>
          <table:table-cell table:style-name="ce31" office:value-type="float" office:value="1966" calcext:value-type="float">
            <text:p>1,966</text:p>
          </table:table-cell>
          <table:table-cell table:style-name="ce31" office:value-type="float" office:value="1772" calcext:value-type="float">
            <text:p>1,772</text:p>
          </table:table-cell>
          <table:table-cell table:style-name="ce47" office:value-type="float" office:value="3738" calcext:value-type="float">
            <text:p>3,73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poorweg- en stoombootbeambt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10" calcext:value-type="float">
            <text:p>110</text:p>
          </table:table-cell>
          <table:table-cell table:style-name="ce30"/>
          <table:table-cell table:style-name="ce30" office:value-type="float" office:value="113" calcext:value-type="float">
            <text:p>113</text:p>
          </table:table-cell>
          <table:table-cell table:style-name="ce30"/>
          <table:table-cell table:style-name="ce15" office:value-type="float" office:value="113" calcext:value-type="float">
            <text:p>11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pijkerma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talhouders, rijtuigverhuur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12" calcext:value-type="float">
            <text:p>12</text:p>
          </table:table-cell>
          <table:table-cell table:style-name="ce15" office:value-type="float" office:value="130" calcext:value-type="float">
            <text:p>13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teenhouw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79" calcext:value-type="float">
            <text:p>179</text:p>
          </table:table-cell>
          <table:table-cell table:style-name="ce30"/>
          <table:table-cell table:style-name="ce30" office:value-type="float" office:value="181" calcext:value-type="float">
            <text:p>181</text:p>
          </table:table-cell>
          <table:table-cell table:style-name="ce30"/>
          <table:table-cell table:style-name="ce15" office:value-type="float" office:value="181" calcext:value-type="float">
            <text:p>18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teenkolen-, hout- en turfverkoop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50" calcext:value-type="float">
            <text:p>50</text:p>
          </table:table-cell>
          <table:table-cell table:style-name="ce15" office:value-type="float" office:value="189" calcext:value-type="float">
            <text:p>18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telzied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toelen-bekleeders, draaijers, matt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4" calcext:value-type="float">
            <text:p>4</text:p>
          </table:table-cell>
          <table:table-cell table:style-name="ce15" office:value-type="float" office:value="139" calcext:value-type="float">
            <text:p>13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toffenverwers, glanz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11" calcext:value-type="float">
            <text:p>11</text:p>
          </table:table-cell>
          <table:table-cell table:style-name="ce15" office:value-type="float" office:value="54" calcext:value-type="float">
            <text:p>5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traat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6" calcext:value-type="float">
            <text:p>96</text:p>
          </table:table-cell>
          <table:table-cell table:style-name="ce30"/>
          <table:table-cell table:style-name="ce30" office:value-type="float" office:value="97" calcext:value-type="float">
            <text:p>97</text:p>
          </table:table-cell>
          <table:table-cell table:style-name="ce30"/>
          <table:table-cell table:style-name="ce15" office:value-type="float" office:value="97" calcext:value-type="float">
            <text:p>9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tudenten aan hooge scholen, athenaea</text:p>
          </table:table-cell>
          <table:table-cell/>
          <table:table-cell table:style-name="ce8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72" calcext:value-type="float">
            <text:p>172</text:p>
          </table:table-cell>
          <table:table-cell table:style-name="ce30"/>
          <table:table-cell table:style-name="ce30" office:value-type="float" office:value="179" calcext:value-type="float">
            <text:p>179</text:p>
          </table:table-cell>
          <table:table-cell table:style-name="ce30"/>
          <table:table-cell table:style-name="ce15" office:value-type="float" office:value="179" calcext:value-type="float">
            <text:p>17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tudenten aan academien, clinische schol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15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tudenten aan seminari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15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tukadoors, witt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45" calcext:value-type="float">
            <text:p>145</text:p>
          </table:table-cell>
          <table:table-cell table:style-name="ce30"/>
          <table:table-cell table:style-name="ce30" office:value-type="float" office:value="148" calcext:value-type="float">
            <text:p>148</text:p>
          </table:table-cell>
          <table:table-cell table:style-name="ce30"/>
          <table:table-cell table:style-name="ce15" office:value-type="float" office:value="148" calcext:value-type="float">
            <text:p>14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tijfselfabrijkant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38" calcext:value-type="float">
            <text:p>3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uiker- en pastijbak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1" office:value-type="float" office:value="1018" calcext:value-type="float">
            <text:p>1,018</text:p>
          </table:table-cell>
          <table:table-cell table:style-name="ce30" office:value-type="float" office:value="5" calcext:value-type="float">
            <text:p>5</text:p>
          </table:table-cell>
          <table:table-cell table:style-name="ce31" office:value-type="float" office:value="1022" calcext:value-type="float">
            <text:p>1,022</text:p>
          </table:table-cell>
          <table:table-cell table:style-name="ce30" office:value-type="float" office:value="5" calcext:value-type="float">
            <text:p>5</text:p>
          </table:table-cell>
          <table:table-cell table:style-name="ce47" office:value-type="float" office:value="1027" calcext:value-type="float">
            <text:p>1,02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Suikerraffinadeu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3" calcext:value-type="float">
            <text:p>43</text:p>
          </table:table-cell>
          <table:table-cell table:style-name="ce30"/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15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Taalmeesters, translateu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Tabak- en sigaren- fabrijkant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08" calcext:value-type="float">
            <text:p>30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10" calcext:value-type="float">
            <text:p>310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311" calcext:value-type="float">
            <text:p>3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Tabak- en sigaren- kervers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6" calcext:value-type="float">
            <text:p>126</text:p>
          </table:table-cell>
          <table:table-cell table:style-name="ce30"/>
          <table:table-cell table:style-name="ce30" office:value-type="float" office:value="703" calcext:value-type="float">
            <text:p>703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844" calcext:value-type="float">
            <text:p>844</text:p>
          </table:table-cell>
          <table:table-cell table:style-name="ce30" office:value-type="float" office:value="17" calcext:value-type="float">
            <text:p>17</text:p>
          </table:table-cell>
          <table:table-cell table:style-name="ce15" office:value-type="float" office:value="861" calcext:value-type="float">
            <text:p>86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Tabak- en sigaren- plant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Tabak- en sigaren- verkoop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43" calcext:value-type="float">
            <text:p>243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48" calcext:value-type="float">
            <text:p>248</text:p>
          </table:table-cell>
          <table:table-cell table:style-name="ce30" office:value-type="float" office:value="11" calcext:value-type="float">
            <text:p>11</text:p>
          </table:table-cell>
          <table:table-cell table:style-name="ce15" office:value-type="float" office:value="259" calcext:value-type="float">
            <text:p>25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Tapijtfabrijkant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Timmerlieden, kistenmakers</text:p>
          </table:table-cell>
          <table:table-cell/>
          <table:table-cell table:style-name="ce8"/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304" calcext:value-type="float">
            <text:p>304</text:p>
          </table:table-cell>
          <table:table-cell table:style-name="ce30"/>
          <table:table-cell table:style-name="ce31" office:value-type="float" office:value="5626" calcext:value-type="float">
            <text:p>5,626</text:p>
          </table:table-cell>
          <table:table-cell table:style-name="ce30" office:value-type="float" office:value="15" calcext:value-type="float">
            <text:p>15</text:p>
          </table:table-cell>
          <table:table-cell table:style-name="ce31" office:value-type="float" office:value="5942" calcext:value-type="float">
            <text:p>5,942</text:p>
          </table:table-cell>
          <table:table-cell table:style-name="ce30" office:value-type="float" office:value="15" calcext:value-type="float">
            <text:p>15</text:p>
          </table:table-cell>
          <table:table-cell table:style-name="ce47" office:value-type="float" office:value="5957" calcext:value-type="float">
            <text:p>5,95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Tinnegiet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36" calcext:value-type="float">
            <text:p>3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Tol- en pontgaarders, brug- en sluiswacht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07" calcext:value-type="float">
            <text:p>207</text:p>
          </table:table-cell>
          <table:table-cell table:style-name="ce30" office:value-type="float" office:value="9" calcext:value-type="float">
            <text:p>9</text:p>
          </table:table-cell>
          <table:table-cell table:style-name="ce15" office:value-type="float" office:value="216" calcext:value-type="float">
            <text:p>2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Touwslagers, baanwerkers</text:p>
          </table:table-cell>
          <table:table-cell/>
          <table:table-cell table:style-name="ce8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41" calcext:value-type="float">
            <text:p>41</text:p>
          </table:table-cell>
          <table:table-cell table:style-name="ce30"/>
          <table:table-cell table:style-name="ce30" office:value-type="float" office:value="357" calcext:value-type="float">
            <text:p>35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6" calcext:value-type="float">
            <text:p>6</text:p>
          </table:table-cell>
          <table:table-cell table:style-name="ce15" office:value-type="float" office:value="407" calcext:value-type="float">
            <text:p>40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Traanstokers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Turf, koorn- en kolendrag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42" calcext:value-type="float">
            <text:p>942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943" calcext:value-type="float">
            <text:p>943</text:p>
          </table:table-cell>
          <table:table-cell table:style-name="ce30" office:value-type="float" office:value="111" calcext:value-type="float">
            <text:p>111</text:p>
          </table:table-cell>
          <table:table-cell table:style-name="ce47" office:value-type="float" office:value="1054" calcext:value-type="float">
            <text:p>1,05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Uitdragers, uitventers, leurders</text:p>
          </table:table-cell>
          <table:table-cell/>
          <table:table-cell table:style-name="ce8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95" calcext:value-type="float">
            <text:p>695</text:p>
          </table:table-cell>
          <table:table-cell table:style-name="ce30" office:value-type="float" office:value="228" calcext:value-type="float">
            <text:p>228</text:p>
          </table:table-cell>
          <table:table-cell table:style-name="ce30" office:value-type="float" office:value="714" calcext:value-type="float">
            <text:p>714</text:p>
          </table:table-cell>
          <table:table-cell table:style-name="ce30" office:value-type="float" office:value="230" calcext:value-type="float">
            <text:p>230</text:p>
          </table:table-cell>
          <table:table-cell table:style-name="ce15" office:value-type="float" office:value="944" calcext:value-type="float">
            <text:p>94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Uurwerkmakers</text:p>
          </table:table-cell>
          <table:table-cell/>
          <table:table-cell table:style-name="ce8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30" office:value-type="float" office:value="326" calcext:value-type="float">
            <text:p>32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52" calcext:value-type="float">
            <text:p>352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354" calcext:value-type="float">
            <text:p>35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Veearts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0"/>
          <table:table-cell table:style-name="ce15" office:value-type="float" office:value="28" calcext:value-type="float">
            <text:p>2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Veenlieden, turfboer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11" calcext:value-type="float">
            <text:p>11</text:p>
          </table:table-cell>
          <table:table-cell table:style-name="ce15" office:value-type="float" office:value="139" calcext:value-type="float">
            <text:p>13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Vend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Vergulders, lijsten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06" calcext:value-type="float">
            <text:p>106</text:p>
          </table:table-cell>
          <table:table-cell table:style-name="ce30"/>
          <table:table-cell table:style-name="ce30" office:value-type="float" office:value="108" calcext:value-type="float">
            <text:p>108</text:p>
          </table:table-cell>
          <table:table-cell table:style-name="ce30"/>
          <table:table-cell table:style-name="ce15" office:value-type="float" office:value="108" calcext:value-type="float">
            <text:p>10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Vill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Vischdroogers en roo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15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Vischverkoop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534" calcext:value-type="float">
            <text:p>534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546" calcext:value-type="float">
            <text:p>546</text:p>
          </table:table-cell>
          <table:table-cell table:style-name="ce30" office:value-type="float" office:value="212" calcext:value-type="float">
            <text:p>212</text:p>
          </table:table-cell>
          <table:table-cell table:style-name="ce15" office:value-type="float" office:value="758" calcext:value-type="float">
            <text:p>75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Vissch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176" calcext:value-type="float">
            <text:p>176</text:p>
          </table:table-cell>
          <table:table-cell table:style-name="ce30"/>
          <table:table-cell table:style-name="ce31" office:value-type="float" office:value="2283" calcext:value-type="float">
            <text:p>2,283</text:p>
          </table:table-cell>
          <table:table-cell table:style-name="ce30" office:value-type="float" office:value="4" calcext:value-type="float">
            <text:p>4</text:p>
          </table:table-cell>
          <table:table-cell table:style-name="ce31" office:value-type="float" office:value="2475" calcext:value-type="float">
            <text:p>2,475</text:p>
          </table:table-cell>
          <table:table-cell table:style-name="ce30" office:value-type="float" office:value="4" calcext:value-type="float">
            <text:p>4</text:p>
          </table:table-cell>
          <table:table-cell table:style-name="ce47" office:value-type="float" office:value="2479" calcext:value-type="float">
            <text:p>2,47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Vleeschhouwers, spekslagers, poeliers</text:p>
          </table:table-cell>
          <table:table-cell/>
          <table:table-cell table:style-name="ce8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31" office:value-type="float" office:value="1218" calcext:value-type="float">
            <text:p>1,218</text:p>
          </table:table-cell>
          <table:table-cell table:style-name="ce30" office:value-type="float" office:value="40" calcext:value-type="float">
            <text:p>40</text:p>
          </table:table-cell>
          <table:table-cell table:style-name="ce31" office:value-type="float" office:value="1254" calcext:value-type="float">
            <text:p>1,254</text:p>
          </table:table-cell>
          <table:table-cell table:style-name="ce30" office:value-type="float" office:value="40" calcext:value-type="float">
            <text:p>40</text:p>
          </table:table-cell>
          <table:table-cell table:style-name="ce47" office:value-type="float" office:value="1294" calcext:value-type="float">
            <text:p>1,29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Voddenra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4" calcext:value-type="float">
            <text:p>4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Voerlieden, koetsiers, loopers, postknechten en sleep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31" office:value-type="float" office:value="1222" calcext:value-type="float">
            <text:p>1,222</text:p>
          </table:table-cell>
          <table:table-cell table:style-name="ce30" office:value-type="float" office:value="5" calcext:value-type="float">
            <text:p>5</text:p>
          </table:table-cell>
          <table:table-cell table:style-name="ce31" office:value-type="float" office:value="1248" calcext:value-type="float">
            <text:p>1,248</text:p>
          </table:table-cell>
          <table:table-cell table:style-name="ce30" office:value-type="float" office:value="5" calcext:value-type="float">
            <text:p>5</text:p>
          </table:table-cell>
          <table:table-cell table:style-name="ce47" office:value-type="float" office:value="1253" calcext:value-type="float">
            <text:p>1,25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Vogelverkoopers, kooiboeren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7" calcext:value-type="float">
            <text:p>7</text:p>
          </table:table-cell>
          <table:table-cell table:style-name="ce15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Wafel- en poffertjesbak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9" calcext:value-type="float">
            <text:p>9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Watermolenaa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16" calcext:value-type="float">
            <text:p>51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517" calcext:value-type="float">
            <text:p>517</text:p>
          </table:table-cell>
          <table:table-cell table:style-name="ce30" office:value-type="float" office:value="12" calcext:value-type="float">
            <text:p>12</text:p>
          </table:table-cell>
          <table:table-cell table:style-name="ce15" office:value-type="float" office:value="529" calcext:value-type="float">
            <text:p>52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Water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6" calcext:value-type="float">
            <text:p>6</text:p>
          </table:table-cell>
          <table:table-cell table:style-name="ce15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Wekk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31" calcext:value-type="float">
            <text:p>31</text:p>
          </table:table-cell>
          <table:table-cell table:style-name="ce15" office:value-type="float" office:value="57" calcext:value-type="float">
            <text:p>5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Werktuigkundigen en makers, balans- en brandspuitmak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183/1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string" calcext:value-type="string">
            <text:p>184/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Wierspinn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Wijnhandelaa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85" calcext:value-type="float">
            <text:p>285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86" calcext:value-type="float">
            <text:p>286</text:p>
          </table:table-cell>
          <table:table-cell table:style-name="ce30" office:value-type="float" office:value="5" calcext:value-type="float">
            <text:p>5</text:p>
          </table:table-cell>
          <table:table-cell table:style-name="ce15" office:value-type="float" office:value="291" calcext:value-type="float">
            <text:p>29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IJkmeest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1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IJzer- en koperdraaij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15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IJzergieters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2" calcext:value-type="float">
            <text:p>2</text:p>
          </table:table-cell>
          <table:table-cell table:style-name="ce15" office:value-type="float" office:value="58" calcext:value-type="float">
            <text:p>5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Zaad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1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Zaakwaarnemers, commissionnai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982" calcext:value-type="float">
            <text:p>98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82" calcext:value-type="float">
            <text:p>982</text:p>
          </table:table-cell>
          <table:table-cell table:style-name="ce30" office:value-type="float" office:value="8" calcext:value-type="float">
            <text:p>8</text:p>
          </table:table-cell>
          <table:table-cell table:style-name="ce15" office:value-type="float" office:value="990" calcext:value-type="float">
            <text:p>99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Zakkenmakers en verhuurders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15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Zandverkoop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Zeepzied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Zeevaartscholen onderwijz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1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Zeevaartscholen leerlingen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72" calcext:value-type="float">
            <text:p>72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85" calcext:value-type="float">
            <text:p>85</text:p>
          </table:table-cell>
          <table:table-cell table:style-name="ce30"/>
          <table:table-cell table:style-name="ce15" office:value-type="float" office:value="85" calcext:value-type="float">
            <text:p>8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Ziekenoppass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2" calcext:value-type="float">
            <text:p>12</text:p>
          </table:table-cell>
          <table:table-cell table:style-name="ce15" office:value-type="float" office:value="52" calcext:value-type="float">
            <text:p>5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Zoutzied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15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Zwaardvegers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Zwavelstokkenmakers en verkooper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6" calcext:value-type="float">
            <text:p>6</text:p>
          </table:table-cell>
          <table:table-cell table:style-name="ce15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Zijdeteelt (personen behoorende tot de)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Verschillende beroepen</text:p>
          </table:table-cell>
          <table:table-cell/>
          <table:table-cell table:style-name="ce8"/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156" calcext:value-type="float">
            <text:p>156</text:p>
          </table:table-cell>
          <table:table-cell table:style-name="ce30" office:value-type="float" office:value="90" calcext:value-type="float">
            <text:p>90</text:p>
          </table:table-cell>
          <table:table-cell table:style-name="ce15" office:value-type="float" office:value="246" calcext:value-type="float">
            <text:p>24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Zonder beroep</text:p>
          </table:table-cell>
          <table:table-cell/>
          <table:table-cell table:style-name="ce23" office:value-type="float" office:value="41509" calcext:value-type="float">
            <text:p>41,509</text:p>
          </table:table-cell>
          <table:table-cell table:style-name="ce31" office:value-type="float" office:value="42585" calcext:value-type="float">
            <text:p>42,585</text:p>
          </table:table-cell>
          <table:table-cell table:style-name="ce31" office:value-type="float" office:value="5083" calcext:value-type="float">
            <text:p>5,083</text:p>
          </table:table-cell>
          <table:table-cell table:style-name="ce31" office:value-type="float" office:value="6209" calcext:value-type="float">
            <text:p>6,209</text:p>
          </table:table-cell>
          <table:table-cell table:style-name="ce31" office:value-type="float" office:value="10207" calcext:value-type="float">
            <text:p>10,207</text:p>
          </table:table-cell>
          <table:table-cell table:style-name="ce31" office:value-type="float" office:value="14266" calcext:value-type="float">
            <text:p>14,266</text:p>
          </table:table-cell>
          <table:table-cell table:style-name="ce31" office:value-type="float" office:value="22229" calcext:value-type="float">
            <text:p>22,229</text:p>
          </table:table-cell>
          <table:table-cell table:style-name="ce30" office:value-type="string" calcext:value-type="string">
            <text:p>124.19</text:p>
          </table:table-cell>
          <table:table-cell table:style-name="ce30" office:value-type="string" calcext:value-type="string">
            <text:p>79.035/2</text:p>
          </table:table-cell>
          <table:table-cell table:style-name="ce30" office:value-type="string" calcext:value-type="string">
            <text:p>187.255/2</text:p>
          </table:table-cell>
          <table:table-cell table:style-name="ce15" office:value-type="string" calcext:value-type="string">
            <text:p>266.290/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Beroep onbekend</text:p>
          </table:table-cell>
          <table:table-cell/>
          <table:table-cell table:style-name="ce8"/>
          <table:table-cell table:style-name="ce30" table:number-columns-repeated="9"/>
          <table:table-cell table:style-name="ce15"/>
          <table:table-cell table:number-columns-repeated="1010"/>
        </table:table-row>
        <table:table-row table:style-name="ro1">
          <table:table-cell table:style-name="ce9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4" office:value-type="float" office:value="54457" calcext:value-type="float">
            <text:p>54,457</text:p>
          </table:table-cell>
          <table:table-cell table:style-name="ce32" office:value-type="float" office:value="54045" calcext:value-type="float">
            <text:p>54,045</text:p>
          </table:table-cell>
          <table:table-cell table:style-name="ce32" office:value-type="float" office:value="10289" calcext:value-type="float">
            <text:p>10,289</text:p>
          </table:table-cell>
          <table:table-cell table:style-name="ce32" office:value-type="float" office:value="10356" calcext:value-type="float">
            <text:p>10,356</text:p>
          </table:table-cell>
          <table:table-cell table:style-name="ce32" office:value-type="float" office:value="18116" calcext:value-type="float">
            <text:p>18,116</text:p>
          </table:table-cell>
          <table:table-cell table:style-name="ce32" office:value-type="float" office:value="18442" calcext:value-type="float">
            <text:p>18,442</text:p>
          </table:table-cell>
          <table:table-cell table:style-name="ce32" office:value-type="float" office:value="144040" calcext:value-type="float">
            <text:p>144,040</text:p>
          </table:table-cell>
          <table:table-cell table:style-name="ce32" office:value-type="float" office:value="167317" calcext:value-type="float">
            <text:p>167,317</text:p>
          </table:table-cell>
          <table:table-cell table:style-name="ce32" office:value-type="float" office:value="226913" calcext:value-type="float">
            <text:p>226,913</text:p>
          </table:table-cell>
          <table:table-cell table:style-name="ce32" office:value-type="float" office:value="250166" calcext:value-type="float">
            <text:p>250,166</text:p>
          </table:table-cell>
          <table:table-cell table:style-name="ce48" office:value-type="float" office:value="477079" calcext:value-type="float">
            <text:p>477,079</text:p>
          </table:table-cell>
          <table:table-cell table:number-columns-repeated="1010"/>
        </table:table-row>
        <table:table-row table:style-name="ro4" table:number-rows-repeated="10470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pmerkingen" table:style-name="ta2">
        <table:table-column table:style-name="co6" table:number-columns-repeated="2" table:default-cell-style-name="Default"/>
        <table:table-column table:style-name="co8" table:default-cell-style-name="ce6"/>
        <table:table-column table:style-name="co6" table:number-columns-repeated="1021" table:default-cell-style-name="Default"/>
        <table:table-row table:style-name="ro4" table:number-rows-repeated="3">
          <table:table-cell table:number-columns-repeated="1024"/>
        </table:table-row>
        <table:table-row table:style-name="ro4">
          <table:table-cell table:style-name="ce2" office:value-type="string" calcext:value-type="string">
            <text:p>Editregel</text:p>
          </table:table-cell>
          <table:table-cell table:style-name="ce2" office:value-type="string" calcext:value-type="string">
            <text:p>Deel telling</text:p>
          </table:table-cell>
          <table:table-cell table:style-name="ce2" office:value-type="string" calcext:value-type="string">
            <text:p>Rolnummer</text:p>
          </table:table-cell>
          <table:table-cell table:number-columns-repeated="1021"/>
        </table:table-row>
        <table:table-row table:style-name="ro4">
          <table:table-cell table:style-name="ce61" table:number-columns-repeated="3"/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62" office:value-type="float" office:value="1800" calcext:value-type="float">
            <text:p>180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01" calcext:value-type="float">
            <text:p>38012900680100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01" calcext:value-type="float">
            <text:p>180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02" calcext:value-type="float">
            <text:p>38012900680100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02" calcext:value-type="float">
            <text:p>180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03" calcext:value-type="float">
            <text:p>38012900680100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03" calcext:value-type="float">
            <text:p>180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04" calcext:value-type="float">
            <text:p>38012900680100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04" calcext:value-type="float">
            <text:p>180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05" calcext:value-type="float">
            <text:p>38012900680100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05" calcext:value-type="float">
            <text:p>180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06" calcext:value-type="float">
            <text:p>38012900680100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06" calcext:value-type="float">
            <text:p>180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07" calcext:value-type="float">
            <text:p>38012900680100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07" calcext:value-type="float">
            <text:p>180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08" calcext:value-type="float">
            <text:p>38012900680100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08" calcext:value-type="float">
            <text:p>180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09" calcext:value-type="float">
            <text:p>38012900680100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09" calcext:value-type="float">
            <text:p>180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10" calcext:value-type="float">
            <text:p>38012900680101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10" calcext:value-type="float">
            <text:p>181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11" calcext:value-type="float">
            <text:p>38012900680101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11" calcext:value-type="float">
            <text:p>181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12" calcext:value-type="float">
            <text:p>38012900680101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12" calcext:value-type="float">
            <text:p>181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13" calcext:value-type="float">
            <text:p>38012900680101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13" calcext:value-type="float">
            <text:p>181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14" calcext:value-type="float">
            <text:p>38012900680101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14" calcext:value-type="float">
            <text:p>181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15" calcext:value-type="float">
            <text:p>38012900680101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15" calcext:value-type="float">
            <text:p>181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16" calcext:value-type="float">
            <text:p>38012900680101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16" calcext:value-type="float">
            <text:p>181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17" calcext:value-type="float">
            <text:p>38012900680101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17" calcext:value-type="float">
            <text:p>181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18" calcext:value-type="float">
            <text:p>38012900680101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18" calcext:value-type="float">
            <text:p>181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19" calcext:value-type="float">
            <text:p>38012900680101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19" calcext:value-type="float">
            <text:p>181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20" calcext:value-type="float">
            <text:p>38012900680102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20" calcext:value-type="float">
            <text:p>182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21" calcext:value-type="float">
            <text:p>38012900680102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21" calcext:value-type="float">
            <text:p>182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22" calcext:value-type="float">
            <text:p>38012900680102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22" calcext:value-type="float">
            <text:p>182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23" calcext:value-type="float">
            <text:p>38012900680102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23" calcext:value-type="float">
            <text:p>182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24" calcext:value-type="float">
            <text:p>38012900680102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24" calcext:value-type="float">
            <text:p>182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25" calcext:value-type="float">
            <text:p>38012900680102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3"/>
          <table:table-cell table:style-name="ce30" office:value-type="string" calcext:value-type="string">
            <text:p>De gedrukte bron geeft voor Kolom 7, 9 en 11 respectievelijk 0,0 en 0. Dit moet telkens 2 zijn, aldus de verbeteringen achter het Algemeen overzicht. Hier zijn de gegevens gecorrigeerd.</text:p>
          </table:table-cell>
          <table:table-cell table:style-name="ce30" table:number-columns-repeated="4"/>
          <table:table-cell table:number-columns-repeated="1011"/>
        </table:table-row>
        <table:table-row table:style-name="ro4">
          <table:table-cell table:style-name="ce62" office:value-type="float" office:value="1825" calcext:value-type="float">
            <text:p>182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26" calcext:value-type="float">
            <text:p>38012900680102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26" calcext:value-type="float">
            <text:p>182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27" calcext:value-type="float">
            <text:p>38012900680102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27" calcext:value-type="float">
            <text:p>182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28" calcext:value-type="float">
            <text:p>38012900680102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28" calcext:value-type="float">
            <text:p>182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29" calcext:value-type="float">
            <text:p>38012900680102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29" calcext:value-type="float">
            <text:p>182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30" calcext:value-type="float">
            <text:p>38012900680103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30" calcext:value-type="float">
            <text:p>183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31" calcext:value-type="float">
            <text:p>38012900680103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31" calcext:value-type="float">
            <text:p>183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32" calcext:value-type="float">
            <text:p>38012900680103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32" calcext:value-type="float">
            <text:p>183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33" calcext:value-type="float">
            <text:p>38012900680103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33" calcext:value-type="float">
            <text:p>183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34" calcext:value-type="float">
            <text:p>38012900680103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34" calcext:value-type="float">
            <text:p>183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35" calcext:value-type="float">
            <text:p>38012900680103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35" calcext:value-type="float">
            <text:p>183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36" calcext:value-type="float">
            <text:p>3801290068010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36" calcext:value-type="float">
            <text:p>183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37" calcext:value-type="float">
            <text:p>38012900680103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37" calcext:value-type="float">
            <text:p>183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38" calcext:value-type="float">
            <text:p>38012900680103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38" calcext:value-type="float">
            <text:p>183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39" calcext:value-type="float">
            <text:p>38012900680103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39" calcext:value-type="float">
            <text:p>183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40" calcext:value-type="float">
            <text:p>38012900680104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40" calcext:value-type="float">
            <text:p>184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41" calcext:value-type="float">
            <text:p>38012900680104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41" calcext:value-type="float">
            <text:p>184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42" calcext:value-type="float">
            <text:p>38012900680104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42" calcext:value-type="float">
            <text:p>184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43" calcext:value-type="float">
            <text:p>38012900680104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43" calcext:value-type="float">
            <text:p>184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44" calcext:value-type="float">
            <text:p>38012900680104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44" calcext:value-type="float">
            <text:p>184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45" calcext:value-type="float">
            <text:p>38012900680104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45" calcext:value-type="float">
            <text:p>184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46" calcext:value-type="float">
            <text:p>38012900680104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46" calcext:value-type="float">
            <text:p>184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47" calcext:value-type="float">
            <text:p>38012900680104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47" calcext:value-type="float">
            <text:p>184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48" calcext:value-type="float">
            <text:p>38012900680104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48" calcext:value-type="float">
            <text:p>184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49" calcext:value-type="float">
            <text:p>38012900680104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49" calcext:value-type="float">
            <text:p>184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50" calcext:value-type="float">
            <text:p>38012900680105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50" calcext:value-type="float">
            <text:p>185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51" calcext:value-type="float">
            <text:p>38012900680105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51" calcext:value-type="float">
            <text:p>185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52" calcext:value-type="float">
            <text:p>38012900680105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52" calcext:value-type="float">
            <text:p>185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801053" calcext:value-type="float">
            <text:p>38012900680105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53" calcext:value-type="float">
            <text:p>185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01" calcext:value-type="float">
            <text:p>38012900690100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54" calcext:value-type="float">
            <text:p>185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02" calcext:value-type="float">
            <text:p>38012900690100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55" calcext:value-type="float">
            <text:p>185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03" calcext:value-type="float">
            <text:p>38012900690100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56" calcext:value-type="float">
            <text:p>185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04" calcext:value-type="float">
            <text:p>38012900690100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57" calcext:value-type="float">
            <text:p>185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05" calcext:value-type="float">
            <text:p>38012900690100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58" calcext:value-type="float">
            <text:p>185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06" calcext:value-type="float">
            <text:p>38012900690100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59" calcext:value-type="float">
            <text:p>185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07" calcext:value-type="float">
            <text:p>38012900690100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60" calcext:value-type="float">
            <text:p>186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08" calcext:value-type="float">
            <text:p>38012900690100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61" calcext:value-type="float">
            <text:p>186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09" calcext:value-type="float">
            <text:p>38012900690100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62" calcext:value-type="float">
            <text:p>186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10" calcext:value-type="float">
            <text:p>38012900690101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63" calcext:value-type="float">
            <text:p>186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11" calcext:value-type="float">
            <text:p>38012900690101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64" calcext:value-type="float">
            <text:p>186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12" calcext:value-type="float">
            <text:p>38012900690101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65" calcext:value-type="float">
            <text:p>186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13" calcext:value-type="float">
            <text:p>38012900690101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66" calcext:value-type="float">
            <text:p>186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14" calcext:value-type="float">
            <text:p>38012900690101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67" calcext:value-type="float">
            <text:p>186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15" calcext:value-type="float">
            <text:p>38012900690101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68" calcext:value-type="float">
            <text:p>186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16" calcext:value-type="float">
            <text:p>38012900690101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69" calcext:value-type="float">
            <text:p>186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17" calcext:value-type="float">
            <text:p>38012900690101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70" calcext:value-type="float">
            <text:p>187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18" calcext:value-type="float">
            <text:p>38012900690101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71" calcext:value-type="float">
            <text:p>187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19" calcext:value-type="float">
            <text:p>38012900690101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72" calcext:value-type="float">
            <text:p>187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20" calcext:value-type="float">
            <text:p>38012900690102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73" calcext:value-type="float">
            <text:p>187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21" calcext:value-type="float">
            <text:p>38012900690102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74" calcext:value-type="float">
            <text:p>187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22" calcext:value-type="float">
            <text:p>38012900690102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75" calcext:value-type="float">
            <text:p>187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23" calcext:value-type="float">
            <text:p>38012900690102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76" calcext:value-type="float">
            <text:p>187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24" calcext:value-type="float">
            <text:p>38012900690102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77" calcext:value-type="float">
            <text:p>187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25" calcext:value-type="float">
            <text:p>38012900690102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78" calcext:value-type="float">
            <text:p>187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26" calcext:value-type="float">
            <text:p>38012900690102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79" calcext:value-type="float">
            <text:p>187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27" calcext:value-type="float">
            <text:p>38012900690102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80" calcext:value-type="float">
            <text:p>188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28" calcext:value-type="float">
            <text:p>38012900690102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81" calcext:value-type="float">
            <text:p>188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29" calcext:value-type="float">
            <text:p>38012900690102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82" calcext:value-type="float">
            <text:p>188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30" calcext:value-type="float">
            <text:p>38012900690103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83" calcext:value-type="float">
            <text:p>188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31" calcext:value-type="float">
            <text:p>38012900690103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84" calcext:value-type="float">
            <text:p>188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32" calcext:value-type="float">
            <text:p>38012900690103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85" calcext:value-type="float">
            <text:p>188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33" calcext:value-type="float">
            <text:p>38012900690103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86" calcext:value-type="float">
            <text:p>188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34" calcext:value-type="float">
            <text:p>38012900690103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87" calcext:value-type="float">
            <text:p>188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35" calcext:value-type="float">
            <text:p>38012900690103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88" calcext:value-type="float">
            <text:p>188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36" calcext:value-type="float">
            <text:p>3801290069010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89" calcext:value-type="float">
            <text:p>188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37" calcext:value-type="float">
            <text:p>38012900690103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90" calcext:value-type="float">
            <text:p>189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38" calcext:value-type="float">
            <text:p>38012900690103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91" calcext:value-type="float">
            <text:p>189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39" calcext:value-type="float">
            <text:p>38012900690103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92" calcext:value-type="float">
            <text:p>189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40" calcext:value-type="float">
            <text:p>38012900690104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93" calcext:value-type="float">
            <text:p>189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41" calcext:value-type="float">
            <text:p>38012900690104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94" calcext:value-type="float">
            <text:p>189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42" calcext:value-type="float">
            <text:p>38012900690104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95" calcext:value-type="float">
            <text:p>189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43" calcext:value-type="float">
            <text:p>38012900690104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96" calcext:value-type="float">
            <text:p>189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44" calcext:value-type="float">
            <text:p>38012900690104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97" calcext:value-type="float">
            <text:p>189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45" calcext:value-type="float">
            <text:p>38012900690104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98" calcext:value-type="float">
            <text:p>189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46" calcext:value-type="float">
            <text:p>38012900690104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899" calcext:value-type="float">
            <text:p>189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47" calcext:value-type="float">
            <text:p>38012900690104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00" calcext:value-type="float">
            <text:p>190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48" calcext:value-type="float">
            <text:p>38012900690104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01" calcext:value-type="float">
            <text:p>190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49" calcext:value-type="float">
            <text:p>38012900690104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02" calcext:value-type="float">
            <text:p>190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50" calcext:value-type="float">
            <text:p>38012900690105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03" calcext:value-type="float">
            <text:p>190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29006901051" calcext:value-type="float">
            <text:p>38012900690105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04" calcext:value-type="float">
            <text:p>190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01" calcext:value-type="float">
            <text:p>38013000700100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05" calcext:value-type="float">
            <text:p>190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02" calcext:value-type="float">
            <text:p>38013000700100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06" calcext:value-type="float">
            <text:p>190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03" calcext:value-type="float">
            <text:p>38013000700100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07" calcext:value-type="float">
            <text:p>190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04" calcext:value-type="float">
            <text:p>38013000700100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08" calcext:value-type="float">
            <text:p>190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05" calcext:value-type="float">
            <text:p>38013000700100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09" calcext:value-type="float">
            <text:p>190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06" calcext:value-type="float">
            <text:p>38013000700100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10" calcext:value-type="float">
            <text:p>191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07" calcext:value-type="float">
            <text:p>38013000700100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11" calcext:value-type="float">
            <text:p>191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08" calcext:value-type="float">
            <text:p>38013000700100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12" calcext:value-type="float">
            <text:p>191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09" calcext:value-type="float">
            <text:p>38013000700100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13" calcext:value-type="float">
            <text:p>191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10" calcext:value-type="float">
            <text:p>38013000700101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14" calcext:value-type="float">
            <text:p>191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11" calcext:value-type="float">
            <text:p>38013000700101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15" calcext:value-type="float">
            <text:p>191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12" calcext:value-type="float">
            <text:p>38013000700101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16" calcext:value-type="float">
            <text:p>191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13" calcext:value-type="float">
            <text:p>38013000700101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17" calcext:value-type="float">
            <text:p>191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14" calcext:value-type="float">
            <text:p>38013000700101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18" calcext:value-type="float">
            <text:p>191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15" calcext:value-type="float">
            <text:p>38013000700101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19" calcext:value-type="float">
            <text:p>191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16" calcext:value-type="float">
            <text:p>38013000700101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20" calcext:value-type="float">
            <text:p>192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17" calcext:value-type="float">
            <text:p>38013000700101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21" calcext:value-type="float">
            <text:p>192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18" calcext:value-type="float">
            <text:p>38013000700101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22" calcext:value-type="float">
            <text:p>192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19" calcext:value-type="float">
            <text:p>38013000700101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23" calcext:value-type="float">
            <text:p>192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20" calcext:value-type="float">
            <text:p>38013000700102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24" calcext:value-type="float">
            <text:p>192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21" calcext:value-type="float">
            <text:p>38013000700102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25" calcext:value-type="float">
            <text:p>192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22" calcext:value-type="float">
            <text:p>38013000700102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26" calcext:value-type="float">
            <text:p>192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23" calcext:value-type="float">
            <text:p>38013000700102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27" calcext:value-type="float">
            <text:p>192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24" calcext:value-type="float">
            <text:p>38013000700102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28" calcext:value-type="float">
            <text:p>192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25" calcext:value-type="float">
            <text:p>38013000700102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29" calcext:value-type="float">
            <text:p>192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26" calcext:value-type="float">
            <text:p>38013000700102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30" calcext:value-type="float">
            <text:p>193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27" calcext:value-type="float">
            <text:p>38013000700102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31" calcext:value-type="float">
            <text:p>193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28" calcext:value-type="float">
            <text:p>38013000700102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32" calcext:value-type="float">
            <text:p>193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29" calcext:value-type="float">
            <text:p>38013000700102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33" calcext:value-type="float">
            <text:p>193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30" calcext:value-type="float">
            <text:p>38013000700103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34" calcext:value-type="float">
            <text:p>193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31" calcext:value-type="float">
            <text:p>38013000700103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35" calcext:value-type="float">
            <text:p>193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32" calcext:value-type="float">
            <text:p>38013000700103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36" calcext:value-type="float">
            <text:p>193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33" calcext:value-type="float">
            <text:p>38013000700103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37" calcext:value-type="float">
            <text:p>193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34" calcext:value-type="float">
            <text:p>38013000700103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38" calcext:value-type="float">
            <text:p>193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35" calcext:value-type="float">
            <text:p>38013000700103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39" calcext:value-type="float">
            <text:p>193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36" calcext:value-type="float">
            <text:p>3801300070010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40" calcext:value-type="float">
            <text:p>194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37" calcext:value-type="float">
            <text:p>38013000700103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41" calcext:value-type="float">
            <text:p>194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38" calcext:value-type="float">
            <text:p>38013000700103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42" calcext:value-type="float">
            <text:p>194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39" calcext:value-type="float">
            <text:p>38013000700103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43" calcext:value-type="float">
            <text:p>194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40" calcext:value-type="float">
            <text:p>38013000700104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44" calcext:value-type="float">
            <text:p>194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41" calcext:value-type="float">
            <text:p>38013000700104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45" calcext:value-type="float">
            <text:p>194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42" calcext:value-type="float">
            <text:p>38013000700104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46" calcext:value-type="float">
            <text:p>194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43" calcext:value-type="float">
            <text:p>38013000700104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47" calcext:value-type="float">
            <text:p>194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44" calcext:value-type="float">
            <text:p>38013000700104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48" calcext:value-type="float">
            <text:p>194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45" calcext:value-type="float">
            <text:p>38013000700104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49" calcext:value-type="float">
            <text:p>194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46" calcext:value-type="float">
            <text:p>38013000700104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50" calcext:value-type="float">
            <text:p>195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47" calcext:value-type="float">
            <text:p>38013000700104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51" calcext:value-type="float">
            <text:p>195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48" calcext:value-type="float">
            <text:p>38013000700104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52" calcext:value-type="float">
            <text:p>195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49" calcext:value-type="float">
            <text:p>38013000700104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53" calcext:value-type="float">
            <text:p>195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50" calcext:value-type="float">
            <text:p>38013000700105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54" calcext:value-type="float">
            <text:p>195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51" calcext:value-type="float">
            <text:p>38013000700105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55" calcext:value-type="float">
            <text:p>195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001052" calcext:value-type="float">
            <text:p>38013000700105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56" calcext:value-type="float">
            <text:p>195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01" calcext:value-type="float">
            <text:p>380130007101001</text:p>
          </table:table-cell>
          <table:table-cell table:style-name="ce30" office:value-type="string" calcext:value-type="string">
            <text:p>380130007101001* <text:s/>Hieronder begrepen de fabrijkanten van katoen, hennip, vlas, wol en zijde.</text:p>
          </table:table-cell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57" calcext:value-type="float">
            <text:p>195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02" calcext:value-type="float">
            <text:p>38013000710100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58" calcext:value-type="float">
            <text:p>195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03" calcext:value-type="float">
            <text:p>38013000710100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59" calcext:value-type="float">
            <text:p>195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04" calcext:value-type="float">
            <text:p>38013000710100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60" calcext:value-type="float">
            <text:p>196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05" calcext:value-type="float">
            <text:p>38013000710100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61" calcext:value-type="float">
            <text:p>196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06" calcext:value-type="float">
            <text:p>38013000710100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62" calcext:value-type="float">
            <text:p>196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07" calcext:value-type="float">
            <text:p>38013000710100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63" calcext:value-type="float">
            <text:p>196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08" calcext:value-type="float">
            <text:p>38013000710100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64" calcext:value-type="float">
            <text:p>196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09" calcext:value-type="float">
            <text:p>38013000710100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65" calcext:value-type="float">
            <text:p>196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10" calcext:value-type="float">
            <text:p>38013000710101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66" calcext:value-type="float">
            <text:p>196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11" calcext:value-type="float">
            <text:p>38013000710101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67" calcext:value-type="float">
            <text:p>196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12" calcext:value-type="float">
            <text:p>38013000710101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68" calcext:value-type="float">
            <text:p>196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13" calcext:value-type="float">
            <text:p>38013000710101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69" calcext:value-type="float">
            <text:p>196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14" calcext:value-type="float">
            <text:p>38013000710101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70" calcext:value-type="float">
            <text:p>197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15" calcext:value-type="float">
            <text:p>38013000710101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71" calcext:value-type="float">
            <text:p>197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16" calcext:value-type="float">
            <text:p>38013000710101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72" calcext:value-type="float">
            <text:p>197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17" calcext:value-type="float">
            <text:p>38013000710101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73" calcext:value-type="float">
            <text:p>197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18" calcext:value-type="float">
            <text:p>38013000710101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74" calcext:value-type="float">
            <text:p>197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19" calcext:value-type="float">
            <text:p>38013000710101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75" calcext:value-type="float">
            <text:p>197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20" calcext:value-type="float">
            <text:p>38013000710102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76" calcext:value-type="float">
            <text:p>197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21" calcext:value-type="float">
            <text:p>38013000710102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77" calcext:value-type="float">
            <text:p>197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22" calcext:value-type="float">
            <text:p>38013000710102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78" calcext:value-type="float">
            <text:p>197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23" calcext:value-type="float">
            <text:p>38013000710102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79" calcext:value-type="float">
            <text:p>197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24" calcext:value-type="float">
            <text:p>380130007101024</text:p>
          </table:table-cell>
          <table:table-cell table:style-name="ce30" office:value-type="string" calcext:value-type="string">
            <text:p>380130007101024? <text:s/>De boden zijn hieronder begrepen.</text:p>
          </table:table-cell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80" calcext:value-type="float">
            <text:p>198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25" calcext:value-type="float">
            <text:p>38013000710102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81" calcext:value-type="float">
            <text:p>198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26" calcext:value-type="float">
            <text:p>380130007101026</text:p>
          </table:table-cell>
          <table:table-cell table:style-name="ce30" office:value-type="string" calcext:value-type="string">
            <text:p>380130007101024? <text:s/>De boden zijn hieronder begrepen.</text:p>
          </table:table-cell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82" calcext:value-type="float">
            <text:p>198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27" calcext:value-type="float">
            <text:p>38013000710102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83" calcext:value-type="float">
            <text:p>198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28" calcext:value-type="float">
            <text:p>38013000710102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84" calcext:value-type="float">
            <text:p>198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29" calcext:value-type="float">
            <text:p>38013000710102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85" calcext:value-type="float">
            <text:p>198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30" calcext:value-type="float">
            <text:p>38013000710103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86" calcext:value-type="float">
            <text:p>198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31" calcext:value-type="float">
            <text:p>38013000710103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87" calcext:value-type="float">
            <text:p>198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32" calcext:value-type="float">
            <text:p>38013000710103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88" calcext:value-type="float">
            <text:p>198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33" calcext:value-type="float">
            <text:p>38013000710103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89" calcext:value-type="float">
            <text:p>198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34" calcext:value-type="float">
            <text:p>38013000710103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90" calcext:value-type="float">
            <text:p>199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35" calcext:value-type="float">
            <text:p>38013000710103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91" calcext:value-type="float">
            <text:p>199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36" calcext:value-type="float">
            <text:p>3801300071010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92" calcext:value-type="float">
            <text:p>199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37" calcext:value-type="float">
            <text:p>38013000710103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93" calcext:value-type="float">
            <text:p>199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38" calcext:value-type="float">
            <text:p>38013000710103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94" calcext:value-type="float">
            <text:p>199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39" calcext:value-type="float">
            <text:p>38013000710103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95" calcext:value-type="float">
            <text:p>199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40" calcext:value-type="float">
            <text:p>38013000710104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96" calcext:value-type="float">
            <text:p>199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41" calcext:value-type="float">
            <text:p>38013000710104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97" calcext:value-type="float">
            <text:p>199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42" calcext:value-type="float">
            <text:p>38013000710104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98" calcext:value-type="float">
            <text:p>199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43" calcext:value-type="float">
            <text:p>38013000710104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1999" calcext:value-type="float">
            <text:p>199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44" calcext:value-type="float">
            <text:p>38013000710104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00" calcext:value-type="float">
            <text:p>200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45" calcext:value-type="float">
            <text:p>38013000710104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01" calcext:value-type="float">
            <text:p>200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46" calcext:value-type="float">
            <text:p>38013000710104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02" calcext:value-type="float">
            <text:p>200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47" calcext:value-type="float">
            <text:p>38013000710104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03" calcext:value-type="float">
            <text:p>200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48" calcext:value-type="float">
            <text:p>38013000710104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04" calcext:value-type="float">
            <text:p>200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49" calcext:value-type="float">
            <text:p>38013000710104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05" calcext:value-type="float">
            <text:p>200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0007101050" calcext:value-type="float">
            <text:p>38013000710105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06" calcext:value-type="float">
            <text:p>200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01" calcext:value-type="float">
            <text:p>38013100720100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07" calcext:value-type="float">
            <text:p>200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02" calcext:value-type="float">
            <text:p>38013100720100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08" calcext:value-type="float">
            <text:p>200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03" calcext:value-type="float">
            <text:p>38013100720100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09" calcext:value-type="float">
            <text:p>200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04" calcext:value-type="float">
            <text:p>38013100720100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10" calcext:value-type="float">
            <text:p>201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05" calcext:value-type="float">
            <text:p>38013100720100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11" calcext:value-type="float">
            <text:p>201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06" calcext:value-type="float">
            <text:p>38013100720100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12" calcext:value-type="float">
            <text:p>201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07" calcext:value-type="float">
            <text:p>38013100720100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13" calcext:value-type="float">
            <text:p>201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08" calcext:value-type="float">
            <text:p>38013100720100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14" calcext:value-type="float">
            <text:p>201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09" calcext:value-type="float">
            <text:p>38013100720100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15" calcext:value-type="float">
            <text:p>201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10" calcext:value-type="float">
            <text:p>38013100720101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16" calcext:value-type="float">
            <text:p>201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11" calcext:value-type="float">
            <text:p>38013100720101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17" calcext:value-type="float">
            <text:p>201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12" calcext:value-type="float">
            <text:p>38013100720101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18" calcext:value-type="float">
            <text:p>201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13" calcext:value-type="float">
            <text:p>38013100720101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19" calcext:value-type="float">
            <text:p>201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14" calcext:value-type="float">
            <text:p>38013100720101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20" calcext:value-type="float">
            <text:p>202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15" calcext:value-type="float">
            <text:p>38013100720101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21" calcext:value-type="float">
            <text:p>202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16" calcext:value-type="float">
            <text:p>38013100720101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22" calcext:value-type="float">
            <text:p>202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17" calcext:value-type="float">
            <text:p>38013100720101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23" calcext:value-type="float">
            <text:p>202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18" calcext:value-type="float">
            <text:p>38013100720101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24" calcext:value-type="float">
            <text:p>202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19" calcext:value-type="float">
            <text:p>38013100720101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25" calcext:value-type="float">
            <text:p>202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20" calcext:value-type="float">
            <text:p>38013100720102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26" calcext:value-type="float">
            <text:p>202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21" calcext:value-type="float">
            <text:p>38013100720102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27" calcext:value-type="float">
            <text:p>202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22" calcext:value-type="float">
            <text:p>38013100720102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28" calcext:value-type="float">
            <text:p>202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23" calcext:value-type="float">
            <text:p>38013100720102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29" calcext:value-type="float">
            <text:p>202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24" calcext:value-type="float">
            <text:p>38013100720102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30" calcext:value-type="float">
            <text:p>203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25" calcext:value-type="float">
            <text:p>38013100720102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31" calcext:value-type="float">
            <text:p>203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26" calcext:value-type="float">
            <text:p>38013100720102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32" calcext:value-type="float">
            <text:p>203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27" calcext:value-type="float">
            <text:p>38013100720102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33" calcext:value-type="float">
            <text:p>203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28" calcext:value-type="float">
            <text:p>38013100720102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34" calcext:value-type="float">
            <text:p>203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29" calcext:value-type="float">
            <text:p>38013100720102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35" calcext:value-type="float">
            <text:p>203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30" calcext:value-type="float">
            <text:p>38013100720103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36" calcext:value-type="float">
            <text:p>203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31" calcext:value-type="float">
            <text:p>38013100720103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37" calcext:value-type="float">
            <text:p>203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32" calcext:value-type="float">
            <text:p>38013100720103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38" calcext:value-type="float">
            <text:p>203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33" calcext:value-type="float">
            <text:p>38013100720103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39" calcext:value-type="float">
            <text:p>203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34" calcext:value-type="float">
            <text:p>38013100720103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40" calcext:value-type="float">
            <text:p>204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35" calcext:value-type="float">
            <text:p>38013100720103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41" calcext:value-type="float">
            <text:p>204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36" calcext:value-type="float">
            <text:p>3801310072010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42" calcext:value-type="float">
            <text:p>204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37" calcext:value-type="float">
            <text:p>38013100720103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43" calcext:value-type="float">
            <text:p>204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38" calcext:value-type="float">
            <text:p>38013100720103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44" calcext:value-type="float">
            <text:p>204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39" calcext:value-type="float">
            <text:p>38013100720103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45" calcext:value-type="float">
            <text:p>204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40" calcext:value-type="float">
            <text:p>38013100720104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46" calcext:value-type="float">
            <text:p>204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41" calcext:value-type="float">
            <text:p>38013100720104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47" calcext:value-type="float">
            <text:p>204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42" calcext:value-type="float">
            <text:p>38013100720104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48" calcext:value-type="float">
            <text:p>204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43" calcext:value-type="float">
            <text:p>38013100720104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49" calcext:value-type="float">
            <text:p>204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44" calcext:value-type="float">
            <text:p>38013100720104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50" calcext:value-type="float">
            <text:p>205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45" calcext:value-type="float">
            <text:p>38013100720104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51" calcext:value-type="float">
            <text:p>205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46" calcext:value-type="float">
            <text:p>38013100720104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52" calcext:value-type="float">
            <text:p>205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47" calcext:value-type="float">
            <text:p>38013100720104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53" calcext:value-type="float">
            <text:p>205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48" calcext:value-type="float">
            <text:p>38013100720104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54" calcext:value-type="float">
            <text:p>205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49" calcext:value-type="float">
            <text:p>38013100720104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55" calcext:value-type="float">
            <text:p>205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50" calcext:value-type="float">
            <text:p>38013100720105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56" calcext:value-type="float">
            <text:p>205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51" calcext:value-type="float">
            <text:p>38013100720105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57" calcext:value-type="float">
            <text:p>205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201052" calcext:value-type="float">
            <text:p>38013100720105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58" calcext:value-type="float">
            <text:p>205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01" calcext:value-type="float">
            <text:p>38013100730100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59" calcext:value-type="float">
            <text:p>205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02" calcext:value-type="float">
            <text:p>38013100730100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60" calcext:value-type="float">
            <text:p>206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03" calcext:value-type="float">
            <text:p>38013100730100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61" calcext:value-type="float">
            <text:p>206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04" calcext:value-type="float">
            <text:p>38013100730100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62" calcext:value-type="float">
            <text:p>206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05" calcext:value-type="float">
            <text:p>38013100730100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63" calcext:value-type="float">
            <text:p>206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06" calcext:value-type="float">
            <text:p>38013100730100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64" calcext:value-type="float">
            <text:p>206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07" calcext:value-type="float">
            <text:p>38013100730100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65" calcext:value-type="float">
            <text:p>206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08" calcext:value-type="float">
            <text:p>38013100730100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66" calcext:value-type="float">
            <text:p>206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09" calcext:value-type="float">
            <text:p>38013100730100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67" calcext:value-type="float">
            <text:p>206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10" calcext:value-type="float">
            <text:p>38013100730101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68" calcext:value-type="float">
            <text:p>206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11" calcext:value-type="float">
            <text:p>38013100730101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69" calcext:value-type="float">
            <text:p>206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12" calcext:value-type="float">
            <text:p>38013100730101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70" calcext:value-type="float">
            <text:p>207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13" calcext:value-type="float">
            <text:p>38013100730101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71" calcext:value-type="float">
            <text:p>207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14" calcext:value-type="float">
            <text:p>38013100730101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72" calcext:value-type="float">
            <text:p>207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15" calcext:value-type="float">
            <text:p>38013100730101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73" calcext:value-type="float">
            <text:p>207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16" calcext:value-type="float">
            <text:p>38013100730101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74" calcext:value-type="float">
            <text:p>207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17" calcext:value-type="float">
            <text:p>38013100730101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75" calcext:value-type="float">
            <text:p>207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18" calcext:value-type="float">
            <text:p>38013100730101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76" calcext:value-type="float">
            <text:p>207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19" calcext:value-type="float">
            <text:p>380131007301019</text:p>
          </table:table-cell>
          <table:table-cell table:style-name="ce30" office:value-type="string" calcext:value-type="string">
            <text:p>3801310073010191 <text:s/>Hieronder een, waarvan de ouderdom onbekend is.</text:p>
          </table:table-cell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77" calcext:value-type="float">
            <text:p>207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20" calcext:value-type="float">
            <text:p>38013100730102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78" calcext:value-type="float">
            <text:p>207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21" calcext:value-type="float">
            <text:p>38013100730102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79" calcext:value-type="float">
            <text:p>207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22" calcext:value-type="float">
            <text:p>38013100730102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80" calcext:value-type="float">
            <text:p>208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23" calcext:value-type="float">
            <text:p>38013100730102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81" calcext:value-type="float">
            <text:p>208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24" calcext:value-type="float">
            <text:p>38013100730102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82" calcext:value-type="float">
            <text:p>208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25" calcext:value-type="float">
            <text:p>38013100730102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83" calcext:value-type="float">
            <text:p>208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26" calcext:value-type="float">
            <text:p>38013100730102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84" calcext:value-type="float">
            <text:p>208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27" calcext:value-type="float">
            <text:p>38013100730102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85" calcext:value-type="float">
            <text:p>208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28" calcext:value-type="float">
            <text:p>38013100730102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86" calcext:value-type="float">
            <text:p>208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29" calcext:value-type="float">
            <text:p>38013100730102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87" calcext:value-type="float">
            <text:p>208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30" calcext:value-type="float">
            <text:p>38013100730103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88" calcext:value-type="float">
            <text:p>208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31" calcext:value-type="float">
            <text:p>38013100730103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89" calcext:value-type="float">
            <text:p>208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32" calcext:value-type="float">
            <text:p>38013100730103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90" calcext:value-type="float">
            <text:p>209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33" calcext:value-type="float">
            <text:p>38013100730103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91" calcext:value-type="float">
            <text:p>209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34" calcext:value-type="float">
            <text:p>38013100730103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92" calcext:value-type="float">
            <text:p>209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35" calcext:value-type="float">
            <text:p>38013100730103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93" calcext:value-type="float">
            <text:p>209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36" calcext:value-type="float">
            <text:p>3801310073010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94" calcext:value-type="float">
            <text:p>209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37" calcext:value-type="float">
            <text:p>380131007301037</text:p>
          </table:table-cell>
          <table:table-cell table:style-name="ce30" office:value-type="string" calcext:value-type="string">
            <text:p>3801310073010372 <text:s/>Hieronder vier mannen en vijf vrouwen, waarvan de ouderdom onbekend is.</text:p>
          </table:table-cell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95" calcext:value-type="float">
            <text:p>209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38" calcext:value-type="float">
            <text:p>38013100730103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96" calcext:value-type="float">
            <text:p>209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1007301039" calcext:value-type="float">
            <text:p>38013100730103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97" calcext:value-type="float">
            <text:p>209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01" calcext:value-type="float">
            <text:p>38013200740100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98" calcext:value-type="float">
            <text:p>209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02" calcext:value-type="float">
            <text:p>38013200740100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099" calcext:value-type="float">
            <text:p>209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03" calcext:value-type="float">
            <text:p>38013200740100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00" calcext:value-type="float">
            <text:p>210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04" calcext:value-type="float">
            <text:p>38013200740100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01" calcext:value-type="float">
            <text:p>210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05" calcext:value-type="float">
            <text:p>38013200740100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02" calcext:value-type="float">
            <text:p>210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06" calcext:value-type="float">
            <text:p>38013200740100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03" calcext:value-type="float">
            <text:p>210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07" calcext:value-type="float">
            <text:p>38013200740100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04" calcext:value-type="float">
            <text:p>210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08" calcext:value-type="float">
            <text:p>38013200740100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05" calcext:value-type="float">
            <text:p>210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09" calcext:value-type="float">
            <text:p>38013200740100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06" calcext:value-type="float">
            <text:p>210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10" calcext:value-type="float">
            <text:p>38013200740101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07" calcext:value-type="float">
            <text:p>210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11" calcext:value-type="float">
            <text:p>38013200740101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08" calcext:value-type="float">
            <text:p>210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12" calcext:value-type="float">
            <text:p>38013200740101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09" calcext:value-type="float">
            <text:p>210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13" calcext:value-type="float">
            <text:p>38013200740101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10" calcext:value-type="float">
            <text:p>211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14" calcext:value-type="float">
            <text:p>38013200740101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11" calcext:value-type="float">
            <text:p>211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15" calcext:value-type="float">
            <text:p>38013200740101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12" calcext:value-type="float">
            <text:p>211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16" calcext:value-type="float">
            <text:p>38013200740101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13" calcext:value-type="float">
            <text:p>211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17" calcext:value-type="float">
            <text:p>38013200740101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14" calcext:value-type="float">
            <text:p>211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18" calcext:value-type="float">
            <text:p>38013200740101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15" calcext:value-type="float">
            <text:p>211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19" calcext:value-type="float">
            <text:p>38013200740101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16" calcext:value-type="float">
            <text:p>211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20" calcext:value-type="float">
            <text:p>38013200740102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17" calcext:value-type="float">
            <text:p>211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21" calcext:value-type="float">
            <text:p>38013200740102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18" calcext:value-type="float">
            <text:p>211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22" calcext:value-type="float">
            <text:p>38013200740102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19" calcext:value-type="float">
            <text:p>211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23" calcext:value-type="float">
            <text:p>38013200740102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20" calcext:value-type="float">
            <text:p>212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24" calcext:value-type="float">
            <text:p>38013200740102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21" calcext:value-type="float">
            <text:p>212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25" calcext:value-type="float">
            <text:p>38013200740102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22" calcext:value-type="float">
            <text:p>212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26" calcext:value-type="float">
            <text:p>38013200740102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23" calcext:value-type="float">
            <text:p>212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27" calcext:value-type="float">
            <text:p>38013200740102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24" calcext:value-type="float">
            <text:p>212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28" calcext:value-type="float">
            <text:p>38013200740102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25" calcext:value-type="float">
            <text:p>212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29" calcext:value-type="float">
            <text:p>38013200740102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26" calcext:value-type="float">
            <text:p>212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30" calcext:value-type="float">
            <text:p>38013200740103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27" calcext:value-type="float">
            <text:p>212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31" calcext:value-type="float">
            <text:p>38013200740103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28" calcext:value-type="float">
            <text:p>212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32" calcext:value-type="float">
            <text:p>38013200740103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29" calcext:value-type="float">
            <text:p>212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33" calcext:value-type="float">
            <text:p>38013200740103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30" calcext:value-type="float">
            <text:p>213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34" calcext:value-type="float">
            <text:p>38013200740103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31" calcext:value-type="float">
            <text:p>213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35" calcext:value-type="float">
            <text:p>38013200740103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32" calcext:value-type="float">
            <text:p>213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36" calcext:value-type="float">
            <text:p>3801320074010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33" calcext:value-type="float">
            <text:p>213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37" calcext:value-type="float">
            <text:p>38013200740103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34" calcext:value-type="float">
            <text:p>213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38" calcext:value-type="float">
            <text:p>38013200740103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35" calcext:value-type="float">
            <text:p>213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39" calcext:value-type="float">
            <text:p>38013200740103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36" calcext:value-type="float">
            <text:p>213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40" calcext:value-type="float">
            <text:p>38013200740104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37" calcext:value-type="float">
            <text:p>213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41" calcext:value-type="float">
            <text:p>38013200740104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38" calcext:value-type="float">
            <text:p>213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42" calcext:value-type="float">
            <text:p>38013200740104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39" calcext:value-type="float">
            <text:p>213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43" calcext:value-type="float">
            <text:p>38013200740104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40" calcext:value-type="float">
            <text:p>214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44" calcext:value-type="float">
            <text:p>38013200740104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41" calcext:value-type="float">
            <text:p>214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45" calcext:value-type="float">
            <text:p>38013200740104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42" calcext:value-type="float">
            <text:p>214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46" calcext:value-type="float">
            <text:p>38013200740104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43" calcext:value-type="float">
            <text:p>214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47" calcext:value-type="float">
            <text:p>38013200740104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44" calcext:value-type="float">
            <text:p>214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48" calcext:value-type="float">
            <text:p>38013200740104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45" calcext:value-type="float">
            <text:p>214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49" calcext:value-type="float">
            <text:p>38013200740104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46" calcext:value-type="float">
            <text:p>214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50" calcext:value-type="float">
            <text:p>38013200740105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47" calcext:value-type="float">
            <text:p>214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51" calcext:value-type="float">
            <text:p>38013200740105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48" calcext:value-type="float">
            <text:p>214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52" calcext:value-type="float">
            <text:p>38013200740105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49" calcext:value-type="float">
            <text:p>214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401053" calcext:value-type="float">
            <text:p>38013200740105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50" calcext:value-type="float">
            <text:p>215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01" calcext:value-type="float">
            <text:p>38013200750100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51" calcext:value-type="float">
            <text:p>215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02" calcext:value-type="float">
            <text:p>38013200750100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52" calcext:value-type="float">
            <text:p>215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03" calcext:value-type="float">
            <text:p>38013200750100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53" calcext:value-type="float">
            <text:p>215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04" calcext:value-type="float">
            <text:p>38013200750100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54" calcext:value-type="float">
            <text:p>215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05" calcext:value-type="float">
            <text:p>38013200750100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55" calcext:value-type="float">
            <text:p>215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06" calcext:value-type="float">
            <text:p>38013200750100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56" calcext:value-type="float">
            <text:p>215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07" calcext:value-type="float">
            <text:p>38013200750100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57" calcext:value-type="float">
            <text:p>215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08" calcext:value-type="float">
            <text:p>38013200750100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58" calcext:value-type="float">
            <text:p>215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09" calcext:value-type="float">
            <text:p>38013200750100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59" calcext:value-type="float">
            <text:p>215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10" calcext:value-type="float">
            <text:p>38013200750101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60" calcext:value-type="float">
            <text:p>216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11" calcext:value-type="float">
            <text:p>38013200750101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61" calcext:value-type="float">
            <text:p>216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12" calcext:value-type="float">
            <text:p>38013200750101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62" calcext:value-type="float">
            <text:p>216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13" calcext:value-type="float">
            <text:p>38013200750101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63" calcext:value-type="float">
            <text:p>216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14" calcext:value-type="float">
            <text:p>38013200750101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64" calcext:value-type="float">
            <text:p>216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15" calcext:value-type="float">
            <text:p>38013200750101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65" calcext:value-type="float">
            <text:p>216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16" calcext:value-type="float">
            <text:p>38013200750101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66" calcext:value-type="float">
            <text:p>216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17" calcext:value-type="float">
            <text:p>38013200750101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67" calcext:value-type="float">
            <text:p>216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18" calcext:value-type="float">
            <text:p>38013200750101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68" calcext:value-type="float">
            <text:p>216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19" calcext:value-type="float">
            <text:p>38013200750101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69" calcext:value-type="float">
            <text:p>216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20" calcext:value-type="float">
            <text:p>38013200750102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70" calcext:value-type="float">
            <text:p>217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21" calcext:value-type="float">
            <text:p>38013200750102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71" calcext:value-type="float">
            <text:p>217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22" calcext:value-type="float">
            <text:p>38013200750102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72" calcext:value-type="float">
            <text:p>217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23" calcext:value-type="float">
            <text:p>38013200750102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73" calcext:value-type="float">
            <text:p>217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24" calcext:value-type="float">
            <text:p>38013200750102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74" calcext:value-type="float">
            <text:p>217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25" calcext:value-type="float">
            <text:p>38013200750102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75" calcext:value-type="float">
            <text:p>217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26" calcext:value-type="float">
            <text:p>38013200750102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76" calcext:value-type="float">
            <text:p>217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27" calcext:value-type="float">
            <text:p>38013200750102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77" calcext:value-type="float">
            <text:p>217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28" calcext:value-type="float">
            <text:p>38013200750102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78" calcext:value-type="float">
            <text:p>217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29" calcext:value-type="float">
            <text:p>38013200750102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79" calcext:value-type="float">
            <text:p>217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30" calcext:value-type="float">
            <text:p>38013200750103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80" calcext:value-type="float">
            <text:p>218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31" calcext:value-type="float">
            <text:p>38013200750103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81" calcext:value-type="float">
            <text:p>218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32" calcext:value-type="float">
            <text:p>38013200750103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82" calcext:value-type="float">
            <text:p>218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33" calcext:value-type="float">
            <text:p>38013200750103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83" calcext:value-type="float">
            <text:p>218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34" calcext:value-type="float">
            <text:p>38013200750103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84" calcext:value-type="float">
            <text:p>218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35" calcext:value-type="float">
            <text:p>38013200750103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85" calcext:value-type="float">
            <text:p>218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36" calcext:value-type="float">
            <text:p>3801320075010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86" calcext:value-type="float">
            <text:p>218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37" calcext:value-type="float">
            <text:p>38013200750103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87" calcext:value-type="float">
            <text:p>218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38" calcext:value-type="float">
            <text:p>38013200750103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88" calcext:value-type="float">
            <text:p>218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39" calcext:value-type="float">
            <text:p>38013200750103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89" calcext:value-type="float">
            <text:p>218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40" calcext:value-type="float">
            <text:p>38013200750104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90" calcext:value-type="float">
            <text:p>219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41" calcext:value-type="float">
            <text:p>38013200750104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91" calcext:value-type="float">
            <text:p>219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42" calcext:value-type="float">
            <text:p>38013200750104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92" calcext:value-type="float">
            <text:p>219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43" calcext:value-type="float">
            <text:p>38013200750104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93" calcext:value-type="float">
            <text:p>219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44" calcext:value-type="float">
            <text:p>38013200750104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94" calcext:value-type="float">
            <text:p>219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45" calcext:value-type="float">
            <text:p>38013200750104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95" calcext:value-type="float">
            <text:p>219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46" calcext:value-type="float">
            <text:p>38013200750104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96" calcext:value-type="float">
            <text:p>219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47" calcext:value-type="float">
            <text:p>38013200750104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97" calcext:value-type="float">
            <text:p>219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48" calcext:value-type="float">
            <text:p>38013200750104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98" calcext:value-type="float">
            <text:p>219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49" calcext:value-type="float">
            <text:p>38013200750104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199" calcext:value-type="float">
            <text:p>219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50" calcext:value-type="float">
            <text:p>38013200750105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00" calcext:value-type="float">
            <text:p>220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2007501051" calcext:value-type="float">
            <text:p>38013200750105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01" calcext:value-type="float">
            <text:p>220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01" calcext:value-type="float">
            <text:p>38013300760100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02" calcext:value-type="float">
            <text:p>220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02" calcext:value-type="float">
            <text:p>38013300760100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03" calcext:value-type="float">
            <text:p>220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03" calcext:value-type="float">
            <text:p>38013300760100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04" calcext:value-type="float">
            <text:p>220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04" calcext:value-type="float">
            <text:p>38013300760100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05" calcext:value-type="float">
            <text:p>220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05" calcext:value-type="float">
            <text:p>38013300760100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06" calcext:value-type="float">
            <text:p>220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06" calcext:value-type="float">
            <text:p>38013300760100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07" calcext:value-type="float">
            <text:p>220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07" calcext:value-type="float">
            <text:p>38013300760100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08" calcext:value-type="float">
            <text:p>220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08" calcext:value-type="float">
            <text:p>38013300760100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09" calcext:value-type="float">
            <text:p>220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09" calcext:value-type="float">
            <text:p>38013300760100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10" calcext:value-type="float">
            <text:p>221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10" calcext:value-type="float">
            <text:p>38013300760101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11" calcext:value-type="float">
            <text:p>221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11" calcext:value-type="float">
            <text:p>38013300760101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12" calcext:value-type="float">
            <text:p>221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12" calcext:value-type="float">
            <text:p>38013300760101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13" calcext:value-type="float">
            <text:p>221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13" calcext:value-type="float">
            <text:p>38013300760101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14" calcext:value-type="float">
            <text:p>221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14" calcext:value-type="float">
            <text:p>38013300760101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15" calcext:value-type="float">
            <text:p>221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15" calcext:value-type="float">
            <text:p>38013300760101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16" calcext:value-type="float">
            <text:p>221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16" calcext:value-type="float">
            <text:p>38013300760101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17" calcext:value-type="float">
            <text:p>221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17" calcext:value-type="float">
            <text:p>38013300760101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18" calcext:value-type="float">
            <text:p>221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18" calcext:value-type="float">
            <text:p>38013300760101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19" calcext:value-type="float">
            <text:p>221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19" calcext:value-type="float">
            <text:p>38013300760101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20" calcext:value-type="float">
            <text:p>222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20" calcext:value-type="float">
            <text:p>38013300760102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21" calcext:value-type="float">
            <text:p>222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21" calcext:value-type="float">
            <text:p>38013300760102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22" calcext:value-type="float">
            <text:p>222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22" calcext:value-type="float">
            <text:p>38013300760102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23" calcext:value-type="float">
            <text:p>222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23" calcext:value-type="float">
            <text:p>38013300760102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24" calcext:value-type="float">
            <text:p>222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24" calcext:value-type="float">
            <text:p>38013300760102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25" calcext:value-type="float">
            <text:p>222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25" calcext:value-type="float">
            <text:p>38013300760102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26" calcext:value-type="float">
            <text:p>222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26" calcext:value-type="float">
            <text:p>38013300760102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27" calcext:value-type="float">
            <text:p>222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27" calcext:value-type="float">
            <text:p>38013300760102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28" calcext:value-type="float">
            <text:p>222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28" calcext:value-type="float">
            <text:p>38013300760102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29" calcext:value-type="float">
            <text:p>222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29" calcext:value-type="float">
            <text:p>38013300760102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30" calcext:value-type="float">
            <text:p>223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30" calcext:value-type="float">
            <text:p>38013300760103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31" calcext:value-type="float">
            <text:p>223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31" calcext:value-type="float">
            <text:p>38013300760103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32" calcext:value-type="float">
            <text:p>223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32" calcext:value-type="float">
            <text:p>38013300760103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33" calcext:value-type="float">
            <text:p>223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33" calcext:value-type="float">
            <text:p>38013300760103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34" calcext:value-type="float">
            <text:p>223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34" calcext:value-type="float">
            <text:p>38013300760103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35" calcext:value-type="float">
            <text:p>223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35" calcext:value-type="float">
            <text:p>38013300760103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36" calcext:value-type="float">
            <text:p>223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36" calcext:value-type="float">
            <text:p>3801330076010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37" calcext:value-type="float">
            <text:p>223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37" calcext:value-type="float">
            <text:p>38013300760103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38" calcext:value-type="float">
            <text:p>223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38" calcext:value-type="float">
            <text:p>38013300760103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39" calcext:value-type="float">
            <text:p>223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39" calcext:value-type="float">
            <text:p>38013300760103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40" calcext:value-type="float">
            <text:p>224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40" calcext:value-type="float">
            <text:p>38013300760104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41" calcext:value-type="float">
            <text:p>224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41" calcext:value-type="float">
            <text:p>38013300760104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42" calcext:value-type="float">
            <text:p>224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42" calcext:value-type="float">
            <text:p>38013300760104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43" calcext:value-type="float">
            <text:p>224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43" calcext:value-type="float">
            <text:p>38013300760104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44" calcext:value-type="float">
            <text:p>224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44" calcext:value-type="float">
            <text:p>38013300760104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45" calcext:value-type="float">
            <text:p>224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45" calcext:value-type="float">
            <text:p>38013300760104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46" calcext:value-type="float">
            <text:p>224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46" calcext:value-type="float">
            <text:p>38013300760104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47" calcext:value-type="float">
            <text:p>224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47" calcext:value-type="float">
            <text:p>38013300760104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48" calcext:value-type="float">
            <text:p>224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48" calcext:value-type="float">
            <text:p>38013300760104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49" calcext:value-type="float">
            <text:p>224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49" calcext:value-type="float">
            <text:p>38013300760104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50" calcext:value-type="float">
            <text:p>225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50" calcext:value-type="float">
            <text:p>38013300760105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51" calcext:value-type="float">
            <text:p>225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51" calcext:value-type="float">
            <text:p>38013300760105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52" calcext:value-type="float">
            <text:p>225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601052" calcext:value-type="float">
            <text:p>38013300760105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53" calcext:value-type="float">
            <text:p>225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01" calcext:value-type="float">
            <text:p>380133007701001</text:p>
          </table:table-cell>
          <table:table-cell table:style-name="ce30" office:value-type="string" calcext:value-type="string">
            <text:p>380133007701001* <text:s/>Hieronder begrepen de fabrijkanten van katoen, hennip, vlas, wol en zijde.</text:p>
          </table:table-cell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54" calcext:value-type="float">
            <text:p>225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02" calcext:value-type="float">
            <text:p>38013300770100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55" calcext:value-type="float">
            <text:p>225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03" calcext:value-type="float">
            <text:p>38013300770100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56" calcext:value-type="float">
            <text:p>225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04" calcext:value-type="float">
            <text:p>38013300770100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57" calcext:value-type="float">
            <text:p>225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05" calcext:value-type="float">
            <text:p>38013300770100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58" calcext:value-type="float">
            <text:p>225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06" calcext:value-type="float">
            <text:p>38013300770100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59" calcext:value-type="float">
            <text:p>225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07" calcext:value-type="float">
            <text:p>38013300770100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60" calcext:value-type="float">
            <text:p>226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08" calcext:value-type="float">
            <text:p>38013300770100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61" calcext:value-type="float">
            <text:p>226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09" calcext:value-type="float">
            <text:p>38013300770100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62" calcext:value-type="float">
            <text:p>226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10" calcext:value-type="float">
            <text:p>38013300770101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63" calcext:value-type="float">
            <text:p>226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11" calcext:value-type="float">
            <text:p>38013300770101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64" calcext:value-type="float">
            <text:p>226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12" calcext:value-type="float">
            <text:p>38013300770101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65" calcext:value-type="float">
            <text:p>226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13" calcext:value-type="float">
            <text:p>38013300770101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66" calcext:value-type="float">
            <text:p>226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14" calcext:value-type="float">
            <text:p>38013300770101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67" calcext:value-type="float">
            <text:p>226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15" calcext:value-type="float">
            <text:p>38013300770101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68" calcext:value-type="float">
            <text:p>226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16" calcext:value-type="float">
            <text:p>38013300770101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69" calcext:value-type="float">
            <text:p>226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17" calcext:value-type="float">
            <text:p>38013300770101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70" calcext:value-type="float">
            <text:p>227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18" calcext:value-type="float">
            <text:p>38013300770101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71" calcext:value-type="float">
            <text:p>227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19" calcext:value-type="float">
            <text:p>38013300770101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72" calcext:value-type="float">
            <text:p>227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20" calcext:value-type="float">
            <text:p>38013300770102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73" calcext:value-type="float">
            <text:p>227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21" calcext:value-type="float">
            <text:p>38013300770102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74" calcext:value-type="float">
            <text:p>227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22" calcext:value-type="float">
            <text:p>38013300770102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75" calcext:value-type="float">
            <text:p>227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23" calcext:value-type="float">
            <text:p>38013300770102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76" calcext:value-type="float">
            <text:p>227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24" calcext:value-type="float">
            <text:p>380133007701024</text:p>
          </table:table-cell>
          <table:table-cell table:style-name="ce30" office:value-type="string" calcext:value-type="string">
            <text:p>380133007701024? <text:s/>De boden zijn hieronder begrepen.</text:p>
          </table:table-cell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77" calcext:value-type="float">
            <text:p>227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25" calcext:value-type="float">
            <text:p>38013300770102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78" calcext:value-type="float">
            <text:p>227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26" calcext:value-type="float">
            <text:p>380133007701026</text:p>
          </table:table-cell>
          <table:table-cell table:style-name="ce30" office:value-type="string" calcext:value-type="string">
            <text:p>380133007701024? <text:s/>De boden zijn hieronder begrepen.</text:p>
          </table:table-cell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79" calcext:value-type="float">
            <text:p>227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27" calcext:value-type="float">
            <text:p>38013300770102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80" calcext:value-type="float">
            <text:p>228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28" calcext:value-type="float">
            <text:p>38013300770102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81" calcext:value-type="float">
            <text:p>228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29" calcext:value-type="float">
            <text:p>38013300770102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82" calcext:value-type="float">
            <text:p>228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30" calcext:value-type="float">
            <text:p>38013300770103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83" calcext:value-type="float">
            <text:p>228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31" calcext:value-type="float">
            <text:p>38013300770103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84" calcext:value-type="float">
            <text:p>228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32" calcext:value-type="float">
            <text:p>38013300770103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85" calcext:value-type="float">
            <text:p>228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33" calcext:value-type="float">
            <text:p>38013300770103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86" calcext:value-type="float">
            <text:p>228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34" calcext:value-type="float">
            <text:p>38013300770103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87" calcext:value-type="float">
            <text:p>228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35" calcext:value-type="float">
            <text:p>38013300770103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88" calcext:value-type="float">
            <text:p>228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36" calcext:value-type="float">
            <text:p>3801330077010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89" calcext:value-type="float">
            <text:p>228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37" calcext:value-type="float">
            <text:p>38013300770103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90" calcext:value-type="float">
            <text:p>229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38" calcext:value-type="float">
            <text:p>38013300770103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91" calcext:value-type="float">
            <text:p>229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39" calcext:value-type="float">
            <text:p>38013300770103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92" calcext:value-type="float">
            <text:p>229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40" calcext:value-type="float">
            <text:p>38013300770104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93" calcext:value-type="float">
            <text:p>229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41" calcext:value-type="float">
            <text:p>38013300770104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94" calcext:value-type="float">
            <text:p>229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42" calcext:value-type="float">
            <text:p>38013300770104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95" calcext:value-type="float">
            <text:p>229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43" calcext:value-type="float">
            <text:p>38013300770104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96" calcext:value-type="float">
            <text:p>229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44" calcext:value-type="float">
            <text:p>38013300770104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97" calcext:value-type="float">
            <text:p>229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45" calcext:value-type="float">
            <text:p>38013300770104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98" calcext:value-type="float">
            <text:p>229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46" calcext:value-type="float">
            <text:p>38013300770104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299" calcext:value-type="float">
            <text:p>229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47" calcext:value-type="float">
            <text:p>38013300770104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00" calcext:value-type="float">
            <text:p>230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48" calcext:value-type="float">
            <text:p>38013300770104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01" calcext:value-type="float">
            <text:p>230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49" calcext:value-type="float">
            <text:p>38013300770104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02" calcext:value-type="float">
            <text:p>230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3007701050" calcext:value-type="float">
            <text:p>38013300770105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03" calcext:value-type="float">
            <text:p>230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01" calcext:value-type="float">
            <text:p>38013400780100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04" calcext:value-type="float">
            <text:p>230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02" calcext:value-type="float">
            <text:p>38013400780100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05" calcext:value-type="float">
            <text:p>230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03" calcext:value-type="float">
            <text:p>38013400780100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06" calcext:value-type="float">
            <text:p>230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04" calcext:value-type="float">
            <text:p>38013400780100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07" calcext:value-type="float">
            <text:p>230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05" calcext:value-type="float">
            <text:p>38013400780100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08" calcext:value-type="float">
            <text:p>230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06" calcext:value-type="float">
            <text:p>38013400780100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09" calcext:value-type="float">
            <text:p>230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07" calcext:value-type="float">
            <text:p>38013400780100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10" calcext:value-type="float">
            <text:p>231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08" calcext:value-type="float">
            <text:p>38013400780100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11" calcext:value-type="float">
            <text:p>231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09" calcext:value-type="float">
            <text:p>38013400780100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12" calcext:value-type="float">
            <text:p>231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10" calcext:value-type="float">
            <text:p>38013400780101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13" calcext:value-type="float">
            <text:p>231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11" calcext:value-type="float">
            <text:p>38013400780101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14" calcext:value-type="float">
            <text:p>231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12" calcext:value-type="float">
            <text:p>38013400780101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15" calcext:value-type="float">
            <text:p>231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13" calcext:value-type="float">
            <text:p>38013400780101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16" calcext:value-type="float">
            <text:p>231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14" calcext:value-type="float">
            <text:p>38013400780101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17" calcext:value-type="float">
            <text:p>231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15" calcext:value-type="float">
            <text:p>38013400780101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18" calcext:value-type="float">
            <text:p>231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16" calcext:value-type="float">
            <text:p>38013400780101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19" calcext:value-type="float">
            <text:p>231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17" calcext:value-type="float">
            <text:p>38013400780101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20" calcext:value-type="float">
            <text:p>232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18" calcext:value-type="float">
            <text:p>38013400780101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21" calcext:value-type="float">
            <text:p>232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19" calcext:value-type="float">
            <text:p>38013400780101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22" calcext:value-type="float">
            <text:p>232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20" calcext:value-type="float">
            <text:p>38013400780102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23" calcext:value-type="float">
            <text:p>232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21" calcext:value-type="float">
            <text:p>38013400780102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24" calcext:value-type="float">
            <text:p>232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22" calcext:value-type="float">
            <text:p>38013400780102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25" calcext:value-type="float">
            <text:p>232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23" calcext:value-type="float">
            <text:p>38013400780102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26" calcext:value-type="float">
            <text:p>232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24" calcext:value-type="float">
            <text:p>38013400780102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27" calcext:value-type="float">
            <text:p>232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25" calcext:value-type="float">
            <text:p>38013400780102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28" calcext:value-type="float">
            <text:p>232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26" calcext:value-type="float">
            <text:p>38013400780102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29" calcext:value-type="float">
            <text:p>232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27" calcext:value-type="float">
            <text:p>38013400780102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30" calcext:value-type="float">
            <text:p>233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28" calcext:value-type="float">
            <text:p>38013400780102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31" calcext:value-type="float">
            <text:p>233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29" calcext:value-type="float">
            <text:p>38013400780102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32" calcext:value-type="float">
            <text:p>233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30" calcext:value-type="float">
            <text:p>38013400780103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33" calcext:value-type="float">
            <text:p>233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31" calcext:value-type="float">
            <text:p>38013400780103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34" calcext:value-type="float">
            <text:p>233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32" calcext:value-type="float">
            <text:p>38013400780103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35" calcext:value-type="float">
            <text:p>233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33" calcext:value-type="float">
            <text:p>38013400780103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36" calcext:value-type="float">
            <text:p>233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34" calcext:value-type="float">
            <text:p>38013400780103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37" calcext:value-type="float">
            <text:p>233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35" calcext:value-type="float">
            <text:p>38013400780103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38" calcext:value-type="float">
            <text:p>233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36" calcext:value-type="float">
            <text:p>3801340078010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39" calcext:value-type="float">
            <text:p>233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37" calcext:value-type="float">
            <text:p>38013400780103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40" calcext:value-type="float">
            <text:p>234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38" calcext:value-type="float">
            <text:p>38013400780103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41" calcext:value-type="float">
            <text:p>234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39" calcext:value-type="float">
            <text:p>38013400780103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42" calcext:value-type="float">
            <text:p>234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40" calcext:value-type="float">
            <text:p>38013400780104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43" calcext:value-type="float">
            <text:p>234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41" calcext:value-type="float">
            <text:p>38013400780104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44" calcext:value-type="float">
            <text:p>234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42" calcext:value-type="float">
            <text:p>38013400780104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45" calcext:value-type="float">
            <text:p>234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43" calcext:value-type="float">
            <text:p>38013400780104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46" calcext:value-type="float">
            <text:p>234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44" calcext:value-type="float">
            <text:p>38013400780104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47" calcext:value-type="float">
            <text:p>234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45" calcext:value-type="float">
            <text:p>38013400780104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48" calcext:value-type="float">
            <text:p>234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46" calcext:value-type="float">
            <text:p>38013400780104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49" calcext:value-type="float">
            <text:p>234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47" calcext:value-type="float">
            <text:p>38013400780104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50" calcext:value-type="float">
            <text:p>235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48" calcext:value-type="float">
            <text:p>38013400780104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51" calcext:value-type="float">
            <text:p>235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49" calcext:value-type="float">
            <text:p>38013400780104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52" calcext:value-type="float">
            <text:p>235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50" calcext:value-type="float">
            <text:p>38013400780105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53" calcext:value-type="float">
            <text:p>235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51" calcext:value-type="float">
            <text:p>38013400780105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54" calcext:value-type="float">
            <text:p>235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801052" calcext:value-type="float">
            <text:p>38013400780105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55" calcext:value-type="float">
            <text:p>235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01" calcext:value-type="float">
            <text:p>38013400790100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56" calcext:value-type="float">
            <text:p>235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02" calcext:value-type="float">
            <text:p>38013400790100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57" calcext:value-type="float">
            <text:p>235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03" calcext:value-type="float">
            <text:p>38013400790100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58" calcext:value-type="float">
            <text:p>235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04" calcext:value-type="float">
            <text:p>38013400790100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59" calcext:value-type="float">
            <text:p>235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05" calcext:value-type="float">
            <text:p>38013400790100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60" calcext:value-type="float">
            <text:p>236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06" calcext:value-type="float">
            <text:p>38013400790100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61" calcext:value-type="float">
            <text:p>236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07" calcext:value-type="float">
            <text:p>38013400790100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62" calcext:value-type="float">
            <text:p>236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08" calcext:value-type="float">
            <text:p>38013400790100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63" calcext:value-type="float">
            <text:p>236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09" calcext:value-type="float">
            <text:p>38013400790100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64" calcext:value-type="float">
            <text:p>236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10" calcext:value-type="float">
            <text:p>38013400790101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65" calcext:value-type="float">
            <text:p>236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11" calcext:value-type="float">
            <text:p>38013400790101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66" calcext:value-type="float">
            <text:p>236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12" calcext:value-type="float">
            <text:p>38013400790101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67" calcext:value-type="float">
            <text:p>236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13" calcext:value-type="float">
            <text:p>38013400790101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68" calcext:value-type="float">
            <text:p>236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14" calcext:value-type="float">
            <text:p>38013400790101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69" calcext:value-type="float">
            <text:p>236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15" calcext:value-type="float">
            <text:p>38013400790101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70" calcext:value-type="float">
            <text:p>237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16" calcext:value-type="float">
            <text:p>38013400790101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71" calcext:value-type="float">
            <text:p>237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17" calcext:value-type="float">
            <text:p>38013400790101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72" calcext:value-type="float">
            <text:p>237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18" calcext:value-type="float">
            <text:p>38013400790101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73" calcext:value-type="float">
            <text:p>237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19" calcext:value-type="float">
            <text:p>38013400790101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74" calcext:value-type="float">
            <text:p>237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20" calcext:value-type="float">
            <text:p>38013400790102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75" calcext:value-type="float">
            <text:p>237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21" calcext:value-type="float">
            <text:p>38013400790102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76" calcext:value-type="float">
            <text:p>237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22" calcext:value-type="float">
            <text:p>38013400790102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77" calcext:value-type="float">
            <text:p>237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23" calcext:value-type="float">
            <text:p>38013400790102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78" calcext:value-type="float">
            <text:p>237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24" calcext:value-type="float">
            <text:p>38013400790102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79" calcext:value-type="float">
            <text:p>237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25" calcext:value-type="float">
            <text:p>38013400790102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80" calcext:value-type="float">
            <text:p>238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26" calcext:value-type="float">
            <text:p>38013400790102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81" calcext:value-type="float">
            <text:p>238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27" calcext:value-type="float">
            <text:p>38013400790102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82" calcext:value-type="float">
            <text:p>238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28" calcext:value-type="float">
            <text:p>38013400790102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83" calcext:value-type="float">
            <text:p>238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29" calcext:value-type="float">
            <text:p>38013400790102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84" calcext:value-type="float">
            <text:p>238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30" calcext:value-type="float">
            <text:p>38013400790103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85" calcext:value-type="float">
            <text:p>238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31" calcext:value-type="float">
            <text:p>38013400790103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86" calcext:value-type="float">
            <text:p>238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32" calcext:value-type="float">
            <text:p>38013400790103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87" calcext:value-type="float">
            <text:p>238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33" calcext:value-type="float">
            <text:p>38013400790103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88" calcext:value-type="float">
            <text:p>238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34" calcext:value-type="float">
            <text:p>38013400790103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89" calcext:value-type="float">
            <text:p>238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35" calcext:value-type="float">
            <text:p>38013400790103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90" calcext:value-type="float">
            <text:p>239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36" calcext:value-type="float">
            <text:p>3801340079010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91" calcext:value-type="float">
            <text:p>239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37" calcext:value-type="float">
            <text:p>38013400790103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92" calcext:value-type="float">
            <text:p>239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38" calcext:value-type="float">
            <text:p>38013400790103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93" calcext:value-type="float">
            <text:p>239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4007901039" calcext:value-type="float">
            <text:p>38013400790103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94" calcext:value-type="float">
            <text:p>239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01" calcext:value-type="float">
            <text:p>38013500800100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95" calcext:value-type="float">
            <text:p>239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02" calcext:value-type="float">
            <text:p>38013500800100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96" calcext:value-type="float">
            <text:p>239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03" calcext:value-type="float">
            <text:p>38013500800100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97" calcext:value-type="float">
            <text:p>239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04" calcext:value-type="float">
            <text:p>38013500800100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98" calcext:value-type="float">
            <text:p>239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05" calcext:value-type="float">
            <text:p>38013500800100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399" calcext:value-type="float">
            <text:p>239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06" calcext:value-type="float">
            <text:p>38013500800100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00" calcext:value-type="float">
            <text:p>240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07" calcext:value-type="float">
            <text:p>38013500800100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01" calcext:value-type="float">
            <text:p>240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08" calcext:value-type="float">
            <text:p>38013500800100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02" calcext:value-type="float">
            <text:p>240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09" calcext:value-type="float">
            <text:p>38013500800100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03" calcext:value-type="float">
            <text:p>240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10" calcext:value-type="float">
            <text:p>38013500800101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04" calcext:value-type="float">
            <text:p>240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11" calcext:value-type="float">
            <text:p>38013500800101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05" calcext:value-type="float">
            <text:p>240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12" calcext:value-type="float">
            <text:p>38013500800101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06" calcext:value-type="float">
            <text:p>240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13" calcext:value-type="float">
            <text:p>38013500800101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07" calcext:value-type="float">
            <text:p>240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14" calcext:value-type="float">
            <text:p>38013500800101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08" calcext:value-type="float">
            <text:p>240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15" calcext:value-type="float">
            <text:p>38013500800101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09" calcext:value-type="float">
            <text:p>240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16" calcext:value-type="float">
            <text:p>38013500800101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10" calcext:value-type="float">
            <text:p>241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17" calcext:value-type="float">
            <text:p>38013500800101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11" calcext:value-type="float">
            <text:p>241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18" calcext:value-type="float">
            <text:p>38013500800101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12" calcext:value-type="float">
            <text:p>241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19" calcext:value-type="float">
            <text:p>38013500800101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13" calcext:value-type="float">
            <text:p>241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20" calcext:value-type="float">
            <text:p>38013500800102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14" calcext:value-type="float">
            <text:p>241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21" calcext:value-type="float">
            <text:p>38013500800102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15" calcext:value-type="float">
            <text:p>241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22" calcext:value-type="float">
            <text:p>38013500800102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16" calcext:value-type="float">
            <text:p>241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23" calcext:value-type="float">
            <text:p>38013500800102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17" calcext:value-type="float">
            <text:p>241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24" calcext:value-type="float">
            <text:p>38013500800102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18" calcext:value-type="float">
            <text:p>241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25" calcext:value-type="float">
            <text:p>38013500800102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19" calcext:value-type="float">
            <text:p>241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26" calcext:value-type="float">
            <text:p>38013500800102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20" calcext:value-type="float">
            <text:p>242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27" calcext:value-type="float">
            <text:p>38013500800102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21" calcext:value-type="float">
            <text:p>242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28" calcext:value-type="float">
            <text:p>38013500800102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22" calcext:value-type="float">
            <text:p>242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29" calcext:value-type="float">
            <text:p>38013500800102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23" calcext:value-type="float">
            <text:p>242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30" calcext:value-type="float">
            <text:p>38013500800103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24" calcext:value-type="float">
            <text:p>242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31" calcext:value-type="float">
            <text:p>38013500800103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25" calcext:value-type="float">
            <text:p>242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32" calcext:value-type="float">
            <text:p>38013500800103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26" calcext:value-type="float">
            <text:p>242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33" calcext:value-type="float">
            <text:p>38013500800103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27" calcext:value-type="float">
            <text:p>242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34" calcext:value-type="float">
            <text:p>38013500800103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28" calcext:value-type="float">
            <text:p>242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35" calcext:value-type="float">
            <text:p>38013500800103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29" calcext:value-type="float">
            <text:p>242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36" calcext:value-type="float">
            <text:p>3801350080010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30" calcext:value-type="float">
            <text:p>243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37" calcext:value-type="float">
            <text:p>38013500800103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31" calcext:value-type="float">
            <text:p>243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38" calcext:value-type="float">
            <text:p>38013500800103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32" calcext:value-type="float">
            <text:p>243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39" calcext:value-type="float">
            <text:p>38013500800103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33" calcext:value-type="float">
            <text:p>243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40" calcext:value-type="float">
            <text:p>38013500800104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34" calcext:value-type="float">
            <text:p>243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41" calcext:value-type="float">
            <text:p>38013500800104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35" calcext:value-type="float">
            <text:p>243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42" calcext:value-type="float">
            <text:p>38013500800104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36" calcext:value-type="float">
            <text:p>243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43" calcext:value-type="float">
            <text:p>38013500800104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37" calcext:value-type="float">
            <text:p>243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44" calcext:value-type="float">
            <text:p>38013500800104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38" calcext:value-type="float">
            <text:p>243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45" calcext:value-type="float">
            <text:p>38013500800104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39" calcext:value-type="float">
            <text:p>243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46" calcext:value-type="float">
            <text:p>38013500800104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40" calcext:value-type="float">
            <text:p>244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47" calcext:value-type="float">
            <text:p>38013500800104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41" calcext:value-type="float">
            <text:p>244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48" calcext:value-type="float">
            <text:p>38013500800104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42" calcext:value-type="float">
            <text:p>244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49" calcext:value-type="float">
            <text:p>38013500800104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43" calcext:value-type="float">
            <text:p>244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50" calcext:value-type="float">
            <text:p>38013500800105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44" calcext:value-type="float">
            <text:p>244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51" calcext:value-type="float">
            <text:p>38013500800105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45" calcext:value-type="float">
            <text:p>244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52" calcext:value-type="float">
            <text:p>38013500800105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46" calcext:value-type="float">
            <text:p>244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001053" calcext:value-type="float">
            <text:p>38013500800105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47" calcext:value-type="float">
            <text:p>244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01" calcext:value-type="float">
            <text:p>38013500810100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48" calcext:value-type="float">
            <text:p>244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02" calcext:value-type="float">
            <text:p>38013500810100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49" calcext:value-type="float">
            <text:p>244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03" calcext:value-type="float">
            <text:p>38013500810100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50" calcext:value-type="float">
            <text:p>245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04" calcext:value-type="float">
            <text:p>38013500810100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51" calcext:value-type="float">
            <text:p>245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05" calcext:value-type="float">
            <text:p>38013500810100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52" calcext:value-type="float">
            <text:p>245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06" calcext:value-type="float">
            <text:p>38013500810100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53" calcext:value-type="float">
            <text:p>245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07" calcext:value-type="float">
            <text:p>38013500810100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54" calcext:value-type="float">
            <text:p>245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08" calcext:value-type="float">
            <text:p>38013500810100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55" calcext:value-type="float">
            <text:p>245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09" calcext:value-type="float">
            <text:p>38013500810100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56" calcext:value-type="float">
            <text:p>245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10" calcext:value-type="float">
            <text:p>38013500810101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57" calcext:value-type="float">
            <text:p>245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11" calcext:value-type="float">
            <text:p>38013500810101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58" calcext:value-type="float">
            <text:p>245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12" calcext:value-type="float">
            <text:p>38013500810101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59" calcext:value-type="float">
            <text:p>245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13" calcext:value-type="float">
            <text:p>38013500810101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60" calcext:value-type="float">
            <text:p>246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14" calcext:value-type="float">
            <text:p>38013500810101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61" calcext:value-type="float">
            <text:p>246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15" calcext:value-type="float">
            <text:p>38013500810101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62" calcext:value-type="float">
            <text:p>246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16" calcext:value-type="float">
            <text:p>38013500810101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63" calcext:value-type="float">
            <text:p>246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17" calcext:value-type="float">
            <text:p>38013500810101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64" calcext:value-type="float">
            <text:p>246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18" calcext:value-type="float">
            <text:p>38013500810101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65" calcext:value-type="float">
            <text:p>246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19" calcext:value-type="float">
            <text:p>38013500810101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66" calcext:value-type="float">
            <text:p>246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20" calcext:value-type="float">
            <text:p>38013500810102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67" calcext:value-type="float">
            <text:p>246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21" calcext:value-type="float">
            <text:p>38013500810102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68" calcext:value-type="float">
            <text:p>246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22" calcext:value-type="float">
            <text:p>38013500810102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69" calcext:value-type="float">
            <text:p>246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23" calcext:value-type="float">
            <text:p>38013500810102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70" calcext:value-type="float">
            <text:p>247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24" calcext:value-type="float">
            <text:p>38013500810102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71" calcext:value-type="float">
            <text:p>247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25" calcext:value-type="float">
            <text:p>38013500810102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72" calcext:value-type="float">
            <text:p>247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26" calcext:value-type="float">
            <text:p>38013500810102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73" calcext:value-type="float">
            <text:p>247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27" calcext:value-type="float">
            <text:p>38013500810102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74" calcext:value-type="float">
            <text:p>247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28" calcext:value-type="float">
            <text:p>38013500810102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75" calcext:value-type="float">
            <text:p>247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29" calcext:value-type="float">
            <text:p>38013500810102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76" calcext:value-type="float">
            <text:p>247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30" calcext:value-type="float">
            <text:p>38013500810103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77" calcext:value-type="float">
            <text:p>247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31" calcext:value-type="float">
            <text:p>38013500810103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78" calcext:value-type="float">
            <text:p>247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32" calcext:value-type="float">
            <text:p>38013500810103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79" calcext:value-type="float">
            <text:p>247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33" calcext:value-type="float">
            <text:p>38013500810103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80" calcext:value-type="float">
            <text:p>248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34" calcext:value-type="float">
            <text:p>38013500810103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81" calcext:value-type="float">
            <text:p>248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35" calcext:value-type="float">
            <text:p>38013500810103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82" calcext:value-type="float">
            <text:p>248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36" calcext:value-type="float">
            <text:p>3801350081010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83" calcext:value-type="float">
            <text:p>248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37" calcext:value-type="float">
            <text:p>38013500810103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84" calcext:value-type="float">
            <text:p>248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38" calcext:value-type="float">
            <text:p>38013500810103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85" calcext:value-type="float">
            <text:p>248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39" calcext:value-type="float">
            <text:p>38013500810103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86" calcext:value-type="float">
            <text:p>248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40" calcext:value-type="float">
            <text:p>38013500810104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87" calcext:value-type="float">
            <text:p>248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41" calcext:value-type="float">
            <text:p>38013500810104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88" calcext:value-type="float">
            <text:p>248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42" calcext:value-type="float">
            <text:p>38013500810104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89" calcext:value-type="float">
            <text:p>248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43" calcext:value-type="float">
            <text:p>38013500810104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90" calcext:value-type="float">
            <text:p>249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44" calcext:value-type="float">
            <text:p>38013500810104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91" calcext:value-type="float">
            <text:p>249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45" calcext:value-type="float">
            <text:p>38013500810104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92" calcext:value-type="float">
            <text:p>249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46" calcext:value-type="float">
            <text:p>38013500810104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93" calcext:value-type="float">
            <text:p>249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47" calcext:value-type="float">
            <text:p>38013500810104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94" calcext:value-type="float">
            <text:p>249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48" calcext:value-type="float">
            <text:p>38013500810104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95" calcext:value-type="float">
            <text:p>249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49" calcext:value-type="float">
            <text:p>38013500810104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96" calcext:value-type="float">
            <text:p>249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50" calcext:value-type="float">
            <text:p>38013500810105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97" calcext:value-type="float">
            <text:p>249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5008101051" calcext:value-type="float">
            <text:p>38013500810105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98" calcext:value-type="float">
            <text:p>249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01" calcext:value-type="float">
            <text:p>38013600820100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499" calcext:value-type="float">
            <text:p>249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02" calcext:value-type="float">
            <text:p>38013600820100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00" calcext:value-type="float">
            <text:p>250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03" calcext:value-type="float">
            <text:p>38013600820100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01" calcext:value-type="float">
            <text:p>250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04" calcext:value-type="float">
            <text:p>38013600820100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02" calcext:value-type="float">
            <text:p>250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05" calcext:value-type="float">
            <text:p>38013600820100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03" calcext:value-type="float">
            <text:p>250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06" calcext:value-type="float">
            <text:p>38013600820100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04" calcext:value-type="float">
            <text:p>250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07" calcext:value-type="float">
            <text:p>38013600820100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05" calcext:value-type="float">
            <text:p>250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08" calcext:value-type="float">
            <text:p>38013600820100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06" calcext:value-type="float">
            <text:p>250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09" calcext:value-type="float">
            <text:p>38013600820100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07" calcext:value-type="float">
            <text:p>250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10" calcext:value-type="float">
            <text:p>38013600820101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08" calcext:value-type="float">
            <text:p>250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11" calcext:value-type="float">
            <text:p>38013600820101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09" calcext:value-type="float">
            <text:p>250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12" calcext:value-type="float">
            <text:p>38013600820101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10" calcext:value-type="float">
            <text:p>251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13" calcext:value-type="float">
            <text:p>38013600820101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11" calcext:value-type="float">
            <text:p>251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14" calcext:value-type="float">
            <text:p>380136008201014</text:p>
          </table:table-cell>
          <table:table-cell table:style-name="ce30" office:value-type="string" calcext:value-type="string">
            <text:p>3801360082010141 <text:s/>Hieronder een, waarvan de ouderdom niet bekend is.</text:p>
          </table:table-cell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12" calcext:value-type="float">
            <text:p>251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15" calcext:value-type="float">
            <text:p>38013600820101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13" calcext:value-type="float">
            <text:p>251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16" calcext:value-type="float">
            <text:p>38013600820101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14" calcext:value-type="float">
            <text:p>251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17" calcext:value-type="float">
            <text:p>38013600820101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15" calcext:value-type="float">
            <text:p>251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18" calcext:value-type="float">
            <text:p>38013600820101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16" calcext:value-type="float">
            <text:p>251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19" calcext:value-type="float">
            <text:p>38013600820101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17" calcext:value-type="float">
            <text:p>251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20" calcext:value-type="float">
            <text:p>38013600820102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18" calcext:value-type="float">
            <text:p>251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21" calcext:value-type="float">
            <text:p>38013600820102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19" calcext:value-type="float">
            <text:p>251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22" calcext:value-type="float">
            <text:p>38013600820102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20" calcext:value-type="float">
            <text:p>252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23" calcext:value-type="float">
            <text:p>38013600820102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21" calcext:value-type="float">
            <text:p>252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24" calcext:value-type="float">
            <text:p>38013600820102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22" calcext:value-type="float">
            <text:p>252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25" calcext:value-type="float">
            <text:p>38013600820102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23" calcext:value-type="float">
            <text:p>252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26" calcext:value-type="float">
            <text:p>38013600820102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24" calcext:value-type="float">
            <text:p>252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27" calcext:value-type="float">
            <text:p>38013600820102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25" calcext:value-type="float">
            <text:p>252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28" calcext:value-type="float">
            <text:p>38013600820102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26" calcext:value-type="float">
            <text:p>252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29" calcext:value-type="float">
            <text:p>38013600820102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27" calcext:value-type="float">
            <text:p>252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30" calcext:value-type="float">
            <text:p>38013600820103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28" calcext:value-type="float">
            <text:p>252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31" calcext:value-type="float">
            <text:p>38013600820103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29" calcext:value-type="float">
            <text:p>252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32" calcext:value-type="float">
            <text:p>38013600820103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30" calcext:value-type="float">
            <text:p>253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33" calcext:value-type="float">
            <text:p>38013600820103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31" calcext:value-type="float">
            <text:p>253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34" calcext:value-type="float">
            <text:p>38013600820103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32" calcext:value-type="float">
            <text:p>253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35" calcext:value-type="float">
            <text:p>38013600820103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33" calcext:value-type="float">
            <text:p>253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36" calcext:value-type="float">
            <text:p>3801360082010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34" calcext:value-type="float">
            <text:p>253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37" calcext:value-type="float">
            <text:p>38013600820103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35" calcext:value-type="float">
            <text:p>253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38" calcext:value-type="float">
            <text:p>38013600820103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36" calcext:value-type="float">
            <text:p>253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39" calcext:value-type="float">
            <text:p>38013600820103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37" calcext:value-type="float">
            <text:p>253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40" calcext:value-type="float">
            <text:p>38013600820104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38" calcext:value-type="float">
            <text:p>253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41" calcext:value-type="float">
            <text:p>38013600820104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39" calcext:value-type="float">
            <text:p>253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42" calcext:value-type="float">
            <text:p>38013600820104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40" calcext:value-type="float">
            <text:p>254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43" calcext:value-type="float">
            <text:p>38013600820104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41" calcext:value-type="float">
            <text:p>254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44" calcext:value-type="float">
            <text:p>38013600820104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42" calcext:value-type="float">
            <text:p>254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45" calcext:value-type="float">
            <text:p>38013600820104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43" calcext:value-type="float">
            <text:p>254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46" calcext:value-type="float">
            <text:p>38013600820104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44" calcext:value-type="float">
            <text:p>254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47" calcext:value-type="float">
            <text:p>38013600820104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45" calcext:value-type="float">
            <text:p>254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48" calcext:value-type="float">
            <text:p>38013600820104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46" calcext:value-type="float">
            <text:p>254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49" calcext:value-type="float">
            <text:p>38013600820104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47" calcext:value-type="float">
            <text:p>254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50" calcext:value-type="float">
            <text:p>38013600820105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48" calcext:value-type="float">
            <text:p>254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51" calcext:value-type="float">
            <text:p>38013600820105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49" calcext:value-type="float">
            <text:p>254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201052" calcext:value-type="float">
            <text:p>38013600820105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50" calcext:value-type="float">
            <text:p>255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01" calcext:value-type="float">
            <text:p>380136008301001</text:p>
          </table:table-cell>
          <table:table-cell table:style-name="ce30" office:value-type="string" calcext:value-type="string">
            <text:p>380136008301001* <text:s/>Hieronder begrepen de fabrijkanten van katoen, hennip, vlas, wol en zijde.</text:p>
          </table:table-cell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51" calcext:value-type="float">
            <text:p>255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02" calcext:value-type="float">
            <text:p>38013600830100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52" calcext:value-type="float">
            <text:p>255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03" calcext:value-type="float">
            <text:p>38013600830100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53" calcext:value-type="float">
            <text:p>255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04" calcext:value-type="float">
            <text:p>38013600830100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54" calcext:value-type="float">
            <text:p>255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05" calcext:value-type="float">
            <text:p>38013600830100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55" calcext:value-type="float">
            <text:p>255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06" calcext:value-type="float">
            <text:p>38013600830100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56" calcext:value-type="float">
            <text:p>255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07" calcext:value-type="float">
            <text:p>38013600830100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57" calcext:value-type="float">
            <text:p>255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08" calcext:value-type="float">
            <text:p>38013600830100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58" calcext:value-type="float">
            <text:p>255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09" calcext:value-type="float">
            <text:p>38013600830100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59" calcext:value-type="float">
            <text:p>255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10" calcext:value-type="float">
            <text:p>38013600830101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60" calcext:value-type="float">
            <text:p>256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11" calcext:value-type="float">
            <text:p>38013600830101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61" calcext:value-type="float">
            <text:p>256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12" calcext:value-type="float">
            <text:p>38013600830101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62" calcext:value-type="float">
            <text:p>256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13" calcext:value-type="float">
            <text:p>38013600830101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63" calcext:value-type="float">
            <text:p>256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14" calcext:value-type="float">
            <text:p>38013600830101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64" calcext:value-type="float">
            <text:p>256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15" calcext:value-type="float">
            <text:p>38013600830101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65" calcext:value-type="float">
            <text:p>256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16" calcext:value-type="float">
            <text:p>38013600830101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66" calcext:value-type="float">
            <text:p>256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17" calcext:value-type="float">
            <text:p>38013600830101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67" calcext:value-type="float">
            <text:p>256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18" calcext:value-type="float">
            <text:p>38013600830101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68" calcext:value-type="float">
            <text:p>256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19" calcext:value-type="float">
            <text:p>38013600830101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69" calcext:value-type="float">
            <text:p>256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20" calcext:value-type="float">
            <text:p>38013600830102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70" calcext:value-type="float">
            <text:p>257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21" calcext:value-type="float">
            <text:p>38013600830102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71" calcext:value-type="float">
            <text:p>257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22" calcext:value-type="float">
            <text:p>38013600830102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72" calcext:value-type="float">
            <text:p>257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23" calcext:value-type="float">
            <text:p>38013600830102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73" calcext:value-type="float">
            <text:p>257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24" calcext:value-type="float">
            <text:p>380136008301024</text:p>
          </table:table-cell>
          <table:table-cell table:style-name="ce30" office:value-type="string" calcext:value-type="string">
            <text:p>380136008301024? <text:s/>De boden zijn hieronder begrepen.</text:p>
          </table:table-cell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74" calcext:value-type="float">
            <text:p>257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25" calcext:value-type="float">
            <text:p>38013600830102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75" calcext:value-type="float">
            <text:p>257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26" calcext:value-type="float">
            <text:p>380136008301026</text:p>
          </table:table-cell>
          <table:table-cell table:style-name="ce30" office:value-type="string" calcext:value-type="string">
            <text:p>380136008301024? <text:s/>De boden zijn hieronder begrepen.</text:p>
          </table:table-cell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76" calcext:value-type="float">
            <text:p>257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27" calcext:value-type="float">
            <text:p>38013600830102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77" calcext:value-type="float">
            <text:p>257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28" calcext:value-type="float">
            <text:p>38013600830102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78" calcext:value-type="float">
            <text:p>257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29" calcext:value-type="float">
            <text:p>38013600830102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79" calcext:value-type="float">
            <text:p>257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30" calcext:value-type="float">
            <text:p>38013600830103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80" calcext:value-type="float">
            <text:p>258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31" calcext:value-type="float">
            <text:p>38013600830103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81" calcext:value-type="float">
            <text:p>258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32" calcext:value-type="float">
            <text:p>38013600830103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82" calcext:value-type="float">
            <text:p>258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33" calcext:value-type="float">
            <text:p>38013600830103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83" calcext:value-type="float">
            <text:p>258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34" calcext:value-type="float">
            <text:p>38013600830103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84" calcext:value-type="float">
            <text:p>258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35" calcext:value-type="float">
            <text:p>38013600830103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85" calcext:value-type="float">
            <text:p>258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36" calcext:value-type="float">
            <text:p>3801360083010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86" calcext:value-type="float">
            <text:p>258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37" calcext:value-type="float">
            <text:p>38013600830103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87" calcext:value-type="float">
            <text:p>258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38" calcext:value-type="float">
            <text:p>38013600830103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88" calcext:value-type="float">
            <text:p>258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39" calcext:value-type="float">
            <text:p>38013600830103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89" calcext:value-type="float">
            <text:p>258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40" calcext:value-type="float">
            <text:p>38013600830104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90" calcext:value-type="float">
            <text:p>259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41" calcext:value-type="float">
            <text:p>38013600830104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91" calcext:value-type="float">
            <text:p>259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42" calcext:value-type="float">
            <text:p>38013600830104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92" calcext:value-type="float">
            <text:p>259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43" calcext:value-type="float">
            <text:p>38013600830104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93" calcext:value-type="float">
            <text:p>259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44" calcext:value-type="float">
            <text:p>38013600830104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94" calcext:value-type="float">
            <text:p>259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45" calcext:value-type="float">
            <text:p>38013600830104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95" calcext:value-type="float">
            <text:p>259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46" calcext:value-type="float">
            <text:p>38013600830104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96" calcext:value-type="float">
            <text:p>259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47" calcext:value-type="float">
            <text:p>38013600830104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97" calcext:value-type="float">
            <text:p>259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48" calcext:value-type="float">
            <text:p>38013600830104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98" calcext:value-type="float">
            <text:p>259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49" calcext:value-type="float">
            <text:p>38013600830104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599" calcext:value-type="float">
            <text:p>259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6008301050" calcext:value-type="float">
            <text:p>38013600830105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00" calcext:value-type="float">
            <text:p>260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01" calcext:value-type="float">
            <text:p>38013700840100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01" calcext:value-type="float">
            <text:p>260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02" calcext:value-type="float">
            <text:p>38013700840100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02" calcext:value-type="float">
            <text:p>260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03" calcext:value-type="float">
            <text:p>38013700840100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03" calcext:value-type="float">
            <text:p>260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04" calcext:value-type="float">
            <text:p>38013700840100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04" calcext:value-type="float">
            <text:p>260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05" calcext:value-type="float">
            <text:p>38013700840100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05" calcext:value-type="float">
            <text:p>260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06" calcext:value-type="float">
            <text:p>38013700840100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06" calcext:value-type="float">
            <text:p>260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07" calcext:value-type="float">
            <text:p>38013700840100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07" calcext:value-type="float">
            <text:p>260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08" calcext:value-type="float">
            <text:p>38013700840100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08" calcext:value-type="float">
            <text:p>260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09" calcext:value-type="float">
            <text:p>38013700840100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09" calcext:value-type="float">
            <text:p>260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10" calcext:value-type="float">
            <text:p>38013700840101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10" calcext:value-type="float">
            <text:p>261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11" calcext:value-type="float">
            <text:p>38013700840101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11" calcext:value-type="float">
            <text:p>261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12" calcext:value-type="float">
            <text:p>38013700840101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12" calcext:value-type="float">
            <text:p>261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13" calcext:value-type="float">
            <text:p>38013700840101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13" calcext:value-type="float">
            <text:p>261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14" calcext:value-type="float">
            <text:p>380137008401014</text:p>
          </table:table-cell>
          <table:table-cell table:style-name="ce30" office:value-type="string" calcext:value-type="string">
            <text:p>3801370084010141 <text:s/>Hieronder een, waarvan de ouderdom onbekend is.</text:p>
          </table:table-cell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14" calcext:value-type="float">
            <text:p>261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15" calcext:value-type="float">
            <text:p>38013700840101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15" calcext:value-type="float">
            <text:p>261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16" calcext:value-type="float">
            <text:p>38013700840101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16" calcext:value-type="float">
            <text:p>261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17" calcext:value-type="float">
            <text:p>38013700840101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17" calcext:value-type="float">
            <text:p>261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18" calcext:value-type="float">
            <text:p>38013700840101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18" calcext:value-type="float">
            <text:p>261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19" calcext:value-type="float">
            <text:p>38013700840101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19" calcext:value-type="float">
            <text:p>261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20" calcext:value-type="float">
            <text:p>38013700840102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20" calcext:value-type="float">
            <text:p>262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21" calcext:value-type="float">
            <text:p>38013700840102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21" calcext:value-type="float">
            <text:p>262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22" calcext:value-type="float">
            <text:p>38013700840102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22" calcext:value-type="float">
            <text:p>262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23" calcext:value-type="float">
            <text:p>38013700840102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23" calcext:value-type="float">
            <text:p>262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24" calcext:value-type="float">
            <text:p>38013700840102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24" calcext:value-type="float">
            <text:p>262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25" calcext:value-type="float">
            <text:p>38013700840102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25" calcext:value-type="float">
            <text:p>262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26" calcext:value-type="float">
            <text:p>38013700840102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26" calcext:value-type="float">
            <text:p>262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27" calcext:value-type="float">
            <text:p>38013700840102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27" calcext:value-type="float">
            <text:p>262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28" calcext:value-type="float">
            <text:p>38013700840102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28" calcext:value-type="float">
            <text:p>262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29" calcext:value-type="float">
            <text:p>38013700840102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29" calcext:value-type="float">
            <text:p>262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30" calcext:value-type="float">
            <text:p>38013700840103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30" calcext:value-type="float">
            <text:p>263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31" calcext:value-type="float">
            <text:p>38013700840103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31" calcext:value-type="float">
            <text:p>263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32" calcext:value-type="float">
            <text:p>38013700840103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32" calcext:value-type="float">
            <text:p>263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33" calcext:value-type="float">
            <text:p>38013700840103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33" calcext:value-type="float">
            <text:p>263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34" calcext:value-type="float">
            <text:p>38013700840103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34" calcext:value-type="float">
            <text:p>263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35" calcext:value-type="float">
            <text:p>38013700840103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35" calcext:value-type="float">
            <text:p>263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36" calcext:value-type="float">
            <text:p>3801370084010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36" calcext:value-type="float">
            <text:p>263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37" calcext:value-type="float">
            <text:p>38013700840103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37" calcext:value-type="float">
            <text:p>263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38" calcext:value-type="float">
            <text:p>38013700840103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38" calcext:value-type="float">
            <text:p>263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39" calcext:value-type="float">
            <text:p>38013700840103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39" calcext:value-type="float">
            <text:p>263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40" calcext:value-type="float">
            <text:p>38013700840104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40" calcext:value-type="float">
            <text:p>264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41" calcext:value-type="float">
            <text:p>38013700840104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41" calcext:value-type="float">
            <text:p>264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42" calcext:value-type="float">
            <text:p>38013700840104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42" calcext:value-type="float">
            <text:p>264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43" calcext:value-type="float">
            <text:p>38013700840104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43" calcext:value-type="float">
            <text:p>264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44" calcext:value-type="float">
            <text:p>38013700840104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44" calcext:value-type="float">
            <text:p>264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45" calcext:value-type="float">
            <text:p>38013700840104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45" calcext:value-type="float">
            <text:p>264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46" calcext:value-type="float">
            <text:p>38013700840104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46" calcext:value-type="float">
            <text:p>264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47" calcext:value-type="float">
            <text:p>38013700840104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47" calcext:value-type="float">
            <text:p>264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48" calcext:value-type="float">
            <text:p>38013700840104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48" calcext:value-type="float">
            <text:p>264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49" calcext:value-type="float">
            <text:p>38013700840104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49" calcext:value-type="float">
            <text:p>264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50" calcext:value-type="float">
            <text:p>38013700840105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50" calcext:value-type="float">
            <text:p>265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51" calcext:value-type="float">
            <text:p>38013700840105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51" calcext:value-type="float">
            <text:p>265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401052" calcext:value-type="float">
            <text:p>38013700840105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52" calcext:value-type="float">
            <text:p>265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01" calcext:value-type="float">
            <text:p>38013700850100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53" calcext:value-type="float">
            <text:p>265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02" calcext:value-type="float">
            <text:p>38013700850100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54" calcext:value-type="float">
            <text:p>265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03" calcext:value-type="float">
            <text:p>38013700850100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55" calcext:value-type="float">
            <text:p>265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04" calcext:value-type="float">
            <text:p>38013700850100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56" calcext:value-type="float">
            <text:p>265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05" calcext:value-type="float">
            <text:p>38013700850100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57" calcext:value-type="float">
            <text:p>265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06" calcext:value-type="float">
            <text:p>38013700850100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58" calcext:value-type="float">
            <text:p>265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07" calcext:value-type="float">
            <text:p>38013700850100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59" calcext:value-type="float">
            <text:p>265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08" calcext:value-type="float">
            <text:p>38013700850100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60" calcext:value-type="float">
            <text:p>266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09" calcext:value-type="float">
            <text:p>38013700850100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61" calcext:value-type="float">
            <text:p>266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10" calcext:value-type="float">
            <text:p>38013700850101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62" calcext:value-type="float">
            <text:p>266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11" calcext:value-type="float">
            <text:p>38013700850101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63" calcext:value-type="float">
            <text:p>266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12" calcext:value-type="float">
            <text:p>38013700850101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64" calcext:value-type="float">
            <text:p>266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13" calcext:value-type="float">
            <text:p>38013700850101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65" calcext:value-type="float">
            <text:p>266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14" calcext:value-type="float">
            <text:p>38013700850101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66" calcext:value-type="float">
            <text:p>266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15" calcext:value-type="float">
            <text:p>38013700850101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67" calcext:value-type="float">
            <text:p>266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16" calcext:value-type="float">
            <text:p>38013700850101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68" calcext:value-type="float">
            <text:p>266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17" calcext:value-type="float">
            <text:p>38013700850101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69" calcext:value-type="float">
            <text:p>266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18" calcext:value-type="float">
            <text:p>38013700850101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70" calcext:value-type="float">
            <text:p>267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19" calcext:value-type="float">
            <text:p>380137008501019</text:p>
          </table:table-cell>
          <table:table-cell table:style-name="ce30" office:value-type="string" calcext:value-type="string">
            <text:p>3801370085010191 <text:s/>Hieronder een, waarvan de ouderdom onbekend is.</text:p>
          </table:table-cell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71" calcext:value-type="float">
            <text:p>267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20" calcext:value-type="float">
            <text:p>38013700850102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72" calcext:value-type="float">
            <text:p>267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21" calcext:value-type="float">
            <text:p>38013700850102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73" calcext:value-type="float">
            <text:p>267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22" calcext:value-type="float">
            <text:p>38013700850102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74" calcext:value-type="float">
            <text:p>267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23" calcext:value-type="float">
            <text:p>38013700850102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75" calcext:value-type="float">
            <text:p>267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24" calcext:value-type="float">
            <text:p>38013700850102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76" calcext:value-type="float">
            <text:p>267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25" calcext:value-type="float">
            <text:p>38013700850102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77" calcext:value-type="float">
            <text:p>267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26" calcext:value-type="float">
            <text:p>38013700850102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78" calcext:value-type="float">
            <text:p>267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27" calcext:value-type="float">
            <text:p>38013700850102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79" calcext:value-type="float">
            <text:p>267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28" calcext:value-type="float">
            <text:p>38013700850102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80" calcext:value-type="float">
            <text:p>268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29" calcext:value-type="float">
            <text:p>38013700850102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81" calcext:value-type="float">
            <text:p>268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30" calcext:value-type="float">
            <text:p>38013700850103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82" calcext:value-type="float">
            <text:p>268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31" calcext:value-type="float">
            <text:p>38013700850103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83" calcext:value-type="float">
            <text:p>268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32" calcext:value-type="float">
            <text:p>38013700850103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84" calcext:value-type="float">
            <text:p>268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33" calcext:value-type="float">
            <text:p>38013700850103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85" calcext:value-type="float">
            <text:p>268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34" calcext:value-type="float">
            <text:p>38013700850103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86" calcext:value-type="float">
            <text:p>268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35" calcext:value-type="float">
            <text:p>38013700850103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87" calcext:value-type="float">
            <text:p>268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36" calcext:value-type="float">
            <text:p>3801370085010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88" calcext:value-type="float">
            <text:p>268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37" calcext:value-type="float">
            <text:p>380137008501037</text:p>
          </table:table-cell>
          <table:table-cell table:style-name="ce30" office:value-type="string" calcext:value-type="string">
            <text:p>3801370085010372 <text:s/>Hieronder vier mannen en vijf vrouwen, waarvan de ouderdom onbekend is.</text:p>
          </table:table-cell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89" calcext:value-type="float">
            <text:p>268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38" calcext:value-type="float">
            <text:p>38013700850103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90" calcext:value-type="float">
            <text:p>269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7008501039" calcext:value-type="float">
            <text:p>38013700850103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91" calcext:value-type="float">
            <text:p>269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01" calcext:value-type="float">
            <text:p>38013800860100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92" calcext:value-type="float">
            <text:p>269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02" calcext:value-type="float">
            <text:p>38013800860100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93" calcext:value-type="float">
            <text:p>269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03" calcext:value-type="float">
            <text:p>38013800860100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94" calcext:value-type="float">
            <text:p>269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04" calcext:value-type="float">
            <text:p>38013800860100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95" calcext:value-type="float">
            <text:p>269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05" calcext:value-type="float">
            <text:p>38013800860100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96" calcext:value-type="float">
            <text:p>269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06" calcext:value-type="float">
            <text:p>38013800860100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97" calcext:value-type="float">
            <text:p>269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07" calcext:value-type="float">
            <text:p>38013800860100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98" calcext:value-type="float">
            <text:p>269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08" calcext:value-type="float">
            <text:p>38013800860100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699" calcext:value-type="float">
            <text:p>269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09" calcext:value-type="float">
            <text:p>38013800860100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00" calcext:value-type="float">
            <text:p>270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10" calcext:value-type="float">
            <text:p>38013800860101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01" calcext:value-type="float">
            <text:p>270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11" calcext:value-type="float">
            <text:p>38013800860101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02" calcext:value-type="float">
            <text:p>270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12" calcext:value-type="float">
            <text:p>38013800860101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03" calcext:value-type="float">
            <text:p>270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13" calcext:value-type="float">
            <text:p>38013800860101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04" calcext:value-type="float">
            <text:p>270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14" calcext:value-type="float">
            <text:p>38013800860101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05" calcext:value-type="float">
            <text:p>270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15" calcext:value-type="float">
            <text:p>38013800860101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06" calcext:value-type="float">
            <text:p>270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16" calcext:value-type="float">
            <text:p>38013800860101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07" calcext:value-type="float">
            <text:p>270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17" calcext:value-type="float">
            <text:p>38013800860101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08" calcext:value-type="float">
            <text:p>270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18" calcext:value-type="float">
            <text:p>38013800860101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09" calcext:value-type="float">
            <text:p>270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19" calcext:value-type="float">
            <text:p>38013800860101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10" calcext:value-type="float">
            <text:p>271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20" calcext:value-type="float">
            <text:p>38013800860102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11" calcext:value-type="float">
            <text:p>271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21" calcext:value-type="float">
            <text:p>38013800860102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12" calcext:value-type="float">
            <text:p>271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22" calcext:value-type="float">
            <text:p>38013800860102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13" calcext:value-type="float">
            <text:p>271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23" calcext:value-type="float">
            <text:p>38013800860102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14" calcext:value-type="float">
            <text:p>271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24" calcext:value-type="float">
            <text:p>38013800860102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15" calcext:value-type="float">
            <text:p>271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25" calcext:value-type="float">
            <text:p>38013800860102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16" calcext:value-type="float">
            <text:p>271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26" calcext:value-type="float">
            <text:p>38013800860102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17" calcext:value-type="float">
            <text:p>271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27" calcext:value-type="float">
            <text:p>38013800860102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18" calcext:value-type="float">
            <text:p>271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28" calcext:value-type="float">
            <text:p>38013800860102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19" calcext:value-type="float">
            <text:p>271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29" calcext:value-type="float">
            <text:p>38013800860102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20" calcext:value-type="float">
            <text:p>272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30" calcext:value-type="float">
            <text:p>38013800860103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21" calcext:value-type="float">
            <text:p>272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31" calcext:value-type="float">
            <text:p>38013800860103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22" calcext:value-type="float">
            <text:p>272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32" calcext:value-type="float">
            <text:p>38013800860103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23" calcext:value-type="float">
            <text:p>272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33" calcext:value-type="float">
            <text:p>38013800860103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24" calcext:value-type="float">
            <text:p>272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34" calcext:value-type="float">
            <text:p>38013800860103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25" calcext:value-type="float">
            <text:p>272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35" calcext:value-type="float">
            <text:p>38013800860103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26" calcext:value-type="float">
            <text:p>272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36" calcext:value-type="float">
            <text:p>3801380086010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27" calcext:value-type="float">
            <text:p>272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37" calcext:value-type="float">
            <text:p>38013800860103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28" calcext:value-type="float">
            <text:p>272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38" calcext:value-type="float">
            <text:p>38013800860103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29" calcext:value-type="float">
            <text:p>272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39" calcext:value-type="float">
            <text:p>38013800860103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30" calcext:value-type="float">
            <text:p>273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40" calcext:value-type="float">
            <text:p>38013800860104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31" calcext:value-type="float">
            <text:p>273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41" calcext:value-type="float">
            <text:p>38013800860104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32" calcext:value-type="float">
            <text:p>273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42" calcext:value-type="float">
            <text:p>38013800860104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33" calcext:value-type="float">
            <text:p>273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43" calcext:value-type="float">
            <text:p>38013800860104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34" calcext:value-type="float">
            <text:p>273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44" calcext:value-type="float">
            <text:p>38013800860104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35" calcext:value-type="float">
            <text:p>273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45" calcext:value-type="float">
            <text:p>38013800860104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36" calcext:value-type="float">
            <text:p>273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46" calcext:value-type="float">
            <text:p>38013800860104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37" calcext:value-type="float">
            <text:p>273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47" calcext:value-type="float">
            <text:p>38013800860104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38" calcext:value-type="float">
            <text:p>273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48" calcext:value-type="float">
            <text:p>38013800860104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39" calcext:value-type="float">
            <text:p>273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49" calcext:value-type="float">
            <text:p>38013800860104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40" calcext:value-type="float">
            <text:p>274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50" calcext:value-type="float">
            <text:p>38013800860105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41" calcext:value-type="float">
            <text:p>274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51" calcext:value-type="float">
            <text:p>38013800860105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42" calcext:value-type="float">
            <text:p>274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52" calcext:value-type="float">
            <text:p>38013800860105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43" calcext:value-type="float">
            <text:p>274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601053" calcext:value-type="float">
            <text:p>38013800860105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44" calcext:value-type="float">
            <text:p>274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01" calcext:value-type="float">
            <text:p>38013800870100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45" calcext:value-type="float">
            <text:p>274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02" calcext:value-type="float">
            <text:p>38013800870100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46" calcext:value-type="float">
            <text:p>274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03" calcext:value-type="float">
            <text:p>38013800870100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47" calcext:value-type="float">
            <text:p>274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04" calcext:value-type="float">
            <text:p>38013800870100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48" calcext:value-type="float">
            <text:p>274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05" calcext:value-type="float">
            <text:p>38013800870100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49" calcext:value-type="float">
            <text:p>274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06" calcext:value-type="float">
            <text:p>38013800870100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50" calcext:value-type="float">
            <text:p>275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07" calcext:value-type="float">
            <text:p>38013800870100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51" calcext:value-type="float">
            <text:p>275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08" calcext:value-type="float">
            <text:p>38013800870100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52" calcext:value-type="float">
            <text:p>275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09" calcext:value-type="float">
            <text:p>38013800870100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53" calcext:value-type="float">
            <text:p>275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10" calcext:value-type="float">
            <text:p>38013800870101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54" calcext:value-type="float">
            <text:p>275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11" calcext:value-type="float">
            <text:p>38013800870101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55" calcext:value-type="float">
            <text:p>275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12" calcext:value-type="float">
            <text:p>38013800870101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56" calcext:value-type="float">
            <text:p>275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13" calcext:value-type="float">
            <text:p>38013800870101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57" calcext:value-type="float">
            <text:p>275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14" calcext:value-type="float">
            <text:p>38013800870101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58" calcext:value-type="float">
            <text:p>275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15" calcext:value-type="float">
            <text:p>38013800870101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59" calcext:value-type="float">
            <text:p>275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16" calcext:value-type="float">
            <text:p>38013800870101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60" calcext:value-type="float">
            <text:p>276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17" calcext:value-type="float">
            <text:p>38013800870101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61" calcext:value-type="float">
            <text:p>276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18" calcext:value-type="float">
            <text:p>38013800870101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62" calcext:value-type="float">
            <text:p>276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19" calcext:value-type="float">
            <text:p>38013800870101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63" calcext:value-type="float">
            <text:p>276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20" calcext:value-type="float">
            <text:p>38013800870102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64" calcext:value-type="float">
            <text:p>276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21" calcext:value-type="float">
            <text:p>38013800870102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65" calcext:value-type="float">
            <text:p>276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22" calcext:value-type="float">
            <text:p>38013800870102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66" calcext:value-type="float">
            <text:p>276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23" calcext:value-type="float">
            <text:p>38013800870102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67" calcext:value-type="float">
            <text:p>276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24" calcext:value-type="float">
            <text:p>38013800870102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68" calcext:value-type="float">
            <text:p>276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25" calcext:value-type="float">
            <text:p>38013800870102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69" calcext:value-type="float">
            <text:p>276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26" calcext:value-type="float">
            <text:p>38013800870102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70" calcext:value-type="float">
            <text:p>277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27" calcext:value-type="float">
            <text:p>38013800870102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71" calcext:value-type="float">
            <text:p>277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28" calcext:value-type="float">
            <text:p>38013800870102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72" calcext:value-type="float">
            <text:p>277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29" calcext:value-type="float">
            <text:p>38013800870102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73" calcext:value-type="float">
            <text:p>277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30" calcext:value-type="float">
            <text:p>38013800870103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74" calcext:value-type="float">
            <text:p>277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31" calcext:value-type="float">
            <text:p>38013800870103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75" calcext:value-type="float">
            <text:p>277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32" calcext:value-type="float">
            <text:p>38013800870103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76" calcext:value-type="float">
            <text:p>277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33" calcext:value-type="float">
            <text:p>38013800870103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77" calcext:value-type="float">
            <text:p>277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34" calcext:value-type="float">
            <text:p>38013800870103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78" calcext:value-type="float">
            <text:p>277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35" calcext:value-type="float">
            <text:p>38013800870103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79" calcext:value-type="float">
            <text:p>277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36" calcext:value-type="float">
            <text:p>3801380087010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80" calcext:value-type="float">
            <text:p>278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37" calcext:value-type="float">
            <text:p>38013800870103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81" calcext:value-type="float">
            <text:p>278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38" calcext:value-type="float">
            <text:p>38013800870103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82" calcext:value-type="float">
            <text:p>278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39" calcext:value-type="float">
            <text:p>38013800870103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83" calcext:value-type="float">
            <text:p>278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40" calcext:value-type="float">
            <text:p>38013800870104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84" calcext:value-type="float">
            <text:p>278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41" calcext:value-type="float">
            <text:p>38013800870104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85" calcext:value-type="float">
            <text:p>278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42" calcext:value-type="float">
            <text:p>38013800870104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86" calcext:value-type="float">
            <text:p>278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43" calcext:value-type="float">
            <text:p>38013800870104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87" calcext:value-type="float">
            <text:p>278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44" calcext:value-type="float">
            <text:p>38013800870104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88" calcext:value-type="float">
            <text:p>278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45" calcext:value-type="float">
            <text:p>38013800870104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89" calcext:value-type="float">
            <text:p>278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46" calcext:value-type="float">
            <text:p>38013800870104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90" calcext:value-type="float">
            <text:p>279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47" calcext:value-type="float">
            <text:p>38013800870104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91" calcext:value-type="float">
            <text:p>279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48" calcext:value-type="float">
            <text:p>38013800870104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92" calcext:value-type="float">
            <text:p>279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49" calcext:value-type="float">
            <text:p>38013800870104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93" calcext:value-type="float">
            <text:p>279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50" calcext:value-type="float">
            <text:p>38013800870105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94" calcext:value-type="float">
            <text:p>279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8008701051" calcext:value-type="float">
            <text:p>38013800870105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95" calcext:value-type="float">
            <text:p>279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01" calcext:value-type="float">
            <text:p>38013900880100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96" calcext:value-type="float">
            <text:p>279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02" calcext:value-type="float">
            <text:p>38013900880100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97" calcext:value-type="float">
            <text:p>279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03" calcext:value-type="float">
            <text:p>38013900880100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98" calcext:value-type="float">
            <text:p>279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04" calcext:value-type="float">
            <text:p>38013900880100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799" calcext:value-type="float">
            <text:p>279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05" calcext:value-type="float">
            <text:p>38013900880100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00" calcext:value-type="float">
            <text:p>280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06" calcext:value-type="float">
            <text:p>38013900880100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01" calcext:value-type="float">
            <text:p>280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07" calcext:value-type="float">
            <text:p>38013900880100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02" calcext:value-type="float">
            <text:p>280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08" calcext:value-type="float">
            <text:p>38013900880100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03" calcext:value-type="float">
            <text:p>280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09" calcext:value-type="float">
            <text:p>38013900880100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04" calcext:value-type="float">
            <text:p>280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10" calcext:value-type="float">
            <text:p>38013900880101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05" calcext:value-type="float">
            <text:p>280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11" calcext:value-type="float">
            <text:p>38013900880101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06" calcext:value-type="float">
            <text:p>280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12" calcext:value-type="float">
            <text:p>38013900880101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07" calcext:value-type="float">
            <text:p>280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13" calcext:value-type="float">
            <text:p>38013900880101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08" calcext:value-type="float">
            <text:p>280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14" calcext:value-type="float">
            <text:p>38013900880101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09" calcext:value-type="float">
            <text:p>280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15" calcext:value-type="float">
            <text:p>38013900880101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10" calcext:value-type="float">
            <text:p>281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16" calcext:value-type="float">
            <text:p>38013900880101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11" calcext:value-type="float">
            <text:p>281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17" calcext:value-type="float">
            <text:p>38013900880101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12" calcext:value-type="float">
            <text:p>281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18" calcext:value-type="float">
            <text:p>38013900880101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13" calcext:value-type="float">
            <text:p>281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19" calcext:value-type="float">
            <text:p>38013900880101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14" calcext:value-type="float">
            <text:p>281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20" calcext:value-type="float">
            <text:p>38013900880102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15" calcext:value-type="float">
            <text:p>281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21" calcext:value-type="float">
            <text:p>38013900880102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16" calcext:value-type="float">
            <text:p>281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22" calcext:value-type="float">
            <text:p>38013900880102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17" calcext:value-type="float">
            <text:p>281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23" calcext:value-type="float">
            <text:p>38013900880102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18" calcext:value-type="float">
            <text:p>281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24" calcext:value-type="float">
            <text:p>38013900880102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19" calcext:value-type="float">
            <text:p>281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25" calcext:value-type="float">
            <text:p>38013900880102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20" calcext:value-type="float">
            <text:p>282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26" calcext:value-type="float">
            <text:p>38013900880102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21" calcext:value-type="float">
            <text:p>282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27" calcext:value-type="float">
            <text:p>38013900880102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22" calcext:value-type="float">
            <text:p>282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28" calcext:value-type="float">
            <text:p>38013900880102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23" calcext:value-type="float">
            <text:p>282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29" calcext:value-type="float">
            <text:p>38013900880102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24" calcext:value-type="float">
            <text:p>282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30" calcext:value-type="float">
            <text:p>38013900880103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25" calcext:value-type="float">
            <text:p>282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31" calcext:value-type="float">
            <text:p>38013900880103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26" calcext:value-type="float">
            <text:p>282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32" calcext:value-type="float">
            <text:p>38013900880103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27" calcext:value-type="float">
            <text:p>282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33" calcext:value-type="float">
            <text:p>38013900880103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28" calcext:value-type="float">
            <text:p>282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34" calcext:value-type="float">
            <text:p>380139008801034</text:p>
          </table:table-cell>
          <table:table-cell table:style-name="ce30" office:value-type="string" calcext:value-type="string">
            <text:p>3801390088010341 <text:s/>Hieronder een, waarvan de ouderdom niet bekend is.</text:p>
          </table:table-cell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29" calcext:value-type="float">
            <text:p>282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35" calcext:value-type="float">
            <text:p>38013900880103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30" calcext:value-type="float">
            <text:p>283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36" calcext:value-type="float">
            <text:p>3801390088010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31" calcext:value-type="float">
            <text:p>283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37" calcext:value-type="float">
            <text:p>38013900880103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32" calcext:value-type="float">
            <text:p>283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38" calcext:value-type="float">
            <text:p>38013900880103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33" calcext:value-type="float">
            <text:p>283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39" calcext:value-type="float">
            <text:p>38013900880103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34" calcext:value-type="float">
            <text:p>283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40" calcext:value-type="float">
            <text:p>38013900880104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35" calcext:value-type="float">
            <text:p>283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41" calcext:value-type="float">
            <text:p>38013900880104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36" calcext:value-type="float">
            <text:p>283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42" calcext:value-type="float">
            <text:p>38013900880104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37" calcext:value-type="float">
            <text:p>283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43" calcext:value-type="float">
            <text:p>38013900880104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38" calcext:value-type="float">
            <text:p>283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44" calcext:value-type="float">
            <text:p>38013900880104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39" calcext:value-type="float">
            <text:p>283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45" calcext:value-type="float">
            <text:p>38013900880104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40" calcext:value-type="float">
            <text:p>284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46" calcext:value-type="float">
            <text:p>38013900880104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41" calcext:value-type="float">
            <text:p>284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47" calcext:value-type="float">
            <text:p>38013900880104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42" calcext:value-type="float">
            <text:p>284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48" calcext:value-type="float">
            <text:p>38013900880104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43" calcext:value-type="float">
            <text:p>284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49" calcext:value-type="float">
            <text:p>38013900880104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44" calcext:value-type="float">
            <text:p>284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50" calcext:value-type="float">
            <text:p>38013900880105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45" calcext:value-type="float">
            <text:p>284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51" calcext:value-type="float">
            <text:p>38013900880105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46" calcext:value-type="float">
            <text:p>284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801052" calcext:value-type="float">
            <text:p>38013900880105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47" calcext:value-type="float">
            <text:p>284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01" calcext:value-type="float">
            <text:p>380139008901001</text:p>
          </table:table-cell>
          <table:table-cell table:style-name="ce30" office:value-type="string" calcext:value-type="string">
            <text:p>380139008901001* <text:s/>Hieronder begrepen de fabrijkanten van katoen, hennip, vlas, wol en zijde.</text:p>
          </table:table-cell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48" calcext:value-type="float">
            <text:p>284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02" calcext:value-type="float">
            <text:p>38013900890100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49" calcext:value-type="float">
            <text:p>284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03" calcext:value-type="float">
            <text:p>38013900890100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50" calcext:value-type="float">
            <text:p>285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04" calcext:value-type="float">
            <text:p>38013900890100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51" calcext:value-type="float">
            <text:p>285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05" calcext:value-type="float">
            <text:p>38013900890100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52" calcext:value-type="float">
            <text:p>285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06" calcext:value-type="float">
            <text:p>38013900890100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53" calcext:value-type="float">
            <text:p>285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07" calcext:value-type="float">
            <text:p>38013900890100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54" calcext:value-type="float">
            <text:p>285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08" calcext:value-type="float">
            <text:p>38013900890100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55" calcext:value-type="float">
            <text:p>285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09" calcext:value-type="float">
            <text:p>38013900890100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56" calcext:value-type="float">
            <text:p>285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10" calcext:value-type="float">
            <text:p>38013900890101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57" calcext:value-type="float">
            <text:p>285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11" calcext:value-type="float">
            <text:p>38013900890101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58" calcext:value-type="float">
            <text:p>285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12" calcext:value-type="float">
            <text:p>38013900890101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59" calcext:value-type="float">
            <text:p>285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13" calcext:value-type="float">
            <text:p>38013900890101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60" calcext:value-type="float">
            <text:p>286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14" calcext:value-type="float">
            <text:p>38013900890101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61" calcext:value-type="float">
            <text:p>286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15" calcext:value-type="float">
            <text:p>38013900890101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62" calcext:value-type="float">
            <text:p>286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16" calcext:value-type="float">
            <text:p>38013900890101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63" calcext:value-type="float">
            <text:p>286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17" calcext:value-type="float">
            <text:p>38013900890101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64" calcext:value-type="float">
            <text:p>286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18" calcext:value-type="float">
            <text:p>38013900890101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65" calcext:value-type="float">
            <text:p>286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19" calcext:value-type="float">
            <text:p>38013900890101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66" calcext:value-type="float">
            <text:p>286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20" calcext:value-type="float">
            <text:p>38013900890102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67" calcext:value-type="float">
            <text:p>286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21" calcext:value-type="float">
            <text:p>38013900890102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68" calcext:value-type="float">
            <text:p>286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22" calcext:value-type="float">
            <text:p>38013900890102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69" calcext:value-type="float">
            <text:p>286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23" calcext:value-type="float">
            <text:p>38013900890102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70" calcext:value-type="float">
            <text:p>287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24" calcext:value-type="float">
            <text:p>380139008901024</text:p>
          </table:table-cell>
          <table:table-cell table:style-name="ce30" office:value-type="string" calcext:value-type="string">
            <text:p>380139008901024? <text:s/>De boden zijn hieronder begrepen.</text:p>
          </table:table-cell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71" calcext:value-type="float">
            <text:p>287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25" calcext:value-type="float">
            <text:p>38013900890102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72" calcext:value-type="float">
            <text:p>287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26" calcext:value-type="float">
            <text:p>380139008901026</text:p>
          </table:table-cell>
          <table:table-cell table:style-name="ce30" office:value-type="string" calcext:value-type="string">
            <text:p>380139008901024? <text:s/>De boden zijn hieronder begrepen.</text:p>
          </table:table-cell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73" calcext:value-type="float">
            <text:p>287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27" calcext:value-type="float">
            <text:p>38013900890102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74" calcext:value-type="float">
            <text:p>287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28" calcext:value-type="float">
            <text:p>38013900890102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75" calcext:value-type="float">
            <text:p>287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29" calcext:value-type="float">
            <text:p>38013900890102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76" calcext:value-type="float">
            <text:p>287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30" calcext:value-type="float">
            <text:p>38013900890103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77" calcext:value-type="float">
            <text:p>287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31" calcext:value-type="float">
            <text:p>38013900890103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78" calcext:value-type="float">
            <text:p>287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32" calcext:value-type="float">
            <text:p>38013900890103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79" calcext:value-type="float">
            <text:p>287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33" calcext:value-type="float">
            <text:p>38013900890103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80" calcext:value-type="float">
            <text:p>288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34" calcext:value-type="float">
            <text:p>38013900890103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81" calcext:value-type="float">
            <text:p>288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35" calcext:value-type="float">
            <text:p>38013900890103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82" calcext:value-type="float">
            <text:p>288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36" calcext:value-type="float">
            <text:p>3801390089010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83" calcext:value-type="float">
            <text:p>288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37" calcext:value-type="float">
            <text:p>38013900890103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84" calcext:value-type="float">
            <text:p>288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38" calcext:value-type="float">
            <text:p>38013900890103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85" calcext:value-type="float">
            <text:p>288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39" calcext:value-type="float">
            <text:p>38013900890103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86" calcext:value-type="float">
            <text:p>288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40" calcext:value-type="float">
            <text:p>38013900890104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87" calcext:value-type="float">
            <text:p>288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41" calcext:value-type="float">
            <text:p>38013900890104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88" calcext:value-type="float">
            <text:p>288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42" calcext:value-type="float">
            <text:p>38013900890104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89" calcext:value-type="float">
            <text:p>288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43" calcext:value-type="float">
            <text:p>38013900890104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90" calcext:value-type="float">
            <text:p>289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44" calcext:value-type="float">
            <text:p>38013900890104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91" calcext:value-type="float">
            <text:p>289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45" calcext:value-type="float">
            <text:p>38013900890104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92" calcext:value-type="float">
            <text:p>289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46" calcext:value-type="float">
            <text:p>38013900890104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93" calcext:value-type="float">
            <text:p>289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47" calcext:value-type="float">
            <text:p>38013900890104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94" calcext:value-type="float">
            <text:p>289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48" calcext:value-type="float">
            <text:p>38013900890104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95" calcext:value-type="float">
            <text:p>289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49" calcext:value-type="float">
            <text:p>38013900890104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96" calcext:value-type="float">
            <text:p>289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39008901050" calcext:value-type="float">
            <text:p>38013900890105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97" calcext:value-type="float">
            <text:p>289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01" calcext:value-type="float">
            <text:p>38014000900100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98" calcext:value-type="float">
            <text:p>289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02" calcext:value-type="float">
            <text:p>38014000900100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899" calcext:value-type="float">
            <text:p>289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03" calcext:value-type="float">
            <text:p>38014000900100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00" calcext:value-type="float">
            <text:p>290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04" calcext:value-type="float">
            <text:p>38014000900100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01" calcext:value-type="float">
            <text:p>290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05" calcext:value-type="float">
            <text:p>38014000900100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02" calcext:value-type="float">
            <text:p>290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06" calcext:value-type="float">
            <text:p>38014000900100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03" calcext:value-type="float">
            <text:p>290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07" calcext:value-type="float">
            <text:p>38014000900100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04" calcext:value-type="float">
            <text:p>290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08" calcext:value-type="float">
            <text:p>38014000900100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05" calcext:value-type="float">
            <text:p>290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09" calcext:value-type="float">
            <text:p>38014000900100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06" calcext:value-type="float">
            <text:p>290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10" calcext:value-type="float">
            <text:p>38014000900101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07" calcext:value-type="float">
            <text:p>290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11" calcext:value-type="float">
            <text:p>38014000900101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08" calcext:value-type="float">
            <text:p>290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12" calcext:value-type="float">
            <text:p>38014000900101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09" calcext:value-type="float">
            <text:p>290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13" calcext:value-type="float">
            <text:p>38014000900101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10" calcext:value-type="float">
            <text:p>291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14" calcext:value-type="float">
            <text:p>38014000900101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11" calcext:value-type="float">
            <text:p>291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15" calcext:value-type="float">
            <text:p>38014000900101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12" calcext:value-type="float">
            <text:p>291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16" calcext:value-type="float">
            <text:p>38014000900101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13" calcext:value-type="float">
            <text:p>291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17" calcext:value-type="float">
            <text:p>38014000900101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14" calcext:value-type="float">
            <text:p>291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18" calcext:value-type="float">
            <text:p>38014000900101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15" calcext:value-type="float">
            <text:p>291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19" calcext:value-type="float">
            <text:p>38014000900101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16" calcext:value-type="float">
            <text:p>291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20" calcext:value-type="float">
            <text:p>38014000900102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17" calcext:value-type="float">
            <text:p>291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21" calcext:value-type="float">
            <text:p>38014000900102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18" calcext:value-type="float">
            <text:p>291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22" calcext:value-type="float">
            <text:p>38014000900102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19" calcext:value-type="float">
            <text:p>291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23" calcext:value-type="float">
            <text:p>38014000900102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20" calcext:value-type="float">
            <text:p>292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24" calcext:value-type="float">
            <text:p>38014000900102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21" calcext:value-type="float">
            <text:p>292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25" calcext:value-type="float">
            <text:p>38014000900102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22" calcext:value-type="float">
            <text:p>292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26" calcext:value-type="float">
            <text:p>38014000900102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23" calcext:value-type="float">
            <text:p>292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27" calcext:value-type="float">
            <text:p>38014000900102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24" calcext:value-type="float">
            <text:p>292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28" calcext:value-type="float">
            <text:p>38014000900102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25" calcext:value-type="float">
            <text:p>292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29" calcext:value-type="float">
            <text:p>38014000900102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26" calcext:value-type="float">
            <text:p>292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30" calcext:value-type="float">
            <text:p>38014000900103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27" calcext:value-type="float">
            <text:p>292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31" calcext:value-type="float">
            <text:p>38014000900103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28" calcext:value-type="float">
            <text:p>292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32" calcext:value-type="float">
            <text:p>38014000900103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29" calcext:value-type="float">
            <text:p>292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33" calcext:value-type="float">
            <text:p>38014000900103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30" calcext:value-type="float">
            <text:p>293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34" calcext:value-type="float">
            <text:p>38014000900103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31" calcext:value-type="float">
            <text:p>293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35" calcext:value-type="float">
            <text:p>38014000900103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32" calcext:value-type="float">
            <text:p>293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36" calcext:value-type="float">
            <text:p>3801400090010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33" calcext:value-type="float">
            <text:p>293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37" calcext:value-type="float">
            <text:p>38014000900103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34" calcext:value-type="float">
            <text:p>293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38" calcext:value-type="float">
            <text:p>38014000900103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35" calcext:value-type="float">
            <text:p>293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39" calcext:value-type="float">
            <text:p>38014000900103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36" calcext:value-type="float">
            <text:p>293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40" calcext:value-type="float">
            <text:p>38014000900104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37" calcext:value-type="float">
            <text:p>293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41" calcext:value-type="float">
            <text:p>38014000900104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38" calcext:value-type="float">
            <text:p>293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42" calcext:value-type="float">
            <text:p>38014000900104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39" calcext:value-type="float">
            <text:p>293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43" calcext:value-type="float">
            <text:p>38014000900104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40" calcext:value-type="float">
            <text:p>294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44" calcext:value-type="float">
            <text:p>38014000900104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41" calcext:value-type="float">
            <text:p>294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45" calcext:value-type="float">
            <text:p>38014000900104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42" calcext:value-type="float">
            <text:p>294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46" calcext:value-type="float">
            <text:p>38014000900104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43" calcext:value-type="float">
            <text:p>294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47" calcext:value-type="float">
            <text:p>38014000900104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44" calcext:value-type="float">
            <text:p>294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48" calcext:value-type="float">
            <text:p>38014000900104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45" calcext:value-type="float">
            <text:p>294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49" calcext:value-type="float">
            <text:p>38014000900104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46" calcext:value-type="float">
            <text:p>294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50" calcext:value-type="float">
            <text:p>38014000900105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47" calcext:value-type="float">
            <text:p>294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51" calcext:value-type="float">
            <text:p>38014000900105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48" calcext:value-type="float">
            <text:p>294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52" calcext:value-type="float">
            <text:p>38014000900105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49" calcext:value-type="float">
            <text:p>294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001053" calcext:value-type="float">
            <text:p>38014000900105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50" calcext:value-type="float">
            <text:p>295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01" calcext:value-type="float">
            <text:p>38014000910100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51" calcext:value-type="float">
            <text:p>295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02" calcext:value-type="float">
            <text:p>38014000910100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52" calcext:value-type="float">
            <text:p>295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03" calcext:value-type="float">
            <text:p>38014000910100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53" calcext:value-type="float">
            <text:p>295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04" calcext:value-type="float">
            <text:p>38014000910100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54" calcext:value-type="float">
            <text:p>295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05" calcext:value-type="float">
            <text:p>38014000910100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55" calcext:value-type="float">
            <text:p>295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06" calcext:value-type="float">
            <text:p>38014000910100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56" calcext:value-type="float">
            <text:p>295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07" calcext:value-type="float">
            <text:p>38014000910100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57" calcext:value-type="float">
            <text:p>295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08" calcext:value-type="float">
            <text:p>38014000910100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58" calcext:value-type="float">
            <text:p>295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09" calcext:value-type="float">
            <text:p>38014000910100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59" calcext:value-type="float">
            <text:p>295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10" calcext:value-type="float">
            <text:p>38014000910101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60" calcext:value-type="float">
            <text:p>296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11" calcext:value-type="float">
            <text:p>38014000910101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61" calcext:value-type="float">
            <text:p>296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12" calcext:value-type="float">
            <text:p>38014000910101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62" calcext:value-type="float">
            <text:p>296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13" calcext:value-type="float">
            <text:p>38014000910101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63" calcext:value-type="float">
            <text:p>296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14" calcext:value-type="float">
            <text:p>38014000910101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64" calcext:value-type="float">
            <text:p>296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15" calcext:value-type="float">
            <text:p>38014000910101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65" calcext:value-type="float">
            <text:p>296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16" calcext:value-type="float">
            <text:p>38014000910101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66" calcext:value-type="float">
            <text:p>296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17" calcext:value-type="float">
            <text:p>38014000910101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67" calcext:value-type="float">
            <text:p>296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18" calcext:value-type="float">
            <text:p>38014000910101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68" calcext:value-type="float">
            <text:p>296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19" calcext:value-type="float">
            <text:p>38014000910101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69" calcext:value-type="float">
            <text:p>296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20" calcext:value-type="float">
            <text:p>38014000910102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70" calcext:value-type="float">
            <text:p>297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21" calcext:value-type="float">
            <text:p>38014000910102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71" calcext:value-type="float">
            <text:p>297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22" calcext:value-type="float">
            <text:p>38014000910102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72" calcext:value-type="float">
            <text:p>297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23" calcext:value-type="float">
            <text:p>38014000910102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73" calcext:value-type="float">
            <text:p>297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24" calcext:value-type="float">
            <text:p>38014000910102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74" calcext:value-type="float">
            <text:p>297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25" calcext:value-type="float">
            <text:p>38014000910102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75" calcext:value-type="float">
            <text:p>297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26" calcext:value-type="float">
            <text:p>38014000910102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76" calcext:value-type="float">
            <text:p>297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27" calcext:value-type="float">
            <text:p>38014000910102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77" calcext:value-type="float">
            <text:p>297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28" calcext:value-type="float">
            <text:p>38014000910102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78" calcext:value-type="float">
            <text:p>297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29" calcext:value-type="float">
            <text:p>38014000910102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79" calcext:value-type="float">
            <text:p>297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30" calcext:value-type="float">
            <text:p>38014000910103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80" calcext:value-type="float">
            <text:p>298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31" calcext:value-type="float">
            <text:p>38014000910103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81" calcext:value-type="float">
            <text:p>298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32" calcext:value-type="float">
            <text:p>38014000910103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82" calcext:value-type="float">
            <text:p>298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33" calcext:value-type="float">
            <text:p>38014000910103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83" calcext:value-type="float">
            <text:p>298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34" calcext:value-type="float">
            <text:p>38014000910103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84" calcext:value-type="float">
            <text:p>298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35" calcext:value-type="float">
            <text:p>38014000910103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85" calcext:value-type="float">
            <text:p>298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36" calcext:value-type="float">
            <text:p>3801400091010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86" calcext:value-type="float">
            <text:p>298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37" calcext:value-type="float">
            <text:p>38014000910103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87" calcext:value-type="float">
            <text:p>298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38" calcext:value-type="float">
            <text:p>380140009101038</text:p>
          </table:table-cell>
          <table:table-cell table:style-name="ce30" office:value-type="string" calcext:value-type="string">
            <text:p>3801400091010381 <text:s/>Hieronder drie mannen, waarvan de ouderdom onbekend is.</text:p>
          </table:table-cell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88" calcext:value-type="float">
            <text:p>298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39" calcext:value-type="float">
            <text:p>38014000910103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89" calcext:value-type="float">
            <text:p>298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0009101040" calcext:value-type="float">
            <text:p>38014000910104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90" calcext:value-type="float">
            <text:p>299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01" calcext:value-type="float">
            <text:p>38014100920100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91" calcext:value-type="float">
            <text:p>299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02" calcext:value-type="float">
            <text:p>38014100920100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92" calcext:value-type="float">
            <text:p>299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03" calcext:value-type="float">
            <text:p>38014100920100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93" calcext:value-type="float">
            <text:p>299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04" calcext:value-type="float">
            <text:p>38014100920100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94" calcext:value-type="float">
            <text:p>299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05" calcext:value-type="float">
            <text:p>38014100920100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95" calcext:value-type="float">
            <text:p>299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06" calcext:value-type="float">
            <text:p>38014100920100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96" calcext:value-type="float">
            <text:p>299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07" calcext:value-type="float">
            <text:p>38014100920100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97" calcext:value-type="float">
            <text:p>299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08" calcext:value-type="float">
            <text:p>38014100920100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98" calcext:value-type="float">
            <text:p>299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09" calcext:value-type="float">
            <text:p>38014100920100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2999" calcext:value-type="float">
            <text:p>299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10" calcext:value-type="float">
            <text:p>38014100920101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00" calcext:value-type="float">
            <text:p>300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11" calcext:value-type="float">
            <text:p>38014100920101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01" calcext:value-type="float">
            <text:p>300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12" calcext:value-type="float">
            <text:p>38014100920101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02" calcext:value-type="float">
            <text:p>300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13" calcext:value-type="float">
            <text:p>38014100920101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03" calcext:value-type="float">
            <text:p>300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14" calcext:value-type="float">
            <text:p>38014100920101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04" calcext:value-type="float">
            <text:p>300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15" calcext:value-type="float">
            <text:p>38014100920101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05" calcext:value-type="float">
            <text:p>300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16" calcext:value-type="float">
            <text:p>38014100920101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06" calcext:value-type="float">
            <text:p>300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17" calcext:value-type="float">
            <text:p>38014100920101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07" calcext:value-type="float">
            <text:p>300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18" calcext:value-type="float">
            <text:p>38014100920101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08" calcext:value-type="float">
            <text:p>300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19" calcext:value-type="float">
            <text:p>38014100920101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09" calcext:value-type="float">
            <text:p>300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20" calcext:value-type="float">
            <text:p>38014100920102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10" calcext:value-type="float">
            <text:p>301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21" calcext:value-type="float">
            <text:p>38014100920102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11" calcext:value-type="float">
            <text:p>301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22" calcext:value-type="float">
            <text:p>38014100920102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12" calcext:value-type="float">
            <text:p>301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23" calcext:value-type="float">
            <text:p>38014100920102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13" calcext:value-type="float">
            <text:p>301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24" calcext:value-type="float">
            <text:p>38014100920102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14" calcext:value-type="float">
            <text:p>301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25" calcext:value-type="float">
            <text:p>38014100920102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15" calcext:value-type="float">
            <text:p>301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26" calcext:value-type="float">
            <text:p>38014100920102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16" calcext:value-type="float">
            <text:p>301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27" calcext:value-type="float">
            <text:p>38014100920102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17" calcext:value-type="float">
            <text:p>301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28" calcext:value-type="float">
            <text:p>38014100920102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18" calcext:value-type="float">
            <text:p>301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29" calcext:value-type="float">
            <text:p>38014100920102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19" calcext:value-type="float">
            <text:p>301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30" calcext:value-type="float">
            <text:p>38014100920103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20" calcext:value-type="float">
            <text:p>302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31" calcext:value-type="float">
            <text:p>38014100920103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21" calcext:value-type="float">
            <text:p>302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32" calcext:value-type="float">
            <text:p>38014100920103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22" calcext:value-type="float">
            <text:p>302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33" calcext:value-type="float">
            <text:p>38014100920103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23" calcext:value-type="float">
            <text:p>302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34" calcext:value-type="float">
            <text:p>38014100920103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24" calcext:value-type="float">
            <text:p>302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35" calcext:value-type="float">
            <text:p>38014100920103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25" calcext:value-type="float">
            <text:p>302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36" calcext:value-type="float">
            <text:p>3801410092010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26" calcext:value-type="float">
            <text:p>302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37" calcext:value-type="float">
            <text:p>38014100920103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27" calcext:value-type="float">
            <text:p>302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38" calcext:value-type="float">
            <text:p>38014100920103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28" calcext:value-type="float">
            <text:p>302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39" calcext:value-type="float">
            <text:p>38014100920103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29" calcext:value-type="float">
            <text:p>302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40" calcext:value-type="float">
            <text:p>38014100920104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30" calcext:value-type="float">
            <text:p>303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41" calcext:value-type="float">
            <text:p>38014100920104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31" calcext:value-type="float">
            <text:p>303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42" calcext:value-type="float">
            <text:p>38014100920104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32" calcext:value-type="float">
            <text:p>303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43" calcext:value-type="float">
            <text:p>38014100920104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33" calcext:value-type="float">
            <text:p>303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44" calcext:value-type="float">
            <text:p>38014100920104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34" calcext:value-type="float">
            <text:p>303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45" calcext:value-type="float">
            <text:p>38014100920104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35" calcext:value-type="float">
            <text:p>303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46" calcext:value-type="float">
            <text:p>38014100920104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36" calcext:value-type="float">
            <text:p>303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47" calcext:value-type="float">
            <text:p>38014100920104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37" calcext:value-type="float">
            <text:p>303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48" calcext:value-type="float">
            <text:p>38014100920104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38" calcext:value-type="float">
            <text:p>303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49" calcext:value-type="float">
            <text:p>380141009201049</text:p>
          </table:table-cell>
          <table:table-cell table:style-name="ce30" office:value-type="string" calcext:value-type="string">
            <text:p>3801410092010491 <text:s/>Hieronder eene, waarvan de ouderdom onbekend is.</text:p>
          </table:table-cell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39" calcext:value-type="float">
            <text:p>303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50" calcext:value-type="float">
            <text:p>38014100920105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40" calcext:value-type="float">
            <text:p>304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51" calcext:value-type="float">
            <text:p>38014100920105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41" calcext:value-type="float">
            <text:p>304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52" calcext:value-type="float">
            <text:p>38014100920105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42" calcext:value-type="float">
            <text:p>304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201053" calcext:value-type="float">
            <text:p>38014100920105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43" calcext:value-type="float">
            <text:p>304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01" calcext:value-type="float">
            <text:p>38014100930100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44" calcext:value-type="float">
            <text:p>304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02" calcext:value-type="float">
            <text:p>38014100930100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45" calcext:value-type="float">
            <text:p>304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03" calcext:value-type="float">
            <text:p>38014100930100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46" calcext:value-type="float">
            <text:p>304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04" calcext:value-type="float">
            <text:p>38014100930100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47" calcext:value-type="float">
            <text:p>304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05" calcext:value-type="float">
            <text:p>38014100930100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48" calcext:value-type="float">
            <text:p>304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06" calcext:value-type="float">
            <text:p>38014100930100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49" calcext:value-type="float">
            <text:p>304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07" calcext:value-type="float">
            <text:p>38014100930100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50" calcext:value-type="float">
            <text:p>305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08" calcext:value-type="float">
            <text:p>38014100930100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51" calcext:value-type="float">
            <text:p>305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09" calcext:value-type="float">
            <text:p>38014100930100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52" calcext:value-type="float">
            <text:p>305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10" calcext:value-type="float">
            <text:p>38014100930101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53" calcext:value-type="float">
            <text:p>305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11" calcext:value-type="float">
            <text:p>38014100930101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54" calcext:value-type="float">
            <text:p>305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12" calcext:value-type="float">
            <text:p>38014100930101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55" calcext:value-type="float">
            <text:p>305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13" calcext:value-type="float">
            <text:p>38014100930101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56" calcext:value-type="float">
            <text:p>305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14" calcext:value-type="float">
            <text:p>38014100930101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57" calcext:value-type="float">
            <text:p>305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15" calcext:value-type="float">
            <text:p>38014100930101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58" calcext:value-type="float">
            <text:p>305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16" calcext:value-type="float">
            <text:p>38014100930101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59" calcext:value-type="float">
            <text:p>305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17" calcext:value-type="float">
            <text:p>38014100930101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60" calcext:value-type="float">
            <text:p>306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18" calcext:value-type="float">
            <text:p>38014100930101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61" calcext:value-type="float">
            <text:p>306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19" calcext:value-type="float">
            <text:p>38014100930101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62" calcext:value-type="float">
            <text:p>306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20" calcext:value-type="float">
            <text:p>38014100930102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63" calcext:value-type="float">
            <text:p>306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21" calcext:value-type="float">
            <text:p>38014100930102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64" calcext:value-type="float">
            <text:p>306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22" calcext:value-type="float">
            <text:p>38014100930102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65" calcext:value-type="float">
            <text:p>306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23" calcext:value-type="float">
            <text:p>38014100930102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66" calcext:value-type="float">
            <text:p>306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24" calcext:value-type="float">
            <text:p>38014100930102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67" calcext:value-type="float">
            <text:p>306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25" calcext:value-type="float">
            <text:p>38014100930102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68" calcext:value-type="float">
            <text:p>306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26" calcext:value-type="float">
            <text:p>38014100930102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69" calcext:value-type="float">
            <text:p>306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27" calcext:value-type="float">
            <text:p>38014100930102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70" calcext:value-type="float">
            <text:p>307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28" calcext:value-type="float">
            <text:p>38014100930102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71" calcext:value-type="float">
            <text:p>307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29" calcext:value-type="float">
            <text:p>38014100930102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72" calcext:value-type="float">
            <text:p>307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30" calcext:value-type="float">
            <text:p>38014100930103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73" calcext:value-type="float">
            <text:p>307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31" calcext:value-type="float">
            <text:p>38014100930103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74" calcext:value-type="float">
            <text:p>307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32" calcext:value-type="float">
            <text:p>38014100930103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75" calcext:value-type="float">
            <text:p>307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33" calcext:value-type="float">
            <text:p>38014100930103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76" calcext:value-type="float">
            <text:p>307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34" calcext:value-type="float">
            <text:p>38014100930103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77" calcext:value-type="float">
            <text:p>307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35" calcext:value-type="float">
            <text:p>38014100930103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78" calcext:value-type="float">
            <text:p>307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36" calcext:value-type="float">
            <text:p>3801410093010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79" calcext:value-type="float">
            <text:p>307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37" calcext:value-type="float">
            <text:p>38014100930103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80" calcext:value-type="float">
            <text:p>308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38" calcext:value-type="float">
            <text:p>38014100930103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81" calcext:value-type="float">
            <text:p>308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39" calcext:value-type="float">
            <text:p>38014100930103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82" calcext:value-type="float">
            <text:p>308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40" calcext:value-type="float">
            <text:p>38014100930104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83" calcext:value-type="float">
            <text:p>308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41" calcext:value-type="float">
            <text:p>38014100930104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84" calcext:value-type="float">
            <text:p>308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42" calcext:value-type="float">
            <text:p>38014100930104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85" calcext:value-type="float">
            <text:p>308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43" calcext:value-type="float">
            <text:p>38014100930104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86" calcext:value-type="float">
            <text:p>308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44" calcext:value-type="float">
            <text:p>38014100930104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87" calcext:value-type="float">
            <text:p>308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45" calcext:value-type="float">
            <text:p>38014100930104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88" calcext:value-type="float">
            <text:p>308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46" calcext:value-type="float">
            <text:p>38014100930104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89" calcext:value-type="float">
            <text:p>308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47" calcext:value-type="float">
            <text:p>38014100930104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90" calcext:value-type="float">
            <text:p>309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48" calcext:value-type="float">
            <text:p>38014100930104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91" calcext:value-type="float">
            <text:p>309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49" calcext:value-type="float">
            <text:p>38014100930104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92" calcext:value-type="float">
            <text:p>309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50" calcext:value-type="float">
            <text:p>38014100930105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93" calcext:value-type="float">
            <text:p>309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1009301051" calcext:value-type="float">
            <text:p>38014100930105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94" calcext:value-type="float">
            <text:p>309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01" calcext:value-type="float">
            <text:p>38014200940100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95" calcext:value-type="float">
            <text:p>309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02" calcext:value-type="float">
            <text:p>38014200940100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96" calcext:value-type="float">
            <text:p>309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03" calcext:value-type="float">
            <text:p>38014200940100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97" calcext:value-type="float">
            <text:p>309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04" calcext:value-type="float">
            <text:p>38014200940100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98" calcext:value-type="float">
            <text:p>309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05" calcext:value-type="float">
            <text:p>38014200940100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099" calcext:value-type="float">
            <text:p>309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06" calcext:value-type="float">
            <text:p>38014200940100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00" calcext:value-type="float">
            <text:p>310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07" calcext:value-type="float">
            <text:p>38014200940100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01" calcext:value-type="float">
            <text:p>310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08" calcext:value-type="float">
            <text:p>38014200940100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02" calcext:value-type="float">
            <text:p>310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09" calcext:value-type="float">
            <text:p>38014200940100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03" calcext:value-type="float">
            <text:p>310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10" calcext:value-type="float">
            <text:p>38014200940101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04" calcext:value-type="float">
            <text:p>310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11" calcext:value-type="float">
            <text:p>38014200940101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05" calcext:value-type="float">
            <text:p>310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12" calcext:value-type="float">
            <text:p>38014200940101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06" calcext:value-type="float">
            <text:p>310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13" calcext:value-type="float">
            <text:p>38014200940101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07" calcext:value-type="float">
            <text:p>310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14" calcext:value-type="float">
            <text:p>380142009401014</text:p>
          </table:table-cell>
          <table:table-cell table:style-name="ce30" office:value-type="string" calcext:value-type="string">
            <text:p>3801420094010141 <text:s/>Hieronder een, waarvan de ouderdom onbekend is.</text:p>
          </table:table-cell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08" calcext:value-type="float">
            <text:p>310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15" calcext:value-type="float">
            <text:p>38014200940101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09" calcext:value-type="float">
            <text:p>310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16" calcext:value-type="float">
            <text:p>38014200940101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10" calcext:value-type="float">
            <text:p>311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17" calcext:value-type="float">
            <text:p>38014200940101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11" calcext:value-type="float">
            <text:p>311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18" calcext:value-type="float">
            <text:p>38014200940101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12" calcext:value-type="float">
            <text:p>311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19" calcext:value-type="float">
            <text:p>38014200940101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13" calcext:value-type="float">
            <text:p>311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20" calcext:value-type="float">
            <text:p>38014200940102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14" calcext:value-type="float">
            <text:p>311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21" calcext:value-type="float">
            <text:p>38014200940102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15" calcext:value-type="float">
            <text:p>311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22" calcext:value-type="float">
            <text:p>38014200940102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16" calcext:value-type="float">
            <text:p>311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23" calcext:value-type="float">
            <text:p>38014200940102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17" calcext:value-type="float">
            <text:p>311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24" calcext:value-type="float">
            <text:p>38014200940102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18" calcext:value-type="float">
            <text:p>311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25" calcext:value-type="float">
            <text:p>38014200940102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19" calcext:value-type="float">
            <text:p>311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26" calcext:value-type="float">
            <text:p>38014200940102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20" calcext:value-type="float">
            <text:p>312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27" calcext:value-type="float">
            <text:p>38014200940102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21" calcext:value-type="float">
            <text:p>312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28" calcext:value-type="float">
            <text:p>38014200940102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22" calcext:value-type="float">
            <text:p>312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29" calcext:value-type="float">
            <text:p>38014200940102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23" calcext:value-type="float">
            <text:p>312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30" calcext:value-type="float">
            <text:p>38014200940103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24" calcext:value-type="float">
            <text:p>312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31" calcext:value-type="float">
            <text:p>38014200940103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25" calcext:value-type="float">
            <text:p>312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32" calcext:value-type="float">
            <text:p>38014200940103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26" calcext:value-type="float">
            <text:p>312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33" calcext:value-type="float">
            <text:p>38014200940103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27" calcext:value-type="float">
            <text:p>312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34" calcext:value-type="float">
            <text:p>380142009401034</text:p>
          </table:table-cell>
          <table:table-cell table:style-name="ce30" office:value-type="string" calcext:value-type="string">
            <text:p>3801420094010342 <text:s/>Hieronder een, waarvan de ouderdom onbekend is.</text:p>
          </table:table-cell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28" calcext:value-type="float">
            <text:p>312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35" calcext:value-type="float">
            <text:p>38014200940103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29" calcext:value-type="float">
            <text:p>312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36" calcext:value-type="float">
            <text:p>3801420094010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30" calcext:value-type="float">
            <text:p>313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37" calcext:value-type="float">
            <text:p>38014200940103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31" calcext:value-type="float">
            <text:p>313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38" calcext:value-type="float">
            <text:p>38014200940103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32" calcext:value-type="float">
            <text:p>313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39" calcext:value-type="float">
            <text:p>38014200940103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33" calcext:value-type="float">
            <text:p>313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40" calcext:value-type="float">
            <text:p>38014200940104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34" calcext:value-type="float">
            <text:p>313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41" calcext:value-type="float">
            <text:p>38014200940104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35" calcext:value-type="float">
            <text:p>313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42" calcext:value-type="float">
            <text:p>38014200940104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36" calcext:value-type="float">
            <text:p>313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43" calcext:value-type="float">
            <text:p>38014200940104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37" calcext:value-type="float">
            <text:p>313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44" calcext:value-type="float">
            <text:p>38014200940104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38" calcext:value-type="float">
            <text:p>313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45" calcext:value-type="float">
            <text:p>38014200940104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39" calcext:value-type="float">
            <text:p>313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46" calcext:value-type="float">
            <text:p>38014200940104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40" calcext:value-type="float">
            <text:p>314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47" calcext:value-type="float">
            <text:p>38014200940104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41" calcext:value-type="float">
            <text:p>314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48" calcext:value-type="float">
            <text:p>38014200940104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42" calcext:value-type="float">
            <text:p>314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49" calcext:value-type="float">
            <text:p>38014200940104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43" calcext:value-type="float">
            <text:p>314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50" calcext:value-type="float">
            <text:p>38014200940105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44" calcext:value-type="float">
            <text:p>314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51" calcext:value-type="float">
            <text:p>38014200940105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45" calcext:value-type="float">
            <text:p>314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401052" calcext:value-type="float">
            <text:p>38014200940105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46" calcext:value-type="float">
            <text:p>314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01" calcext:value-type="float">
            <text:p>380142009501001</text:p>
          </table:table-cell>
          <table:table-cell table:style-name="ce30" office:value-type="string" calcext:value-type="string">
            <text:p>380142009501001* <text:s/>Hieronder begrepen de fabrijkanten van katoen, hennip, vlas, wol en zijde.</text:p>
          </table:table-cell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47" calcext:value-type="float">
            <text:p>314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02" calcext:value-type="float">
            <text:p>38014200950100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48" calcext:value-type="float">
            <text:p>314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03" calcext:value-type="float">
            <text:p>38014200950100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49" calcext:value-type="float">
            <text:p>314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04" calcext:value-type="float">
            <text:p>38014200950100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50" calcext:value-type="float">
            <text:p>315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05" calcext:value-type="float">
            <text:p>38014200950100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51" calcext:value-type="float">
            <text:p>315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06" calcext:value-type="float">
            <text:p>38014200950100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52" calcext:value-type="float">
            <text:p>315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07" calcext:value-type="float">
            <text:p>38014200950100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53" calcext:value-type="float">
            <text:p>315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08" calcext:value-type="float">
            <text:p>38014200950100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54" calcext:value-type="float">
            <text:p>315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09" calcext:value-type="float">
            <text:p>38014200950100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55" calcext:value-type="float">
            <text:p>315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10" calcext:value-type="float">
            <text:p>38014200950101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56" calcext:value-type="float">
            <text:p>315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11" calcext:value-type="float">
            <text:p>38014200950101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57" calcext:value-type="float">
            <text:p>315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12" calcext:value-type="float">
            <text:p>38014200950101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58" calcext:value-type="float">
            <text:p>315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13" calcext:value-type="float">
            <text:p>38014200950101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59" calcext:value-type="float">
            <text:p>315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14" calcext:value-type="float">
            <text:p>38014200950101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60" calcext:value-type="float">
            <text:p>316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15" calcext:value-type="float">
            <text:p>38014200950101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61" calcext:value-type="float">
            <text:p>316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16" calcext:value-type="float">
            <text:p>38014200950101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62" calcext:value-type="float">
            <text:p>316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17" calcext:value-type="float">
            <text:p>38014200950101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63" calcext:value-type="float">
            <text:p>316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18" calcext:value-type="float">
            <text:p>38014200950101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64" calcext:value-type="float">
            <text:p>316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19" calcext:value-type="float">
            <text:p>38014200950101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65" calcext:value-type="float">
            <text:p>316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20" calcext:value-type="float">
            <text:p>38014200950102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66" calcext:value-type="float">
            <text:p>316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21" calcext:value-type="float">
            <text:p>38014200950102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67" calcext:value-type="float">
            <text:p>316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22" calcext:value-type="float">
            <text:p>38014200950102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68" calcext:value-type="float">
            <text:p>316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23" calcext:value-type="float">
            <text:p>38014200950102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69" calcext:value-type="float">
            <text:p>316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24" calcext:value-type="float">
            <text:p>380142009501024</text:p>
          </table:table-cell>
          <table:table-cell table:style-name="ce30" office:value-type="string" calcext:value-type="string">
            <text:p>380142009501024? <text:s/>De boden zijn hieronder begrepen.</text:p>
          </table:table-cell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70" calcext:value-type="float">
            <text:p>317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25" calcext:value-type="float">
            <text:p>38014200950102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71" calcext:value-type="float">
            <text:p>317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26" calcext:value-type="float">
            <text:p>380142009501026</text:p>
          </table:table-cell>
          <table:table-cell table:style-name="ce30" office:value-type="string" calcext:value-type="string">
            <text:p>380142009501024? <text:s/>De boden zijn hieronder begrepen.</text:p>
          </table:table-cell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72" calcext:value-type="float">
            <text:p>317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27" calcext:value-type="float">
            <text:p>38014200950102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73" calcext:value-type="float">
            <text:p>317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28" calcext:value-type="float">
            <text:p>38014200950102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74" calcext:value-type="float">
            <text:p>317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29" calcext:value-type="float">
            <text:p>38014200950102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75" calcext:value-type="float">
            <text:p>317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30" calcext:value-type="float">
            <text:p>38014200950103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76" calcext:value-type="float">
            <text:p>317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31" calcext:value-type="float">
            <text:p>38014200950103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77" calcext:value-type="float">
            <text:p>317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32" calcext:value-type="float">
            <text:p>38014200950103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78" calcext:value-type="float">
            <text:p>317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33" calcext:value-type="float">
            <text:p>38014200950103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79" calcext:value-type="float">
            <text:p>317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34" calcext:value-type="float">
            <text:p>38014200950103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80" calcext:value-type="float">
            <text:p>318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35" calcext:value-type="float">
            <text:p>38014200950103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81" calcext:value-type="float">
            <text:p>318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36" calcext:value-type="float">
            <text:p>3801420095010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82" calcext:value-type="float">
            <text:p>318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37" calcext:value-type="float">
            <text:p>38014200950103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83" calcext:value-type="float">
            <text:p>318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38" calcext:value-type="float">
            <text:p>38014200950103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84" calcext:value-type="float">
            <text:p>318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39" calcext:value-type="float">
            <text:p>38014200950103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85" calcext:value-type="float">
            <text:p>318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40" calcext:value-type="float">
            <text:p>38014200950104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86" calcext:value-type="float">
            <text:p>318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41" calcext:value-type="float">
            <text:p>38014200950104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87" calcext:value-type="float">
            <text:p>318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42" calcext:value-type="float">
            <text:p>38014200950104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88" calcext:value-type="float">
            <text:p>318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43" calcext:value-type="float">
            <text:p>38014200950104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89" calcext:value-type="float">
            <text:p>318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44" calcext:value-type="float">
            <text:p>38014200950104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90" calcext:value-type="float">
            <text:p>319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45" calcext:value-type="float">
            <text:p>38014200950104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91" calcext:value-type="float">
            <text:p>319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46" calcext:value-type="float">
            <text:p>38014200950104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92" calcext:value-type="float">
            <text:p>319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47" calcext:value-type="float">
            <text:p>38014200950104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93" calcext:value-type="float">
            <text:p>319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48" calcext:value-type="float">
            <text:p>38014200950104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94" calcext:value-type="float">
            <text:p>319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49" calcext:value-type="float">
            <text:p>38014200950104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95" calcext:value-type="float">
            <text:p>319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2009501050" calcext:value-type="float">
            <text:p>38014200950105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96" calcext:value-type="float">
            <text:p>319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01" calcext:value-type="float">
            <text:p>38014300960100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97" calcext:value-type="float">
            <text:p>319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02" calcext:value-type="float">
            <text:p>38014300960100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98" calcext:value-type="float">
            <text:p>319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03" calcext:value-type="float">
            <text:p>38014300960100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199" calcext:value-type="float">
            <text:p>319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04" calcext:value-type="float">
            <text:p>38014300960100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00" calcext:value-type="float">
            <text:p>320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05" calcext:value-type="float">
            <text:p>38014300960100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01" calcext:value-type="float">
            <text:p>320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06" calcext:value-type="float">
            <text:p>38014300960100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02" calcext:value-type="float">
            <text:p>320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07" calcext:value-type="float">
            <text:p>38014300960100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03" calcext:value-type="float">
            <text:p>320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08" calcext:value-type="float">
            <text:p>38014300960100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04" calcext:value-type="float">
            <text:p>320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09" calcext:value-type="float">
            <text:p>38014300960100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05" calcext:value-type="float">
            <text:p>320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10" calcext:value-type="float">
            <text:p>38014300960101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06" calcext:value-type="float">
            <text:p>320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11" calcext:value-type="float">
            <text:p>38014300960101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07" calcext:value-type="float">
            <text:p>320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12" calcext:value-type="float">
            <text:p>38014300960101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08" calcext:value-type="float">
            <text:p>320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13" calcext:value-type="float">
            <text:p>38014300960101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09" calcext:value-type="float">
            <text:p>320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14" calcext:value-type="float">
            <text:p>38014300960101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10" calcext:value-type="float">
            <text:p>321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15" calcext:value-type="float">
            <text:p>380143009601015</text:p>
          </table:table-cell>
          <table:table-cell table:style-name="ce30" office:value-type="string" calcext:value-type="string">
            <text:p>3801430096010151 <text:s/>Hieronder een waarvan de ouderdom onbekend is.</text:p>
          </table:table-cell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11" calcext:value-type="float">
            <text:p>321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16" calcext:value-type="float">
            <text:p>38014300960101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12" calcext:value-type="float">
            <text:p>321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17" calcext:value-type="float">
            <text:p>38014300960101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13" calcext:value-type="float">
            <text:p>321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18" calcext:value-type="float">
            <text:p>38014300960101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14" calcext:value-type="float">
            <text:p>321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19" calcext:value-type="float">
            <text:p>38014300960101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15" calcext:value-type="float">
            <text:p>321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20" calcext:value-type="float">
            <text:p>38014300960102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16" calcext:value-type="float">
            <text:p>321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21" calcext:value-type="float">
            <text:p>38014300960102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17" calcext:value-type="float">
            <text:p>321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22" calcext:value-type="float">
            <text:p>38014300960102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18" calcext:value-type="float">
            <text:p>321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23" calcext:value-type="float">
            <text:p>38014300960102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19" calcext:value-type="float">
            <text:p>321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24" calcext:value-type="float">
            <text:p>38014300960102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20" calcext:value-type="float">
            <text:p>322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25" calcext:value-type="float">
            <text:p>38014300960102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21" calcext:value-type="float">
            <text:p>322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26" calcext:value-type="float">
            <text:p>38014300960102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22" calcext:value-type="float">
            <text:p>322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27" calcext:value-type="float">
            <text:p>38014300960102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23" calcext:value-type="float">
            <text:p>322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28" calcext:value-type="float">
            <text:p>38014300960102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24" calcext:value-type="float">
            <text:p>322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29" calcext:value-type="float">
            <text:p>38014300960102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25" calcext:value-type="float">
            <text:p>322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30" calcext:value-type="float">
            <text:p>38014300960103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26" calcext:value-type="float">
            <text:p>322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31" calcext:value-type="float">
            <text:p>38014300960103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27" calcext:value-type="float">
            <text:p>322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32" calcext:value-type="float">
            <text:p>38014300960103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28" calcext:value-type="float">
            <text:p>322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33" calcext:value-type="float">
            <text:p>38014300960103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29" calcext:value-type="float">
            <text:p>322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34" calcext:value-type="float">
            <text:p>38014300960103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30" calcext:value-type="float">
            <text:p>323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35" calcext:value-type="float">
            <text:p>38014300960103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31" calcext:value-type="float">
            <text:p>323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36" calcext:value-type="float">
            <text:p>3801430096010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32" calcext:value-type="float">
            <text:p>323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37" calcext:value-type="float">
            <text:p>38014300960103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33" calcext:value-type="float">
            <text:p>323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38" calcext:value-type="float">
            <text:p>38014300960103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34" calcext:value-type="float">
            <text:p>323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39" calcext:value-type="float">
            <text:p>38014300960103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35" calcext:value-type="float">
            <text:p>323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40" calcext:value-type="float">
            <text:p>38014300960104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36" calcext:value-type="float">
            <text:p>323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41" calcext:value-type="float">
            <text:p>38014300960104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37" calcext:value-type="float">
            <text:p>323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42" calcext:value-type="float">
            <text:p>38014300960104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38" calcext:value-type="float">
            <text:p>323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43" calcext:value-type="float">
            <text:p>38014300960104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39" calcext:value-type="float">
            <text:p>323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44" calcext:value-type="float">
            <text:p>38014300960104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40" calcext:value-type="float">
            <text:p>324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45" calcext:value-type="float">
            <text:p>38014300960104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41" calcext:value-type="float">
            <text:p>324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46" calcext:value-type="float">
            <text:p>38014300960104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42" calcext:value-type="float">
            <text:p>324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47" calcext:value-type="float">
            <text:p>38014300960104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43" calcext:value-type="float">
            <text:p>324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48" calcext:value-type="float">
            <text:p>38014300960104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44" calcext:value-type="float">
            <text:p>324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49" calcext:value-type="float">
            <text:p>38014300960104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45" calcext:value-type="float">
            <text:p>324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50" calcext:value-type="float">
            <text:p>38014300960105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46" calcext:value-type="float">
            <text:p>324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51" calcext:value-type="float">
            <text:p>38014300960105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47" calcext:value-type="float">
            <text:p>324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52" calcext:value-type="float">
            <text:p>38014300960105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48" calcext:value-type="float">
            <text:p>324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601053" calcext:value-type="float">
            <text:p>38014300960105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49" calcext:value-type="float">
            <text:p>324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01" calcext:value-type="float">
            <text:p>38014300970100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50" calcext:value-type="float">
            <text:p>325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02" calcext:value-type="float">
            <text:p>38014300970100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51" calcext:value-type="float">
            <text:p>325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03" calcext:value-type="float">
            <text:p>38014300970100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52" calcext:value-type="float">
            <text:p>325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04" calcext:value-type="float">
            <text:p>38014300970100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53" calcext:value-type="float">
            <text:p>325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05" calcext:value-type="float">
            <text:p>38014300970100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54" calcext:value-type="float">
            <text:p>325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06" calcext:value-type="float">
            <text:p>38014300970100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55" calcext:value-type="float">
            <text:p>325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07" calcext:value-type="float">
            <text:p>38014300970100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56" calcext:value-type="float">
            <text:p>325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08" calcext:value-type="float">
            <text:p>38014300970100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57" calcext:value-type="float">
            <text:p>325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09" calcext:value-type="float">
            <text:p>38014300970100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58" calcext:value-type="float">
            <text:p>325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10" calcext:value-type="float">
            <text:p>38014300970101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59" calcext:value-type="float">
            <text:p>325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11" calcext:value-type="float">
            <text:p>38014300970101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60" calcext:value-type="float">
            <text:p>326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12" calcext:value-type="float">
            <text:p>38014300970101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61" calcext:value-type="float">
            <text:p>326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13" calcext:value-type="float">
            <text:p>38014300970101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62" calcext:value-type="float">
            <text:p>326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14" calcext:value-type="float">
            <text:p>38014300970101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63" calcext:value-type="float">
            <text:p>326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15" calcext:value-type="float">
            <text:p>38014300970101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64" calcext:value-type="float">
            <text:p>326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16" calcext:value-type="float">
            <text:p>38014300970101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65" calcext:value-type="float">
            <text:p>326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17" calcext:value-type="float">
            <text:p>38014300970101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66" calcext:value-type="float">
            <text:p>326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18" calcext:value-type="float">
            <text:p>38014300970101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67" calcext:value-type="float">
            <text:p>326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19" calcext:value-type="float">
            <text:p>380143009701019</text:p>
          </table:table-cell>
          <table:table-cell table:style-name="ce30" office:value-type="string" calcext:value-type="string">
            <text:p>3801430097010191 <text:s/>Hieronder een, waarvan de ouderdom onbekend is.</text:p>
          </table:table-cell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68" calcext:value-type="float">
            <text:p>326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20" calcext:value-type="float">
            <text:p>38014300970102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69" calcext:value-type="float">
            <text:p>326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21" calcext:value-type="float">
            <text:p>38014300970102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70" calcext:value-type="float">
            <text:p>327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22" calcext:value-type="float">
            <text:p>38014300970102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71" calcext:value-type="float">
            <text:p>327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23" calcext:value-type="float">
            <text:p>38014300970102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72" calcext:value-type="float">
            <text:p>327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24" calcext:value-type="float">
            <text:p>38014300970102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73" calcext:value-type="float">
            <text:p>327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25" calcext:value-type="float">
            <text:p>38014300970102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74" calcext:value-type="float">
            <text:p>327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26" calcext:value-type="float">
            <text:p>38014300970102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75" calcext:value-type="float">
            <text:p>327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27" calcext:value-type="float">
            <text:p>38014300970102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76" calcext:value-type="float">
            <text:p>327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28" calcext:value-type="float">
            <text:p>380143009701028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77" calcext:value-type="float">
            <text:p>327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29" calcext:value-type="float">
            <text:p>38014300970102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78" calcext:value-type="float">
            <text:p>327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30" calcext:value-type="float">
            <text:p>38014300970103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79" calcext:value-type="float">
            <text:p>3279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31" calcext:value-type="float">
            <text:p>380143009701031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80" calcext:value-type="float">
            <text:p>3280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32" calcext:value-type="float">
            <text:p>380143009701032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81" calcext:value-type="float">
            <text:p>3281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33" calcext:value-type="float">
            <text:p>380143009701033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82" calcext:value-type="float">
            <text:p>3282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34" calcext:value-type="float">
            <text:p>380143009701034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83" calcext:value-type="float">
            <text:p>3283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35" calcext:value-type="float">
            <text:p>380143009701035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84" calcext:value-type="float">
            <text:p>3284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36" calcext:value-type="float">
            <text:p>3801430097010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85" calcext:value-type="float">
            <text:p>3285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37" calcext:value-type="float">
            <text:p>380143009701037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86" calcext:value-type="float">
            <text:p>3286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38" calcext:value-type="float">
            <text:p>380143009701038</text:p>
          </table:table-cell>
          <table:table-cell table:style-name="ce30" office:value-type="string" calcext:value-type="string">
            <text:p>3801430097010382 <text:s/>Hieronder zeven mannen en vijf vrouwen, waarvan de ouderdom onbekend is.</text:p>
          </table:table-cell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87" calcext:value-type="float">
            <text:p>3287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39" calcext:value-type="float">
            <text:p>380143009701039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>
          <table:table-cell table:style-name="ce62" office:value-type="float" office:value="3288" calcext:value-type="float">
            <text:p>3288</text:p>
          </table:table-cell>
          <table:table-cell table:style-name="ce6" office:value-type="string" calcext:value-type="string">
            <text:p>NH-4edl</text:p>
          </table:table-cell>
          <table:table-cell table:style-name="ce63" office:value-type="float" office:value="380143009701040" calcext:value-type="float">
            <text:p>380143009701040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8"/>
          <table:table-cell table:number-columns-repeated="1011"/>
        </table:table-row>
        <table:table-row table:style-name="ro4" table:number-rows-repeated="104707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ERDE_20_GEDEELTE" style:display-name="PageStyle_VIER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1:01:40</meta:creation-date>
    <dc:creator>Helpdesk</dc:creator>
    <dc:date>2004-12-20T18:10:31</dc:date>
    <meta:document-statistic meta:table-count="2" meta:cell-count="15070" meta:object-count="0"/>
    <meta:generator>LibreOffice/4.2.7.2$Linux_X86_64 LibreOffice_project/420m0$Build-2</meta:generator>
  </office:meta>
</office:document-meta>
</file>